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8"/>
  </office:automatic-styles>
  <office:body>
    <office:spreadsheet>
      <table:table table:name="Tabelle1" table:style-name="ta1" table:print="false">
        <table:table-column table:style-name="co1" table:number-columns-repeated="1024" table:default-cell-style-name="ce1"/>
        <table:table-row table:style-name="ro1">
          <table:table-cell office:value-type="string">
            <text:p>Spannungen bei eingeschaltetem B-Fel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Fits wenn das Feld aus ist (Gnuplot):</text:p>
          </table:table-cell>
          <table:table-cell table:number-columns-repeated="2"/>
          <table:table-cell office:value-type="string">
            <text:p>U=-3,19496 mV</text:p>
          </table:table-cell>
          <table:table-cell table:style-name="Default"/>
          <table:table-cell office:value-type="string">
            <text:p>B=14,5476 mT</text:p>
          </table:table-cell>
          <table:table-cell table:number-columns-repeated="1018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/>
          <table:table-cell office:value-type="string">
            <text:p>U in mV</text:p>
          </table:table-cell>
          <table:table-cell/>
          <table:table-cell office:value-type="string">
            <text:p>B in mT</text:p>
          </table:table-cell>
          <table:table-cell table:number-columns-repeated="2"/>
          <table:table-cell office:value-type="string">
            <text:p>delta_U/delta_B in [V/T]</text:p>
          </table:table-cell>
          <table:table-cell table:number-columns-repeated="1017"/>
        </table:table-row>
        <table:table-row table:style-name="ro1">
          <table:table-cell office:value-type="float" office:value="22.501">
            <text:p>22,50100</text:p>
          </table:table-cell>
          <table:table-cell office:value-type="float" office:value="-5.355">
            <text:p>-5,35500</text:p>
          </table:table-cell>
          <table:table-cell office:value-type="float" office:value="1.6455">
            <text:p>1,6455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6]+3.19496)/([.D6]-14.5476)" office:value-type="float" office:value="-0.013271939461415">
            <text:p>-0,01327</text:p>
          </table:table-cell>
          <table:table-cell table:number-columns-repeated="1017"/>
        </table:table-row>
        <table:table-row table:style-name="ro1">
          <table:table-cell office:value-type="float" office:value="22.601">
            <text:p>22,60100</text:p>
          </table:table-cell>
          <table:table-cell office:value-type="float" office:value="-5.355">
            <text:p>-5,35500</text:p>
          </table:table-cell>
          <table:table-cell office:value-type="float" office:value="1.6455">
            <text:p>1,6455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7]+3.19496)/([.D7]-14.5476)" office:value-type="float" office:value="-0.0132475204290155">
            <text:p>-0,01325</text:p>
          </table:table-cell>
          <table:table-cell table:number-columns-repeated="1017"/>
        </table:table-row>
        <table:table-row table:style-name="ro1">
          <table:table-cell office:value-type="float" office:value="22.701">
            <text:p>22,70100</text:p>
          </table:table-cell>
          <table:table-cell office:value-type="float" office:value="-5.355">
            <text:p>-5,35500</text:p>
          </table:table-cell>
          <table:table-cell office:value-type="float" office:value="1.6455">
            <text:p>1,6455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8]+3.19496)/([.D8]-14.5476)" office:value-type="float" office:value="-0.0132475204290155">
            <text:p>-0,01325</text:p>
          </table:table-cell>
          <table:table-cell table:number-columns-repeated="1017"/>
        </table:table-row>
        <table:table-row table:style-name="ro1">
          <table:table-cell office:value-type="float" office:value="22.801">
            <text:p>22,80100</text:p>
          </table:table-cell>
          <table:table-cell office:value-type="float" office:value="-5.355">
            <text:p>-5,35500</text:p>
          </table:table-cell>
          <table:table-cell office:value-type="float" office:value="1.6455">
            <text:p>1,6455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9]+3.19496)/([.D9]-14.5476)" office:value-type="float" office:value="-0.0132475204290155">
            <text:p>-0,01325</text:p>
          </table:table-cell>
          <table:table-cell table:number-columns-repeated="1017"/>
        </table:table-row>
        <table:table-row table:style-name="ro1">
          <table:table-cell office:value-type="float" office:value="22.901">
            <text:p>22,90100</text:p>
          </table:table-cell>
          <table:table-cell office:value-type="float" office:value="-5.355">
            <text:p>-5,35500</text:p>
          </table:table-cell>
          <table:table-cell office:value-type="float" office:value="1.6455">
            <text:p>1,6455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10]+3.19496)/([.D10]-14.5476)" office:value-type="float" office:value="-0.0132475204290155">
            <text:p>-0,01325</text:p>
          </table:table-cell>
          <table:table-cell table:number-columns-repeated="1017"/>
        </table:table-row>
        <table:table-row table:style-name="ro1">
          <table:table-cell office:value-type="float" office:value="23.001">
            <text:p>23,00100</text:p>
          </table:table-cell>
          <table:table-cell office:value-type="float" office:value="-5.355">
            <text:p>-5,35500</text:p>
          </table:table-cell>
          <table:table-cell office:value-type="float" office:value="1.6455">
            <text:p>1,6455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11]+3.19496)/([.D11]-14.5476)" office:value-type="float" office:value="-0.0132475204290155">
            <text:p>-0,01325</text:p>
          </table:table-cell>
          <table:table-cell table:number-columns-repeated="1017"/>
        </table:table-row>
        <table:table-row table:style-name="ro1">
          <table:table-cell office:value-type="float" office:value="23.101">
            <text:p>23,10100</text:p>
          </table:table-cell>
          <table:table-cell office:value-type="float" office:value="-5.355">
            <text:p>-5,35500</text:p>
          </table:table-cell>
          <table:table-cell office:value-type="float" office:value="1.6455">
            <text:p>1,6455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12]+3.19496)/([.D12]-14.5476)" office:value-type="float" office:value="-0.0132475204290155">
            <text:p>-0,01325</text:p>
          </table:table-cell>
          <table:table-cell table:number-columns-repeated="1017"/>
        </table:table-row>
        <table:table-row table:style-name="ro1">
          <table:table-cell office:value-type="float" office:value="23.201">
            <text:p>23,20100</text:p>
          </table:table-cell>
          <table:table-cell office:value-type="float" office:value="-5.355">
            <text:p>-5,35500</text:p>
          </table:table-cell>
          <table:table-cell office:value-type="float" office:value="1.6455">
            <text:p>1,6455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13]+3.19496)/([.D13]-14.5476)" office:value-type="float" office:value="-0.0132475204290155">
            <text:p>-0,01325</text:p>
          </table:table-cell>
          <table:table-cell table:number-columns-repeated="1017"/>
        </table:table-row>
        <table:table-row table:style-name="ro1">
          <table:table-cell office:value-type="float" office:value="23.301">
            <text:p>23,30100</text:p>
          </table:table-cell>
          <table:table-cell office:value-type="float" office:value="-5.355">
            <text:p>-5,35500</text:p>
          </table:table-cell>
          <table:table-cell office:value-type="float" office:value="1.6455">
            <text:p>1,6455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14]+3.19496)/([.D14]-14.5476)" office:value-type="float" office:value="-0.0132475204290155">
            <text:p>-0,01325</text:p>
          </table:table-cell>
          <table:table-cell table:number-columns-repeated="1017"/>
        </table:table-row>
        <table:table-row table:style-name="ro1">
          <table:table-cell office:value-type="float" office:value="23.401">
            <text:p>23,40100</text:p>
          </table:table-cell>
          <table:table-cell office:value-type="float" office:value="-5.355">
            <text:p>-5,35500</text:p>
          </table:table-cell>
          <table:table-cell office:value-type="float" office:value="1.6455">
            <text:p>1,6455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15]+3.19496)/([.D15]-14.5476)" office:value-type="float" office:value="-0.0132475204290155">
            <text:p>-0,01325</text:p>
          </table:table-cell>
          <table:table-cell table:number-columns-repeated="1017"/>
        </table:table-row>
        <table:table-row table:style-name="ro1">
          <table:table-cell office:value-type="float" office:value="23.501">
            <text:p>23,50100</text:p>
          </table:table-cell>
          <table:table-cell office:value-type="float" office:value="-5.355">
            <text:p>-5,35500</text:p>
          </table:table-cell>
          <table:table-cell office:value-type="float" office:value="1.6455">
            <text:p>1,6455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16]+3.19496)/([.D16]-14.5476)" office:value-type="float" office:value="-0.0132475204290155">
            <text:p>-0,01325</text:p>
          </table:table-cell>
          <table:table-cell table:number-columns-repeated="1017"/>
        </table:table-row>
        <table:table-row table:style-name="ro1">
          <table:table-cell office:value-type="float" office:value="23.601">
            <text:p>23,60100</text:p>
          </table:table-cell>
          <table:table-cell office:value-type="float" office:value="-5.355">
            <text:p>-5,35500</text:p>
          </table:table-cell>
          <table:table-cell office:value-type="float" office:value="1.644">
            <text:p>1,6440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17]+3.19496)/([.D17]-14.5476)" office:value-type="float" office:value="-0.0132475204290155">
            <text:p>-0,01325</text:p>
          </table:table-cell>
          <table:table-cell table:number-columns-repeated="1017"/>
        </table:table-row>
        <table:table-row table:style-name="ro1">
          <table:table-cell office:value-type="float" office:value="23.701">
            <text:p>23,70100</text:p>
          </table:table-cell>
          <table:table-cell office:value-type="float" office:value="-5.355">
            <text:p>-5,35500</text:p>
          </table:table-cell>
          <table:table-cell office:value-type="float" office:value="1.644">
            <text:p>1,6440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18]+3.19496)/([.D18]-14.5476)" office:value-type="float" office:value="-0.0132475204290155">
            <text:p>-0,01325</text:p>
          </table:table-cell>
          <table:table-cell table:number-columns-repeated="1017"/>
        </table:table-row>
        <table:table-row table:style-name="ro1">
          <table:table-cell office:value-type="float" office:value="23.801">
            <text:p>23,80100</text:p>
          </table:table-cell>
          <table:table-cell office:value-type="float" office:value="-5.355">
            <text:p>-5,35500</text:p>
          </table:table-cell>
          <table:table-cell office:value-type="float" office:value="1.644">
            <text:p>1,6440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19]+3.19496)/([.D19]-14.5476)" office:value-type="float" office:value="-0.0132475204290155">
            <text:p>-0,01325</text:p>
          </table:table-cell>
          <table:table-cell table:number-columns-repeated="1017"/>
        </table:table-row>
        <table:table-row table:style-name="ro1">
          <table:table-cell office:value-type="float" office:value="23.901">
            <text:p>23,90100</text:p>
          </table:table-cell>
          <table:table-cell office:value-type="float" office:value="-5.355">
            <text:p>-5,35500</text:p>
          </table:table-cell>
          <table:table-cell office:value-type="float" office:value="1.644">
            <text:p>1,6440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20]+3.19496)/([.D20]-14.5476)" office:value-type="float" office:value="-0.0132475204290155">
            <text:p>-0,01325</text:p>
          </table:table-cell>
          <table:table-cell table:number-columns-repeated="1017"/>
        </table:table-row>
        <table:table-row table:style-name="ro1">
          <table:table-cell office:value-type="float" office:value="24.001">
            <text:p>24,00100</text:p>
          </table:table-cell>
          <table:table-cell office:value-type="float" office:value="-5.355">
            <text:p>-5,35500</text:p>
          </table:table-cell>
          <table:table-cell office:value-type="float" office:value="1.644">
            <text:p>1,6440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21]+3.19496)/([.D21]-14.5476)" office:value-type="float" office:value="-0.0132475204290155">
            <text:p>-0,01325</text:p>
          </table:table-cell>
          <table:table-cell table:number-columns-repeated="1017"/>
        </table:table-row>
        <table:table-row table:style-name="ro1">
          <table:table-cell office:value-type="float" office:value="24.101">
            <text:p>24,10100</text:p>
          </table:table-cell>
          <table:table-cell office:value-type="float" office:value="-5.355">
            <text:p>-5,35500</text:p>
          </table:table-cell>
          <table:table-cell office:value-type="float" office:value="1.644">
            <text:p>1,6440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22]+3.19496)/([.D22]-14.5476)" office:value-type="float" office:value="-0.0132475204290155">
            <text:p>-0,01325</text:p>
          </table:table-cell>
          <table:table-cell table:number-columns-repeated="1017"/>
        </table:table-row>
        <table:table-row table:style-name="ro1">
          <table:table-cell office:value-type="float" office:value="24.201">
            <text:p>24,20100</text:p>
          </table:table-cell>
          <table:table-cell office:value-type="float" office:value="-5.355">
            <text:p>-5,35500</text:p>
          </table:table-cell>
          <table:table-cell office:value-type="float" office:value="1.644">
            <text:p>1,6440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23]+3.19496)/([.D23]-14.5476)" office:value-type="float" office:value="-0.0132475204290155">
            <text:p>-0,01325</text:p>
          </table:table-cell>
          <table:table-cell table:number-columns-repeated="1017"/>
        </table:table-row>
        <table:table-row table:style-name="ro1">
          <table:table-cell office:value-type="float" office:value="24.301">
            <text:p>24,30100</text:p>
          </table:table-cell>
          <table:table-cell office:value-type="float" office:value="-5.355">
            <text:p>-5,35500</text:p>
          </table:table-cell>
          <table:table-cell office:value-type="float" office:value="1.644">
            <text:p>1,6440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24]+3.19496)/([.D24]-14.5476)" office:value-type="float" office:value="-0.0132475204290155">
            <text:p>-0,01325</text:p>
          </table:table-cell>
          <table:table-cell table:number-columns-repeated="1017"/>
        </table:table-row>
        <table:table-row table:style-name="ro1">
          <table:table-cell office:value-type="float" office:value="24.401">
            <text:p>24,40100</text:p>
          </table:table-cell>
          <table:table-cell office:value-type="float" office:value="-5.34">
            <text:p>-5,34000</text:p>
          </table:table-cell>
          <table:table-cell office:value-type="float" office:value="1.644">
            <text:p>1,6440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25]+3.19496)/([.D25]-14.5476)" office:value-type="float" office:value="-0.01315552546298">
            <text:p>-0,01316</text:p>
          </table:table-cell>
          <table:table-cell table:number-columns-repeated="1017"/>
        </table:table-row>
        <table:table-row table:style-name="ro1">
          <table:table-cell office:value-type="float" office:value="24.501">
            <text:p>24,50100</text:p>
          </table:table-cell>
          <table:table-cell office:value-type="float" office:value="-5.34">
            <text:p>-5,34000</text:p>
          </table:table-cell>
          <table:table-cell office:value-type="float" office:value="1.644">
            <text:p>1,6440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26]+3.19496)/([.D26]-14.5476)" office:value-type="float" office:value="-0.01315552546298">
            <text:p>-0,01316</text:p>
          </table:table-cell>
          <table:table-cell table:number-columns-repeated="1017"/>
        </table:table-row>
        <table:table-row table:style-name="ro1">
          <table:table-cell office:value-type="float" office:value="24.601">
            <text:p>24,60100</text:p>
          </table:table-cell>
          <table:table-cell office:value-type="float" office:value="-5.34">
            <text:p>-5,34000</text:p>
          </table:table-cell>
          <table:table-cell office:value-type="float" office:value="1.647">
            <text:p>1,6470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27]+3.19496)/([.D27]-14.5476)" office:value-type="float" office:value="-0.01315552546298">
            <text:p>-0,01316</text:p>
          </table:table-cell>
          <table:table-cell table:number-columns-repeated="1017"/>
        </table:table-row>
        <table:table-row table:style-name="ro1">
          <table:table-cell office:value-type="float" office:value="24.701">
            <text:p>24,70100</text:p>
          </table:table-cell>
          <table:table-cell office:value-type="float" office:value="-5.34">
            <text:p>-5,34000</text:p>
          </table:table-cell>
          <table:table-cell office:value-type="float" office:value="1.647">
            <text:p>1,6470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28]+3.19496)/([.D28]-14.5476)" office:value-type="float" office:value="-0.01315552546298">
            <text:p>-0,01316</text:p>
          </table:table-cell>
          <table:table-cell table:number-columns-repeated="1017"/>
        </table:table-row>
        <table:table-row table:style-name="ro1">
          <table:table-cell office:value-type="float" office:value="24.801">
            <text:p>24,80100</text:p>
          </table:table-cell>
          <table:table-cell office:value-type="float" office:value="-5.34">
            <text:p>-5,34000</text:p>
          </table:table-cell>
          <table:table-cell office:value-type="float" office:value="1.647">
            <text:p>1,6470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29]+3.19496)/([.D29]-14.5476)" office:value-type="float" office:value="-0.01315552546298">
            <text:p>-0,01316</text:p>
          </table:table-cell>
          <table:table-cell table:number-columns-repeated="1017"/>
        </table:table-row>
        <table:table-row table:style-name="ro1">
          <table:table-cell office:value-type="float" office:value="24.901">
            <text:p>24,90100</text:p>
          </table:table-cell>
          <table:table-cell office:value-type="float" office:value="-5.34">
            <text:p>-5,34000</text:p>
          </table:table-cell>
          <table:table-cell office:value-type="float" office:value="1.647">
            <text:p>1,6470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30]+3.19496)/([.D30]-14.5476)" office:value-type="float" office:value="-0.01315552546298">
            <text:p>-0,01316</text:p>
          </table:table-cell>
          <table:table-cell table:number-columns-repeated="1017"/>
        </table:table-row>
        <table:table-row table:style-name="ro1">
          <table:table-cell office:value-type="float" office:value="25.001">
            <text:p>25,00100</text:p>
          </table:table-cell>
          <table:table-cell office:value-type="float" office:value="-5.34">
            <text:p>-5,34000</text:p>
          </table:table-cell>
          <table:table-cell office:value-type="float" office:value="1.647">
            <text:p>1,6470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31]+3.19496)/([.D31]-14.5476)" office:value-type="float" office:value="-0.01315552546298">
            <text:p>-0,01316</text:p>
          </table:table-cell>
          <table:table-cell table:number-columns-repeated="1017"/>
        </table:table-row>
        <table:table-row table:style-name="ro1">
          <table:table-cell office:value-type="float" office:value="25.101">
            <text:p>25,10100</text:p>
          </table:table-cell>
          <table:table-cell office:value-type="float" office:value="-5.34">
            <text:p>-5,34000</text:p>
          </table:table-cell>
          <table:table-cell office:value-type="float" office:value="1.647">
            <text:p>1,6470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32]+3.19496)/([.D32]-14.5476)" office:value-type="float" office:value="-0.01315552546298">
            <text:p>-0,01316</text:p>
          </table:table-cell>
          <table:table-cell table:number-columns-repeated="1017"/>
        </table:table-row>
        <table:table-row table:style-name="ro1">
          <table:table-cell office:value-type="float" office:value="25.201">
            <text:p>25,20100</text:p>
          </table:table-cell>
          <table:table-cell office:value-type="float" office:value="-5.34">
            <text:p>-5,34000</text:p>
          </table:table-cell>
          <table:table-cell office:value-type="float" office:value="1.647">
            <text:p>1,6470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33]+3.19496)/([.D33]-14.5476)" office:value-type="float" office:value="-0.01315552546298">
            <text:p>-0,01316</text:p>
          </table:table-cell>
          <table:table-cell table:number-columns-repeated="1017"/>
        </table:table-row>
        <table:table-row table:style-name="ro1">
          <table:table-cell office:value-type="float" office:value="25.301">
            <text:p>25,30100</text:p>
          </table:table-cell>
          <table:table-cell office:value-type="float" office:value="-5.34">
            <text:p>-5,34000</text:p>
          </table:table-cell>
          <table:table-cell office:value-type="float" office:value="1.647">
            <text:p>1,6470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34]+3.19496)/([.D34]-14.5476)" office:value-type="float" office:value="-0.01315552546298">
            <text:p>-0,01316</text:p>
          </table:table-cell>
          <table:table-cell table:number-columns-repeated="1017"/>
        </table:table-row>
        <table:table-row table:style-name="ro1">
          <table:table-cell office:value-type="float" office:value="25.401">
            <text:p>25,40100</text:p>
          </table:table-cell>
          <table:table-cell office:value-type="float" office:value="-5.34">
            <text:p>-5,34000</text:p>
          </table:table-cell>
          <table:table-cell office:value-type="float" office:value="1.647">
            <text:p>1,6470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35]+3.19496)/([.D35]-14.5476)" office:value-type="float" office:value="-0.01315552546298">
            <text:p>-0,01316</text:p>
          </table:table-cell>
          <table:table-cell table:number-columns-repeated="1017"/>
        </table:table-row>
        <table:table-row table:style-name="ro1">
          <table:table-cell office:value-type="float" office:value="25.501">
            <text:p>25,50100</text:p>
          </table:table-cell>
          <table:table-cell office:value-type="float" office:value="-5.34">
            <text:p>-5,34000</text:p>
          </table:table-cell>
          <table:table-cell office:value-type="float" office:value="1.647">
            <text:p>1,6470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36]+3.19496)/([.D36]-14.5476)" office:value-type="float" office:value="-0.01315552546298">
            <text:p>-0,01316</text:p>
          </table:table-cell>
          <table:table-cell table:number-columns-repeated="1017"/>
        </table:table-row>
        <table:table-row table:style-name="ro1">
          <table:table-cell office:value-type="float" office:value="25.601">
            <text:p>25,60100</text:p>
          </table:table-cell>
          <table:table-cell office:value-type="float" office:value="-5.34">
            <text:p>-5,34000</text:p>
          </table:table-cell>
          <table:table-cell office:value-type="float" office:value="1.6455">
            <text:p>1,6455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37]+3.19496)/([.D37]-14.5476)" office:value-type="float" office:value="-0.01315552546298">
            <text:p>-0,01316</text:p>
          </table:table-cell>
          <table:table-cell table:number-columns-repeated="1017"/>
        </table:table-row>
        <table:table-row table:style-name="ro1">
          <table:table-cell office:value-type="float" office:value="25.701">
            <text:p>25,70100</text:p>
          </table:table-cell>
          <table:table-cell office:value-type="float" office:value="-5.34">
            <text:p>-5,34000</text:p>
          </table:table-cell>
          <table:table-cell office:value-type="float" office:value="1.6455">
            <text:p>1,6455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38]+3.19496)/([.D38]-14.5476)" office:value-type="float" office:value="-0.01315552546298">
            <text:p>-0,01316</text:p>
          </table:table-cell>
          <table:table-cell table:number-columns-repeated="1017"/>
        </table:table-row>
        <table:table-row table:style-name="ro1">
          <table:table-cell office:value-type="float" office:value="25.801">
            <text:p>25,80100</text:p>
          </table:table-cell>
          <table:table-cell office:value-type="float" office:value="-5.34">
            <text:p>-5,34000</text:p>
          </table:table-cell>
          <table:table-cell office:value-type="float" office:value="1.6455">
            <text:p>1,6455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39]+3.19496)/([.D39]-14.5476)" office:value-type="float" office:value="-0.01315552546298">
            <text:p>-0,01316</text:p>
          </table:table-cell>
          <table:table-cell table:number-columns-repeated="1017"/>
        </table:table-row>
        <table:table-row table:style-name="ro1">
          <table:table-cell office:value-type="float" office:value="25.901">
            <text:p>25,90100</text:p>
          </table:table-cell>
          <table:table-cell office:value-type="float" office:value="-5.34">
            <text:p>-5,34000</text:p>
          </table:table-cell>
          <table:table-cell office:value-type="float" office:value="1.6455">
            <text:p>1,6455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40]+3.19496)/([.D40]-14.5476)" office:value-type="float" office:value="-0.01315552546298">
            <text:p>-0,01316</text:p>
          </table:table-cell>
          <table:table-cell table:number-columns-repeated="1017"/>
        </table:table-row>
        <table:table-row table:style-name="ro1">
          <table:table-cell office:value-type="float" office:value="26.001">
            <text:p>26,00100</text:p>
          </table:table-cell>
          <table:table-cell office:value-type="float" office:value="-5.34">
            <text:p>-5,34000</text:p>
          </table:table-cell>
          <table:table-cell office:value-type="float" office:value="1.6455">
            <text:p>1,6455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41]+3.19496)/([.D41]-14.5476)" office:value-type="float" office:value="-0.01315552546298">
            <text:p>-0,01316</text:p>
          </table:table-cell>
          <table:table-cell table:number-columns-repeated="1017"/>
        </table:table-row>
        <table:table-row table:style-name="ro1">
          <table:table-cell office:value-type="float" office:value="26.101">
            <text:p>26,10100</text:p>
          </table:table-cell>
          <table:table-cell office:value-type="float" office:value="-5.34">
            <text:p>-5,34000</text:p>
          </table:table-cell>
          <table:table-cell office:value-type="float" office:value="1.6455">
            <text:p>1,6455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42]+3.19496)/([.D42]-14.5476)" office:value-type="float" office:value="-0.01315552546298">
            <text:p>-0,01316</text:p>
          </table:table-cell>
          <table:table-cell table:number-columns-repeated="1017"/>
        </table:table-row>
        <table:table-row table:style-name="ro1">
          <table:table-cell office:value-type="float" office:value="26.201">
            <text:p>26,20100</text:p>
          </table:table-cell>
          <table:table-cell office:value-type="float" office:value="-5.34">
            <text:p>-5,34000</text:p>
          </table:table-cell>
          <table:table-cell office:value-type="float" office:value="1.6455">
            <text:p>1,6455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43]+3.19496)/([.D43]-14.5476)" office:value-type="float" office:value="-0.01315552546298">
            <text:p>-0,01316</text:p>
          </table:table-cell>
          <table:table-cell table:number-columns-repeated="1017"/>
        </table:table-row>
        <table:table-row table:style-name="ro1">
          <table:table-cell office:value-type="float" office:value="26.301">
            <text:p>26,30100</text:p>
          </table:table-cell>
          <table:table-cell office:value-type="float" office:value="-5.34">
            <text:p>-5,34000</text:p>
          </table:table-cell>
          <table:table-cell office:value-type="float" office:value="1.6455">
            <text:p>1,6455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44]+3.19496)/([.D44]-14.5476)" office:value-type="float" office:value="-0.01315552546298">
            <text:p>-0,01316</text:p>
          </table:table-cell>
          <table:table-cell table:number-columns-repeated="1017"/>
        </table:table-row>
        <table:table-row table:style-name="ro1">
          <table:table-cell office:value-type="float" office:value="26.401">
            <text:p>26,40100</text:p>
          </table:table-cell>
          <table:table-cell office:value-type="float" office:value="-5.34">
            <text:p>-5,34000</text:p>
          </table:table-cell>
          <table:table-cell office:value-type="float" office:value="1.6455">
            <text:p>1,6455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45]+3.19496)/([.D45]-14.5476)" office:value-type="float" office:value="-0.01315552546298">
            <text:p>-0,01316</text:p>
          </table:table-cell>
          <table:table-cell table:number-columns-repeated="1017"/>
        </table:table-row>
        <table:table-row table:style-name="ro1">
          <table:table-cell office:value-type="float" office:value="26.501">
            <text:p>26,50100</text:p>
          </table:table-cell>
          <table:table-cell office:value-type="float" office:value="-5.34">
            <text:p>-5,34000</text:p>
          </table:table-cell>
          <table:table-cell office:value-type="float" office:value="1.6455">
            <text:p>1,6455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46]+3.19496)/([.D46]-14.5476)" office:value-type="float" office:value="-0.01315552546298">
            <text:p>-0,01316</text:p>
          </table:table-cell>
          <table:table-cell table:number-columns-repeated="1017"/>
        </table:table-row>
        <table:table-row table:style-name="ro1">
          <table:table-cell office:value-type="float" office:value="26.601">
            <text:p>26,60100</text:p>
          </table:table-cell>
          <table:table-cell office:value-type="float" office:value="-5.34">
            <text:p>-5,34000</text:p>
          </table:table-cell>
          <table:table-cell office:value-type="float" office:value="1.647">
            <text:p>1,6470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47]+3.19496)/([.D47]-14.5476)" office:value-type="float" office:value="-0.01315552546298">
            <text:p>-0,01316</text:p>
          </table:table-cell>
          <table:table-cell table:number-columns-repeated="1017"/>
        </table:table-row>
        <table:table-row table:style-name="ro1">
          <table:table-cell office:value-type="float" office:value="26.701">
            <text:p>26,70100</text:p>
          </table:table-cell>
          <table:table-cell office:value-type="float" office:value="-5.34">
            <text:p>-5,34000</text:p>
          </table:table-cell>
          <table:table-cell office:value-type="float" office:value="1.647">
            <text:p>1,6470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48]+3.19496)/([.D48]-14.5476)" office:value-type="float" office:value="-0.01315552546298">
            <text:p>-0,01316</text:p>
          </table:table-cell>
          <table:table-cell table:number-columns-repeated="1017"/>
        </table:table-row>
        <table:table-row table:style-name="ro1">
          <table:table-cell office:value-type="float" office:value="26.801">
            <text:p>26,80100</text:p>
          </table:table-cell>
          <table:table-cell office:value-type="float" office:value="-5.34">
            <text:p>-5,34000</text:p>
          </table:table-cell>
          <table:table-cell office:value-type="float" office:value="1.647">
            <text:p>1,6470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49]+3.19496)/([.D49]-14.5476)" office:value-type="float" office:value="-0.01315552546298">
            <text:p>-0,01316</text:p>
          </table:table-cell>
          <table:table-cell table:number-columns-repeated="1017"/>
        </table:table-row>
        <table:table-row table:style-name="ro1">
          <table:table-cell office:value-type="float" office:value="26.901">
            <text:p>26,90100</text:p>
          </table:table-cell>
          <table:table-cell office:value-type="float" office:value="-5.34">
            <text:p>-5,34000</text:p>
          </table:table-cell>
          <table:table-cell office:value-type="float" office:value="1.647">
            <text:p>1,6470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50]+3.19496)/([.D50]-14.5476)" office:value-type="float" office:value="-0.01315552546298">
            <text:p>-0,01316</text:p>
          </table:table-cell>
          <table:table-cell table:number-columns-repeated="1017"/>
        </table:table-row>
        <table:table-row table:style-name="ro1">
          <table:table-cell office:value-type="float" office:value="27.001">
            <text:p>27,00100</text:p>
          </table:table-cell>
          <table:table-cell office:value-type="float" office:value="-5.34">
            <text:p>-5,34000</text:p>
          </table:table-cell>
          <table:table-cell office:value-type="float" office:value="1.647">
            <text:p>1,6470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51]+3.19496)/([.D51]-14.5476)" office:value-type="float" office:value="-0.01315552546298">
            <text:p>-0,01316</text:p>
          </table:table-cell>
          <table:table-cell table:number-columns-repeated="1017"/>
        </table:table-row>
        <table:table-row table:style-name="ro1">
          <table:table-cell office:value-type="float" office:value="27.101">
            <text:p>27,10100</text:p>
          </table:table-cell>
          <table:table-cell office:value-type="float" office:value="-5.34">
            <text:p>-5,34000</text:p>
          </table:table-cell>
          <table:table-cell office:value-type="float" office:value="1.647">
            <text:p>1,6470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52]+3.19496)/([.D52]-14.5476)" office:value-type="float" office:value="-0.01315552546298">
            <text:p>-0,01316</text:p>
          </table:table-cell>
          <table:table-cell table:number-columns-repeated="1017"/>
        </table:table-row>
        <table:table-row table:style-name="ro1">
          <table:table-cell office:value-type="float" office:value="27.201">
            <text:p>27,20100</text:p>
          </table:table-cell>
          <table:table-cell office:value-type="float" office:value="-5.34">
            <text:p>-5,34000</text:p>
          </table:table-cell>
          <table:table-cell office:value-type="float" office:value="1.647">
            <text:p>1,6470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53]+3.19496)/([.D53]-14.5476)" office:value-type="float" office:value="-0.01315552546298">
            <text:p>-0,01316</text:p>
          </table:table-cell>
          <table:table-cell table:number-columns-repeated="1017"/>
        </table:table-row>
        <table:table-row table:style-name="ro1">
          <table:table-cell office:value-type="float" office:value="27.301">
            <text:p>27,30100</text:p>
          </table:table-cell>
          <table:table-cell office:value-type="float" office:value="-5.34">
            <text:p>-5,34000</text:p>
          </table:table-cell>
          <table:table-cell office:value-type="float" office:value="1.647">
            <text:p>1,6470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54]+3.19496)/([.D54]-14.5476)" office:value-type="float" office:value="-0.01315552546298">
            <text:p>-0,01316</text:p>
          </table:table-cell>
          <table:table-cell table:number-columns-repeated="1017"/>
        </table:table-row>
        <table:table-row table:style-name="ro1">
          <table:table-cell office:value-type="float" office:value="27.401">
            <text:p>27,40100</text:p>
          </table:table-cell>
          <table:table-cell office:value-type="float" office:value="-5.34">
            <text:p>-5,34000</text:p>
          </table:table-cell>
          <table:table-cell office:value-type="float" office:value="1.647">
            <text:p>1,6470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55]+3.19496)/([.D55]-14.5476)" office:value-type="float" office:value="-0.01315552546298">
            <text:p>-0,01316</text:p>
          </table:table-cell>
          <table:table-cell table:number-columns-repeated="1017"/>
        </table:table-row>
        <table:table-row table:style-name="ro1">
          <table:table-cell office:value-type="float" office:value="27.501">
            <text:p>27,50100</text:p>
          </table:table-cell>
          <table:table-cell office:value-type="float" office:value="-5.34">
            <text:p>-5,34000</text:p>
          </table:table-cell>
          <table:table-cell office:value-type="float" office:value="1.647">
            <text:p>1,6470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56]+3.19496)/([.D56]-14.5476)" office:value-type="float" office:value="-0.01315552546298">
            <text:p>-0,01316</text:p>
          </table:table-cell>
          <table:table-cell table:number-columns-repeated="1017"/>
        </table:table-row>
        <table:table-row table:style-name="ro1">
          <table:table-cell office:value-type="float" office:value="27.601">
            <text:p>27,60100</text:p>
          </table:table-cell>
          <table:table-cell office:value-type="float" office:value="-5.34">
            <text:p>-5,34000</text:p>
          </table:table-cell>
          <table:table-cell office:value-type="float" office:value="1.6455">
            <text:p>1,6455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57]+3.19496)/([.D57]-14.5476)" office:value-type="float" office:value="-0.01315552546298">
            <text:p>-0,01316</text:p>
          </table:table-cell>
          <table:table-cell table:number-columns-repeated="1017"/>
        </table:table-row>
        <table:table-row table:style-name="ro1">
          <table:table-cell office:value-type="float" office:value="27.701">
            <text:p>27,70100</text:p>
          </table:table-cell>
          <table:table-cell office:value-type="float" office:value="-5.34">
            <text:p>-5,34000</text:p>
          </table:table-cell>
          <table:table-cell office:value-type="float" office:value="1.6455">
            <text:p>1,6455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58]+3.19496)/([.D58]-14.5476)" office:value-type="float" office:value="-0.01315552546298">
            <text:p>-0,01316</text:p>
          </table:table-cell>
          <table:table-cell table:number-columns-repeated="1017"/>
        </table:table-row>
        <table:table-row table:style-name="ro1">
          <table:table-cell office:value-type="float" office:value="27.801">
            <text:p>27,80100</text:p>
          </table:table-cell>
          <table:table-cell office:value-type="float" office:value="-5.34">
            <text:p>-5,34000</text:p>
          </table:table-cell>
          <table:table-cell office:value-type="float" office:value="1.6455">
            <text:p>1,6455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59]+3.19496)/([.D59]-14.5476)" office:value-type="float" office:value="-0.01315552546298">
            <text:p>-0,01316</text:p>
          </table:table-cell>
          <table:table-cell table:number-columns-repeated="1017"/>
        </table:table-row>
        <table:table-row table:style-name="ro1">
          <table:table-cell office:value-type="float" office:value="27.901">
            <text:p>27,90100</text:p>
          </table:table-cell>
          <table:table-cell office:value-type="float" office:value="-5.34">
            <text:p>-5,34000</text:p>
          </table:table-cell>
          <table:table-cell office:value-type="float" office:value="1.6455">
            <text:p>1,6455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60]+3.19496)/([.D60]-14.5476)" office:value-type="float" office:value="-0.01315552546298">
            <text:p>-0,01316</text:p>
          </table:table-cell>
          <table:table-cell table:number-columns-repeated="1017"/>
        </table:table-row>
        <table:table-row table:style-name="ro1">
          <table:table-cell office:value-type="float" office:value="28.001">
            <text:p>28,00100</text:p>
          </table:table-cell>
          <table:table-cell office:value-type="float" office:value="-5.34">
            <text:p>-5,34000</text:p>
          </table:table-cell>
          <table:table-cell office:value-type="float" office:value="1.6455">
            <text:p>1,6455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61]+3.19496)/([.D61]-14.5476)" office:value-type="float" office:value="-0.01315552546298">
            <text:p>-0,01316</text:p>
          </table:table-cell>
          <table:table-cell table:number-columns-repeated="1017"/>
        </table:table-row>
        <table:table-row table:style-name="ro1">
          <table:table-cell office:value-type="float" office:value="28.101">
            <text:p>28,10100</text:p>
          </table:table-cell>
          <table:table-cell office:value-type="float" office:value="-5.34">
            <text:p>-5,34000</text:p>
          </table:table-cell>
          <table:table-cell office:value-type="float" office:value="1.6455">
            <text:p>1,6455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62]+3.19496)/([.D62]-14.5476)" office:value-type="float" office:value="-0.01315552546298">
            <text:p>-0,01316</text:p>
          </table:table-cell>
          <table:table-cell table:number-columns-repeated="1017"/>
        </table:table-row>
        <table:table-row table:style-name="ro1">
          <table:table-cell office:value-type="float" office:value="28.201">
            <text:p>28,20100</text:p>
          </table:table-cell>
          <table:table-cell office:value-type="float" office:value="-5.34">
            <text:p>-5,34000</text:p>
          </table:table-cell>
          <table:table-cell office:value-type="float" office:value="1.6455">
            <text:p>1,6455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63]+3.19496)/([.D63]-14.5476)" office:value-type="float" office:value="-0.01315552546298">
            <text:p>-0,01316</text:p>
          </table:table-cell>
          <table:table-cell table:number-columns-repeated="1017"/>
        </table:table-row>
        <table:table-row table:style-name="ro1">
          <table:table-cell office:value-type="float" office:value="28.301">
            <text:p>28,30100</text:p>
          </table:table-cell>
          <table:table-cell office:value-type="float" office:value="-5.34">
            <text:p>-5,34000</text:p>
          </table:table-cell>
          <table:table-cell office:value-type="float" office:value="1.6455">
            <text:p>1,6455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64]+3.19496)/([.D64]-14.5476)" office:value-type="float" office:value="-0.01315552546298">
            <text:p>-0,01316</text:p>
          </table:table-cell>
          <table:table-cell table:number-columns-repeated="1017"/>
        </table:table-row>
        <table:table-row table:style-name="ro1">
          <table:table-cell office:value-type="float" office:value="28.401">
            <text:p>28,40100</text:p>
          </table:table-cell>
          <table:table-cell office:value-type="float" office:value="-5.34">
            <text:p>-5,34000</text:p>
          </table:table-cell>
          <table:table-cell office:value-type="float" office:value="1.6455">
            <text:p>1,6455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65]+3.19496)/([.D65]-14.5476)" office:value-type="float" office:value="-0.01315552546298">
            <text:p>-0,01316</text:p>
          </table:table-cell>
          <table:table-cell table:number-columns-repeated="1017"/>
        </table:table-row>
        <table:table-row table:style-name="ro1">
          <table:table-cell office:value-type="float" office:value="28.501">
            <text:p>28,50100</text:p>
          </table:table-cell>
          <table:table-cell office:value-type="float" office:value="-5.34">
            <text:p>-5,34000</text:p>
          </table:table-cell>
          <table:table-cell office:value-type="float" office:value="1.6455">
            <text:p>1,6455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66]+3.19496)/([.D66]-14.5476)" office:value-type="float" office:value="-0.01315552546298">
            <text:p>-0,01316</text:p>
          </table:table-cell>
          <table:table-cell table:number-columns-repeated="1017"/>
        </table:table-row>
        <table:table-row table:style-name="ro1">
          <table:table-cell office:value-type="float" office:value="28.601">
            <text:p>28,60100</text:p>
          </table:table-cell>
          <table:table-cell office:value-type="float" office:value="-5.34">
            <text:p>-5,34000</text:p>
          </table:table-cell>
          <table:table-cell office:value-type="float" office:value="1.647">
            <text:p>1,6470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67]+3.19496)/([.D67]-14.5476)" office:value-type="float" office:value="-0.01315552546298">
            <text:p>-0,01316</text:p>
          </table:table-cell>
          <table:table-cell table:number-columns-repeated="1017"/>
        </table:table-row>
        <table:table-row table:style-name="ro1">
          <table:table-cell office:value-type="float" office:value="28.701">
            <text:p>28,70100</text:p>
          </table:table-cell>
          <table:table-cell office:value-type="float" office:value="-5.34">
            <text:p>-5,34000</text:p>
          </table:table-cell>
          <table:table-cell office:value-type="float" office:value="1.647">
            <text:p>1,6470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68]+3.19496)/([.D68]-14.5476)" office:value-type="float" office:value="-0.01315552546298">
            <text:p>-0,01316</text:p>
          </table:table-cell>
          <table:table-cell table:number-columns-repeated="1017"/>
        </table:table-row>
        <table:table-row table:style-name="ro1">
          <table:table-cell office:value-type="float" office:value="28.801">
            <text:p>28,80100</text:p>
          </table:table-cell>
          <table:table-cell office:value-type="float" office:value="-5.34">
            <text:p>-5,34000</text:p>
          </table:table-cell>
          <table:table-cell office:value-type="float" office:value="1.647">
            <text:p>1,6470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69]+3.19496)/([.D69]-14.5476)" office:value-type="float" office:value="-0.01315552546298">
            <text:p>-0,01316</text:p>
          </table:table-cell>
          <table:table-cell table:number-columns-repeated="1017"/>
        </table:table-row>
        <table:table-row table:style-name="ro1">
          <table:table-cell office:value-type="float" office:value="28.901">
            <text:p>28,90100</text:p>
          </table:table-cell>
          <table:table-cell office:value-type="float" office:value="-5.34">
            <text:p>-5,34000</text:p>
          </table:table-cell>
          <table:table-cell office:value-type="float" office:value="1.647">
            <text:p>1,6470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70]+3.19496)/([.D70]-14.5476)" office:value-type="float" office:value="-0.01315552546298">
            <text:p>-0,01316</text:p>
          </table:table-cell>
          <table:table-cell table:number-columns-repeated="1017"/>
        </table:table-row>
        <table:table-row table:style-name="ro1">
          <table:table-cell office:value-type="float" office:value="29.001">
            <text:p>29,00100</text:p>
          </table:table-cell>
          <table:table-cell office:value-type="float" office:value="-5.34">
            <text:p>-5,34000</text:p>
          </table:table-cell>
          <table:table-cell office:value-type="float" office:value="1.647">
            <text:p>1,6470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71]+3.19496)/([.D71]-14.5476)" office:value-type="float" office:value="-0.01315552546298">
            <text:p>-0,01316</text:p>
          </table:table-cell>
          <table:table-cell table:number-columns-repeated="1017"/>
        </table:table-row>
        <table:table-row table:style-name="ro1">
          <table:table-cell office:value-type="float" office:value="29.101">
            <text:p>29,10100</text:p>
          </table:table-cell>
          <table:table-cell office:value-type="float" office:value="-5.34">
            <text:p>-5,34000</text:p>
          </table:table-cell>
          <table:table-cell office:value-type="float" office:value="1.647">
            <text:p>1,6470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72]+3.19496)/([.D72]-14.5476)" office:value-type="float" office:value="-0.01315552546298">
            <text:p>-0,01316</text:p>
          </table:table-cell>
          <table:table-cell table:number-columns-repeated="1017"/>
        </table:table-row>
        <table:table-row table:style-name="ro1">
          <table:table-cell office:value-type="float" office:value="29.201">
            <text:p>29,20100</text:p>
          </table:table-cell>
          <table:table-cell office:value-type="float" office:value="-5.34">
            <text:p>-5,34000</text:p>
          </table:table-cell>
          <table:table-cell office:value-type="float" office:value="1.647">
            <text:p>1,6470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73]+3.19496)/([.D73]-14.5476)" office:value-type="float" office:value="-0.01315552546298">
            <text:p>-0,01316</text:p>
          </table:table-cell>
          <table:table-cell table:number-columns-repeated="1017"/>
        </table:table-row>
        <table:table-row table:style-name="ro1">
          <table:table-cell office:value-type="float" office:value="29.301">
            <text:p>29,30100</text:p>
          </table:table-cell>
          <table:table-cell office:value-type="float" office:value="-5.34">
            <text:p>-5,34000</text:p>
          </table:table-cell>
          <table:table-cell office:value-type="float" office:value="1.647">
            <text:p>1,6470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74]+3.19496)/([.D74]-14.5476)" office:value-type="float" office:value="-0.01315552546298">
            <text:p>-0,01316</text:p>
          </table:table-cell>
          <table:table-cell table:number-columns-repeated="1017"/>
        </table:table-row>
        <table:table-row table:style-name="ro1">
          <table:table-cell office:value-type="float" office:value="29.401">
            <text:p>29,40100</text:p>
          </table:table-cell>
          <table:table-cell office:value-type="float" office:value="-5.34">
            <text:p>-5,34000</text:p>
          </table:table-cell>
          <table:table-cell office:value-type="float" office:value="1.647">
            <text:p>1,6470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75]+3.19496)/([.D75]-14.5476)" office:value-type="float" office:value="-0.01315552546298">
            <text:p>-0,01316</text:p>
          </table:table-cell>
          <table:table-cell table:number-columns-repeated="1017"/>
        </table:table-row>
        <table:table-row table:style-name="ro1">
          <table:table-cell office:value-type="float" office:value="29.501">
            <text:p>29,50100</text:p>
          </table:table-cell>
          <table:table-cell office:value-type="float" office:value="-5.325">
            <text:p>-5,32500</text:p>
          </table:table-cell>
          <table:table-cell office:value-type="float" office:value="1.647">
            <text:p>1,6470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76]+3.19496)/([.D76]-14.5476)" office:value-type="float" office:value="-0.0130635304969445">
            <text:p>-0,01306</text:p>
          </table:table-cell>
          <table:table-cell table:number-columns-repeated="1017"/>
        </table:table-row>
        <table:table-row table:style-name="ro1">
          <table:table-cell office:value-type="float" office:value="29.601">
            <text:p>29,60100</text:p>
          </table:table-cell>
          <table:table-cell office:value-type="float" office:value="-5.325">
            <text:p>-5,32500</text:p>
          </table:table-cell>
          <table:table-cell office:value-type="float" office:value="1.647">
            <text:p>1,6470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77]+3.19496)/([.D77]-14.5476)" office:value-type="float" office:value="-0.0130635304969445">
            <text:p>-0,01306</text:p>
          </table:table-cell>
          <table:table-cell table:number-columns-repeated="1017"/>
        </table:table-row>
        <table:table-row table:style-name="ro1">
          <table:table-cell office:value-type="float" office:value="29.701">
            <text:p>29,70100</text:p>
          </table:table-cell>
          <table:table-cell office:value-type="float" office:value="-5.325">
            <text:p>-5,32500</text:p>
          </table:table-cell>
          <table:table-cell office:value-type="float" office:value="1.647">
            <text:p>1,6470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78]+3.19496)/([.D78]-14.5476)" office:value-type="float" office:value="-0.0130635304969445">
            <text:p>-0,01306</text:p>
          </table:table-cell>
          <table:table-cell table:number-columns-repeated="1017"/>
        </table:table-row>
        <table:table-row table:style-name="ro1">
          <table:table-cell office:value-type="float" office:value="29.801">
            <text:p>29,80100</text:p>
          </table:table-cell>
          <table:table-cell office:value-type="float" office:value="-5.325">
            <text:p>-5,32500</text:p>
          </table:table-cell>
          <table:table-cell office:value-type="float" office:value="1.647">
            <text:p>1,6470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79]+3.19496)/([.D79]-14.5476)" office:value-type="float" office:value="-0.0130635304969445">
            <text:p>-0,01306</text:p>
          </table:table-cell>
          <table:table-cell table:number-columns-repeated="1017"/>
        </table:table-row>
        <table:table-row table:style-name="ro1">
          <table:table-cell office:value-type="float" office:value="29.905">
            <text:p>29,90500</text:p>
          </table:table-cell>
          <table:table-cell office:value-type="float" office:value="-5.325">
            <text:p>-5,32500</text:p>
          </table:table-cell>
          <table:table-cell office:value-type="float" office:value="1.647">
            <text:p>1,6470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80]+3.19496)/([.D80]-14.5476)" office:value-type="float" office:value="-0.0130635304969445">
            <text:p>-0,01306</text:p>
          </table:table-cell>
          <table:table-cell table:number-columns-repeated="1017"/>
        </table:table-row>
        <table:table-row table:style-name="ro1">
          <table:table-cell office:value-type="float" office:value="30.001">
            <text:p>30,00100</text:p>
          </table:table-cell>
          <table:table-cell office:value-type="float" office:value="-5.325">
            <text:p>-5,32500</text:p>
          </table:table-cell>
          <table:table-cell office:value-type="float" office:value="1.647">
            <text:p>1,6470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81]+3.19496)/([.D81]-14.5476)" office:value-type="float" office:value="-0.0130635304969445">
            <text:p>-0,01306</text:p>
          </table:table-cell>
          <table:table-cell table:number-columns-repeated="1017"/>
        </table:table-row>
        <table:table-row table:style-name="ro1">
          <table:table-cell office:value-type="float" office:value="30.101">
            <text:p>30,10100</text:p>
          </table:table-cell>
          <table:table-cell office:value-type="float" office:value="-5.325">
            <text:p>-5,32500</text:p>
          </table:table-cell>
          <table:table-cell office:value-type="float" office:value="1.647">
            <text:p>1,6470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82]+3.19496)/([.D82]-14.5476)" office:value-type="float" office:value="-0.0130635304969445">
            <text:p>-0,01306</text:p>
          </table:table-cell>
          <table:table-cell table:number-columns-repeated="1017"/>
        </table:table-row>
        <table:table-row table:style-name="ro1">
          <table:table-cell office:value-type="float" office:value="30.201">
            <text:p>30,20100</text:p>
          </table:table-cell>
          <table:table-cell office:value-type="float" office:value="-5.325">
            <text:p>-5,32500</text:p>
          </table:table-cell>
          <table:table-cell office:value-type="float" office:value="1.647">
            <text:p>1,6470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83]+3.19496)/([.D83]-14.5476)" office:value-type="float" office:value="-0.0130635304969445">
            <text:p>-0,01306</text:p>
          </table:table-cell>
          <table:table-cell table:number-columns-repeated="1017"/>
        </table:table-row>
        <table:table-row table:style-name="ro1">
          <table:table-cell office:value-type="float" office:value="30.301">
            <text:p>30,30100</text:p>
          </table:table-cell>
          <table:table-cell office:value-type="float" office:value="-5.325">
            <text:p>-5,32500</text:p>
          </table:table-cell>
          <table:table-cell office:value-type="float" office:value="1.647">
            <text:p>1,6470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84]+3.19496)/([.D84]-14.5476)" office:value-type="float" office:value="-0.0130635304969445">
            <text:p>-0,01306</text:p>
          </table:table-cell>
          <table:table-cell table:number-columns-repeated="1017"/>
        </table:table-row>
        <table:table-row table:style-name="ro1">
          <table:table-cell office:value-type="float" office:value="30.401">
            <text:p>30,40100</text:p>
          </table:table-cell>
          <table:table-cell office:value-type="float" office:value="-5.325">
            <text:p>-5,32500</text:p>
          </table:table-cell>
          <table:table-cell office:value-type="float" office:value="1.647">
            <text:p>1,6470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85]+3.19496)/([.D85]-14.5476)" office:value-type="float" office:value="-0.0130635304969445">
            <text:p>-0,01306</text:p>
          </table:table-cell>
          <table:table-cell table:number-columns-repeated="1017"/>
        </table:table-row>
        <table:table-row table:style-name="ro1">
          <table:table-cell office:value-type="float" office:value="30.501">
            <text:p>30,50100</text:p>
          </table:table-cell>
          <table:table-cell office:value-type="float" office:value="-5.325">
            <text:p>-5,32500</text:p>
          </table:table-cell>
          <table:table-cell office:value-type="float" office:value="1.647">
            <text:p>1,6470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86]+3.19496)/([.D86]-14.5476)" office:value-type="float" office:value="-0.0130635304969445">
            <text:p>-0,01306</text:p>
          </table:table-cell>
          <table:table-cell table:number-columns-repeated="1017"/>
        </table:table-row>
        <table:table-row table:style-name="ro1">
          <table:table-cell office:value-type="float" office:value="30.601">
            <text:p>30,60100</text:p>
          </table:table-cell>
          <table:table-cell office:value-type="float" office:value="-5.325">
            <text:p>-5,32500</text:p>
          </table:table-cell>
          <table:table-cell office:value-type="float" office:value="1.6455">
            <text:p>1,6455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87]+3.19496)/([.D87]-14.5476)" office:value-type="float" office:value="-0.0130635304969445">
            <text:p>-0,01306</text:p>
          </table:table-cell>
          <table:table-cell table:number-columns-repeated="1017"/>
        </table:table-row>
        <table:table-row table:style-name="ro1">
          <table:table-cell office:value-type="float" office:value="30.701">
            <text:p>30,70100</text:p>
          </table:table-cell>
          <table:table-cell office:value-type="float" office:value="-5.325">
            <text:p>-5,32500</text:p>
          </table:table-cell>
          <table:table-cell office:value-type="float" office:value="1.6455">
            <text:p>1,6455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88]+3.19496)/([.D88]-14.5476)" office:value-type="float" office:value="-0.0130635304969445">
            <text:p>-0,01306</text:p>
          </table:table-cell>
          <table:table-cell table:number-columns-repeated="1017"/>
        </table:table-row>
        <table:table-row table:style-name="ro1">
          <table:table-cell office:value-type="float" office:value="30.801">
            <text:p>30,80100</text:p>
          </table:table-cell>
          <table:table-cell office:value-type="float" office:value="-5.325">
            <text:p>-5,32500</text:p>
          </table:table-cell>
          <table:table-cell office:value-type="float" office:value="1.6455">
            <text:p>1,6455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89]+3.19496)/([.D89]-14.5476)" office:value-type="float" office:value="-0.0130635304969445">
            <text:p>-0,01306</text:p>
          </table:table-cell>
          <table:table-cell table:number-columns-repeated="1017"/>
        </table:table-row>
        <table:table-row table:style-name="ro1">
          <table:table-cell office:value-type="float" office:value="30.901">
            <text:p>30,90100</text:p>
          </table:table-cell>
          <table:table-cell office:value-type="float" office:value="-5.325">
            <text:p>-5,32500</text:p>
          </table:table-cell>
          <table:table-cell office:value-type="float" office:value="1.6455">
            <text:p>1,6455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90]+3.19496)/([.D90]-14.5476)" office:value-type="float" office:value="-0.0130635304969445">
            <text:p>-0,01306</text:p>
          </table:table-cell>
          <table:table-cell table:number-columns-repeated="1017"/>
        </table:table-row>
        <table:table-row table:style-name="ro1">
          <table:table-cell office:value-type="float" office:value="31.001">
            <text:p>31,00100</text:p>
          </table:table-cell>
          <table:table-cell office:value-type="float" office:value="-5.325">
            <text:p>-5,32500</text:p>
          </table:table-cell>
          <table:table-cell office:value-type="float" office:value="1.6455">
            <text:p>1,6455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91]+3.19496)/([.D91]-14.5476)" office:value-type="float" office:value="-0.0130635304969445">
            <text:p>-0,01306</text:p>
          </table:table-cell>
          <table:table-cell table:number-columns-repeated="1017"/>
        </table:table-row>
        <table:table-row table:style-name="ro1">
          <table:table-cell office:value-type="float" office:value="31.101">
            <text:p>31,10100</text:p>
          </table:table-cell>
          <table:table-cell office:value-type="float" office:value="-5.325">
            <text:p>-5,32500</text:p>
          </table:table-cell>
          <table:table-cell office:value-type="float" office:value="1.6455">
            <text:p>1,6455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92]+3.19496)/([.D92]-14.5476)" office:value-type="float" office:value="-0.0130635304969445">
            <text:p>-0,01306</text:p>
          </table:table-cell>
          <table:table-cell table:number-columns-repeated="1017"/>
        </table:table-row>
        <table:table-row table:style-name="ro1">
          <table:table-cell office:value-type="float" office:value="31.201">
            <text:p>31,20100</text:p>
          </table:table-cell>
          <table:table-cell office:value-type="float" office:value="-5.325">
            <text:p>-5,32500</text:p>
          </table:table-cell>
          <table:table-cell office:value-type="float" office:value="1.6455">
            <text:p>1,6455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93]+3.19496)/([.D93]-14.5476)" office:value-type="float" office:value="-0.0130635304969445">
            <text:p>-0,01306</text:p>
          </table:table-cell>
          <table:table-cell table:number-columns-repeated="1017"/>
        </table:table-row>
        <table:table-row table:style-name="ro1">
          <table:table-cell office:value-type="float" office:value="31.301">
            <text:p>31,30100</text:p>
          </table:table-cell>
          <table:table-cell office:value-type="float" office:value="-5.325">
            <text:p>-5,32500</text:p>
          </table:table-cell>
          <table:table-cell office:value-type="float" office:value="1.6455">
            <text:p>1,6455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94]+3.19496)/([.D94]-14.5476)" office:value-type="float" office:value="-0.0130635304969445">
            <text:p>-0,01306</text:p>
          </table:table-cell>
          <table:table-cell table:number-columns-repeated="1017"/>
        </table:table-row>
        <table:table-row table:style-name="ro1">
          <table:table-cell office:value-type="float" office:value="31.401">
            <text:p>31,40100</text:p>
          </table:table-cell>
          <table:table-cell office:value-type="float" office:value="-5.325">
            <text:p>-5,32500</text:p>
          </table:table-cell>
          <table:table-cell office:value-type="float" office:value="1.6455">
            <text:p>1,6455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95]+3.19496)/([.D95]-14.5476)" office:value-type="float" office:value="-0.0130635304969445">
            <text:p>-0,01306</text:p>
          </table:table-cell>
          <table:table-cell table:number-columns-repeated="1017"/>
        </table:table-row>
        <table:table-row table:style-name="ro1">
          <table:table-cell office:value-type="float" office:value="31.501">
            <text:p>31,50100</text:p>
          </table:table-cell>
          <table:table-cell office:value-type="float" office:value="-5.325">
            <text:p>-5,32500</text:p>
          </table:table-cell>
          <table:table-cell office:value-type="float" office:value="1.6455">
            <text:p>1,6455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96]+3.19496)/([.D96]-14.5476)" office:value-type="float" office:value="-0.0130635304969445">
            <text:p>-0,01306</text:p>
          </table:table-cell>
          <table:table-cell table:number-columns-repeated="1017"/>
        </table:table-row>
        <table:table-row table:style-name="ro1">
          <table:table-cell office:value-type="float" office:value="31.601">
            <text:p>31,60100</text:p>
          </table:table-cell>
          <table:table-cell office:value-type="float" office:value="-5.325">
            <text:p>-5,32500</text:p>
          </table:table-cell>
          <table:table-cell office:value-type="float" office:value="1.647">
            <text:p>1,6470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97]+3.19496)/([.D97]-14.5476)" office:value-type="float" office:value="-0.0130635304969445">
            <text:p>-0,01306</text:p>
          </table:table-cell>
          <table:table-cell table:number-columns-repeated="1017"/>
        </table:table-row>
        <table:table-row table:style-name="ro1">
          <table:table-cell office:value-type="float" office:value="31.701">
            <text:p>31,70100</text:p>
          </table:table-cell>
          <table:table-cell office:value-type="float" office:value="-5.325">
            <text:p>-5,32500</text:p>
          </table:table-cell>
          <table:table-cell office:value-type="float" office:value="1.647">
            <text:p>1,6470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98]+3.19496)/([.D98]-14.5476)" office:value-type="float" office:value="-0.0130635304969445">
            <text:p>-0,01306</text:p>
          </table:table-cell>
          <table:table-cell table:number-columns-repeated="1017"/>
        </table:table-row>
        <table:table-row table:style-name="ro1">
          <table:table-cell office:value-type="float" office:value="31.801">
            <text:p>31,80100</text:p>
          </table:table-cell>
          <table:table-cell office:value-type="float" office:value="-5.325">
            <text:p>-5,32500</text:p>
          </table:table-cell>
          <table:table-cell office:value-type="float" office:value="1.647">
            <text:p>1,6470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99]+3.19496)/([.D99]-14.5476)" office:value-type="float" office:value="-0.0130635304969445">
            <text:p>-0,01306</text:p>
          </table:table-cell>
          <table:table-cell table:number-columns-repeated="1017"/>
        </table:table-row>
        <table:table-row table:style-name="ro1">
          <table:table-cell office:value-type="float" office:value="31.901">
            <text:p>31,90100</text:p>
          </table:table-cell>
          <table:table-cell office:value-type="float" office:value="-5.325">
            <text:p>-5,32500</text:p>
          </table:table-cell>
          <table:table-cell office:value-type="float" office:value="1.647">
            <text:p>1,6470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100]+3.19496)/([.D100]-14.5476)" office:value-type="float" office:value="-0.0130635304969445">
            <text:p>-0,01306</text:p>
          </table:table-cell>
          <table:table-cell table:number-columns-repeated="1017"/>
        </table:table-row>
        <table:table-row table:style-name="ro1">
          <table:table-cell office:value-type="float" office:value="32.001">
            <text:p>32,00100</text:p>
          </table:table-cell>
          <table:table-cell office:value-type="float" office:value="-5.325">
            <text:p>-5,32500</text:p>
          </table:table-cell>
          <table:table-cell office:value-type="float" office:value="1.647">
            <text:p>1,6470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101]+3.19496)/([.D101]-14.5476)" office:value-type="float" office:value="-0.0130635304969445">
            <text:p>-0,01306</text:p>
          </table:table-cell>
          <table:table-cell table:number-columns-repeated="1017"/>
        </table:table-row>
        <table:table-row table:style-name="ro1">
          <table:table-cell office:value-type="float" office:value="32.101">
            <text:p>32,10100</text:p>
          </table:table-cell>
          <table:table-cell office:value-type="float" office:value="-5.325">
            <text:p>-5,32500</text:p>
          </table:table-cell>
          <table:table-cell office:value-type="float" office:value="1.647">
            <text:p>1,6470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102]+3.19496)/([.D102]-14.5476)" office:value-type="float" office:value="-0.0130635304969445">
            <text:p>-0,01306</text:p>
          </table:table-cell>
          <table:table-cell table:number-columns-repeated="1017"/>
        </table:table-row>
        <table:table-row table:style-name="ro1">
          <table:table-cell office:value-type="float" office:value="32.201">
            <text:p>32,20100</text:p>
          </table:table-cell>
          <table:table-cell office:value-type="float" office:value="-5.325">
            <text:p>-5,32500</text:p>
          </table:table-cell>
          <table:table-cell office:value-type="float" office:value="1.647">
            <text:p>1,6470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103]+3.19496)/([.D103]-14.5476)" office:value-type="float" office:value="-0.0130635304969445">
            <text:p>-0,01306</text:p>
          </table:table-cell>
          <table:table-cell table:number-columns-repeated="1017"/>
        </table:table-row>
        <table:table-row table:style-name="ro1">
          <table:table-cell office:value-type="float" office:value="32.301">
            <text:p>32,30100</text:p>
          </table:table-cell>
          <table:table-cell office:value-type="float" office:value="-5.325">
            <text:p>-5,32500</text:p>
          </table:table-cell>
          <table:table-cell office:value-type="float" office:value="1.647">
            <text:p>1,6470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104]+3.19496)/([.D104]-14.5476)" office:value-type="float" office:value="-0.0130635304969445">
            <text:p>-0,01306</text:p>
          </table:table-cell>
          <table:table-cell table:number-columns-repeated="1017"/>
        </table:table-row>
        <table:table-row table:style-name="ro1">
          <table:table-cell office:value-type="float" office:value="32.401">
            <text:p>32,40100</text:p>
          </table:table-cell>
          <table:table-cell office:value-type="float" office:value="-5.325">
            <text:p>-5,32500</text:p>
          </table:table-cell>
          <table:table-cell office:value-type="float" office:value="1.647">
            <text:p>1,6470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105]+3.19496)/([.D105]-14.5476)" office:value-type="float" office:value="-0.0130635304969445">
            <text:p>-0,01306</text:p>
          </table:table-cell>
          <table:table-cell table:number-columns-repeated="1017"/>
        </table:table-row>
        <table:table-row table:style-name="ro1">
          <table:table-cell office:value-type="float" office:value="32.501">
            <text:p>32,50100</text:p>
          </table:table-cell>
          <table:table-cell office:value-type="float" office:value="-5.325">
            <text:p>-5,32500</text:p>
          </table:table-cell>
          <table:table-cell office:value-type="float" office:value="1.647">
            <text:p>1,6470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106]+3.19496)/([.D106]-14.5476)" office:value-type="float" office:value="-0.0130635304969445">
            <text:p>-0,01306</text:p>
          </table:table-cell>
          <table:table-cell table:number-columns-repeated="1017"/>
        </table:table-row>
        <table:table-row table:style-name="ro1">
          <table:table-cell office:value-type="float" office:value="32.601">
            <text:p>32,60100</text:p>
          </table:table-cell>
          <table:table-cell office:value-type="float" office:value="-5.325">
            <text:p>-5,32500</text:p>
          </table:table-cell>
          <table:table-cell office:value-type="float" office:value="1.6455">
            <text:p>1,6455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107]+3.19496)/([.D107]-14.5476)" office:value-type="float" office:value="-0.0130755593533306">
            <text:p>-0,01308</text:p>
          </table:table-cell>
          <table:table-cell table:number-columns-repeated="1017"/>
        </table:table-row>
        <table:table-row table:style-name="ro1">
          <table:table-cell office:value-type="float" office:value="32.701">
            <text:p>32,70100</text:p>
          </table:table-cell>
          <table:table-cell office:value-type="float" office:value="-5.325">
            <text:p>-5,32500</text:p>
          </table:table-cell>
          <table:table-cell office:value-type="float" office:value="1.6455">
            <text:p>1,6455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108]+3.19496)/([.D108]-14.5476)" office:value-type="float" office:value="-0.0130755593533306">
            <text:p>-0,01308</text:p>
          </table:table-cell>
          <table:table-cell table:number-columns-repeated="1017"/>
        </table:table-row>
        <table:table-row table:style-name="ro1">
          <table:table-cell office:value-type="float" office:value="32.801">
            <text:p>32,80100</text:p>
          </table:table-cell>
          <table:table-cell office:value-type="float" office:value="-5.325">
            <text:p>-5,32500</text:p>
          </table:table-cell>
          <table:table-cell office:value-type="float" office:value="1.6455">
            <text:p>1,6455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109]+3.19496)/([.D109]-14.5476)" office:value-type="float" office:value="-0.0130755593533306">
            <text:p>-0,01308</text:p>
          </table:table-cell>
          <table:table-cell table:number-columns-repeated="1017"/>
        </table:table-row>
        <table:table-row table:style-name="ro1">
          <table:table-cell office:value-type="float" office:value="32.901">
            <text:p>32,90100</text:p>
          </table:table-cell>
          <table:table-cell office:value-type="float" office:value="-5.325">
            <text:p>-5,32500</text:p>
          </table:table-cell>
          <table:table-cell office:value-type="float" office:value="1.6455">
            <text:p>1,6455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110]+3.19496)/([.D110]-14.5476)" office:value-type="float" office:value="-0.0130755593533306">
            <text:p>-0,01308</text:p>
          </table:table-cell>
          <table:table-cell table:number-columns-repeated="1017"/>
        </table:table-row>
        <table:table-row table:style-name="ro1">
          <table:table-cell office:value-type="float" office:value="33.001">
            <text:p>33,00100</text:p>
          </table:table-cell>
          <table:table-cell office:value-type="float" office:value="-5.325">
            <text:p>-5,32500</text:p>
          </table:table-cell>
          <table:table-cell office:value-type="float" office:value="1.6455">
            <text:p>1,6455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111]+3.19496)/([.D111]-14.5476)" office:value-type="float" office:value="-0.0130755593533306">
            <text:p>-0,01308</text:p>
          </table:table-cell>
          <table:table-cell table:number-columns-repeated="1017"/>
        </table:table-row>
        <table:table-row table:style-name="ro1">
          <table:table-cell office:value-type="float" office:value="33.101">
            <text:p>33,10100</text:p>
          </table:table-cell>
          <table:table-cell office:value-type="float" office:value="-5.325">
            <text:p>-5,32500</text:p>
          </table:table-cell>
          <table:table-cell office:value-type="float" office:value="1.6455">
            <text:p>1,6455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112]+3.19496)/([.D112]-14.5476)" office:value-type="float" office:value="-0.0130755593533306">
            <text:p>-0,01308</text:p>
          </table:table-cell>
          <table:table-cell table:number-columns-repeated="1017"/>
        </table:table-row>
        <table:table-row table:style-name="ro1">
          <table:table-cell office:value-type="float" office:value="33.201">
            <text:p>33,20100</text:p>
          </table:table-cell>
          <table:table-cell office:value-type="float" office:value="-5.325">
            <text:p>-5,32500</text:p>
          </table:table-cell>
          <table:table-cell office:value-type="float" office:value="1.6455">
            <text:p>1,6455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113]+3.19496)/([.D113]-14.5476)" office:value-type="float" office:value="-0.0130755593533306">
            <text:p>-0,01308</text:p>
          </table:table-cell>
          <table:table-cell table:number-columns-repeated="1017"/>
        </table:table-row>
        <table:table-row table:style-name="ro1">
          <table:table-cell office:value-type="float" office:value="33.301">
            <text:p>33,30100</text:p>
          </table:table-cell>
          <table:table-cell office:value-type="float" office:value="-5.325">
            <text:p>-5,32500</text:p>
          </table:table-cell>
          <table:table-cell office:value-type="float" office:value="1.6455">
            <text:p>1,6455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114]+3.19496)/([.D114]-14.5476)" office:value-type="float" office:value="-0.0130755593533306">
            <text:p>-0,01308</text:p>
          </table:table-cell>
          <table:table-cell table:number-columns-repeated="1017"/>
        </table:table-row>
        <table:table-row table:style-name="ro1">
          <table:table-cell office:value-type="float" office:value="33.401">
            <text:p>33,40100</text:p>
          </table:table-cell>
          <table:table-cell office:value-type="float" office:value="-5.325">
            <text:p>-5,32500</text:p>
          </table:table-cell>
          <table:table-cell office:value-type="float" office:value="1.6455">
            <text:p>1,6455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115]+3.19496)/([.D115]-14.5476)" office:value-type="float" office:value="-0.0130755593533306">
            <text:p>-0,01308</text:p>
          </table:table-cell>
          <table:table-cell table:number-columns-repeated="1017"/>
        </table:table-row>
        <table:table-row table:style-name="ro1">
          <table:table-cell office:value-type="float" office:value="33.501">
            <text:p>33,50100</text:p>
          </table:table-cell>
          <table:table-cell office:value-type="float" office:value="-5.325">
            <text:p>-5,32500</text:p>
          </table:table-cell>
          <table:table-cell office:value-type="float" office:value="1.6455">
            <text:p>1,6455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116]+3.19496)/([.D116]-14.5476)" office:value-type="float" office:value="-0.0130755593533306">
            <text:p>-0,01308</text:p>
          </table:table-cell>
          <table:table-cell table:number-columns-repeated="1017"/>
        </table:table-row>
        <table:table-row table:style-name="ro1">
          <table:table-cell office:value-type="float" office:value="33.601">
            <text:p>33,60100</text:p>
          </table:table-cell>
          <table:table-cell office:value-type="float" office:value="-5.325">
            <text:p>-5,32500</text:p>
          </table:table-cell>
          <table:table-cell office:value-type="float" office:value="1.6425">
            <text:p>1,6425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117]+3.19496)/([.D117]-14.5476)" office:value-type="float" office:value="-0.0130755593533306">
            <text:p>-0,01308</text:p>
          </table:table-cell>
          <table:table-cell table:number-columns-repeated="1017"/>
        </table:table-row>
        <table:table-row table:style-name="ro1">
          <table:table-cell office:value-type="float" office:value="33.701">
            <text:p>33,70100</text:p>
          </table:table-cell>
          <table:table-cell office:value-type="float" office:value="-5.325">
            <text:p>-5,32500</text:p>
          </table:table-cell>
          <table:table-cell office:value-type="float" office:value="1.6425">
            <text:p>1,6425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118]+3.19496)/([.D118]-14.5476)" office:value-type="float" office:value="-0.0130755593533306">
            <text:p>-0,01308</text:p>
          </table:table-cell>
          <table:table-cell table:number-columns-repeated="1017"/>
        </table:table-row>
        <table:table-row table:style-name="ro1">
          <table:table-cell office:value-type="float" office:value="33.801">
            <text:p>33,80100</text:p>
          </table:table-cell>
          <table:table-cell office:value-type="float" office:value="-5.325">
            <text:p>-5,32500</text:p>
          </table:table-cell>
          <table:table-cell office:value-type="float" office:value="1.6425">
            <text:p>1,6425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119]+3.19496)/([.D119]-14.5476)" office:value-type="float" office:value="-0.0130755593533306">
            <text:p>-0,01308</text:p>
          </table:table-cell>
          <table:table-cell table:number-columns-repeated="1017"/>
        </table:table-row>
        <table:table-row table:style-name="ro1">
          <table:table-cell office:value-type="float" office:value="33.901">
            <text:p>33,90100</text:p>
          </table:table-cell>
          <table:table-cell office:value-type="float" office:value="-5.325">
            <text:p>-5,32500</text:p>
          </table:table-cell>
          <table:table-cell office:value-type="float" office:value="1.6425">
            <text:p>1,6425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120]+3.19496)/([.D120]-14.5476)" office:value-type="float" office:value="-0.0130755593533306">
            <text:p>-0,01308</text:p>
          </table:table-cell>
          <table:table-cell table:number-columns-repeated="1017"/>
        </table:table-row>
        <table:table-row table:style-name="ro1">
          <table:table-cell office:value-type="float" office:value="34.001">
            <text:p>34,00100</text:p>
          </table:table-cell>
          <table:table-cell office:value-type="float" office:value="-5.325">
            <text:p>-5,32500</text:p>
          </table:table-cell>
          <table:table-cell office:value-type="float" office:value="1.6425">
            <text:p>1,6425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121]+3.19496)/([.D121]-14.5476)" office:value-type="float" office:value="-0.0130755593533306">
            <text:p>-0,01308</text:p>
          </table:table-cell>
          <table:table-cell table:number-columns-repeated="1017"/>
        </table:table-row>
        <table:table-row table:style-name="ro1">
          <table:table-cell office:value-type="float" office:value="34.101">
            <text:p>34,10100</text:p>
          </table:table-cell>
          <table:table-cell office:value-type="float" office:value="-5.325">
            <text:p>-5,32500</text:p>
          </table:table-cell>
          <table:table-cell office:value-type="float" office:value="1.6425">
            <text:p>1,6425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122]+3.19496)/([.D122]-14.5476)" office:value-type="float" office:value="-0.0130755593533306">
            <text:p>-0,01308</text:p>
          </table:table-cell>
          <table:table-cell table:number-columns-repeated="1017"/>
        </table:table-row>
        <table:table-row table:style-name="ro1">
          <table:table-cell office:value-type="float" office:value="34.201">
            <text:p>34,20100</text:p>
          </table:table-cell>
          <table:table-cell office:value-type="float" office:value="-5.325">
            <text:p>-5,32500</text:p>
          </table:table-cell>
          <table:table-cell office:value-type="float" office:value="1.6425">
            <text:p>1,6425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123]+3.19496)/([.D123]-14.5476)" office:value-type="float" office:value="-0.0130755593533306">
            <text:p>-0,01308</text:p>
          </table:table-cell>
          <table:table-cell table:number-columns-repeated="1017"/>
        </table:table-row>
        <table:table-row table:style-name="ro1">
          <table:table-cell office:value-type="float" office:value="34.301">
            <text:p>34,30100</text:p>
          </table:table-cell>
          <table:table-cell office:value-type="float" office:value="-5.325">
            <text:p>-5,32500</text:p>
          </table:table-cell>
          <table:table-cell office:value-type="float" office:value="1.6425">
            <text:p>1,6425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124]+3.19496)/([.D124]-14.5476)" office:value-type="float" office:value="-0.0130755593533306">
            <text:p>-0,01308</text:p>
          </table:table-cell>
          <table:table-cell table:number-columns-repeated="1017"/>
        </table:table-row>
        <table:table-row table:style-name="ro1">
          <table:table-cell office:value-type="float" office:value="34.401">
            <text:p>34,40100</text:p>
          </table:table-cell>
          <table:table-cell office:value-type="float" office:value="-5.325">
            <text:p>-5,32500</text:p>
          </table:table-cell>
          <table:table-cell office:value-type="float" office:value="1.6425">
            <text:p>1,6425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125]+3.19496)/([.D125]-14.5476)" office:value-type="float" office:value="-0.0130755593533306">
            <text:p>-0,01308</text:p>
          </table:table-cell>
          <table:table-cell table:number-columns-repeated="1017"/>
        </table:table-row>
        <table:table-row table:style-name="ro1">
          <table:table-cell office:value-type="float" office:value="34.501">
            <text:p>34,50100</text:p>
          </table:table-cell>
          <table:table-cell office:value-type="float" office:value="-5.325">
            <text:p>-5,32500</text:p>
          </table:table-cell>
          <table:table-cell office:value-type="float" office:value="1.6425">
            <text:p>1,6425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126]+3.19496)/([.D126]-14.5476)" office:value-type="float" office:value="-0.0130755593533306">
            <text:p>-0,01308</text:p>
          </table:table-cell>
          <table:table-cell table:number-columns-repeated="1017"/>
        </table:table-row>
        <table:table-row table:style-name="ro1">
          <table:table-cell office:value-type="float" office:value="34.601">
            <text:p>34,60100</text:p>
          </table:table-cell>
          <table:table-cell office:value-type="float" office:value="-5.325">
            <text:p>-5,32500</text:p>
          </table:table-cell>
          <table:table-cell office:value-type="float" office:value="1.6455">
            <text:p>1,6455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127]+3.19496)/([.D127]-14.5476)" office:value-type="float" office:value="-0.0130755593533306">
            <text:p>-0,01308</text:p>
          </table:table-cell>
          <table:table-cell table:number-columns-repeated="1017"/>
        </table:table-row>
        <table:table-row table:style-name="ro1">
          <table:table-cell office:value-type="float" office:value="34.701">
            <text:p>34,70100</text:p>
          </table:table-cell>
          <table:table-cell office:value-type="float" office:value="-5.325">
            <text:p>-5,32500</text:p>
          </table:table-cell>
          <table:table-cell office:value-type="float" office:value="1.6455">
            <text:p>1,6455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128]+3.19496)/([.D128]-14.5476)" office:value-type="float" office:value="-0.0130755593533306">
            <text:p>-0,01308</text:p>
          </table:table-cell>
          <table:table-cell table:number-columns-repeated="1017"/>
        </table:table-row>
        <table:table-row table:style-name="ro1">
          <table:table-cell office:value-type="float" office:value="34.801">
            <text:p>34,80100</text:p>
          </table:table-cell>
          <table:table-cell office:value-type="float" office:value="-5.325">
            <text:p>-5,32500</text:p>
          </table:table-cell>
          <table:table-cell office:value-type="float" office:value="1.6455">
            <text:p>1,6455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129]+3.19496)/([.D129]-14.5476)" office:value-type="float" office:value="-0.0130755593533306">
            <text:p>-0,01308</text:p>
          </table:table-cell>
          <table:table-cell table:number-columns-repeated="1017"/>
        </table:table-row>
        <table:table-row table:style-name="ro1">
          <table:table-cell office:value-type="float" office:value="34.901">
            <text:p>34,90100</text:p>
          </table:table-cell>
          <table:table-cell office:value-type="float" office:value="-5.325">
            <text:p>-5,32500</text:p>
          </table:table-cell>
          <table:table-cell office:value-type="float" office:value="1.6455">
            <text:p>1,6455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130]+3.19496)/([.D130]-14.5476)" office:value-type="float" office:value="-0.0130755593533306">
            <text:p>-0,01308</text:p>
          </table:table-cell>
          <table:table-cell table:number-columns-repeated="1017"/>
        </table:table-row>
        <table:table-row table:style-name="ro1">
          <table:table-cell office:value-type="float" office:value="35.001">
            <text:p>35,00100</text:p>
          </table:table-cell>
          <table:table-cell office:value-type="float" office:value="-5.325">
            <text:p>-5,32500</text:p>
          </table:table-cell>
          <table:table-cell office:value-type="float" office:value="1.6455">
            <text:p>1,6455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131]+3.19496)/([.D131]-14.5476)" office:value-type="float" office:value="-0.0130755593533306">
            <text:p>-0,01308</text:p>
          </table:table-cell>
          <table:table-cell table:number-columns-repeated="1017"/>
        </table:table-row>
        <table:table-row table:style-name="ro1">
          <table:table-cell office:value-type="float" office:value="35.101">
            <text:p>35,10100</text:p>
          </table:table-cell>
          <table:table-cell office:value-type="float" office:value="-5.325">
            <text:p>-5,32500</text:p>
          </table:table-cell>
          <table:table-cell office:value-type="float" office:value="1.6455">
            <text:p>1,6455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132]+3.19496)/([.D132]-14.5476)" office:value-type="float" office:value="-0.0130755593533306">
            <text:p>-0,01308</text:p>
          </table:table-cell>
          <table:table-cell table:number-columns-repeated="1017"/>
        </table:table-row>
        <table:table-row table:style-name="ro1">
          <table:table-cell office:value-type="float" office:value="35.201">
            <text:p>35,20100</text:p>
          </table:table-cell>
          <table:table-cell office:value-type="float" office:value="-5.325">
            <text:p>-5,32500</text:p>
          </table:table-cell>
          <table:table-cell office:value-type="float" office:value="1.6455">
            <text:p>1,6455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133]+3.19496)/([.D133]-14.5476)" office:value-type="float" office:value="-0.0130755593533306">
            <text:p>-0,01308</text:p>
          </table:table-cell>
          <table:table-cell table:number-columns-repeated="1017"/>
        </table:table-row>
        <table:table-row table:style-name="ro1">
          <table:table-cell office:value-type="float" office:value="35.301">
            <text:p>35,30100</text:p>
          </table:table-cell>
          <table:table-cell office:value-type="float" office:value="-5.325">
            <text:p>-5,32500</text:p>
          </table:table-cell>
          <table:table-cell office:value-type="float" office:value="1.6455">
            <text:p>1,6455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134]+3.19496)/([.D134]-14.5476)" office:value-type="float" office:value="-0.0130755593533306">
            <text:p>-0,01308</text:p>
          </table:table-cell>
          <table:table-cell table:number-columns-repeated="1017"/>
        </table:table-row>
        <table:table-row table:style-name="ro1">
          <table:table-cell office:value-type="float" office:value="35.401">
            <text:p>35,40100</text:p>
          </table:table-cell>
          <table:table-cell office:value-type="float" office:value="-5.325">
            <text:p>-5,32500</text:p>
          </table:table-cell>
          <table:table-cell office:value-type="float" office:value="1.6455">
            <text:p>1,6455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135]+3.19496)/([.D135]-14.5476)" office:value-type="float" office:value="-0.0130755593533306">
            <text:p>-0,01308</text:p>
          </table:table-cell>
          <table:table-cell table:number-columns-repeated="1017"/>
        </table:table-row>
        <table:table-row table:style-name="ro1">
          <table:table-cell office:value-type="float" office:value="35.501">
            <text:p>35,50100</text:p>
          </table:table-cell>
          <table:table-cell office:value-type="float" office:value="-5.325">
            <text:p>-5,32500</text:p>
          </table:table-cell>
          <table:table-cell office:value-type="float" office:value="1.6455">
            <text:p>1,6455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136]+3.19496)/([.D136]-14.5476)" office:value-type="float" office:value="-0.0130755593533306">
            <text:p>-0,01308</text:p>
          </table:table-cell>
          <table:table-cell table:number-columns-repeated="1017"/>
        </table:table-row>
        <table:table-row table:style-name="ro1">
          <table:table-cell office:value-type="float" office:value="35.601">
            <text:p>35,60100</text:p>
          </table:table-cell>
          <table:table-cell office:value-type="float" office:value="-5.325">
            <text:p>-5,32500</text:p>
          </table:table-cell>
          <table:table-cell office:value-type="float" office:value="1.644">
            <text:p>1,6440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137]+3.19496)/([.D137]-14.5476)" office:value-type="float" office:value="-0.0130755593533306">
            <text:p>-0,01308</text:p>
          </table:table-cell>
          <table:table-cell table:number-columns-repeated="1017"/>
        </table:table-row>
        <table:table-row table:style-name="ro1">
          <table:table-cell office:value-type="float" office:value="35.701">
            <text:p>35,70100</text:p>
          </table:table-cell>
          <table:table-cell office:value-type="float" office:value="-5.325">
            <text:p>-5,32500</text:p>
          </table:table-cell>
          <table:table-cell office:value-type="float" office:value="1.644">
            <text:p>1,6440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138]+3.19496)/([.D138]-14.5476)" office:value-type="float" office:value="-0.0130755593533306">
            <text:p>-0,01308</text:p>
          </table:table-cell>
          <table:table-cell table:number-columns-repeated="1017"/>
        </table:table-row>
        <table:table-row table:style-name="ro1">
          <table:table-cell office:value-type="float" office:value="35.801">
            <text:p>35,80100</text:p>
          </table:table-cell>
          <table:table-cell office:value-type="float" office:value="-5.325">
            <text:p>-5,32500</text:p>
          </table:table-cell>
          <table:table-cell office:value-type="float" office:value="1.644">
            <text:p>1,6440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139]+3.19496)/([.D139]-14.5476)" office:value-type="float" office:value="-0.0130755593533306">
            <text:p>-0,01308</text:p>
          </table:table-cell>
          <table:table-cell table:number-columns-repeated="1017"/>
        </table:table-row>
        <table:table-row table:style-name="ro1">
          <table:table-cell office:value-type="float" office:value="35.901">
            <text:p>35,90100</text:p>
          </table:table-cell>
          <table:table-cell office:value-type="float" office:value="-5.325">
            <text:p>-5,32500</text:p>
          </table:table-cell>
          <table:table-cell office:value-type="float" office:value="1.644">
            <text:p>1,6440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140]+3.19496)/([.D140]-14.5476)" office:value-type="float" office:value="-0.0130755593533306">
            <text:p>-0,01308</text:p>
          </table:table-cell>
          <table:table-cell table:number-columns-repeated="1017"/>
        </table:table-row>
        <table:table-row table:style-name="ro1">
          <table:table-cell office:value-type="float" office:value="36.001">
            <text:p>36,00100</text:p>
          </table:table-cell>
          <table:table-cell office:value-type="float" office:value="-5.325">
            <text:p>-5,32500</text:p>
          </table:table-cell>
          <table:table-cell office:value-type="float" office:value="1.644">
            <text:p>1,6440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141]+3.19496)/([.D141]-14.5476)" office:value-type="float" office:value="-0.0130755593533306">
            <text:p>-0,01308</text:p>
          </table:table-cell>
          <table:table-cell table:number-columns-repeated="1017"/>
        </table:table-row>
        <table:table-row table:style-name="ro1">
          <table:table-cell office:value-type="float" office:value="36.101">
            <text:p>36,10100</text:p>
          </table:table-cell>
          <table:table-cell office:value-type="float" office:value="-5.325">
            <text:p>-5,32500</text:p>
          </table:table-cell>
          <table:table-cell office:value-type="float" office:value="1.644">
            <text:p>1,6440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142]+3.19496)/([.D142]-14.5476)" office:value-type="float" office:value="-0.0130755593533306">
            <text:p>-0,01308</text:p>
          </table:table-cell>
          <table:table-cell table:number-columns-repeated="1017"/>
        </table:table-row>
        <table:table-row table:style-name="ro1">
          <table:table-cell office:value-type="float" office:value="36.201">
            <text:p>36,20100</text:p>
          </table:table-cell>
          <table:table-cell office:value-type="float" office:value="-5.325">
            <text:p>-5,32500</text:p>
          </table:table-cell>
          <table:table-cell office:value-type="float" office:value="1.644">
            <text:p>1,6440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143]+3.19496)/([.D143]-14.5476)" office:value-type="float" office:value="-0.0130755593533306">
            <text:p>-0,01308</text:p>
          </table:table-cell>
          <table:table-cell table:number-columns-repeated="1017"/>
        </table:table-row>
        <table:table-row table:style-name="ro1">
          <table:table-cell office:value-type="float" office:value="36.301">
            <text:p>36,30100</text:p>
          </table:table-cell>
          <table:table-cell office:value-type="float" office:value="-5.325">
            <text:p>-5,32500</text:p>
          </table:table-cell>
          <table:table-cell office:value-type="float" office:value="1.644">
            <text:p>1,6440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144]+3.19496)/([.D144]-14.5476)" office:value-type="float" office:value="-0.0130755593533306">
            <text:p>-0,01308</text:p>
          </table:table-cell>
          <table:table-cell table:number-columns-repeated="1017"/>
        </table:table-row>
        <table:table-row table:style-name="ro1">
          <table:table-cell office:value-type="float" office:value="36.401">
            <text:p>36,40100</text:p>
          </table:table-cell>
          <table:table-cell office:value-type="float" office:value="-5.325">
            <text:p>-5,32500</text:p>
          </table:table-cell>
          <table:table-cell office:value-type="float" office:value="1.644">
            <text:p>1,6440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145]+3.19496)/([.D145]-14.5476)" office:value-type="float" office:value="-0.0130755593533306">
            <text:p>-0,01308</text:p>
          </table:table-cell>
          <table:table-cell table:number-columns-repeated="1017"/>
        </table:table-row>
        <table:table-row table:style-name="ro1">
          <table:table-cell office:value-type="float" office:value="36.501">
            <text:p>36,50100</text:p>
          </table:table-cell>
          <table:table-cell office:value-type="float" office:value="-5.31">
            <text:p>-5,31000</text:p>
          </table:table-cell>
          <table:table-cell office:value-type="float" office:value="1.644">
            <text:p>1,6440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146]+3.19496)/([.D146]-14.5476)" office:value-type="float" office:value="-0.0129834796786297">
            <text:p>-0,01298</text:p>
          </table:table-cell>
          <table:table-cell table:number-columns-repeated="1017"/>
        </table:table-row>
        <table:table-row table:style-name="ro1">
          <table:table-cell office:value-type="float" office:value="36.601">
            <text:p>36,60100</text:p>
          </table:table-cell>
          <table:table-cell office:value-type="float" office:value="-5.31">
            <text:p>-5,31000</text:p>
          </table:table-cell>
          <table:table-cell office:value-type="float" office:value="1.644">
            <text:p>1,6440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147]+3.19496)/([.D147]-14.5476)" office:value-type="float" office:value="-0.0129834796786297">
            <text:p>-0,01298</text:p>
          </table:table-cell>
          <table:table-cell table:number-columns-repeated="1017"/>
        </table:table-row>
        <table:table-row table:style-name="ro1">
          <table:table-cell office:value-type="float" office:value="36.701">
            <text:p>36,70100</text:p>
          </table:table-cell>
          <table:table-cell office:value-type="float" office:value="-5.31">
            <text:p>-5,31000</text:p>
          </table:table-cell>
          <table:table-cell office:value-type="float" office:value="1.6425">
            <text:p>1,6425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148]+3.19496)/([.D148]-14.5476)" office:value-type="float" office:value="-0.0129834796786297">
            <text:p>-0,01298</text:p>
          </table:table-cell>
          <table:table-cell table:number-columns-repeated="1017"/>
        </table:table-row>
        <table:table-row table:style-name="ro1">
          <table:table-cell office:value-type="float" office:value="36.801">
            <text:p>36,80100</text:p>
          </table:table-cell>
          <table:table-cell office:value-type="float" office:value="-5.31">
            <text:p>-5,31000</text:p>
          </table:table-cell>
          <table:table-cell office:value-type="float" office:value="1.6425">
            <text:p>1,6425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149]+3.19496)/([.D149]-14.5476)" office:value-type="float" office:value="-0.0129834796786297">
            <text:p>-0,01298</text:p>
          </table:table-cell>
          <table:table-cell table:number-columns-repeated="1017"/>
        </table:table-row>
        <table:table-row table:style-name="ro1">
          <table:table-cell office:value-type="float" office:value="36.901">
            <text:p>36,90100</text:p>
          </table:table-cell>
          <table:table-cell office:value-type="float" office:value="-5.31">
            <text:p>-5,31000</text:p>
          </table:table-cell>
          <table:table-cell office:value-type="float" office:value="1.6425">
            <text:p>1,6425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150]+3.19496)/([.D150]-14.5476)" office:value-type="float" office:value="-0.0129834796786297">
            <text:p>-0,01298</text:p>
          </table:table-cell>
          <table:table-cell table:number-columns-repeated="1017"/>
        </table:table-row>
        <table:table-row table:style-name="ro1">
          <table:table-cell office:value-type="float" office:value="37.001">
            <text:p>37,00100</text:p>
          </table:table-cell>
          <table:table-cell office:value-type="float" office:value="-5.31">
            <text:p>-5,31000</text:p>
          </table:table-cell>
          <table:table-cell office:value-type="float" office:value="1.6425">
            <text:p>1,6425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151]+3.19496)/([.D151]-14.5476)" office:value-type="float" office:value="-0.0129834796786297">
            <text:p>-0,01298</text:p>
          </table:table-cell>
          <table:table-cell table:number-columns-repeated="1017"/>
        </table:table-row>
        <table:table-row table:style-name="ro1">
          <table:table-cell office:value-type="float" office:value="37.101">
            <text:p>37,10100</text:p>
          </table:table-cell>
          <table:table-cell office:value-type="float" office:value="-5.31">
            <text:p>-5,31000</text:p>
          </table:table-cell>
          <table:table-cell office:value-type="float" office:value="1.6425">
            <text:p>1,6425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152]+3.19496)/([.D152]-14.5476)" office:value-type="float" office:value="-0.0129834796786297">
            <text:p>-0,01298</text:p>
          </table:table-cell>
          <table:table-cell table:number-columns-repeated="1017"/>
        </table:table-row>
        <table:table-row table:style-name="ro1">
          <table:table-cell office:value-type="float" office:value="37.201">
            <text:p>37,20100</text:p>
          </table:table-cell>
          <table:table-cell office:value-type="float" office:value="-5.31">
            <text:p>-5,31000</text:p>
          </table:table-cell>
          <table:table-cell office:value-type="float" office:value="1.6425">
            <text:p>1,6425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153]+3.19496)/([.D153]-14.5476)" office:value-type="float" office:value="-0.0129834796786297">
            <text:p>-0,01298</text:p>
          </table:table-cell>
          <table:table-cell table:number-columns-repeated="1017"/>
        </table:table-row>
        <table:table-row table:style-name="ro1">
          <table:table-cell office:value-type="float" office:value="37.301">
            <text:p>37,30100</text:p>
          </table:table-cell>
          <table:table-cell office:value-type="float" office:value="-5.31">
            <text:p>-5,31000</text:p>
          </table:table-cell>
          <table:table-cell office:value-type="float" office:value="1.6425">
            <text:p>1,6425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154]+3.19496)/([.D154]-14.5476)" office:value-type="float" office:value="-0.0129834796786297">
            <text:p>-0,01298</text:p>
          </table:table-cell>
          <table:table-cell table:number-columns-repeated="1017"/>
        </table:table-row>
        <table:table-row table:style-name="ro1">
          <table:table-cell office:value-type="float" office:value="37.401">
            <text:p>37,40100</text:p>
          </table:table-cell>
          <table:table-cell office:value-type="float" office:value="-5.31">
            <text:p>-5,31000</text:p>
          </table:table-cell>
          <table:table-cell office:value-type="float" office:value="1.6425">
            <text:p>1,6425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155]+3.19496)/([.D155]-14.5476)" office:value-type="float" office:value="-0.0129834796786297">
            <text:p>-0,01298</text:p>
          </table:table-cell>
          <table:table-cell table:number-columns-repeated="1017"/>
        </table:table-row>
        <table:table-row table:style-name="ro1">
          <table:table-cell office:value-type="float" office:value="37.501">
            <text:p>37,50100</text:p>
          </table:table-cell>
          <table:table-cell office:value-type="float" office:value="-5.31">
            <text:p>-5,31000</text:p>
          </table:table-cell>
          <table:table-cell office:value-type="float" office:value="1.6425">
            <text:p>1,6425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156]+3.19496)/([.D156]-14.5476)" office:value-type="float" office:value="-0.0129834796786297">
            <text:p>-0,01298</text:p>
          </table:table-cell>
          <table:table-cell table:number-columns-repeated="1017"/>
        </table:table-row>
        <table:table-row table:style-name="ro1">
          <table:table-cell office:value-type="float" office:value="37.601">
            <text:p>37,60100</text:p>
          </table:table-cell>
          <table:table-cell office:value-type="float" office:value="-5.31">
            <text:p>-5,31000</text:p>
          </table:table-cell>
          <table:table-cell office:value-type="float" office:value="1.6425">
            <text:p>1,6425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157]+3.19496)/([.D157]-14.5476)" office:value-type="float" office:value="-0.0129834796786297">
            <text:p>-0,01298</text:p>
          </table:table-cell>
          <table:table-cell table:number-columns-repeated="1017"/>
        </table:table-row>
        <table:table-row table:style-name="ro1">
          <table:table-cell office:value-type="float" office:value="37.701">
            <text:p>37,70100</text:p>
          </table:table-cell>
          <table:table-cell office:value-type="float" office:value="-5.31">
            <text:p>-5,31000</text:p>
          </table:table-cell>
          <table:table-cell office:value-type="float" office:value="1.6425">
            <text:p>1,6425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158]+3.19496)/([.D158]-14.5476)" office:value-type="float" office:value="-0.0129834796786297">
            <text:p>-0,01298</text:p>
          </table:table-cell>
          <table:table-cell table:number-columns-repeated="1017"/>
        </table:table-row>
        <table:table-row table:style-name="ro1">
          <table:table-cell office:value-type="float" office:value="37.801">
            <text:p>37,80100</text:p>
          </table:table-cell>
          <table:table-cell office:value-type="float" office:value="-5.31">
            <text:p>-5,31000</text:p>
          </table:table-cell>
          <table:table-cell office:value-type="float" office:value="1.6425">
            <text:p>1,6425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159]+3.19496)/([.D159]-14.5476)" office:value-type="float" office:value="-0.0129834796786297">
            <text:p>-0,01298</text:p>
          </table:table-cell>
          <table:table-cell table:number-columns-repeated="1017"/>
        </table:table-row>
        <table:table-row table:style-name="ro1">
          <table:table-cell office:value-type="float" office:value="37.901">
            <text:p>37,90100</text:p>
          </table:table-cell>
          <table:table-cell office:value-type="float" office:value="-5.31">
            <text:p>-5,31000</text:p>
          </table:table-cell>
          <table:table-cell office:value-type="float" office:value="1.6425">
            <text:p>1,6425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160]+3.19496)/([.D160]-14.5476)" office:value-type="float" office:value="-0.0129834796786297">
            <text:p>-0,01298</text:p>
          </table:table-cell>
          <table:table-cell table:number-columns-repeated="1017"/>
        </table:table-row>
        <table:table-row table:style-name="ro1">
          <table:table-cell office:value-type="float" office:value="38.001">
            <text:p>38,00100</text:p>
          </table:table-cell>
          <table:table-cell office:value-type="float" office:value="-5.31">
            <text:p>-5,31000</text:p>
          </table:table-cell>
          <table:table-cell office:value-type="float" office:value="1.6425">
            <text:p>1,6425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161]+3.19496)/([.D161]-14.5476)" office:value-type="float" office:value="-0.0129834796786297">
            <text:p>-0,01298</text:p>
          </table:table-cell>
          <table:table-cell table:number-columns-repeated="1017"/>
        </table:table-row>
        <table:table-row table:style-name="ro1">
          <table:table-cell office:value-type="float" office:value="38.101">
            <text:p>38,10100</text:p>
          </table:table-cell>
          <table:table-cell office:value-type="float" office:value="-5.31">
            <text:p>-5,31000</text:p>
          </table:table-cell>
          <table:table-cell office:value-type="float" office:value="1.6425">
            <text:p>1,6425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162]+3.19496)/([.D162]-14.5476)" office:value-type="float" office:value="-0.0129834796786297">
            <text:p>-0,01298</text:p>
          </table:table-cell>
          <table:table-cell table:number-columns-repeated="1017"/>
        </table:table-row>
        <table:table-row table:style-name="ro1">
          <table:table-cell office:value-type="float" office:value="38.201">
            <text:p>38,20100</text:p>
          </table:table-cell>
          <table:table-cell office:value-type="float" office:value="-5.31">
            <text:p>-5,31000</text:p>
          </table:table-cell>
          <table:table-cell office:value-type="float" office:value="1.6425">
            <text:p>1,6425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163]+3.19496)/([.D163]-14.5476)" office:value-type="float" office:value="-0.0129834796786297">
            <text:p>-0,01298</text:p>
          </table:table-cell>
          <table:table-cell table:number-columns-repeated="1017"/>
        </table:table-row>
        <table:table-row table:style-name="ro1">
          <table:table-cell office:value-type="float" office:value="38.301">
            <text:p>38,30100</text:p>
          </table:table-cell>
          <table:table-cell office:value-type="float" office:value="-5.31">
            <text:p>-5,31000</text:p>
          </table:table-cell>
          <table:table-cell office:value-type="float" office:value="1.6425">
            <text:p>1,6425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164]+3.19496)/([.D164]-14.5476)" office:value-type="float" office:value="-0.0129834796786297">
            <text:p>-0,01298</text:p>
          </table:table-cell>
          <table:table-cell table:number-columns-repeated="1017"/>
        </table:table-row>
        <table:table-row table:style-name="ro1">
          <table:table-cell office:value-type="float" office:value="38.401">
            <text:p>38,40100</text:p>
          </table:table-cell>
          <table:table-cell office:value-type="float" office:value="-5.31">
            <text:p>-5,31000</text:p>
          </table:table-cell>
          <table:table-cell office:value-type="float" office:value="1.6425">
            <text:p>1,6425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165]+3.19496)/([.D165]-14.5476)" office:value-type="float" office:value="-0.0129834796786297">
            <text:p>-0,01298</text:p>
          </table:table-cell>
          <table:table-cell table:number-columns-repeated="1017"/>
        </table:table-row>
        <table:table-row table:style-name="ro1">
          <table:table-cell office:value-type="float" office:value="38.501">
            <text:p>38,50100</text:p>
          </table:table-cell>
          <table:table-cell office:value-type="float" office:value="-5.31">
            <text:p>-5,31000</text:p>
          </table:table-cell>
          <table:table-cell office:value-type="float" office:value="1.6425">
            <text:p>1,6425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166]+3.19496)/([.D166]-14.5476)" office:value-type="float" office:value="-0.0129834796786297">
            <text:p>-0,01298</text:p>
          </table:table-cell>
          <table:table-cell table:number-columns-repeated="1017"/>
        </table:table-row>
        <table:table-row table:style-name="ro1">
          <table:table-cell office:value-type="float" office:value="38.601">
            <text:p>38,60100</text:p>
          </table:table-cell>
          <table:table-cell office:value-type="float" office:value="-5.31">
            <text:p>-5,31000</text:p>
          </table:table-cell>
          <table:table-cell office:value-type="float" office:value="1.6425">
            <text:p>1,6425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167]+3.19496)/([.D167]-14.5476)" office:value-type="float" office:value="-0.0129834796786297">
            <text:p>-0,01298</text:p>
          </table:table-cell>
          <table:table-cell table:number-columns-repeated="1017"/>
        </table:table-row>
        <table:table-row table:style-name="ro1">
          <table:table-cell office:value-type="float" office:value="38.701">
            <text:p>38,70100</text:p>
          </table:table-cell>
          <table:table-cell office:value-type="float" office:value="-5.31">
            <text:p>-5,31000</text:p>
          </table:table-cell>
          <table:table-cell office:value-type="float" office:value="1.6425">
            <text:p>1,6425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168]+3.19496)/([.D168]-14.5476)" office:value-type="float" office:value="-0.0129834796786297">
            <text:p>-0,01298</text:p>
          </table:table-cell>
          <table:table-cell table:number-columns-repeated="1017"/>
        </table:table-row>
        <table:table-row table:style-name="ro1">
          <table:table-cell office:value-type="float" office:value="38.801">
            <text:p>38,80100</text:p>
          </table:table-cell>
          <table:table-cell office:value-type="float" office:value="-5.31">
            <text:p>-5,31000</text:p>
          </table:table-cell>
          <table:table-cell office:value-type="float" office:value="1.6425">
            <text:p>1,6425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169]+3.19496)/([.D169]-14.5476)" office:value-type="float" office:value="-0.0129834796786297">
            <text:p>-0,01298</text:p>
          </table:table-cell>
          <table:table-cell table:number-columns-repeated="1017"/>
        </table:table-row>
        <table:table-row table:style-name="ro1">
          <table:table-cell office:value-type="float" office:value="38.901">
            <text:p>38,90100</text:p>
          </table:table-cell>
          <table:table-cell office:value-type="float" office:value="-5.31">
            <text:p>-5,31000</text:p>
          </table:table-cell>
          <table:table-cell office:value-type="float" office:value="1.6425">
            <text:p>1,6425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170]+3.19496)/([.D170]-14.5476)" office:value-type="float" office:value="-0.0129834796786297">
            <text:p>-0,01298</text:p>
          </table:table-cell>
          <table:table-cell table:number-columns-repeated="1017"/>
        </table:table-row>
        <table:table-row table:style-name="ro1">
          <table:table-cell office:value-type="float" office:value="39.001">
            <text:p>39,00100</text:p>
          </table:table-cell>
          <table:table-cell office:value-type="float" office:value="-5.31">
            <text:p>-5,31000</text:p>
          </table:table-cell>
          <table:table-cell office:value-type="float" office:value="1.6425">
            <text:p>1,6425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171]+3.19496)/([.D171]-14.5476)" office:value-type="float" office:value="-0.0129834796786297">
            <text:p>-0,01298</text:p>
          </table:table-cell>
          <table:table-cell table:number-columns-repeated="1017"/>
        </table:table-row>
        <table:table-row table:style-name="ro1">
          <table:table-cell office:value-type="float" office:value="39.101">
            <text:p>39,10100</text:p>
          </table:table-cell>
          <table:table-cell office:value-type="float" office:value="-5.31">
            <text:p>-5,31000</text:p>
          </table:table-cell>
          <table:table-cell office:value-type="float" office:value="1.6425">
            <text:p>1,6425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172]+3.19496)/([.D172]-14.5476)" office:value-type="float" office:value="-0.0129834796786297">
            <text:p>-0,01298</text:p>
          </table:table-cell>
          <table:table-cell table:number-columns-repeated="1017"/>
        </table:table-row>
        <table:table-row table:style-name="ro1">
          <table:table-cell office:value-type="float" office:value="39.201">
            <text:p>39,20100</text:p>
          </table:table-cell>
          <table:table-cell office:value-type="float" office:value="-5.31">
            <text:p>-5,31000</text:p>
          </table:table-cell>
          <table:table-cell office:value-type="float" office:value="1.6425">
            <text:p>1,6425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173]+3.19496)/([.D173]-14.5476)" office:value-type="float" office:value="-0.0129834796786297">
            <text:p>-0,01298</text:p>
          </table:table-cell>
          <table:table-cell table:number-columns-repeated="1017"/>
        </table:table-row>
        <table:table-row table:style-name="ro1">
          <table:table-cell office:value-type="float" office:value="39.301">
            <text:p>39,30100</text:p>
          </table:table-cell>
          <table:table-cell office:value-type="float" office:value="-5.31">
            <text:p>-5,31000</text:p>
          </table:table-cell>
          <table:table-cell office:value-type="float" office:value="1.6425">
            <text:p>1,6425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174]+3.19496)/([.D174]-14.5476)" office:value-type="float" office:value="-0.0129834796786297">
            <text:p>-0,01298</text:p>
          </table:table-cell>
          <table:table-cell table:number-columns-repeated="1017"/>
        </table:table-row>
        <table:table-row table:style-name="ro1">
          <table:table-cell office:value-type="float" office:value="39.401">
            <text:p>39,40100</text:p>
          </table:table-cell>
          <table:table-cell office:value-type="float" office:value="-5.31">
            <text:p>-5,31000</text:p>
          </table:table-cell>
          <table:table-cell office:value-type="float" office:value="1.6425">
            <text:p>1,6425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175]+3.19496)/([.D175]-14.5476)" office:value-type="float" office:value="-0.0129834796786297">
            <text:p>-0,01298</text:p>
          </table:table-cell>
          <table:table-cell table:number-columns-repeated="1017"/>
        </table:table-row>
        <table:table-row table:style-name="ro1">
          <table:table-cell office:value-type="float" office:value="39.501">
            <text:p>39,50100</text:p>
          </table:table-cell>
          <table:table-cell office:value-type="float" office:value="-5.31">
            <text:p>-5,31000</text:p>
          </table:table-cell>
          <table:table-cell office:value-type="float" office:value="1.6425">
            <text:p>1,6425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176]+3.19496)/([.D176]-14.5476)" office:value-type="float" office:value="-0.0129834796786297">
            <text:p>-0,01298</text:p>
          </table:table-cell>
          <table:table-cell table:number-columns-repeated="1017"/>
        </table:table-row>
        <table:table-row table:style-name="ro1">
          <table:table-cell office:value-type="float" office:value="39.601">
            <text:p>39,60100</text:p>
          </table:table-cell>
          <table:table-cell office:value-type="float" office:value="-5.31">
            <text:p>-5,31000</text:p>
          </table:table-cell>
          <table:table-cell office:value-type="float" office:value="1.6425">
            <text:p>1,6425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177]+3.19496)/([.D177]-14.5476)" office:value-type="float" office:value="-0.0129834796786297">
            <text:p>-0,01298</text:p>
          </table:table-cell>
          <table:table-cell table:number-columns-repeated="1017"/>
        </table:table-row>
        <table:table-row table:style-name="ro1">
          <table:table-cell office:value-type="float" office:value="39.701">
            <text:p>39,70100</text:p>
          </table:table-cell>
          <table:table-cell office:value-type="float" office:value="-5.31">
            <text:p>-5,31000</text:p>
          </table:table-cell>
          <table:table-cell office:value-type="float" office:value="1.644">
            <text:p>1,644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178]+3.19496)/([.D178]-14.5476)" office:value-type="float" office:value="-0.0129954458428877">
            <text:p>-0,01300</text:p>
          </table:table-cell>
          <table:table-cell table:number-columns-repeated="1017"/>
        </table:table-row>
        <table:table-row table:style-name="ro1">
          <table:table-cell office:value-type="float" office:value="39.801">
            <text:p>39,80100</text:p>
          </table:table-cell>
          <table:table-cell office:value-type="float" office:value="-5.31">
            <text:p>-5,31000</text:p>
          </table:table-cell>
          <table:table-cell office:value-type="float" office:value="1.644">
            <text:p>1,644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179]+3.19496)/([.D179]-14.5476)" office:value-type="float" office:value="-0.0129954458428877">
            <text:p>-0,01300</text:p>
          </table:table-cell>
          <table:table-cell table:number-columns-repeated="1017"/>
        </table:table-row>
        <table:table-row table:style-name="ro1">
          <table:table-cell office:value-type="float" office:value="39.901">
            <text:p>39,90100</text:p>
          </table:table-cell>
          <table:table-cell office:value-type="float" office:value="-5.31">
            <text:p>-5,31000</text:p>
          </table:table-cell>
          <table:table-cell office:value-type="float" office:value="1.644">
            <text:p>1,644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180]+3.19496)/([.D180]-14.5476)" office:value-type="float" office:value="-0.0129954458428877">
            <text:p>-0,01300</text:p>
          </table:table-cell>
          <table:table-cell table:number-columns-repeated="1017"/>
        </table:table-row>
        <table:table-row table:style-name="ro1">
          <table:table-cell office:value-type="float" office:value="40.001">
            <text:p>40,00100</text:p>
          </table:table-cell>
          <table:table-cell office:value-type="float" office:value="-5.31">
            <text:p>-5,31000</text:p>
          </table:table-cell>
          <table:table-cell office:value-type="float" office:value="1.644">
            <text:p>1,644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181]+3.19496)/([.D181]-14.5476)" office:value-type="float" office:value="-0.0129954458428877">
            <text:p>-0,01300</text:p>
          </table:table-cell>
          <table:table-cell table:number-columns-repeated="1017"/>
        </table:table-row>
        <table:table-row table:style-name="ro1">
          <table:table-cell office:value-type="float" office:value="40.101">
            <text:p>40,10100</text:p>
          </table:table-cell>
          <table:table-cell office:value-type="float" office:value="-5.31">
            <text:p>-5,31000</text:p>
          </table:table-cell>
          <table:table-cell office:value-type="float" office:value="1.644">
            <text:p>1,644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182]+3.19496)/([.D182]-14.5476)" office:value-type="float" office:value="-0.0129954458428877">
            <text:p>-0,01300</text:p>
          </table:table-cell>
          <table:table-cell table:number-columns-repeated="1017"/>
        </table:table-row>
        <table:table-row table:style-name="ro1">
          <table:table-cell office:value-type="float" office:value="40.201">
            <text:p>40,20100</text:p>
          </table:table-cell>
          <table:table-cell office:value-type="float" office:value="-5.31">
            <text:p>-5,31000</text:p>
          </table:table-cell>
          <table:table-cell office:value-type="float" office:value="1.644">
            <text:p>1,644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183]+3.19496)/([.D183]-14.5476)" office:value-type="float" office:value="-0.0129954458428877">
            <text:p>-0,01300</text:p>
          </table:table-cell>
          <table:table-cell table:number-columns-repeated="1017"/>
        </table:table-row>
        <table:table-row table:style-name="ro1">
          <table:table-cell office:value-type="float" office:value="40.301">
            <text:p>40,30100</text:p>
          </table:table-cell>
          <table:table-cell office:value-type="float" office:value="-5.31">
            <text:p>-5,31000</text:p>
          </table:table-cell>
          <table:table-cell office:value-type="float" office:value="1.644">
            <text:p>1,644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184]+3.19496)/([.D184]-14.5476)" office:value-type="float" office:value="-0.0129954458428877">
            <text:p>-0,01300</text:p>
          </table:table-cell>
          <table:table-cell table:number-columns-repeated="1017"/>
        </table:table-row>
        <table:table-row table:style-name="ro1">
          <table:table-cell office:value-type="float" office:value="40.401">
            <text:p>40,40100</text:p>
          </table:table-cell>
          <table:table-cell office:value-type="float" office:value="-5.31">
            <text:p>-5,31000</text:p>
          </table:table-cell>
          <table:table-cell office:value-type="float" office:value="1.644">
            <text:p>1,644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185]+3.19496)/([.D185]-14.5476)" office:value-type="float" office:value="-0.0129954458428877">
            <text:p>-0,01300</text:p>
          </table:table-cell>
          <table:table-cell table:number-columns-repeated="1017"/>
        </table:table-row>
        <table:table-row table:style-name="ro1">
          <table:table-cell office:value-type="float" office:value="40.501">
            <text:p>40,50100</text:p>
          </table:table-cell>
          <table:table-cell office:value-type="float" office:value="-5.31">
            <text:p>-5,31000</text:p>
          </table:table-cell>
          <table:table-cell office:value-type="float" office:value="1.644">
            <text:p>1,644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186]+3.19496)/([.D186]-14.5476)" office:value-type="float" office:value="-0.0129954458428877">
            <text:p>-0,01300</text:p>
          </table:table-cell>
          <table:table-cell table:number-columns-repeated="1017"/>
        </table:table-row>
        <table:table-row table:style-name="ro1">
          <table:table-cell office:value-type="float" office:value="40.601">
            <text:p>40,60100</text:p>
          </table:table-cell>
          <table:table-cell office:value-type="float" office:value="-5.31">
            <text:p>-5,31000</text:p>
          </table:table-cell>
          <table:table-cell office:value-type="float" office:value="1.644">
            <text:p>1,644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187]+3.19496)/([.D187]-14.5476)" office:value-type="float" office:value="-0.0129954458428877">
            <text:p>-0,01300</text:p>
          </table:table-cell>
          <table:table-cell table:number-columns-repeated="1017"/>
        </table:table-row>
        <table:table-row table:style-name="ro1">
          <table:table-cell office:value-type="float" office:value="40.701">
            <text:p>40,70100</text:p>
          </table:table-cell>
          <table:table-cell office:value-type="float" office:value="-5.31">
            <text:p>-5,31000</text:p>
          </table:table-cell>
          <table:table-cell office:value-type="float" office:value="1.6425">
            <text:p>1,6425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188]+3.19496)/([.D188]-14.5476)" office:value-type="float" office:value="-0.0129954458428877">
            <text:p>-0,01300</text:p>
          </table:table-cell>
          <table:table-cell table:number-columns-repeated="1017"/>
        </table:table-row>
        <table:table-row table:style-name="ro1">
          <table:table-cell office:value-type="float" office:value="40.801">
            <text:p>40,80100</text:p>
          </table:table-cell>
          <table:table-cell office:value-type="float" office:value="-5.31">
            <text:p>-5,31000</text:p>
          </table:table-cell>
          <table:table-cell office:value-type="float" office:value="1.6425">
            <text:p>1,6425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189]+3.19496)/([.D189]-14.5476)" office:value-type="float" office:value="-0.0129954458428877">
            <text:p>-0,01300</text:p>
          </table:table-cell>
          <table:table-cell table:number-columns-repeated="1017"/>
        </table:table-row>
        <table:table-row table:style-name="ro1">
          <table:table-cell office:value-type="float" office:value="40.901">
            <text:p>40,90100</text:p>
          </table:table-cell>
          <table:table-cell office:value-type="float" office:value="-5.31">
            <text:p>-5,31000</text:p>
          </table:table-cell>
          <table:table-cell office:value-type="float" office:value="1.6425">
            <text:p>1,6425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190]+3.19496)/([.D190]-14.5476)" office:value-type="float" office:value="-0.0129954458428877">
            <text:p>-0,01300</text:p>
          </table:table-cell>
          <table:table-cell table:number-columns-repeated="1017"/>
        </table:table-row>
        <table:table-row table:style-name="ro1">
          <table:table-cell office:value-type="float" office:value="41.001">
            <text:p>41,00100</text:p>
          </table:table-cell>
          <table:table-cell office:value-type="float" office:value="-5.31">
            <text:p>-5,31000</text:p>
          </table:table-cell>
          <table:table-cell office:value-type="float" office:value="1.6425">
            <text:p>1,6425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191]+3.19496)/([.D191]-14.5476)" office:value-type="float" office:value="-0.0129954458428877">
            <text:p>-0,01300</text:p>
          </table:table-cell>
          <table:table-cell table:number-columns-repeated="1017"/>
        </table:table-row>
        <table:table-row table:style-name="ro1">
          <table:table-cell office:value-type="float" office:value="41.101">
            <text:p>41,10100</text:p>
          </table:table-cell>
          <table:table-cell office:value-type="float" office:value="-5.31">
            <text:p>-5,31000</text:p>
          </table:table-cell>
          <table:table-cell office:value-type="float" office:value="1.6425">
            <text:p>1,6425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192]+3.19496)/([.D192]-14.5476)" office:value-type="float" office:value="-0.0129954458428877">
            <text:p>-0,01300</text:p>
          </table:table-cell>
          <table:table-cell table:number-columns-repeated="1017"/>
        </table:table-row>
        <table:table-row table:style-name="ro1">
          <table:table-cell office:value-type="float" office:value="41.201">
            <text:p>41,20100</text:p>
          </table:table-cell>
          <table:table-cell office:value-type="float" office:value="-5.31">
            <text:p>-5,31000</text:p>
          </table:table-cell>
          <table:table-cell office:value-type="float" office:value="1.6425">
            <text:p>1,6425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193]+3.19496)/([.D193]-14.5476)" office:value-type="float" office:value="-0.0129954458428877">
            <text:p>-0,01300</text:p>
          </table:table-cell>
          <table:table-cell table:number-columns-repeated="1017"/>
        </table:table-row>
        <table:table-row table:style-name="ro1">
          <table:table-cell office:value-type="float" office:value="41.301">
            <text:p>41,30100</text:p>
          </table:table-cell>
          <table:table-cell office:value-type="float" office:value="-5.31">
            <text:p>-5,31000</text:p>
          </table:table-cell>
          <table:table-cell office:value-type="float" office:value="1.6425">
            <text:p>1,6425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194]+3.19496)/([.D194]-14.5476)" office:value-type="float" office:value="-0.0129954458428877">
            <text:p>-0,01300</text:p>
          </table:table-cell>
          <table:table-cell table:number-columns-repeated="1017"/>
        </table:table-row>
        <table:table-row table:style-name="ro1">
          <table:table-cell office:value-type="float" office:value="41.401">
            <text:p>41,40100</text:p>
          </table:table-cell>
          <table:table-cell office:value-type="float" office:value="-5.31">
            <text:p>-5,31000</text:p>
          </table:table-cell>
          <table:table-cell office:value-type="float" office:value="1.6425">
            <text:p>1,6425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195]+3.19496)/([.D195]-14.5476)" office:value-type="float" office:value="-0.0129954458428877">
            <text:p>-0,01300</text:p>
          </table:table-cell>
          <table:table-cell table:number-columns-repeated="1017"/>
        </table:table-row>
        <table:table-row table:style-name="ro1">
          <table:table-cell office:value-type="float" office:value="41.501">
            <text:p>41,50100</text:p>
          </table:table-cell>
          <table:table-cell office:value-type="float" office:value="-5.31">
            <text:p>-5,31000</text:p>
          </table:table-cell>
          <table:table-cell office:value-type="float" office:value="1.6425">
            <text:p>1,6425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196]+3.19496)/([.D196]-14.5476)" office:value-type="float" office:value="-0.0129954458428877">
            <text:p>-0,01300</text:p>
          </table:table-cell>
          <table:table-cell table:number-columns-repeated="1017"/>
        </table:table-row>
        <table:table-row table:style-name="ro1">
          <table:table-cell office:value-type="float" office:value="41.601">
            <text:p>41,60100</text:p>
          </table:table-cell>
          <table:table-cell office:value-type="float" office:value="-5.31">
            <text:p>-5,31000</text:p>
          </table:table-cell>
          <table:table-cell office:value-type="float" office:value="1.6425">
            <text:p>1,6425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197]+3.19496)/([.D197]-14.5476)" office:value-type="float" office:value="-0.0129954458428877">
            <text:p>-0,01300</text:p>
          </table:table-cell>
          <table:table-cell table:number-columns-repeated="1017"/>
        </table:table-row>
        <table:table-row table:style-name="ro1">
          <table:table-cell office:value-type="float" office:value="41.701">
            <text:p>41,70100</text:p>
          </table:table-cell>
          <table:table-cell office:value-type="float" office:value="-5.31">
            <text:p>-5,31000</text:p>
          </table:table-cell>
          <table:table-cell office:value-type="float" office:value="1.6425">
            <text:p>1,6425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198]+3.19496)/([.D198]-14.5476)" office:value-type="float" office:value="-0.0129954458428877">
            <text:p>-0,01300</text:p>
          </table:table-cell>
          <table:table-cell table:number-columns-repeated="1017"/>
        </table:table-row>
        <table:table-row table:style-name="ro1">
          <table:table-cell office:value-type="float" office:value="41.801">
            <text:p>41,80100</text:p>
          </table:table-cell>
          <table:table-cell office:value-type="float" office:value="-5.31">
            <text:p>-5,31000</text:p>
          </table:table-cell>
          <table:table-cell office:value-type="float" office:value="1.6425">
            <text:p>1,6425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199]+3.19496)/([.D199]-14.5476)" office:value-type="float" office:value="-0.0129954458428877">
            <text:p>-0,01300</text:p>
          </table:table-cell>
          <table:table-cell table:number-columns-repeated="1017"/>
        </table:table-row>
        <table:table-row table:style-name="ro1">
          <table:table-cell office:value-type="float" office:value="41.901">
            <text:p>41,90100</text:p>
          </table:table-cell>
          <table:table-cell office:value-type="float" office:value="-5.31">
            <text:p>-5,31000</text:p>
          </table:table-cell>
          <table:table-cell office:value-type="float" office:value="1.6425">
            <text:p>1,6425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00]+3.19496)/([.D200]-14.5476)" office:value-type="float" office:value="-0.0129954458428877">
            <text:p>-0,01300</text:p>
          </table:table-cell>
          <table:table-cell table:number-columns-repeated="1017"/>
        </table:table-row>
        <table:table-row table:style-name="ro1">
          <table:table-cell office:value-type="float" office:value="42.001">
            <text:p>42,00100</text:p>
          </table:table-cell>
          <table:table-cell office:value-type="float" office:value="-5.31">
            <text:p>-5,31000</text:p>
          </table:table-cell>
          <table:table-cell office:value-type="float" office:value="1.6425">
            <text:p>1,6425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01]+3.19496)/([.D201]-14.5476)" office:value-type="float" office:value="-0.0129954458428877">
            <text:p>-0,01300</text:p>
          </table:table-cell>
          <table:table-cell table:number-columns-repeated="1017"/>
        </table:table-row>
        <table:table-row table:style-name="ro1">
          <table:table-cell office:value-type="float" office:value="42.101">
            <text:p>42,10100</text:p>
          </table:table-cell>
          <table:table-cell office:value-type="float" office:value="-5.31">
            <text:p>-5,31000</text:p>
          </table:table-cell>
          <table:table-cell office:value-type="float" office:value="1.6425">
            <text:p>1,6425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02]+3.19496)/([.D202]-14.5476)" office:value-type="float" office:value="-0.0129954458428877">
            <text:p>-0,01300</text:p>
          </table:table-cell>
          <table:table-cell table:number-columns-repeated="1017"/>
        </table:table-row>
        <table:table-row table:style-name="ro1">
          <table:table-cell office:value-type="float" office:value="42.201">
            <text:p>42,20100</text:p>
          </table:table-cell>
          <table:table-cell office:value-type="float" office:value="-5.31">
            <text:p>-5,31000</text:p>
          </table:table-cell>
          <table:table-cell office:value-type="float" office:value="1.6425">
            <text:p>1,6425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03]+3.19496)/([.D203]-14.5476)" office:value-type="float" office:value="-0.0129954458428877">
            <text:p>-0,01300</text:p>
          </table:table-cell>
          <table:table-cell table:number-columns-repeated="1017"/>
        </table:table-row>
        <table:table-row table:style-name="ro1">
          <table:table-cell office:value-type="float" office:value="42.301">
            <text:p>42,30100</text:p>
          </table:table-cell>
          <table:table-cell office:value-type="float" office:value="-5.31">
            <text:p>-5,31000</text:p>
          </table:table-cell>
          <table:table-cell office:value-type="float" office:value="1.6425">
            <text:p>1,6425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04]+3.19496)/([.D204]-14.5476)" office:value-type="float" office:value="-0.0129954458428877">
            <text:p>-0,01300</text:p>
          </table:table-cell>
          <table:table-cell table:number-columns-repeated="1017"/>
        </table:table-row>
        <table:table-row table:style-name="ro1">
          <table:table-cell office:value-type="float" office:value="42.401">
            <text:p>42,40100</text:p>
          </table:table-cell>
          <table:table-cell office:value-type="float" office:value="-5.31">
            <text:p>-5,31000</text:p>
          </table:table-cell>
          <table:table-cell office:value-type="float" office:value="1.6425">
            <text:p>1,6425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05]+3.19496)/([.D205]-14.5476)" office:value-type="float" office:value="-0.0129954458428877">
            <text:p>-0,01300</text:p>
          </table:table-cell>
          <table:table-cell table:number-columns-repeated="1017"/>
        </table:table-row>
        <table:table-row table:style-name="ro1">
          <table:table-cell office:value-type="float" office:value="42.501">
            <text:p>42,50100</text:p>
          </table:table-cell>
          <table:table-cell office:value-type="float" office:value="-5.295">
            <text:p>-5,29500</text:p>
          </table:table-cell>
          <table:table-cell office:value-type="float" office:value="1.6425">
            <text:p>1,6425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06]+3.19496)/([.D206]-14.5476)" office:value-type="float" office:value="-0.0129032813033786">
            <text:p>-0,01290</text:p>
          </table:table-cell>
          <table:table-cell table:number-columns-repeated="1017"/>
        </table:table-row>
        <table:table-row table:style-name="ro1">
          <table:table-cell office:value-type="float" office:value="42.601">
            <text:p>42,60100</text:p>
          </table:table-cell>
          <table:table-cell office:value-type="float" office:value="-5.295">
            <text:p>-5,29500</text:p>
          </table:table-cell>
          <table:table-cell office:value-type="float" office:value="1.6425">
            <text:p>1,6425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07]+3.19496)/([.D207]-14.5476)" office:value-type="float" office:value="-0.0129032813033786">
            <text:p>-0,01290</text:p>
          </table:table-cell>
          <table:table-cell table:number-columns-repeated="1017"/>
        </table:table-row>
        <table:table-row table:style-name="ro1">
          <table:table-cell office:value-type="float" office:value="42.701">
            <text:p>42,70100</text:p>
          </table:table-cell>
          <table:table-cell office:value-type="float" office:value="-5.295">
            <text:p>-5,29500</text:p>
          </table:table-cell>
          <table:table-cell office:value-type="float" office:value="1.641">
            <text:p>1,641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08]+3.19496)/([.D208]-14.5476)" office:value-type="float" office:value="-0.0129032813033786">
            <text:p>-0,01290</text:p>
          </table:table-cell>
          <table:table-cell table:number-columns-repeated="1017"/>
        </table:table-row>
        <table:table-row table:style-name="ro1">
          <table:table-cell office:value-type="float" office:value="42.801">
            <text:p>42,80100</text:p>
          </table:table-cell>
          <table:table-cell office:value-type="float" office:value="-5.295">
            <text:p>-5,29500</text:p>
          </table:table-cell>
          <table:table-cell office:value-type="float" office:value="1.641">
            <text:p>1,641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09]+3.19496)/([.D209]-14.5476)" office:value-type="float" office:value="-0.0129032813033786">
            <text:p>-0,01290</text:p>
          </table:table-cell>
          <table:table-cell table:number-columns-repeated="1017"/>
        </table:table-row>
        <table:table-row table:style-name="ro1">
          <table:table-cell office:value-type="float" office:value="42.901">
            <text:p>42,90100</text:p>
          </table:table-cell>
          <table:table-cell office:value-type="float" office:value="-5.295">
            <text:p>-5,29500</text:p>
          </table:table-cell>
          <table:table-cell office:value-type="float" office:value="1.641">
            <text:p>1,641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10]+3.19496)/([.D210]-14.5476)" office:value-type="float" office:value="-0.0129032813033786">
            <text:p>-0,01290</text:p>
          </table:table-cell>
          <table:table-cell table:number-columns-repeated="1017"/>
        </table:table-row>
        <table:table-row table:style-name="ro1">
          <table:table-cell office:value-type="float" office:value="43.001">
            <text:p>43,00100</text:p>
          </table:table-cell>
          <table:table-cell office:value-type="float" office:value="-5.295">
            <text:p>-5,29500</text:p>
          </table:table-cell>
          <table:table-cell office:value-type="float" office:value="1.641">
            <text:p>1,641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11]+3.19496)/([.D211]-14.5476)" office:value-type="float" office:value="-0.0129032813033786">
            <text:p>-0,01290</text:p>
          </table:table-cell>
          <table:table-cell table:number-columns-repeated="1017"/>
        </table:table-row>
        <table:table-row table:style-name="ro1">
          <table:table-cell office:value-type="float" office:value="43.101">
            <text:p>43,10100</text:p>
          </table:table-cell>
          <table:table-cell office:value-type="float" office:value="-5.295">
            <text:p>-5,29500</text:p>
          </table:table-cell>
          <table:table-cell office:value-type="float" office:value="1.641">
            <text:p>1,641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12]+3.19496)/([.D212]-14.5476)" office:value-type="float" office:value="-0.0129032813033786">
            <text:p>-0,01290</text:p>
          </table:table-cell>
          <table:table-cell table:number-columns-repeated="1017"/>
        </table:table-row>
        <table:table-row table:style-name="ro1">
          <table:table-cell office:value-type="float" office:value="43.201">
            <text:p>43,20100</text:p>
          </table:table-cell>
          <table:table-cell office:value-type="float" office:value="-5.295">
            <text:p>-5,29500</text:p>
          </table:table-cell>
          <table:table-cell office:value-type="float" office:value="1.641">
            <text:p>1,641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13]+3.19496)/([.D213]-14.5476)" office:value-type="float" office:value="-0.0129032813033786">
            <text:p>-0,01290</text:p>
          </table:table-cell>
          <table:table-cell table:number-columns-repeated="1017"/>
        </table:table-row>
        <table:table-row table:style-name="ro1">
          <table:table-cell office:value-type="float" office:value="43.301">
            <text:p>43,30100</text:p>
          </table:table-cell>
          <table:table-cell office:value-type="float" office:value="-5.295">
            <text:p>-5,29500</text:p>
          </table:table-cell>
          <table:table-cell office:value-type="float" office:value="1.641">
            <text:p>1,641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14]+3.19496)/([.D214]-14.5476)" office:value-type="float" office:value="-0.0129032813033786">
            <text:p>-0,01290</text:p>
          </table:table-cell>
          <table:table-cell table:number-columns-repeated="1017"/>
        </table:table-row>
        <table:table-row table:style-name="ro1">
          <table:table-cell office:value-type="float" office:value="43.401">
            <text:p>43,40100</text:p>
          </table:table-cell>
          <table:table-cell office:value-type="float" office:value="-5.295">
            <text:p>-5,29500</text:p>
          </table:table-cell>
          <table:table-cell office:value-type="float" office:value="1.641">
            <text:p>1,641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15]+3.19496)/([.D215]-14.5476)" office:value-type="float" office:value="-0.0129032813033786">
            <text:p>-0,01290</text:p>
          </table:table-cell>
          <table:table-cell table:number-columns-repeated="1017"/>
        </table:table-row>
        <table:table-row table:style-name="ro1">
          <table:table-cell office:value-type="float" office:value="43.501">
            <text:p>43,50100</text:p>
          </table:table-cell>
          <table:table-cell office:value-type="float" office:value="-5.295">
            <text:p>-5,29500</text:p>
          </table:table-cell>
          <table:table-cell office:value-type="float" office:value="1.641">
            <text:p>1,641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16]+3.19496)/([.D216]-14.5476)" office:value-type="float" office:value="-0.0129032813033786">
            <text:p>-0,01290</text:p>
          </table:table-cell>
          <table:table-cell table:number-columns-repeated="1017"/>
        </table:table-row>
        <table:table-row table:style-name="ro1">
          <table:table-cell office:value-type="float" office:value="43.601">
            <text:p>43,60100</text:p>
          </table:table-cell>
          <table:table-cell office:value-type="float" office:value="-5.295">
            <text:p>-5,29500</text:p>
          </table:table-cell>
          <table:table-cell office:value-type="float" office:value="1.641">
            <text:p>1,641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17]+3.19496)/([.D217]-14.5476)" office:value-type="float" office:value="-0.0129032813033786">
            <text:p>-0,01290</text:p>
          </table:table-cell>
          <table:table-cell table:number-columns-repeated="1017"/>
        </table:table-row>
        <table:table-row table:style-name="ro1">
          <table:table-cell office:value-type="float" office:value="43.701">
            <text:p>43,70100</text:p>
          </table:table-cell>
          <table:table-cell office:value-type="float" office:value="-5.295">
            <text:p>-5,29500</text:p>
          </table:table-cell>
          <table:table-cell office:value-type="float" office:value="1.641">
            <text:p>1,641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18]+3.19496)/([.D218]-14.5476)" office:value-type="float" office:value="-0.0129032813033786">
            <text:p>-0,01290</text:p>
          </table:table-cell>
          <table:table-cell table:number-columns-repeated="1017"/>
        </table:table-row>
        <table:table-row table:style-name="ro1">
          <table:table-cell office:value-type="float" office:value="43.801">
            <text:p>43,80100</text:p>
          </table:table-cell>
          <table:table-cell office:value-type="float" office:value="-5.295">
            <text:p>-5,29500</text:p>
          </table:table-cell>
          <table:table-cell office:value-type="float" office:value="1.641">
            <text:p>1,641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19]+3.19496)/([.D219]-14.5476)" office:value-type="float" office:value="-0.0129032813033786">
            <text:p>-0,01290</text:p>
          </table:table-cell>
          <table:table-cell table:number-columns-repeated="1017"/>
        </table:table-row>
        <table:table-row table:style-name="ro1">
          <table:table-cell office:value-type="float" office:value="43.901">
            <text:p>43,90100</text:p>
          </table:table-cell>
          <table:table-cell office:value-type="float" office:value="-5.295">
            <text:p>-5,29500</text:p>
          </table:table-cell>
          <table:table-cell office:value-type="float" office:value="1.641">
            <text:p>1,641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20]+3.19496)/([.D220]-14.5476)" office:value-type="float" office:value="-0.0129032813033786">
            <text:p>-0,01290</text:p>
          </table:table-cell>
          <table:table-cell table:number-columns-repeated="1017"/>
        </table:table-row>
        <table:table-row table:style-name="ro1">
          <table:table-cell office:value-type="float" office:value="44.001">
            <text:p>44,00100</text:p>
          </table:table-cell>
          <table:table-cell office:value-type="float" office:value="-5.295">
            <text:p>-5,29500</text:p>
          </table:table-cell>
          <table:table-cell office:value-type="float" office:value="1.641">
            <text:p>1,641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21]+3.19496)/([.D221]-14.5476)" office:value-type="float" office:value="-0.0129032813033786">
            <text:p>-0,01290</text:p>
          </table:table-cell>
          <table:table-cell table:number-columns-repeated="1017"/>
        </table:table-row>
        <table:table-row table:style-name="ro1">
          <table:table-cell office:value-type="float" office:value="44.101">
            <text:p>44,10100</text:p>
          </table:table-cell>
          <table:table-cell office:value-type="float" office:value="-5.295">
            <text:p>-5,29500</text:p>
          </table:table-cell>
          <table:table-cell office:value-type="float" office:value="1.641">
            <text:p>1,641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22]+3.19496)/([.D222]-14.5476)" office:value-type="float" office:value="-0.0129032813033786">
            <text:p>-0,01290</text:p>
          </table:table-cell>
          <table:table-cell table:number-columns-repeated="1017"/>
        </table:table-row>
        <table:table-row table:style-name="ro1">
          <table:table-cell office:value-type="float" office:value="44.201">
            <text:p>44,20100</text:p>
          </table:table-cell>
          <table:table-cell office:value-type="float" office:value="-5.295">
            <text:p>-5,29500</text:p>
          </table:table-cell>
          <table:table-cell office:value-type="float" office:value="1.641">
            <text:p>1,641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23]+3.19496)/([.D223]-14.5476)" office:value-type="float" office:value="-0.0129032813033786">
            <text:p>-0,01290</text:p>
          </table:table-cell>
          <table:table-cell table:number-columns-repeated="1017"/>
        </table:table-row>
        <table:table-row table:style-name="ro1">
          <table:table-cell office:value-type="float" office:value="44.301">
            <text:p>44,30100</text:p>
          </table:table-cell>
          <table:table-cell office:value-type="float" office:value="-5.295">
            <text:p>-5,29500</text:p>
          </table:table-cell>
          <table:table-cell office:value-type="float" office:value="1.641">
            <text:p>1,641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24]+3.19496)/([.D224]-14.5476)" office:value-type="float" office:value="-0.0129032813033786">
            <text:p>-0,01290</text:p>
          </table:table-cell>
          <table:table-cell table:number-columns-repeated="1017"/>
        </table:table-row>
        <table:table-row table:style-name="ro1">
          <table:table-cell office:value-type="float" office:value="44.401">
            <text:p>44,40100</text:p>
          </table:table-cell>
          <table:table-cell office:value-type="float" office:value="-5.295">
            <text:p>-5,29500</text:p>
          </table:table-cell>
          <table:table-cell office:value-type="float" office:value="1.641">
            <text:p>1,641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25]+3.19496)/([.D225]-14.5476)" office:value-type="float" office:value="-0.0129032813033786">
            <text:p>-0,01290</text:p>
          </table:table-cell>
          <table:table-cell table:number-columns-repeated="1017"/>
        </table:table-row>
        <table:table-row table:style-name="ro1">
          <table:table-cell office:value-type="float" office:value="44.501">
            <text:p>44,50100</text:p>
          </table:table-cell>
          <table:table-cell office:value-type="float" office:value="-5.295">
            <text:p>-5,29500</text:p>
          </table:table-cell>
          <table:table-cell office:value-type="float" office:value="1.641">
            <text:p>1,641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26]+3.19496)/([.D226]-14.5476)" office:value-type="float" office:value="-0.0129032813033786">
            <text:p>-0,01290</text:p>
          </table:table-cell>
          <table:table-cell table:number-columns-repeated="1017"/>
        </table:table-row>
        <table:table-row table:style-name="ro1">
          <table:table-cell office:value-type="float" office:value="44.601">
            <text:p>44,60100</text:p>
          </table:table-cell>
          <table:table-cell office:value-type="float" office:value="-5.295">
            <text:p>-5,29500</text:p>
          </table:table-cell>
          <table:table-cell office:value-type="float" office:value="1.641">
            <text:p>1,641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27]+3.19496)/([.D227]-14.5476)" office:value-type="float" office:value="-0.0129032813033786">
            <text:p>-0,01290</text:p>
          </table:table-cell>
          <table:table-cell table:number-columns-repeated="1017"/>
        </table:table-row>
        <table:table-row table:style-name="ro1">
          <table:table-cell office:value-type="float" office:value="44.701">
            <text:p>44,70100</text:p>
          </table:table-cell>
          <table:table-cell office:value-type="float" office:value="-5.295">
            <text:p>-5,29500</text:p>
          </table:table-cell>
          <table:table-cell office:value-type="float" office:value="1.6395">
            <text:p>1,6395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228]+3.19496)/([.D228]-14.5476)" office:value-type="float" office:value="-0.0129151845237217">
            <text:p>-0,01292</text:p>
          </table:table-cell>
          <table:table-cell table:number-columns-repeated="1017"/>
        </table:table-row>
        <table:table-row table:style-name="ro1">
          <table:table-cell office:value-type="float" office:value="44.801">
            <text:p>44,80100</text:p>
          </table:table-cell>
          <table:table-cell office:value-type="float" office:value="-5.295">
            <text:p>-5,29500</text:p>
          </table:table-cell>
          <table:table-cell office:value-type="float" office:value="1.6395">
            <text:p>1,6395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229]+3.19496)/([.D229]-14.5476)" office:value-type="float" office:value="-0.0129151845237217">
            <text:p>-0,01292</text:p>
          </table:table-cell>
          <table:table-cell table:number-columns-repeated="1017"/>
        </table:table-row>
        <table:table-row table:style-name="ro1">
          <table:table-cell office:value-type="float" office:value="44.901">
            <text:p>44,90100</text:p>
          </table:table-cell>
          <table:table-cell office:value-type="float" office:value="-5.295">
            <text:p>-5,29500</text:p>
          </table:table-cell>
          <table:table-cell office:value-type="float" office:value="1.6395">
            <text:p>1,6395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230]+3.19496)/([.D230]-14.5476)" office:value-type="float" office:value="-0.0129151845237217">
            <text:p>-0,01292</text:p>
          </table:table-cell>
          <table:table-cell table:number-columns-repeated="1017"/>
        </table:table-row>
        <table:table-row table:style-name="ro1">
          <table:table-cell office:value-type="float" office:value="45.001">
            <text:p>45,00100</text:p>
          </table:table-cell>
          <table:table-cell office:value-type="float" office:value="-5.295">
            <text:p>-5,29500</text:p>
          </table:table-cell>
          <table:table-cell office:value-type="float" office:value="1.6395">
            <text:p>1,6395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231]+3.19496)/([.D231]-14.5476)" office:value-type="float" office:value="-0.0129151845237217">
            <text:p>-0,01292</text:p>
          </table:table-cell>
          <table:table-cell table:number-columns-repeated="1017"/>
        </table:table-row>
        <table:table-row table:style-name="ro1">
          <table:table-cell office:value-type="float" office:value="45.101">
            <text:p>45,10100</text:p>
          </table:table-cell>
          <table:table-cell office:value-type="float" office:value="-5.295">
            <text:p>-5,29500</text:p>
          </table:table-cell>
          <table:table-cell office:value-type="float" office:value="1.6395">
            <text:p>1,6395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232]+3.19496)/([.D232]-14.5476)" office:value-type="float" office:value="-0.0129151845237217">
            <text:p>-0,01292</text:p>
          </table:table-cell>
          <table:table-cell table:number-columns-repeated="1017"/>
        </table:table-row>
        <table:table-row table:style-name="ro1">
          <table:table-cell office:value-type="float" office:value="45.201">
            <text:p>45,20100</text:p>
          </table:table-cell>
          <table:table-cell office:value-type="float" office:value="-5.295">
            <text:p>-5,29500</text:p>
          </table:table-cell>
          <table:table-cell office:value-type="float" office:value="1.6395">
            <text:p>1,6395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233]+3.19496)/([.D233]-14.5476)" office:value-type="float" office:value="-0.0129151845237217">
            <text:p>-0,01292</text:p>
          </table:table-cell>
          <table:table-cell table:number-columns-repeated="1017"/>
        </table:table-row>
        <table:table-row table:style-name="ro1">
          <table:table-cell office:value-type="float" office:value="45.301">
            <text:p>45,30100</text:p>
          </table:table-cell>
          <table:table-cell office:value-type="float" office:value="-5.295">
            <text:p>-5,29500</text:p>
          </table:table-cell>
          <table:table-cell office:value-type="float" office:value="1.6395">
            <text:p>1,6395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234]+3.19496)/([.D234]-14.5476)" office:value-type="float" office:value="-0.0129151845237217">
            <text:p>-0,01292</text:p>
          </table:table-cell>
          <table:table-cell table:number-columns-repeated="1017"/>
        </table:table-row>
        <table:table-row table:style-name="ro1">
          <table:table-cell office:value-type="float" office:value="45.401">
            <text:p>45,40100</text:p>
          </table:table-cell>
          <table:table-cell office:value-type="float" office:value="-5.295">
            <text:p>-5,29500</text:p>
          </table:table-cell>
          <table:table-cell office:value-type="float" office:value="1.6395">
            <text:p>1,6395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235]+3.19496)/([.D235]-14.5476)" office:value-type="float" office:value="-0.0129151845237217">
            <text:p>-0,01292</text:p>
          </table:table-cell>
          <table:table-cell table:number-columns-repeated="1017"/>
        </table:table-row>
        <table:table-row table:style-name="ro1">
          <table:table-cell office:value-type="float" office:value="45.501">
            <text:p>45,50100</text:p>
          </table:table-cell>
          <table:table-cell office:value-type="float" office:value="-5.28">
            <text:p>-5,28000</text:p>
          </table:table-cell>
          <table:table-cell office:value-type="float" office:value="1.6395">
            <text:p>1,6395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236]+3.19496)/([.D236]-14.5476)" office:value-type="float" office:value="-0.0128229349628296">
            <text:p>-0,01282</text:p>
          </table:table-cell>
          <table:table-cell table:number-columns-repeated="1017"/>
        </table:table-row>
        <table:table-row table:style-name="ro1">
          <table:table-cell office:value-type="float" office:value="45.601">
            <text:p>45,60100</text:p>
          </table:table-cell>
          <table:table-cell office:value-type="float" office:value="-5.28">
            <text:p>-5,28000</text:p>
          </table:table-cell>
          <table:table-cell office:value-type="float" office:value="1.6395">
            <text:p>1,6395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237]+3.19496)/([.D237]-14.5476)" office:value-type="float" office:value="-0.0128229349628296">
            <text:p>-0,01282</text:p>
          </table:table-cell>
          <table:table-cell table:number-columns-repeated="1017"/>
        </table:table-row>
        <table:table-row table:style-name="ro1">
          <table:table-cell office:value-type="float" office:value="45.701">
            <text:p>45,70100</text:p>
          </table:table-cell>
          <table:table-cell office:value-type="float" office:value="-5.28">
            <text:p>-5,28000</text:p>
          </table:table-cell>
          <table:table-cell office:value-type="float" office:value="1.6395">
            <text:p>1,6395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238]+3.19496)/([.D238]-14.5476)" office:value-type="float" office:value="-0.0128229349628296">
            <text:p>-0,01282</text:p>
          </table:table-cell>
          <table:table-cell table:number-columns-repeated="1017"/>
        </table:table-row>
        <table:table-row table:style-name="ro1">
          <table:table-cell office:value-type="float" office:value="45.801">
            <text:p>45,80100</text:p>
          </table:table-cell>
          <table:table-cell office:value-type="float" office:value="-5.28">
            <text:p>-5,28000</text:p>
          </table:table-cell>
          <table:table-cell office:value-type="float" office:value="1.6395">
            <text:p>1,6395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239]+3.19496)/([.D239]-14.5476)" office:value-type="float" office:value="-0.0128229349628296">
            <text:p>-0,01282</text:p>
          </table:table-cell>
          <table:table-cell table:number-columns-repeated="1017"/>
        </table:table-row>
        <table:table-row table:style-name="ro1">
          <table:table-cell office:value-type="float" office:value="45.901">
            <text:p>45,90100</text:p>
          </table:table-cell>
          <table:table-cell office:value-type="float" office:value="-5.28">
            <text:p>-5,28000</text:p>
          </table:table-cell>
          <table:table-cell office:value-type="float" office:value="1.6395">
            <text:p>1,6395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240]+3.19496)/([.D240]-14.5476)" office:value-type="float" office:value="-0.0128229349628296">
            <text:p>-0,01282</text:p>
          </table:table-cell>
          <table:table-cell table:number-columns-repeated="1017"/>
        </table:table-row>
        <table:table-row table:style-name="ro1">
          <table:table-cell office:value-type="float" office:value="46.001">
            <text:p>46,00100</text:p>
          </table:table-cell>
          <table:table-cell office:value-type="float" office:value="-5.28">
            <text:p>-5,28000</text:p>
          </table:table-cell>
          <table:table-cell office:value-type="float" office:value="1.6395">
            <text:p>1,6395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241]+3.19496)/([.D241]-14.5476)" office:value-type="float" office:value="-0.0128229349628296">
            <text:p>-0,01282</text:p>
          </table:table-cell>
          <table:table-cell table:number-columns-repeated="1017"/>
        </table:table-row>
        <table:table-row table:style-name="ro1">
          <table:table-cell office:value-type="float" office:value="46.101">
            <text:p>46,10100</text:p>
          </table:table-cell>
          <table:table-cell office:value-type="float" office:value="-5.28">
            <text:p>-5,28000</text:p>
          </table:table-cell>
          <table:table-cell office:value-type="float" office:value="1.6395">
            <text:p>1,6395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242]+3.19496)/([.D242]-14.5476)" office:value-type="float" office:value="-0.0128229349628296">
            <text:p>-0,01282</text:p>
          </table:table-cell>
          <table:table-cell table:number-columns-repeated="1017"/>
        </table:table-row>
        <table:table-row table:style-name="ro1">
          <table:table-cell office:value-type="float" office:value="46.201">
            <text:p>46,20100</text:p>
          </table:table-cell>
          <table:table-cell office:value-type="float" office:value="-5.28">
            <text:p>-5,28000</text:p>
          </table:table-cell>
          <table:table-cell office:value-type="float" office:value="1.6395">
            <text:p>1,6395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243]+3.19496)/([.D243]-14.5476)" office:value-type="float" office:value="-0.0128229349628296">
            <text:p>-0,01282</text:p>
          </table:table-cell>
          <table:table-cell table:number-columns-repeated="1017"/>
        </table:table-row>
        <table:table-row table:style-name="ro1">
          <table:table-cell office:value-type="float" office:value="82.701">
            <text:p>82,70100</text:p>
          </table:table-cell>
          <table:table-cell office:value-type="float" office:value="-5.355">
            <text:p>-5,35500</text:p>
          </table:table-cell>
          <table:table-cell office:value-type="float" office:value="1.641">
            <text:p>1,641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44]+3.19496)/([.D244]-14.5476)" office:value-type="float" office:value="-0.013271939461415">
            <text:p>-0,01327</text:p>
          </table:table-cell>
          <table:table-cell table:number-columns-repeated="1017"/>
        </table:table-row>
        <table:table-row table:style-name="ro1">
          <table:table-cell office:value-type="float" office:value="82.801">
            <text:p>82,80100</text:p>
          </table:table-cell>
          <table:table-cell office:value-type="float" office:value="-5.355">
            <text:p>-5,35500</text:p>
          </table:table-cell>
          <table:table-cell office:value-type="float" office:value="1.641">
            <text:p>1,641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45]+3.19496)/([.D245]-14.5476)" office:value-type="float" office:value="-0.013271939461415">
            <text:p>-0,01327</text:p>
          </table:table-cell>
          <table:table-cell table:number-columns-repeated="1017"/>
        </table:table-row>
        <table:table-row table:style-name="ro1">
          <table:table-cell office:value-type="float" office:value="82.901">
            <text:p>82,90100</text:p>
          </table:table-cell>
          <table:table-cell office:value-type="float" office:value="-5.355">
            <text:p>-5,35500</text:p>
          </table:table-cell>
          <table:table-cell office:value-type="float" office:value="1.641">
            <text:p>1,641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46]+3.19496)/([.D246]-14.5476)" office:value-type="float" office:value="-0.013271939461415">
            <text:p>-0,01327</text:p>
          </table:table-cell>
          <table:table-cell table:number-columns-repeated="1017"/>
        </table:table-row>
        <table:table-row table:style-name="ro1">
          <table:table-cell office:value-type="float" office:value="83.001">
            <text:p>83,00100</text:p>
          </table:table-cell>
          <table:table-cell office:value-type="float" office:value="-5.355">
            <text:p>-5,35500</text:p>
          </table:table-cell>
          <table:table-cell office:value-type="float" office:value="1.641">
            <text:p>1,641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47]+3.19496)/([.D247]-14.5476)" office:value-type="float" office:value="-0.013271939461415">
            <text:p>-0,01327</text:p>
          </table:table-cell>
          <table:table-cell table:number-columns-repeated="1017"/>
        </table:table-row>
        <table:table-row table:style-name="ro1">
          <table:table-cell office:value-type="float" office:value="83.101">
            <text:p>83,10100</text:p>
          </table:table-cell>
          <table:table-cell office:value-type="float" office:value="-5.355">
            <text:p>-5,35500</text:p>
          </table:table-cell>
          <table:table-cell office:value-type="float" office:value="1.641">
            <text:p>1,641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48]+3.19496)/([.D248]-14.5476)" office:value-type="float" office:value="-0.013271939461415">
            <text:p>-0,01327</text:p>
          </table:table-cell>
          <table:table-cell table:number-columns-repeated="1017"/>
        </table:table-row>
        <table:table-row table:style-name="ro1">
          <table:table-cell office:value-type="float" office:value="83.201">
            <text:p>83,20100</text:p>
          </table:table-cell>
          <table:table-cell office:value-type="float" office:value="-5.355">
            <text:p>-5,35500</text:p>
          </table:table-cell>
          <table:table-cell office:value-type="float" office:value="1.641">
            <text:p>1,641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49]+3.19496)/([.D249]-14.5476)" office:value-type="float" office:value="-0.013271939461415">
            <text:p>-0,01327</text:p>
          </table:table-cell>
          <table:table-cell table:number-columns-repeated="1017"/>
        </table:table-row>
        <table:table-row table:style-name="ro1">
          <table:table-cell office:value-type="float" office:value="83.301">
            <text:p>83,30100</text:p>
          </table:table-cell>
          <table:table-cell office:value-type="float" office:value="-5.355">
            <text:p>-5,35500</text:p>
          </table:table-cell>
          <table:table-cell office:value-type="float" office:value="1.641">
            <text:p>1,641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50]+3.19496)/([.D250]-14.5476)" office:value-type="float" office:value="-0.013271939461415">
            <text:p>-0,01327</text:p>
          </table:table-cell>
          <table:table-cell table:number-columns-repeated="1017"/>
        </table:table-row>
        <table:table-row table:style-name="ro1">
          <table:table-cell office:value-type="float" office:value="83.401">
            <text:p>83,40100</text:p>
          </table:table-cell>
          <table:table-cell office:value-type="float" office:value="-5.355">
            <text:p>-5,35500</text:p>
          </table:table-cell>
          <table:table-cell office:value-type="float" office:value="1.641">
            <text:p>1,641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51]+3.19496)/([.D251]-14.5476)" office:value-type="float" office:value="-0.013271939461415">
            <text:p>-0,01327</text:p>
          </table:table-cell>
          <table:table-cell table:number-columns-repeated="1017"/>
        </table:table-row>
        <table:table-row table:style-name="ro1">
          <table:table-cell office:value-type="float" office:value="83.501">
            <text:p>83,50100</text:p>
          </table:table-cell>
          <table:table-cell office:value-type="float" office:value="-5.355">
            <text:p>-5,35500</text:p>
          </table:table-cell>
          <table:table-cell office:value-type="float" office:value="1.641">
            <text:p>1,641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52]+3.19496)/([.D252]-14.5476)" office:value-type="float" office:value="-0.013271939461415">
            <text:p>-0,01327</text:p>
          </table:table-cell>
          <table:table-cell table:number-columns-repeated="1017"/>
        </table:table-row>
        <table:table-row table:style-name="ro1">
          <table:table-cell office:value-type="float" office:value="83.601">
            <text:p>83,60100</text:p>
          </table:table-cell>
          <table:table-cell office:value-type="float" office:value="-5.355">
            <text:p>-5,35500</text:p>
          </table:table-cell>
          <table:table-cell office:value-type="float" office:value="1.641">
            <text:p>1,641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53]+3.19496)/([.D253]-14.5476)" office:value-type="float" office:value="-0.013271939461415">
            <text:p>-0,01327</text:p>
          </table:table-cell>
          <table:table-cell table:number-columns-repeated="1017"/>
        </table:table-row>
        <table:table-row table:style-name="ro1">
          <table:table-cell office:value-type="float" office:value="83.701">
            <text:p>83,70100</text:p>
          </table:table-cell>
          <table:table-cell office:value-type="float" office:value="-5.355">
            <text:p>-5,35500</text:p>
          </table:table-cell>
          <table:table-cell office:value-type="float" office:value="1.6425">
            <text:p>1,6425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54]+3.19496)/([.D254]-14.5476)" office:value-type="float" office:value="-0.013271939461415">
            <text:p>-0,01327</text:p>
          </table:table-cell>
          <table:table-cell table:number-columns-repeated="1017"/>
        </table:table-row>
        <table:table-row table:style-name="ro1">
          <table:table-cell office:value-type="float" office:value="83.801">
            <text:p>83,80100</text:p>
          </table:table-cell>
          <table:table-cell office:value-type="float" office:value="-5.355">
            <text:p>-5,35500</text:p>
          </table:table-cell>
          <table:table-cell office:value-type="float" office:value="1.6425">
            <text:p>1,6425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55]+3.19496)/([.D255]-14.5476)" office:value-type="float" office:value="-0.013271939461415">
            <text:p>-0,01327</text:p>
          </table:table-cell>
          <table:table-cell table:number-columns-repeated="1017"/>
        </table:table-row>
        <table:table-row table:style-name="ro1">
          <table:table-cell office:value-type="float" office:value="83.901">
            <text:p>83,90100</text:p>
          </table:table-cell>
          <table:table-cell office:value-type="float" office:value="-5.355">
            <text:p>-5,35500</text:p>
          </table:table-cell>
          <table:table-cell office:value-type="float" office:value="1.6425">
            <text:p>1,6425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56]+3.19496)/([.D256]-14.5476)" office:value-type="float" office:value="-0.013271939461415">
            <text:p>-0,01327</text:p>
          </table:table-cell>
          <table:table-cell table:number-columns-repeated="1017"/>
        </table:table-row>
        <table:table-row table:style-name="ro1">
          <table:table-cell office:value-type="float" office:value="84.001">
            <text:p>84,00100</text:p>
          </table:table-cell>
          <table:table-cell office:value-type="float" office:value="-5.355">
            <text:p>-5,35500</text:p>
          </table:table-cell>
          <table:table-cell office:value-type="float" office:value="1.6425">
            <text:p>1,6425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57]+3.19496)/([.D257]-14.5476)" office:value-type="float" office:value="-0.013271939461415">
            <text:p>-0,01327</text:p>
          </table:table-cell>
          <table:table-cell table:number-columns-repeated="1017"/>
        </table:table-row>
        <table:table-row table:style-name="ro1">
          <table:table-cell office:value-type="float" office:value="84.101">
            <text:p>84,10100</text:p>
          </table:table-cell>
          <table:table-cell office:value-type="float" office:value="-5.355">
            <text:p>-5,35500</text:p>
          </table:table-cell>
          <table:table-cell office:value-type="float" office:value="1.6425">
            <text:p>1,6425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58]+3.19496)/([.D258]-14.5476)" office:value-type="float" office:value="-0.013271939461415">
            <text:p>-0,01327</text:p>
          </table:table-cell>
          <table:table-cell table:number-columns-repeated="1017"/>
        </table:table-row>
        <table:table-row table:style-name="ro1">
          <table:table-cell office:value-type="float" office:value="84.201">
            <text:p>84,20100</text:p>
          </table:table-cell>
          <table:table-cell office:value-type="float" office:value="-5.355">
            <text:p>-5,35500</text:p>
          </table:table-cell>
          <table:table-cell office:value-type="float" office:value="1.6425">
            <text:p>1,6425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59]+3.19496)/([.D259]-14.5476)" office:value-type="float" office:value="-0.013271939461415">
            <text:p>-0,01327</text:p>
          </table:table-cell>
          <table:table-cell table:number-columns-repeated="1017"/>
        </table:table-row>
        <table:table-row table:style-name="ro1">
          <table:table-cell office:value-type="float" office:value="84.301">
            <text:p>84,30100</text:p>
          </table:table-cell>
          <table:table-cell office:value-type="float" office:value="-5.355">
            <text:p>-5,35500</text:p>
          </table:table-cell>
          <table:table-cell office:value-type="float" office:value="1.6425">
            <text:p>1,6425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60]+3.19496)/([.D260]-14.5476)" office:value-type="float" office:value="-0.013271939461415">
            <text:p>-0,01327</text:p>
          </table:table-cell>
          <table:table-cell table:number-columns-repeated="1017"/>
        </table:table-row>
        <table:table-row table:style-name="ro1">
          <table:table-cell office:value-type="float" office:value="84.401">
            <text:p>84,40100</text:p>
          </table:table-cell>
          <table:table-cell office:value-type="float" office:value="-5.355">
            <text:p>-5,35500</text:p>
          </table:table-cell>
          <table:table-cell office:value-type="float" office:value="1.6425">
            <text:p>1,6425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61]+3.19496)/([.D261]-14.5476)" office:value-type="float" office:value="-0.013271939461415">
            <text:p>-0,01327</text:p>
          </table:table-cell>
          <table:table-cell table:number-columns-repeated="1017"/>
        </table:table-row>
        <table:table-row table:style-name="ro1">
          <table:table-cell office:value-type="float" office:value="84.501">
            <text:p>84,50100</text:p>
          </table:table-cell>
          <table:table-cell office:value-type="float" office:value="-5.34">
            <text:p>-5,34000</text:p>
          </table:table-cell>
          <table:table-cell office:value-type="float" office:value="1.6425">
            <text:p>1,6425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62]+3.19496)/([.D262]-14.5476)" office:value-type="float" office:value="-0.0131797749219059">
            <text:p>-0,01318</text:p>
          </table:table-cell>
          <table:table-cell table:number-columns-repeated="1017"/>
        </table:table-row>
        <table:table-row table:style-name="ro1">
          <table:table-cell office:value-type="float" office:value="84.601">
            <text:p>84,60100</text:p>
          </table:table-cell>
          <table:table-cell office:value-type="float" office:value="-5.34">
            <text:p>-5,34000</text:p>
          </table:table-cell>
          <table:table-cell office:value-type="float" office:value="1.6425">
            <text:p>1,6425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63]+3.19496)/([.D263]-14.5476)" office:value-type="float" office:value="-0.0131797749219059">
            <text:p>-0,01318</text:p>
          </table:table-cell>
          <table:table-cell table:number-columns-repeated="1017"/>
        </table:table-row>
        <table:table-row table:style-name="ro1">
          <table:table-cell office:value-type="float" office:value="84.701">
            <text:p>84,70100</text:p>
          </table:table-cell>
          <table:table-cell office:value-type="float" office:value="-5.34">
            <text:p>-5,34000</text:p>
          </table:table-cell>
          <table:table-cell office:value-type="float" office:value="1.644">
            <text:p>1,644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64]+3.19496)/([.D264]-14.5476)" office:value-type="float" office:value="-0.0131797749219059">
            <text:p>-0,01318</text:p>
          </table:table-cell>
          <table:table-cell table:number-columns-repeated="1017"/>
        </table:table-row>
        <table:table-row table:style-name="ro1">
          <table:table-cell office:value-type="float" office:value="84.801">
            <text:p>84,80100</text:p>
          </table:table-cell>
          <table:table-cell office:value-type="float" office:value="-5.34">
            <text:p>-5,34000</text:p>
          </table:table-cell>
          <table:table-cell office:value-type="float" office:value="1.644">
            <text:p>1,644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65]+3.19496)/([.D265]-14.5476)" office:value-type="float" office:value="-0.0131797749219059">
            <text:p>-0,01318</text:p>
          </table:table-cell>
          <table:table-cell table:number-columns-repeated="1017"/>
        </table:table-row>
        <table:table-row table:style-name="ro1">
          <table:table-cell office:value-type="float" office:value="84.901">
            <text:p>84,90100</text:p>
          </table:table-cell>
          <table:table-cell office:value-type="float" office:value="-5.34">
            <text:p>-5,34000</text:p>
          </table:table-cell>
          <table:table-cell office:value-type="float" office:value="1.644">
            <text:p>1,644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66]+3.19496)/([.D266]-14.5476)" office:value-type="float" office:value="-0.0131797749219059">
            <text:p>-0,01318</text:p>
          </table:table-cell>
          <table:table-cell table:number-columns-repeated="1017"/>
        </table:table-row>
        <table:table-row table:style-name="ro1">
          <table:table-cell office:value-type="float" office:value="85.001">
            <text:p>85,00100</text:p>
          </table:table-cell>
          <table:table-cell office:value-type="float" office:value="-5.34">
            <text:p>-5,34000</text:p>
          </table:table-cell>
          <table:table-cell office:value-type="float" office:value="1.644">
            <text:p>1,644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67]+3.19496)/([.D267]-14.5476)" office:value-type="float" office:value="-0.0131797749219059">
            <text:p>-0,01318</text:p>
          </table:table-cell>
          <table:table-cell table:number-columns-repeated="1017"/>
        </table:table-row>
        <table:table-row table:style-name="ro1">
          <table:table-cell office:value-type="float" office:value="85.101">
            <text:p>85,10100</text:p>
          </table:table-cell>
          <table:table-cell office:value-type="float" office:value="-5.34">
            <text:p>-5,34000</text:p>
          </table:table-cell>
          <table:table-cell office:value-type="float" office:value="1.644">
            <text:p>1,644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68]+3.19496)/([.D268]-14.5476)" office:value-type="float" office:value="-0.0131797749219059">
            <text:p>-0,01318</text:p>
          </table:table-cell>
          <table:table-cell table:number-columns-repeated="1017"/>
        </table:table-row>
        <table:table-row table:style-name="ro1">
          <table:table-cell office:value-type="float" office:value="85.201">
            <text:p>85,20100</text:p>
          </table:table-cell>
          <table:table-cell office:value-type="float" office:value="-5.34">
            <text:p>-5,34000</text:p>
          </table:table-cell>
          <table:table-cell office:value-type="float" office:value="1.644">
            <text:p>1,644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69]+3.19496)/([.D269]-14.5476)" office:value-type="float" office:value="-0.0131797749219059">
            <text:p>-0,01318</text:p>
          </table:table-cell>
          <table:table-cell table:number-columns-repeated="1017"/>
        </table:table-row>
        <table:table-row table:style-name="ro1">
          <table:table-cell office:value-type="float" office:value="85.301">
            <text:p>85,30100</text:p>
          </table:table-cell>
          <table:table-cell office:value-type="float" office:value="-5.34">
            <text:p>-5,34000</text:p>
          </table:table-cell>
          <table:table-cell office:value-type="float" office:value="1.644">
            <text:p>1,644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70]+3.19496)/([.D270]-14.5476)" office:value-type="float" office:value="-0.0131797749219059">
            <text:p>-0,01318</text:p>
          </table:table-cell>
          <table:table-cell table:number-columns-repeated="1017"/>
        </table:table-row>
        <table:table-row table:style-name="ro1">
          <table:table-cell office:value-type="float" office:value="85.401">
            <text:p>85,40100</text:p>
          </table:table-cell>
          <table:table-cell office:value-type="float" office:value="-5.34">
            <text:p>-5,34000</text:p>
          </table:table-cell>
          <table:table-cell office:value-type="float" office:value="1.644">
            <text:p>1,644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71]+3.19496)/([.D271]-14.5476)" office:value-type="float" office:value="-0.0131797749219059">
            <text:p>-0,01318</text:p>
          </table:table-cell>
          <table:table-cell table:number-columns-repeated="1017"/>
        </table:table-row>
        <table:table-row table:style-name="ro1">
          <table:table-cell office:value-type="float" office:value="85.501">
            <text:p>85,50100</text:p>
          </table:table-cell>
          <table:table-cell office:value-type="float" office:value="-5.34">
            <text:p>-5,34000</text:p>
          </table:table-cell>
          <table:table-cell office:value-type="float" office:value="1.644">
            <text:p>1,644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72]+3.19496)/([.D272]-14.5476)" office:value-type="float" office:value="-0.0131797749219059">
            <text:p>-0,01318</text:p>
          </table:table-cell>
          <table:table-cell table:number-columns-repeated="1017"/>
        </table:table-row>
        <table:table-row table:style-name="ro1">
          <table:table-cell office:value-type="float" office:value="85.601">
            <text:p>85,60100</text:p>
          </table:table-cell>
          <table:table-cell office:value-type="float" office:value="-5.34">
            <text:p>-5,34000</text:p>
          </table:table-cell>
          <table:table-cell office:value-type="float" office:value="1.644">
            <text:p>1,644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73]+3.19496)/([.D273]-14.5476)" office:value-type="float" office:value="-0.0131797749219059">
            <text:p>-0,01318</text:p>
          </table:table-cell>
          <table:table-cell table:number-columns-repeated="1017"/>
        </table:table-row>
        <table:table-row table:style-name="ro1">
          <table:table-cell office:value-type="float" office:value="85.701">
            <text:p>85,70100</text:p>
          </table:table-cell>
          <table:table-cell office:value-type="float" office:value="-5.34">
            <text:p>-5,34000</text:p>
          </table:table-cell>
          <table:table-cell office:value-type="float" office:value="1.6425">
            <text:p>1,6425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74]+3.19496)/([.D274]-14.5476)" office:value-type="float" office:value="-0.0131797749219059">
            <text:p>-0,01318</text:p>
          </table:table-cell>
          <table:table-cell table:number-columns-repeated="1017"/>
        </table:table-row>
        <table:table-row table:style-name="ro1">
          <table:table-cell office:value-type="float" office:value="85.801">
            <text:p>85,80100</text:p>
          </table:table-cell>
          <table:table-cell office:value-type="float" office:value="-5.34">
            <text:p>-5,34000</text:p>
          </table:table-cell>
          <table:table-cell office:value-type="float" office:value="1.6425">
            <text:p>1,6425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75]+3.19496)/([.D275]-14.5476)" office:value-type="float" office:value="-0.0131797749219059">
            <text:p>-0,01318</text:p>
          </table:table-cell>
          <table:table-cell table:number-columns-repeated="1017"/>
        </table:table-row>
        <table:table-row table:style-name="ro1">
          <table:table-cell office:value-type="float" office:value="85.901">
            <text:p>85,90100</text:p>
          </table:table-cell>
          <table:table-cell office:value-type="float" office:value="-5.34">
            <text:p>-5,34000</text:p>
          </table:table-cell>
          <table:table-cell office:value-type="float" office:value="1.6425">
            <text:p>1,6425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76]+3.19496)/([.D276]-14.5476)" office:value-type="float" office:value="-0.0131797749219059">
            <text:p>-0,01318</text:p>
          </table:table-cell>
          <table:table-cell table:number-columns-repeated="1017"/>
        </table:table-row>
        <table:table-row table:style-name="ro1">
          <table:table-cell office:value-type="float" office:value="86.001">
            <text:p>86,00100</text:p>
          </table:table-cell>
          <table:table-cell office:value-type="float" office:value="-5.34">
            <text:p>-5,34000</text:p>
          </table:table-cell>
          <table:table-cell office:value-type="float" office:value="1.6425">
            <text:p>1,6425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77]+3.19496)/([.D277]-14.5476)" office:value-type="float" office:value="-0.0131797749219059">
            <text:p>-0,01318</text:p>
          </table:table-cell>
          <table:table-cell table:number-columns-repeated="1017"/>
        </table:table-row>
        <table:table-row table:style-name="ro1">
          <table:table-cell office:value-type="float" office:value="86.101">
            <text:p>86,10100</text:p>
          </table:table-cell>
          <table:table-cell office:value-type="float" office:value="-5.34">
            <text:p>-5,34000</text:p>
          </table:table-cell>
          <table:table-cell office:value-type="float" office:value="1.6425">
            <text:p>1,6425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78]+3.19496)/([.D278]-14.5476)" office:value-type="float" office:value="-0.0131797749219059">
            <text:p>-0,01318</text:p>
          </table:table-cell>
          <table:table-cell table:number-columns-repeated="1017"/>
        </table:table-row>
        <table:table-row table:style-name="ro1">
          <table:table-cell office:value-type="float" office:value="86.201">
            <text:p>86,20100</text:p>
          </table:table-cell>
          <table:table-cell office:value-type="float" office:value="-5.34">
            <text:p>-5,34000</text:p>
          </table:table-cell>
          <table:table-cell office:value-type="float" office:value="1.6425">
            <text:p>1,6425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79]+3.19496)/([.D279]-14.5476)" office:value-type="float" office:value="-0.0131797749219059">
            <text:p>-0,01318</text:p>
          </table:table-cell>
          <table:table-cell table:number-columns-repeated="1017"/>
        </table:table-row>
        <table:table-row table:style-name="ro1">
          <table:table-cell office:value-type="float" office:value="86.301">
            <text:p>86,30100</text:p>
          </table:table-cell>
          <table:table-cell office:value-type="float" office:value="-5.34">
            <text:p>-5,34000</text:p>
          </table:table-cell>
          <table:table-cell office:value-type="float" office:value="1.6425">
            <text:p>1,6425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80]+3.19496)/([.D280]-14.5476)" office:value-type="float" office:value="-0.0131797749219059">
            <text:p>-0,01318</text:p>
          </table:table-cell>
          <table:table-cell table:number-columns-repeated="1017"/>
        </table:table-row>
        <table:table-row table:style-name="ro1">
          <table:table-cell office:value-type="float" office:value="86.401">
            <text:p>86,40100</text:p>
          </table:table-cell>
          <table:table-cell office:value-type="float" office:value="-5.34">
            <text:p>-5,34000</text:p>
          </table:table-cell>
          <table:table-cell office:value-type="float" office:value="1.6425">
            <text:p>1,6425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81]+3.19496)/([.D281]-14.5476)" office:value-type="float" office:value="-0.0131797749219059">
            <text:p>-0,01318</text:p>
          </table:table-cell>
          <table:table-cell table:number-columns-repeated="1017"/>
        </table:table-row>
        <table:table-row table:style-name="ro1">
          <table:table-cell office:value-type="float" office:value="86.501">
            <text:p>86,50100</text:p>
          </table:table-cell>
          <table:table-cell office:value-type="float" office:value="-5.34">
            <text:p>-5,34000</text:p>
          </table:table-cell>
          <table:table-cell office:value-type="float" office:value="1.6425">
            <text:p>1,6425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82]+3.19496)/([.D282]-14.5476)" office:value-type="float" office:value="-0.0131797749219059">
            <text:p>-0,01318</text:p>
          </table:table-cell>
          <table:table-cell table:number-columns-repeated="1017"/>
        </table:table-row>
        <table:table-row table:style-name="ro1">
          <table:table-cell office:value-type="float" office:value="86.601">
            <text:p>86,60100</text:p>
          </table:table-cell>
          <table:table-cell office:value-type="float" office:value="-5.34">
            <text:p>-5,34000</text:p>
          </table:table-cell>
          <table:table-cell office:value-type="float" office:value="1.6425">
            <text:p>1,6425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83]+3.19496)/([.D283]-14.5476)" office:value-type="float" office:value="-0.0131797749219059">
            <text:p>-0,01318</text:p>
          </table:table-cell>
          <table:table-cell table:number-columns-repeated="1017"/>
        </table:table-row>
        <table:table-row table:style-name="ro1">
          <table:table-cell office:value-type="float" office:value="86.701">
            <text:p>86,70100</text:p>
          </table:table-cell>
          <table:table-cell office:value-type="float" office:value="-5.34">
            <text:p>-5,34000</text:p>
          </table:table-cell>
          <table:table-cell office:value-type="float" office:value="1.6395">
            <text:p>1,6395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284]+3.19496)/([.D284]-14.5476)" office:value-type="float" office:value="-0.0131919332063979">
            <text:p>-0,01319</text:p>
          </table:table-cell>
          <table:table-cell table:number-columns-repeated="1017"/>
        </table:table-row>
        <table:table-row table:style-name="ro1">
          <table:table-cell office:value-type="float" office:value="86.801">
            <text:p>86,80100</text:p>
          </table:table-cell>
          <table:table-cell office:value-type="float" office:value="-5.34">
            <text:p>-5,34000</text:p>
          </table:table-cell>
          <table:table-cell office:value-type="float" office:value="1.6395">
            <text:p>1,6395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285]+3.19496)/([.D285]-14.5476)" office:value-type="float" office:value="-0.0131919332063979">
            <text:p>-0,01319</text:p>
          </table:table-cell>
          <table:table-cell table:number-columns-repeated="1017"/>
        </table:table-row>
        <table:table-row table:style-name="ro1">
          <table:table-cell office:value-type="float" office:value="86.901">
            <text:p>86,90100</text:p>
          </table:table-cell>
          <table:table-cell office:value-type="float" office:value="-5.34">
            <text:p>-5,34000</text:p>
          </table:table-cell>
          <table:table-cell office:value-type="float" office:value="1.6395">
            <text:p>1,6395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286]+3.19496)/([.D286]-14.5476)" office:value-type="float" office:value="-0.0131919332063979">
            <text:p>-0,01319</text:p>
          </table:table-cell>
          <table:table-cell table:number-columns-repeated="1017"/>
        </table:table-row>
        <table:table-row table:style-name="ro1">
          <table:table-cell office:value-type="float" office:value="87.001">
            <text:p>87,00100</text:p>
          </table:table-cell>
          <table:table-cell office:value-type="float" office:value="-5.34">
            <text:p>-5,34000</text:p>
          </table:table-cell>
          <table:table-cell office:value-type="float" office:value="1.6395">
            <text:p>1,6395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287]+3.19496)/([.D287]-14.5476)" office:value-type="float" office:value="-0.0131919332063979">
            <text:p>-0,01319</text:p>
          </table:table-cell>
          <table:table-cell table:number-columns-repeated="1017"/>
        </table:table-row>
        <table:table-row table:style-name="ro1">
          <table:table-cell office:value-type="float" office:value="87.101">
            <text:p>87,10100</text:p>
          </table:table-cell>
          <table:table-cell office:value-type="float" office:value="-5.34">
            <text:p>-5,34000</text:p>
          </table:table-cell>
          <table:table-cell office:value-type="float" office:value="1.6395">
            <text:p>1,6395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288]+3.19496)/([.D288]-14.5476)" office:value-type="float" office:value="-0.0131919332063979">
            <text:p>-0,01319</text:p>
          </table:table-cell>
          <table:table-cell table:number-columns-repeated="1017"/>
        </table:table-row>
        <table:table-row table:style-name="ro1">
          <table:table-cell office:value-type="float" office:value="87.201">
            <text:p>87,20100</text:p>
          </table:table-cell>
          <table:table-cell office:value-type="float" office:value="-5.34">
            <text:p>-5,34000</text:p>
          </table:table-cell>
          <table:table-cell office:value-type="float" office:value="1.6395">
            <text:p>1,6395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289]+3.19496)/([.D289]-14.5476)" office:value-type="float" office:value="-0.0131919332063979">
            <text:p>-0,01319</text:p>
          </table:table-cell>
          <table:table-cell table:number-columns-repeated="1017"/>
        </table:table-row>
        <table:table-row table:style-name="ro1">
          <table:table-cell office:value-type="float" office:value="87.301">
            <text:p>87,30100</text:p>
          </table:table-cell>
          <table:table-cell office:value-type="float" office:value="-5.34">
            <text:p>-5,34000</text:p>
          </table:table-cell>
          <table:table-cell office:value-type="float" office:value="1.6395">
            <text:p>1,6395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290]+3.19496)/([.D290]-14.5476)" office:value-type="float" office:value="-0.0131919332063979">
            <text:p>-0,01319</text:p>
          </table:table-cell>
          <table:table-cell table:number-columns-repeated="1017"/>
        </table:table-row>
        <table:table-row table:style-name="ro1">
          <table:table-cell office:value-type="float" office:value="87.401">
            <text:p>87,40100</text:p>
          </table:table-cell>
          <table:table-cell office:value-type="float" office:value="-5.34">
            <text:p>-5,34000</text:p>
          </table:table-cell>
          <table:table-cell office:value-type="float" office:value="1.6395">
            <text:p>1,6395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291]+3.19496)/([.D291]-14.5476)" office:value-type="float" office:value="-0.0131919332063979">
            <text:p>-0,01319</text:p>
          </table:table-cell>
          <table:table-cell table:number-columns-repeated="1017"/>
        </table:table-row>
        <table:table-row table:style-name="ro1">
          <table:table-cell office:value-type="float" office:value="87.501">
            <text:p>87,50100</text:p>
          </table:table-cell>
          <table:table-cell office:value-type="float" office:value="-5.325">
            <text:p>-5,32500</text:p>
          </table:table-cell>
          <table:table-cell office:value-type="float" office:value="1.6395">
            <text:p>1,6395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292]+3.19496)/([.D292]-14.5476)" office:value-type="float" office:value="-0.0130996836455058">
            <text:p>-0,01310</text:p>
          </table:table-cell>
          <table:table-cell table:number-columns-repeated="1017"/>
        </table:table-row>
        <table:table-row table:style-name="ro1">
          <table:table-cell office:value-type="float" office:value="87.601">
            <text:p>87,60100</text:p>
          </table:table-cell>
          <table:table-cell office:value-type="float" office:value="-5.325">
            <text:p>-5,32500</text:p>
          </table:table-cell>
          <table:table-cell office:value-type="float" office:value="1.6395">
            <text:p>1,6395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293]+3.19496)/([.D293]-14.5476)" office:value-type="float" office:value="-0.0130996836455058">
            <text:p>-0,01310</text:p>
          </table:table-cell>
          <table:table-cell table:number-columns-repeated="1017"/>
        </table:table-row>
        <table:table-row table:style-name="ro1">
          <table:table-cell office:value-type="float" office:value="87.701">
            <text:p>87,70100</text:p>
          </table:table-cell>
          <table:table-cell office:value-type="float" office:value="-5.325">
            <text:p>-5,32500</text:p>
          </table:table-cell>
          <table:table-cell office:value-type="float" office:value="1.641">
            <text:p>1,641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94]+3.19496)/([.D294]-14.5476)" office:value-type="float" office:value="-0.0130876103823968">
            <text:p>-0,01309</text:p>
          </table:table-cell>
          <table:table-cell table:number-columns-repeated="1017"/>
        </table:table-row>
        <table:table-row table:style-name="ro1">
          <table:table-cell office:value-type="float" office:value="87.801">
            <text:p>87,80100</text:p>
          </table:table-cell>
          <table:table-cell office:value-type="float" office:value="-5.325">
            <text:p>-5,32500</text:p>
          </table:table-cell>
          <table:table-cell office:value-type="float" office:value="1.641">
            <text:p>1,641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95]+3.19496)/([.D295]-14.5476)" office:value-type="float" office:value="-0.0130876103823968">
            <text:p>-0,01309</text:p>
          </table:table-cell>
          <table:table-cell table:number-columns-repeated="1017"/>
        </table:table-row>
        <table:table-row table:style-name="ro1">
          <table:table-cell office:value-type="float" office:value="87.901">
            <text:p>87,90100</text:p>
          </table:table-cell>
          <table:table-cell office:value-type="float" office:value="-5.325">
            <text:p>-5,32500</text:p>
          </table:table-cell>
          <table:table-cell office:value-type="float" office:value="1.641">
            <text:p>1,641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96]+3.19496)/([.D296]-14.5476)" office:value-type="float" office:value="-0.0130876103823968">
            <text:p>-0,01309</text:p>
          </table:table-cell>
          <table:table-cell table:number-columns-repeated="1017"/>
        </table:table-row>
        <table:table-row table:style-name="ro1">
          <table:table-cell office:value-type="float" office:value="88.001">
            <text:p>88,00100</text:p>
          </table:table-cell>
          <table:table-cell office:value-type="float" office:value="-5.325">
            <text:p>-5,32500</text:p>
          </table:table-cell>
          <table:table-cell office:value-type="float" office:value="1.641">
            <text:p>1,641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97]+3.19496)/([.D297]-14.5476)" office:value-type="float" office:value="-0.0130876103823968">
            <text:p>-0,01309</text:p>
          </table:table-cell>
          <table:table-cell table:number-columns-repeated="1017"/>
        </table:table-row>
        <table:table-row table:style-name="ro1">
          <table:table-cell office:value-type="float" office:value="88.101">
            <text:p>88,10100</text:p>
          </table:table-cell>
          <table:table-cell office:value-type="float" office:value="-5.325">
            <text:p>-5,32500</text:p>
          </table:table-cell>
          <table:table-cell office:value-type="float" office:value="1.641">
            <text:p>1,641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98]+3.19496)/([.D298]-14.5476)" office:value-type="float" office:value="-0.0130876103823968">
            <text:p>-0,01309</text:p>
          </table:table-cell>
          <table:table-cell table:number-columns-repeated="1017"/>
        </table:table-row>
        <table:table-row table:style-name="ro1">
          <table:table-cell office:value-type="float" office:value="88.201">
            <text:p>88,20100</text:p>
          </table:table-cell>
          <table:table-cell office:value-type="float" office:value="-5.325">
            <text:p>-5,32500</text:p>
          </table:table-cell>
          <table:table-cell office:value-type="float" office:value="1.641">
            <text:p>1,641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99]+3.19496)/([.D299]-14.5476)" office:value-type="float" office:value="-0.0130876103823968">
            <text:p>-0,01309</text:p>
          </table:table-cell>
          <table:table-cell table:number-columns-repeated="1017"/>
        </table:table-row>
        <table:table-row table:style-name="ro1">
          <table:table-cell office:value-type="float" office:value="88.301">
            <text:p>88,30100</text:p>
          </table:table-cell>
          <table:table-cell office:value-type="float" office:value="-5.325">
            <text:p>-5,32500</text:p>
          </table:table-cell>
          <table:table-cell office:value-type="float" office:value="1.641">
            <text:p>1,641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300]+3.19496)/([.D300]-14.5476)" office:value-type="float" office:value="-0.0130876103823968">
            <text:p>-0,01309</text:p>
          </table:table-cell>
          <table:table-cell table:number-columns-repeated="1017"/>
        </table:table-row>
        <table:table-row table:style-name="ro1">
          <table:table-cell office:value-type="float" office:value="88.401">
            <text:p>88,40100</text:p>
          </table:table-cell>
          <table:table-cell office:value-type="float" office:value="-5.325">
            <text:p>-5,32500</text:p>
          </table:table-cell>
          <table:table-cell office:value-type="float" office:value="1.641">
            <text:p>1,641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301]+3.19496)/([.D301]-14.5476)" office:value-type="float" office:value="-0.0130876103823968">
            <text:p>-0,01309</text:p>
          </table:table-cell>
          <table:table-cell table:number-columns-repeated="1017"/>
        </table:table-row>
        <table:table-row table:style-name="ro1">
          <table:table-cell office:value-type="float" office:value="88.501">
            <text:p>88,50100</text:p>
          </table:table-cell>
          <table:table-cell office:value-type="float" office:value="-5.34">
            <text:p>-5,34000</text:p>
          </table:table-cell>
          <table:table-cell office:value-type="float" office:value="1.641">
            <text:p>1,641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302]+3.19496)/([.D302]-14.5476)" office:value-type="float" office:value="-0.0131797749219059">
            <text:p>-0,01318</text:p>
          </table:table-cell>
          <table:table-cell table:number-columns-repeated="1017"/>
        </table:table-row>
        <table:table-row table:style-name="ro1">
          <table:table-cell office:value-type="float" office:value="88.601">
            <text:p>88,60100</text:p>
          </table:table-cell>
          <table:table-cell office:value-type="float" office:value="-5.34">
            <text:p>-5,34000</text:p>
          </table:table-cell>
          <table:table-cell office:value-type="float" office:value="1.641">
            <text:p>1,641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303]+3.19496)/([.D303]-14.5476)" office:value-type="float" office:value="-0.0131797749219059">
            <text:p>-0,01318</text:p>
          </table:table-cell>
          <table:table-cell table:number-columns-repeated="1017"/>
        </table:table-row>
        <table:table-row table:style-name="ro1">
          <table:table-cell office:value-type="float" office:value="88.701">
            <text:p>88,70100</text:p>
          </table:table-cell>
          <table:table-cell office:value-type="float" office:value="-5.34">
            <text:p>-5,34000</text:p>
          </table:table-cell>
          <table:table-cell office:value-type="float" office:value="1.641">
            <text:p>1,641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304]+3.19496)/([.D304]-14.5476)" office:value-type="float" office:value="-0.0131797749219059">
            <text:p>-0,01318</text:p>
          </table:table-cell>
          <table:table-cell table:number-columns-repeated="1017"/>
        </table:table-row>
        <table:table-row table:style-name="ro1">
          <table:table-cell office:value-type="float" office:value="88.801">
            <text:p>88,80100</text:p>
          </table:table-cell>
          <table:table-cell office:value-type="float" office:value="-5.34">
            <text:p>-5,34000</text:p>
          </table:table-cell>
          <table:table-cell office:value-type="float" office:value="1.641">
            <text:p>1,641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305]+3.19496)/([.D305]-14.5476)" office:value-type="float" office:value="-0.0131797749219059">
            <text:p>-0,01318</text:p>
          </table:table-cell>
          <table:table-cell table:number-columns-repeated="1017"/>
        </table:table-row>
        <table:table-row table:style-name="ro1">
          <table:table-cell office:value-type="float" office:value="88.901">
            <text:p>88,90100</text:p>
          </table:table-cell>
          <table:table-cell office:value-type="float" office:value="-5.34">
            <text:p>-5,34000</text:p>
          </table:table-cell>
          <table:table-cell office:value-type="float" office:value="1.641">
            <text:p>1,641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306]+3.19496)/([.D306]-14.5476)" office:value-type="float" office:value="-0.0131797749219059">
            <text:p>-0,01318</text:p>
          </table:table-cell>
          <table:table-cell table:number-columns-repeated="1017"/>
        </table:table-row>
        <table:table-row table:style-name="ro1">
          <table:table-cell office:value-type="float" office:value="89.001">
            <text:p>89,00100</text:p>
          </table:table-cell>
          <table:table-cell office:value-type="float" office:value="-5.34">
            <text:p>-5,34000</text:p>
          </table:table-cell>
          <table:table-cell office:value-type="float" office:value="1.641">
            <text:p>1,641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307]+3.19496)/([.D307]-14.5476)" office:value-type="float" office:value="-0.0131797749219059">
            <text:p>-0,01318</text:p>
          </table:table-cell>
          <table:table-cell table:number-columns-repeated="1017"/>
        </table:table-row>
        <table:table-row table:style-name="ro1">
          <table:table-cell office:value-type="float" office:value="89.101">
            <text:p>89,10100</text:p>
          </table:table-cell>
          <table:table-cell office:value-type="float" office:value="-5.34">
            <text:p>-5,34000</text:p>
          </table:table-cell>
          <table:table-cell office:value-type="float" office:value="1.641">
            <text:p>1,641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308]+3.19496)/([.D308]-14.5476)" office:value-type="float" office:value="-0.0131797749219059">
            <text:p>-0,01318</text:p>
          </table:table-cell>
          <table:table-cell table:number-columns-repeated="1017"/>
        </table:table-row>
        <table:table-row table:style-name="ro1">
          <table:table-cell office:value-type="float" office:value="89.201">
            <text:p>89,20100</text:p>
          </table:table-cell>
          <table:table-cell office:value-type="float" office:value="-5.34">
            <text:p>-5,34000</text:p>
          </table:table-cell>
          <table:table-cell office:value-type="float" office:value="1.641">
            <text:p>1,641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309]+3.19496)/([.D309]-14.5476)" office:value-type="float" office:value="-0.0131797749219059">
            <text:p>-0,01318</text:p>
          </table:table-cell>
          <table:table-cell table:number-columns-repeated="1017"/>
        </table:table-row>
        <table:table-row table:style-name="ro1">
          <table:table-cell office:value-type="float" office:value="89.301">
            <text:p>89,30100</text:p>
          </table:table-cell>
          <table:table-cell office:value-type="float" office:value="-5.34">
            <text:p>-5,34000</text:p>
          </table:table-cell>
          <table:table-cell office:value-type="float" office:value="1.641">
            <text:p>1,641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310]+3.19496)/([.D310]-14.5476)" office:value-type="float" office:value="-0.0131797749219059">
            <text:p>-0,01318</text:p>
          </table:table-cell>
          <table:table-cell table:number-columns-repeated="1017"/>
        </table:table-row>
        <table:table-row table:style-name="ro1">
          <table:table-cell office:value-type="float" office:value="89.401">
            <text:p>89,40100</text:p>
          </table:table-cell>
          <table:table-cell office:value-type="float" office:value="-5.34">
            <text:p>-5,34000</text:p>
          </table:table-cell>
          <table:table-cell office:value-type="float" office:value="1.641">
            <text:p>1,641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311]+3.19496)/([.D311]-14.5476)" office:value-type="float" office:value="-0.0131797749219059">
            <text:p>-0,01318</text:p>
          </table:table-cell>
          <table:table-cell table:number-columns-repeated="1017"/>
        </table:table-row>
        <table:table-row table:style-name="ro1">
          <table:table-cell office:value-type="float" office:value="89.501">
            <text:p>89,50100</text:p>
          </table:table-cell>
          <table:table-cell office:value-type="float" office:value="-5.325">
            <text:p>-5,32500</text:p>
          </table:table-cell>
          <table:table-cell office:value-type="float" office:value="1.641">
            <text:p>1,641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312]+3.19496)/([.D312]-14.5476)" office:value-type="float" office:value="-0.0130876103823968">
            <text:p>-0,01309</text:p>
          </table:table-cell>
          <table:table-cell table:number-columns-repeated="1017"/>
        </table:table-row>
        <table:table-row table:style-name="ro1">
          <table:table-cell office:value-type="float" office:value="89.601">
            <text:p>89,60100</text:p>
          </table:table-cell>
          <table:table-cell office:value-type="float" office:value="-5.325">
            <text:p>-5,32500</text:p>
          </table:table-cell>
          <table:table-cell office:value-type="float" office:value="1.641">
            <text:p>1,641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313]+3.19496)/([.D313]-14.5476)" office:value-type="float" office:value="-0.0130876103823968">
            <text:p>-0,01309</text:p>
          </table:table-cell>
          <table:table-cell table:number-columns-repeated="1017"/>
        </table:table-row>
        <table:table-row table:style-name="ro1">
          <table:table-cell office:value-type="float" office:value="89.701">
            <text:p>89,70100</text:p>
          </table:table-cell>
          <table:table-cell office:value-type="float" office:value="-5.325">
            <text:p>-5,32500</text:p>
          </table:table-cell>
          <table:table-cell office:value-type="float" office:value="1.641">
            <text:p>1,641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314]+3.19496)/([.D314]-14.5476)" office:value-type="float" office:value="-0.0130876103823968">
            <text:p>-0,01309</text:p>
          </table:table-cell>
          <table:table-cell table:number-columns-repeated="1017"/>
        </table:table-row>
        <table:table-row table:style-name="ro1">
          <table:table-cell office:value-type="float" office:value="89.801">
            <text:p>89,80100</text:p>
          </table:table-cell>
          <table:table-cell office:value-type="float" office:value="-5.325">
            <text:p>-5,32500</text:p>
          </table:table-cell>
          <table:table-cell office:value-type="float" office:value="1.641">
            <text:p>1,641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315]+3.19496)/([.D315]-14.5476)" office:value-type="float" office:value="-0.0130876103823968">
            <text:p>-0,01309</text:p>
          </table:table-cell>
          <table:table-cell table:number-columns-repeated="1017"/>
        </table:table-row>
        <table:table-row table:style-name="ro1">
          <table:table-cell office:value-type="float" office:value="89.901">
            <text:p>89,90100</text:p>
          </table:table-cell>
          <table:table-cell office:value-type="float" office:value="-5.325">
            <text:p>-5,32500</text:p>
          </table:table-cell>
          <table:table-cell office:value-type="float" office:value="1.641">
            <text:p>1,641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316]+3.19496)/([.D316]-14.5476)" office:value-type="float" office:value="-0.0130876103823968">
            <text:p>-0,01309</text:p>
          </table:table-cell>
          <table:table-cell table:number-columns-repeated="1017"/>
        </table:table-row>
        <table:table-row table:style-name="ro1">
          <table:table-cell office:value-type="float" office:value="90.001">
            <text:p>90,00100</text:p>
          </table:table-cell>
          <table:table-cell office:value-type="float" office:value="-5.325">
            <text:p>-5,32500</text:p>
          </table:table-cell>
          <table:table-cell office:value-type="float" office:value="1.641">
            <text:p>1,641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317]+3.19496)/([.D317]-14.5476)" office:value-type="float" office:value="-0.0130876103823968">
            <text:p>-0,01309</text:p>
          </table:table-cell>
          <table:table-cell table:number-columns-repeated="1017"/>
        </table:table-row>
        <table:table-row table:style-name="ro1">
          <table:table-cell office:value-type="float" office:value="90.101">
            <text:p>90,10100</text:p>
          </table:table-cell>
          <table:table-cell office:value-type="float" office:value="-5.325">
            <text:p>-5,32500</text:p>
          </table:table-cell>
          <table:table-cell office:value-type="float" office:value="1.641">
            <text:p>1,641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318]+3.19496)/([.D318]-14.5476)" office:value-type="float" office:value="-0.0130876103823968">
            <text:p>-0,01309</text:p>
          </table:table-cell>
          <table:table-cell table:number-columns-repeated="1017"/>
        </table:table-row>
        <table:table-row table:style-name="ro1">
          <table:table-cell office:value-type="float" office:value="90.201">
            <text:p>90,20100</text:p>
          </table:table-cell>
          <table:table-cell office:value-type="float" office:value="-5.325">
            <text:p>-5,32500</text:p>
          </table:table-cell>
          <table:table-cell office:value-type="float" office:value="1.641">
            <text:p>1,641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319]+3.19496)/([.D319]-14.5476)" office:value-type="float" office:value="-0.0130876103823968">
            <text:p>-0,01309</text:p>
          </table:table-cell>
          <table:table-cell table:number-columns-repeated="1017"/>
        </table:table-row>
        <table:table-row table:style-name="ro1">
          <table:table-cell office:value-type="float" office:value="90.301">
            <text:p>90,30100</text:p>
          </table:table-cell>
          <table:table-cell office:value-type="float" office:value="-5.325">
            <text:p>-5,32500</text:p>
          </table:table-cell>
          <table:table-cell office:value-type="float" office:value="1.641">
            <text:p>1,641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320]+3.19496)/([.D320]-14.5476)" office:value-type="float" office:value="-0.0130876103823968">
            <text:p>-0,01309</text:p>
          </table:table-cell>
          <table:table-cell table:number-columns-repeated="1017"/>
        </table:table-row>
        <table:table-row table:style-name="ro1">
          <table:table-cell office:value-type="float" office:value="90.401">
            <text:p>90,40100</text:p>
          </table:table-cell>
          <table:table-cell office:value-type="float" office:value="-5.325">
            <text:p>-5,32500</text:p>
          </table:table-cell>
          <table:table-cell office:value-type="float" office:value="1.641">
            <text:p>1,641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321]+3.19496)/([.D321]-14.5476)" office:value-type="float" office:value="-0.0130876103823968">
            <text:p>-0,01309</text:p>
          </table:table-cell>
          <table:table-cell table:number-columns-repeated="1017"/>
        </table:table-row>
        <table:table-row table:style-name="ro1">
          <table:table-cell office:value-type="float" office:value="90.501">
            <text:p>90,50100</text:p>
          </table:table-cell>
          <table:table-cell office:value-type="float" office:value="-5.325">
            <text:p>-5,32500</text:p>
          </table:table-cell>
          <table:table-cell office:value-type="float" office:value="1.641">
            <text:p>1,641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322]+3.19496)/([.D322]-14.5476)" office:value-type="float" office:value="-0.0130876103823968">
            <text:p>-0,01309</text:p>
          </table:table-cell>
          <table:table-cell table:number-columns-repeated="1017"/>
        </table:table-row>
        <table:table-row table:style-name="ro1">
          <table:table-cell office:value-type="float" office:value="90.601">
            <text:p>90,60100</text:p>
          </table:table-cell>
          <table:table-cell office:value-type="float" office:value="-5.325">
            <text:p>-5,32500</text:p>
          </table:table-cell>
          <table:table-cell office:value-type="float" office:value="1.641">
            <text:p>1,641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323]+3.19496)/([.D323]-14.5476)" office:value-type="float" office:value="-0.0130876103823968">
            <text:p>-0,01309</text:p>
          </table:table-cell>
          <table:table-cell table:number-columns-repeated="1017"/>
        </table:table-row>
        <table:table-row table:style-name="ro1">
          <table:table-cell office:value-type="float" office:value="90.701">
            <text:p>90,70100</text:p>
          </table:table-cell>
          <table:table-cell office:value-type="float" office:value="-5.325">
            <text:p>-5,32500</text:p>
          </table:table-cell>
          <table:table-cell office:value-type="float" office:value="1.6425">
            <text:p>1,6425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324]+3.19496)/([.D324]-14.5476)" office:value-type="float" office:value="-0.0130876103823968">
            <text:p>-0,01309</text:p>
          </table:table-cell>
          <table:table-cell table:number-columns-repeated="1017"/>
        </table:table-row>
        <table:table-row table:style-name="ro1">
          <table:table-cell office:value-type="float" office:value="90.801">
            <text:p>90,80100</text:p>
          </table:table-cell>
          <table:table-cell office:value-type="float" office:value="-5.325">
            <text:p>-5,32500</text:p>
          </table:table-cell>
          <table:table-cell office:value-type="float" office:value="1.6425">
            <text:p>1,6425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325]+3.19496)/([.D325]-14.5476)" office:value-type="float" office:value="-0.0130876103823968">
            <text:p>-0,01309</text:p>
          </table:table-cell>
          <table:table-cell table:number-columns-repeated="1017"/>
        </table:table-row>
        <table:table-row table:style-name="ro1">
          <table:table-cell office:value-type="float" office:value="90.901">
            <text:p>90,90100</text:p>
          </table:table-cell>
          <table:table-cell office:value-type="float" office:value="-5.325">
            <text:p>-5,32500</text:p>
          </table:table-cell>
          <table:table-cell office:value-type="float" office:value="1.6425">
            <text:p>1,6425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326]+3.19496)/([.D326]-14.5476)" office:value-type="float" office:value="-0.0130876103823968">
            <text:p>-0,01309</text:p>
          </table:table-cell>
          <table:table-cell table:number-columns-repeated="1017"/>
        </table:table-row>
        <table:table-row table:style-name="ro1">
          <table:table-cell office:value-type="float" office:value="91.001">
            <text:p>91,00100</text:p>
          </table:table-cell>
          <table:table-cell office:value-type="float" office:value="-5.325">
            <text:p>-5,32500</text:p>
          </table:table-cell>
          <table:table-cell office:value-type="float" office:value="1.6425">
            <text:p>1,6425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327]+3.19496)/([.D327]-14.5476)" office:value-type="float" office:value="-0.0130876103823968">
            <text:p>-0,01309</text:p>
          </table:table-cell>
          <table:table-cell table:number-columns-repeated="1017"/>
        </table:table-row>
        <table:table-row table:style-name="ro1">
          <table:table-cell office:value-type="float" office:value="91.101">
            <text:p>91,10100</text:p>
          </table:table-cell>
          <table:table-cell office:value-type="float" office:value="-5.325">
            <text:p>-5,32500</text:p>
          </table:table-cell>
          <table:table-cell office:value-type="float" office:value="1.6425">
            <text:p>1,6425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328]+3.19496)/([.D328]-14.5476)" office:value-type="float" office:value="-0.0130876103823968">
            <text:p>-0,01309</text:p>
          </table:table-cell>
          <table:table-cell table:number-columns-repeated="1017"/>
        </table:table-row>
        <table:table-row table:style-name="ro1">
          <table:table-cell office:value-type="float" office:value="91.201">
            <text:p>91,20100</text:p>
          </table:table-cell>
          <table:table-cell office:value-type="float" office:value="-5.325">
            <text:p>-5,32500</text:p>
          </table:table-cell>
          <table:table-cell office:value-type="float" office:value="1.6425">
            <text:p>1,6425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329]+3.19496)/([.D329]-14.5476)" office:value-type="float" office:value="-0.0130876103823968">
            <text:p>-0,01309</text:p>
          </table:table-cell>
          <table:table-cell table:number-columns-repeated="1017"/>
        </table:table-row>
        <table:table-row table:style-name="ro1">
          <table:table-cell office:value-type="float" office:value="91.301">
            <text:p>91,30100</text:p>
          </table:table-cell>
          <table:table-cell office:value-type="float" office:value="-5.325">
            <text:p>-5,32500</text:p>
          </table:table-cell>
          <table:table-cell office:value-type="float" office:value="1.6425">
            <text:p>1,6425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330]+3.19496)/([.D330]-14.5476)" office:value-type="float" office:value="-0.0130876103823968">
            <text:p>-0,01309</text:p>
          </table:table-cell>
          <table:table-cell table:number-columns-repeated="1017"/>
        </table:table-row>
        <table:table-row table:style-name="ro1">
          <table:table-cell office:value-type="float" office:value="91.401">
            <text:p>91,40100</text:p>
          </table:table-cell>
          <table:table-cell office:value-type="float" office:value="-5.325">
            <text:p>-5,32500</text:p>
          </table:table-cell>
          <table:table-cell office:value-type="float" office:value="1.6425">
            <text:p>1,6425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331]+3.19496)/([.D331]-14.5476)" office:value-type="float" office:value="-0.0130876103823968">
            <text:p>-0,01309</text:p>
          </table:table-cell>
          <table:table-cell table:number-columns-repeated="1017"/>
        </table:table-row>
        <table:table-row table:style-name="ro1">
          <table:table-cell office:value-type="float" office:value="91.501">
            <text:p>91,50100</text:p>
          </table:table-cell>
          <table:table-cell office:value-type="float" office:value="-5.31">
            <text:p>-5,31000</text:p>
          </table:table-cell>
          <table:table-cell office:value-type="float" office:value="1.6425">
            <text:p>1,6425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332]+3.19496)/([.D332]-14.5476)" office:value-type="float" office:value="-0.0129954458428877">
            <text:p>-0,01300</text:p>
          </table:table-cell>
          <table:table-cell table:number-columns-repeated="1017"/>
        </table:table-row>
        <table:table-row table:style-name="ro1">
          <table:table-cell office:value-type="float" office:value="91.601">
            <text:p>91,60100</text:p>
          </table:table-cell>
          <table:table-cell office:value-type="float" office:value="-5.31">
            <text:p>-5,31000</text:p>
          </table:table-cell>
          <table:table-cell office:value-type="float" office:value="1.6425">
            <text:p>1,6425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333]+3.19496)/([.D333]-14.5476)" office:value-type="float" office:value="-0.0129954458428877">
            <text:p>-0,01300</text:p>
          </table:table-cell>
          <table:table-cell table:number-columns-repeated="1017"/>
        </table:table-row>
        <table:table-row table:style-name="ro1">
          <table:table-cell office:value-type="float" office:value="91.701">
            <text:p>91,70100</text:p>
          </table:table-cell>
          <table:table-cell office:value-type="float" office:value="-5.31">
            <text:p>-5,31000</text:p>
          </table:table-cell>
          <table:table-cell office:value-type="float" office:value="1.641">
            <text:p>1,641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334]+3.19496)/([.D334]-14.5476)" office:value-type="float" office:value="-0.0129954458428877">
            <text:p>-0,01300</text:p>
          </table:table-cell>
          <table:table-cell table:number-columns-repeated="1017"/>
        </table:table-row>
        <table:table-row table:style-name="ro1">
          <table:table-cell office:value-type="float" office:value="91.801">
            <text:p>91,80100</text:p>
          </table:table-cell>
          <table:table-cell office:value-type="float" office:value="-5.31">
            <text:p>-5,31000</text:p>
          </table:table-cell>
          <table:table-cell office:value-type="float" office:value="1.641">
            <text:p>1,641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335]+3.19496)/([.D335]-14.5476)" office:value-type="float" office:value="-0.0129954458428877">
            <text:p>-0,01300</text:p>
          </table:table-cell>
          <table:table-cell table:number-columns-repeated="1017"/>
        </table:table-row>
        <table:table-row table:style-name="ro1">
          <table:table-cell office:value-type="float" office:value="91.901">
            <text:p>91,90100</text:p>
          </table:table-cell>
          <table:table-cell office:value-type="float" office:value="-5.31">
            <text:p>-5,31000</text:p>
          </table:table-cell>
          <table:table-cell office:value-type="float" office:value="1.641">
            <text:p>1,641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336]+3.19496)/([.D336]-14.5476)" office:value-type="float" office:value="-0.0129954458428877">
            <text:p>-0,01300</text:p>
          </table:table-cell>
          <table:table-cell table:number-columns-repeated="1017"/>
        </table:table-row>
        <table:table-row table:style-name="ro1">
          <table:table-cell office:value-type="float" office:value="92.001">
            <text:p>92,00100</text:p>
          </table:table-cell>
          <table:table-cell office:value-type="float" office:value="-5.31">
            <text:p>-5,31000</text:p>
          </table:table-cell>
          <table:table-cell office:value-type="float" office:value="1.641">
            <text:p>1,641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337]+3.19496)/([.D337]-14.5476)" office:value-type="float" office:value="-0.0129954458428877">
            <text:p>-0,01300</text:p>
          </table:table-cell>
          <table:table-cell table:number-columns-repeated="1017"/>
        </table:table-row>
        <table:table-row table:style-name="ro1">
          <table:table-cell office:value-type="float" office:value="92.101">
            <text:p>92,10100</text:p>
          </table:table-cell>
          <table:table-cell office:value-type="float" office:value="-5.31">
            <text:p>-5,31000</text:p>
          </table:table-cell>
          <table:table-cell office:value-type="float" office:value="1.641">
            <text:p>1,641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338]+3.19496)/([.D338]-14.5476)" office:value-type="float" office:value="-0.0129954458428877">
            <text:p>-0,01300</text:p>
          </table:table-cell>
          <table:table-cell table:number-columns-repeated="1017"/>
        </table:table-row>
        <table:table-row table:style-name="ro1">
          <table:table-cell office:value-type="float" office:value="92.201">
            <text:p>92,20100</text:p>
          </table:table-cell>
          <table:table-cell office:value-type="float" office:value="-5.31">
            <text:p>-5,31000</text:p>
          </table:table-cell>
          <table:table-cell office:value-type="float" office:value="1.641">
            <text:p>1,641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339]+3.19496)/([.D339]-14.5476)" office:value-type="float" office:value="-0.0129954458428877">
            <text:p>-0,01300</text:p>
          </table:table-cell>
          <table:table-cell table:number-columns-repeated="1017"/>
        </table:table-row>
        <table:table-row table:style-name="ro1">
          <table:table-cell office:value-type="float" office:value="92.301">
            <text:p>92,30100</text:p>
          </table:table-cell>
          <table:table-cell office:value-type="float" office:value="-5.31">
            <text:p>-5,31000</text:p>
          </table:table-cell>
          <table:table-cell office:value-type="float" office:value="1.641">
            <text:p>1,641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340]+3.19496)/([.D340]-14.5476)" office:value-type="float" office:value="-0.0129954458428877">
            <text:p>-0,01300</text:p>
          </table:table-cell>
          <table:table-cell table:number-columns-repeated="1017"/>
        </table:table-row>
        <table:table-row table:style-name="ro1">
          <table:table-cell office:value-type="float" office:value="92.401">
            <text:p>92,40100</text:p>
          </table:table-cell>
          <table:table-cell office:value-type="float" office:value="-5.31">
            <text:p>-5,31000</text:p>
          </table:table-cell>
          <table:table-cell office:value-type="float" office:value="1.641">
            <text:p>1,641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341]+3.19496)/([.D341]-14.5476)" office:value-type="float" office:value="-0.0129954458428877">
            <text:p>-0,01300</text:p>
          </table:table-cell>
          <table:table-cell table:number-columns-repeated="1017"/>
        </table:table-row>
        <table:table-row table:style-name="ro1">
          <table:table-cell office:value-type="float" office:value="92.501">
            <text:p>92,50100</text:p>
          </table:table-cell>
          <table:table-cell office:value-type="float" office:value="-5.31">
            <text:p>-5,31000</text:p>
          </table:table-cell>
          <table:table-cell office:value-type="float" office:value="1.641">
            <text:p>1,641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342]+3.19496)/([.D342]-14.5476)" office:value-type="float" office:value="-0.0129954458428877">
            <text:p>-0,01300</text:p>
          </table:table-cell>
          <table:table-cell table:number-columns-repeated="1017"/>
        </table:table-row>
        <table:table-row table:style-name="ro1">
          <table:table-cell office:value-type="float" office:value="92.601">
            <text:p>92,60100</text:p>
          </table:table-cell>
          <table:table-cell office:value-type="float" office:value="-5.31">
            <text:p>-5,31000</text:p>
          </table:table-cell>
          <table:table-cell office:value-type="float" office:value="1.641">
            <text:p>1,641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343]+3.19496)/([.D343]-14.5476)" office:value-type="float" office:value="-0.0129954458428877">
            <text:p>-0,01300</text:p>
          </table:table-cell>
          <table:table-cell table:number-columns-repeated="1017"/>
        </table:table-row>
        <table:table-row table:style-name="ro1">
          <table:table-cell office:value-type="float" office:value="92.701">
            <text:p>92,70100</text:p>
          </table:table-cell>
          <table:table-cell office:value-type="float" office:value="-5.31">
            <text:p>-5,31000</text:p>
          </table:table-cell>
          <table:table-cell office:value-type="float" office:value="1.641">
            <text:p>1,6410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344]+3.19496)/([.D344]-14.5476)" office:value-type="float" office:value="-0.0130074340846138">
            <text:p>-0,01301</text:p>
          </table:table-cell>
          <table:table-cell table:number-columns-repeated="1017"/>
        </table:table-row>
        <table:table-row table:style-name="ro1">
          <table:table-cell office:value-type="float" office:value="92.801">
            <text:p>92,80100</text:p>
          </table:table-cell>
          <table:table-cell office:value-type="float" office:value="-5.31">
            <text:p>-5,31000</text:p>
          </table:table-cell>
          <table:table-cell office:value-type="float" office:value="1.641">
            <text:p>1,6410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345]+3.19496)/([.D345]-14.5476)" office:value-type="float" office:value="-0.0130074340846138">
            <text:p>-0,01301</text:p>
          </table:table-cell>
          <table:table-cell table:number-columns-repeated="1017"/>
        </table:table-row>
        <table:table-row table:style-name="ro1">
          <table:table-cell office:value-type="float" office:value="92.901">
            <text:p>92,90100</text:p>
          </table:table-cell>
          <table:table-cell office:value-type="float" office:value="-5.31">
            <text:p>-5,31000</text:p>
          </table:table-cell>
          <table:table-cell office:value-type="float" office:value="1.641">
            <text:p>1,6410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346]+3.19496)/([.D346]-14.5476)" office:value-type="float" office:value="-0.0130074340846138">
            <text:p>-0,01301</text:p>
          </table:table-cell>
          <table:table-cell table:number-columns-repeated="1017"/>
        </table:table-row>
        <table:table-row table:style-name="ro1">
          <table:table-cell office:value-type="float" office:value="93.001">
            <text:p>93,00100</text:p>
          </table:table-cell>
          <table:table-cell office:value-type="float" office:value="-5.31">
            <text:p>-5,31000</text:p>
          </table:table-cell>
          <table:table-cell office:value-type="float" office:value="1.641">
            <text:p>1,6410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347]+3.19496)/([.D347]-14.5476)" office:value-type="float" office:value="-0.0130074340846138">
            <text:p>-0,01301</text:p>
          </table:table-cell>
          <table:table-cell table:number-columns-repeated="1017"/>
        </table:table-row>
        <table:table-row table:style-name="ro1">
          <table:table-cell office:value-type="float" office:value="93.101">
            <text:p>93,10100</text:p>
          </table:table-cell>
          <table:table-cell office:value-type="float" office:value="-5.31">
            <text:p>-5,31000</text:p>
          </table:table-cell>
          <table:table-cell office:value-type="float" office:value="1.641">
            <text:p>1,6410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348]+3.19496)/([.D348]-14.5476)" office:value-type="float" office:value="-0.0130074340846138">
            <text:p>-0,01301</text:p>
          </table:table-cell>
          <table:table-cell table:number-columns-repeated="1017"/>
        </table:table-row>
        <table:table-row table:style-name="ro1">
          <table:table-cell office:value-type="float" office:value="93.201">
            <text:p>93,20100</text:p>
          </table:table-cell>
          <table:table-cell office:value-type="float" office:value="-5.31">
            <text:p>-5,31000</text:p>
          </table:table-cell>
          <table:table-cell office:value-type="float" office:value="1.641">
            <text:p>1,6410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349]+3.19496)/([.D349]-14.5476)" office:value-type="float" office:value="-0.0130074340846138">
            <text:p>-0,01301</text:p>
          </table:table-cell>
          <table:table-cell table:number-columns-repeated="1017"/>
        </table:table-row>
        <table:table-row table:style-name="ro1">
          <table:table-cell office:value-type="float" office:value="93.301">
            <text:p>93,30100</text:p>
          </table:table-cell>
          <table:table-cell office:value-type="float" office:value="-5.31">
            <text:p>-5,31000</text:p>
          </table:table-cell>
          <table:table-cell office:value-type="float" office:value="1.641">
            <text:p>1,6410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350]+3.19496)/([.D350]-14.5476)" office:value-type="float" office:value="-0.0130074340846138">
            <text:p>-0,01301</text:p>
          </table:table-cell>
          <table:table-cell table:number-columns-repeated="1017"/>
        </table:table-row>
        <table:table-row table:style-name="ro1">
          <table:table-cell office:value-type="float" office:value="93.401">
            <text:p>93,40100</text:p>
          </table:table-cell>
          <table:table-cell office:value-type="float" office:value="-5.31">
            <text:p>-5,31000</text:p>
          </table:table-cell>
          <table:table-cell office:value-type="float" office:value="1.641">
            <text:p>1,6410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351]+3.19496)/([.D351]-14.5476)" office:value-type="float" office:value="-0.0130074340846138">
            <text:p>-0,01301</text:p>
          </table:table-cell>
          <table:table-cell table:number-columns-repeated="1017"/>
        </table:table-row>
        <table:table-row table:style-name="ro1">
          <table:table-cell office:value-type="float" office:value="93.501">
            <text:p>93,50100</text:p>
          </table:table-cell>
          <table:table-cell office:value-type="float" office:value="-5.31">
            <text:p>-5,31000</text:p>
          </table:table-cell>
          <table:table-cell office:value-type="float" office:value="1.641">
            <text:p>1,6410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352]+3.19496)/([.D352]-14.5476)" office:value-type="float" office:value="-0.0130074340846138">
            <text:p>-0,01301</text:p>
          </table:table-cell>
          <table:table-cell table:number-columns-repeated="1017"/>
        </table:table-row>
        <table:table-row table:style-name="ro1">
          <table:table-cell office:value-type="float" office:value="93.601">
            <text:p>93,60100</text:p>
          </table:table-cell>
          <table:table-cell office:value-type="float" office:value="-5.31">
            <text:p>-5,31000</text:p>
          </table:table-cell>
          <table:table-cell office:value-type="float" office:value="1.641">
            <text:p>1,6410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353]+3.19496)/([.D353]-14.5476)" office:value-type="float" office:value="-0.0130074340846138">
            <text:p>-0,01301</text:p>
          </table:table-cell>
          <table:table-cell table:number-columns-repeated="1017"/>
        </table:table-row>
        <table:table-row table:style-name="ro1">
          <table:table-cell office:value-type="float" office:value="93.701">
            <text:p>93,70100</text:p>
          </table:table-cell>
          <table:table-cell office:value-type="float" office:value="-5.31">
            <text:p>-5,31000</text:p>
          </table:table-cell>
          <table:table-cell office:value-type="float" office:value="1.638">
            <text:p>1,6380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354]+3.19496)/([.D354]-14.5476)" office:value-type="float" office:value="-0.0130074340846138">
            <text:p>-0,01301</text:p>
          </table:table-cell>
          <table:table-cell table:number-columns-repeated="1017"/>
        </table:table-row>
        <table:table-row table:style-name="ro1">
          <table:table-cell office:value-type="float" office:value="93.801">
            <text:p>93,80100</text:p>
          </table:table-cell>
          <table:table-cell office:value-type="float" office:value="-5.31">
            <text:p>-5,31000</text:p>
          </table:table-cell>
          <table:table-cell office:value-type="float" office:value="1.638">
            <text:p>1,6380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355]+3.19496)/([.D355]-14.5476)" office:value-type="float" office:value="-0.0130074340846138">
            <text:p>-0,01301</text:p>
          </table:table-cell>
          <table:table-cell table:number-columns-repeated="1017"/>
        </table:table-row>
        <table:table-row table:style-name="ro1">
          <table:table-cell office:value-type="float" office:value="93.901">
            <text:p>93,90100</text:p>
          </table:table-cell>
          <table:table-cell office:value-type="float" office:value="-5.31">
            <text:p>-5,31000</text:p>
          </table:table-cell>
          <table:table-cell office:value-type="float" office:value="1.638">
            <text:p>1,6380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356]+3.19496)/([.D356]-14.5476)" office:value-type="float" office:value="-0.0130074340846138">
            <text:p>-0,01301</text:p>
          </table:table-cell>
          <table:table-cell table:number-columns-repeated="1017"/>
        </table:table-row>
        <table:table-row table:style-name="ro1">
          <table:table-cell office:value-type="float" office:value="94.001">
            <text:p>94,00100</text:p>
          </table:table-cell>
          <table:table-cell office:value-type="float" office:value="-5.31">
            <text:p>-5,31000</text:p>
          </table:table-cell>
          <table:table-cell office:value-type="float" office:value="1.638">
            <text:p>1,6380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357]+3.19496)/([.D357]-14.5476)" office:value-type="float" office:value="-0.0130074340846138">
            <text:p>-0,01301</text:p>
          </table:table-cell>
          <table:table-cell table:number-columns-repeated="1017"/>
        </table:table-row>
        <table:table-row table:style-name="ro1">
          <table:table-cell office:value-type="float" office:value="94.101">
            <text:p>94,10100</text:p>
          </table:table-cell>
          <table:table-cell office:value-type="float" office:value="-5.31">
            <text:p>-5,31000</text:p>
          </table:table-cell>
          <table:table-cell office:value-type="float" office:value="1.638">
            <text:p>1,6380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358]+3.19496)/([.D358]-14.5476)" office:value-type="float" office:value="-0.0130074340846138">
            <text:p>-0,01301</text:p>
          </table:table-cell>
          <table:table-cell table:number-columns-repeated="1017"/>
        </table:table-row>
        <table:table-row table:style-name="ro1">
          <table:table-cell office:value-type="float" office:value="94.201">
            <text:p>94,20100</text:p>
          </table:table-cell>
          <table:table-cell office:value-type="float" office:value="-5.31">
            <text:p>-5,31000</text:p>
          </table:table-cell>
          <table:table-cell office:value-type="float" office:value="1.638">
            <text:p>1,6380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359]+3.19496)/([.D359]-14.5476)" office:value-type="float" office:value="-0.0130074340846138">
            <text:p>-0,01301</text:p>
          </table:table-cell>
          <table:table-cell table:number-columns-repeated="1017"/>
        </table:table-row>
        <table:table-row table:style-name="ro1">
          <table:table-cell office:value-type="float" office:value="94.301">
            <text:p>94,30100</text:p>
          </table:table-cell>
          <table:table-cell office:value-type="float" office:value="-5.31">
            <text:p>-5,31000</text:p>
          </table:table-cell>
          <table:table-cell office:value-type="float" office:value="1.638">
            <text:p>1,6380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360]+3.19496)/([.D360]-14.5476)" office:value-type="float" office:value="-0.0130074340846138">
            <text:p>-0,01301</text:p>
          </table:table-cell>
          <table:table-cell table:number-columns-repeated="1017"/>
        </table:table-row>
        <table:table-row table:style-name="ro1">
          <table:table-cell office:value-type="float" office:value="94.401">
            <text:p>94,40100</text:p>
          </table:table-cell>
          <table:table-cell office:value-type="float" office:value="-5.31">
            <text:p>-5,31000</text:p>
          </table:table-cell>
          <table:table-cell office:value-type="float" office:value="1.638">
            <text:p>1,6380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361]+3.19496)/([.D361]-14.5476)" office:value-type="float" office:value="-0.0130074340846138">
            <text:p>-0,01301</text:p>
          </table:table-cell>
          <table:table-cell table:number-columns-repeated="1017"/>
        </table:table-row>
        <table:table-row table:style-name="ro1">
          <table:table-cell office:value-type="float" office:value="94.501">
            <text:p>94,50100</text:p>
          </table:table-cell>
          <table:table-cell office:value-type="float" office:value="-5.31">
            <text:p>-5,31000</text:p>
          </table:table-cell>
          <table:table-cell office:value-type="float" office:value="1.638">
            <text:p>1,6380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362]+3.19496)/([.D362]-14.5476)" office:value-type="float" office:value="-0.0130074340846138">
            <text:p>-0,01301</text:p>
          </table:table-cell>
          <table:table-cell table:number-columns-repeated="1017"/>
        </table:table-row>
        <table:table-row table:style-name="ro1">
          <table:table-cell office:value-type="float" office:value="94.601">
            <text:p>94,60100</text:p>
          </table:table-cell>
          <table:table-cell office:value-type="float" office:value="-5.31">
            <text:p>-5,31000</text:p>
          </table:table-cell>
          <table:table-cell office:value-type="float" office:value="1.638">
            <text:p>1,6380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363]+3.19496)/([.D363]-14.5476)" office:value-type="float" office:value="-0.0130074340846138">
            <text:p>-0,01301</text:p>
          </table:table-cell>
          <table:table-cell table:number-columns-repeated="1017"/>
        </table:table-row>
        <table:table-row table:style-name="ro1">
          <table:table-cell office:value-type="float" office:value="94.701">
            <text:p>94,70100</text:p>
          </table:table-cell>
          <table:table-cell office:value-type="float" office:value="-5.31">
            <text:p>-5,31000</text:p>
          </table:table-cell>
          <table:table-cell office:value-type="float" office:value="1.638">
            <text:p>1,6380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364]+3.19496)/([.D364]-14.5476)" office:value-type="float" office:value="-0.0130074340846138">
            <text:p>-0,01301</text:p>
          </table:table-cell>
          <table:table-cell table:number-columns-repeated="1017"/>
        </table:table-row>
        <table:table-row table:style-name="ro1">
          <table:table-cell office:value-type="float" office:value="94.801">
            <text:p>94,80100</text:p>
          </table:table-cell>
          <table:table-cell office:value-type="float" office:value="-5.31">
            <text:p>-5,31000</text:p>
          </table:table-cell>
          <table:table-cell office:value-type="float" office:value="1.638">
            <text:p>1,6380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365]+3.19496)/([.D365]-14.5476)" office:value-type="float" office:value="-0.0130074340846138">
            <text:p>-0,01301</text:p>
          </table:table-cell>
          <table:table-cell table:number-columns-repeated="1017"/>
        </table:table-row>
        <table:table-row table:style-name="ro1">
          <table:table-cell office:value-type="float" office:value="94.901">
            <text:p>94,90100</text:p>
          </table:table-cell>
          <table:table-cell office:value-type="float" office:value="-5.31">
            <text:p>-5,31000</text:p>
          </table:table-cell>
          <table:table-cell office:value-type="float" office:value="1.638">
            <text:p>1,6380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366]+3.19496)/([.D366]-14.5476)" office:value-type="float" office:value="-0.0130074340846138">
            <text:p>-0,01301</text:p>
          </table:table-cell>
          <table:table-cell table:number-columns-repeated="1017"/>
        </table:table-row>
        <table:table-row table:style-name="ro1">
          <table:table-cell office:value-type="float" office:value="95.001">
            <text:p>95,00100</text:p>
          </table:table-cell>
          <table:table-cell office:value-type="float" office:value="-5.31">
            <text:p>-5,31000</text:p>
          </table:table-cell>
          <table:table-cell office:value-type="float" office:value="1.638">
            <text:p>1,6380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367]+3.19496)/([.D367]-14.5476)" office:value-type="float" office:value="-0.0130074340846138">
            <text:p>-0,01301</text:p>
          </table:table-cell>
          <table:table-cell table:number-columns-repeated="1017"/>
        </table:table-row>
        <table:table-row table:style-name="ro1">
          <table:table-cell office:value-type="float" office:value="95.101">
            <text:p>95,10100</text:p>
          </table:table-cell>
          <table:table-cell office:value-type="float" office:value="-5.31">
            <text:p>-5,31000</text:p>
          </table:table-cell>
          <table:table-cell office:value-type="float" office:value="1.638">
            <text:p>1,6380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368]+3.19496)/([.D368]-14.5476)" office:value-type="float" office:value="-0.0130074340846138">
            <text:p>-0,01301</text:p>
          </table:table-cell>
          <table:table-cell table:number-columns-repeated="1017"/>
        </table:table-row>
        <table:table-row table:style-name="ro1">
          <table:table-cell office:value-type="float" office:value="95.201">
            <text:p>95,20100</text:p>
          </table:table-cell>
          <table:table-cell office:value-type="float" office:value="-5.31">
            <text:p>-5,31000</text:p>
          </table:table-cell>
          <table:table-cell office:value-type="float" office:value="1.638">
            <text:p>1,6380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369]+3.19496)/([.D369]-14.5476)" office:value-type="float" office:value="-0.0130074340846138">
            <text:p>-0,01301</text:p>
          </table:table-cell>
          <table:table-cell table:number-columns-repeated="1017"/>
        </table:table-row>
        <table:table-row table:style-name="ro1">
          <table:table-cell office:value-type="float" office:value="95.301">
            <text:p>95,30100</text:p>
          </table:table-cell>
          <table:table-cell office:value-type="float" office:value="-5.31">
            <text:p>-5,31000</text:p>
          </table:table-cell>
          <table:table-cell office:value-type="float" office:value="1.638">
            <text:p>1,6380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370]+3.19496)/([.D370]-14.5476)" office:value-type="float" office:value="-0.0130074340846138">
            <text:p>-0,01301</text:p>
          </table:table-cell>
          <table:table-cell table:number-columns-repeated="1017"/>
        </table:table-row>
        <table:table-row table:style-name="ro1">
          <table:table-cell office:value-type="float" office:value="95.401">
            <text:p>95,40100</text:p>
          </table:table-cell>
          <table:table-cell office:value-type="float" office:value="-5.31">
            <text:p>-5,31000</text:p>
          </table:table-cell>
          <table:table-cell office:value-type="float" office:value="1.638">
            <text:p>1,6380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371]+3.19496)/([.D371]-14.5476)" office:value-type="float" office:value="-0.0130074340846138">
            <text:p>-0,01301</text:p>
          </table:table-cell>
          <table:table-cell table:number-columns-repeated="1017"/>
        </table:table-row>
        <table:table-row table:style-name="ro1">
          <table:table-cell office:value-type="float" office:value="95.501">
            <text:p>95,50100</text:p>
          </table:table-cell>
          <table:table-cell office:value-type="float" office:value="-5.31">
            <text:p>-5,31000</text:p>
          </table:table-cell>
          <table:table-cell office:value-type="float" office:value="1.638">
            <text:p>1,6380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372]+3.19496)/([.D372]-14.5476)" office:value-type="float" office:value="-0.0130074340846138">
            <text:p>-0,01301</text:p>
          </table:table-cell>
          <table:table-cell table:number-columns-repeated="1017"/>
        </table:table-row>
        <table:table-row table:style-name="ro1">
          <table:table-cell office:value-type="float" office:value="95.601">
            <text:p>95,60100</text:p>
          </table:table-cell>
          <table:table-cell office:value-type="float" office:value="-5.31">
            <text:p>-5,31000</text:p>
          </table:table-cell>
          <table:table-cell office:value-type="float" office:value="1.638">
            <text:p>1,6380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373]+3.19496)/([.D373]-14.5476)" office:value-type="float" office:value="-0.0130074340846138">
            <text:p>-0,01301</text:p>
          </table:table-cell>
          <table:table-cell table:number-columns-repeated="1017"/>
        </table:table-row>
        <table:table-row table:style-name="ro1">
          <table:table-cell office:value-type="float" office:value="95.701">
            <text:p>95,70100</text:p>
          </table:table-cell>
          <table:table-cell office:value-type="float" office:value="-5.31">
            <text:p>-5,31000</text:p>
          </table:table-cell>
          <table:table-cell office:value-type="float" office:value="1.638">
            <text:p>1,6380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374]+3.19496)/([.D374]-14.5476)" office:value-type="float" office:value="-0.0130074340846138">
            <text:p>-0,01301</text:p>
          </table:table-cell>
          <table:table-cell table:number-columns-repeated="1017"/>
        </table:table-row>
        <table:table-row table:style-name="ro1">
          <table:table-cell office:value-type="float" office:value="95.801">
            <text:p>95,80100</text:p>
          </table:table-cell>
          <table:table-cell office:value-type="float" office:value="-5.31">
            <text:p>-5,31000</text:p>
          </table:table-cell>
          <table:table-cell office:value-type="float" office:value="1.638">
            <text:p>1,6380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375]+3.19496)/([.D375]-14.5476)" office:value-type="float" office:value="-0.0130074340846138">
            <text:p>-0,01301</text:p>
          </table:table-cell>
          <table:table-cell table:number-columns-repeated="1017"/>
        </table:table-row>
        <table:table-row table:style-name="ro1">
          <table:table-cell office:value-type="float" office:value="95.901">
            <text:p>95,90100</text:p>
          </table:table-cell>
          <table:table-cell office:value-type="float" office:value="-5.31">
            <text:p>-5,31000</text:p>
          </table:table-cell>
          <table:table-cell office:value-type="float" office:value="1.638">
            <text:p>1,6380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376]+3.19496)/([.D376]-14.5476)" office:value-type="float" office:value="-0.0130074340846138">
            <text:p>-0,01301</text:p>
          </table:table-cell>
          <table:table-cell table:number-columns-repeated="1017"/>
        </table:table-row>
        <table:table-row table:style-name="ro1">
          <table:table-cell office:value-type="float" office:value="96.001">
            <text:p>96,00100</text:p>
          </table:table-cell>
          <table:table-cell office:value-type="float" office:value="-5.31">
            <text:p>-5,31000</text:p>
          </table:table-cell>
          <table:table-cell office:value-type="float" office:value="1.638">
            <text:p>1,6380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377]+3.19496)/([.D377]-14.5476)" office:value-type="float" office:value="-0.0130074340846138">
            <text:p>-0,01301</text:p>
          </table:table-cell>
          <table:table-cell table:number-columns-repeated="1017"/>
        </table:table-row>
        <table:table-row table:style-name="ro1">
          <table:table-cell office:value-type="float" office:value="96.101">
            <text:p>96,10100</text:p>
          </table:table-cell>
          <table:table-cell office:value-type="float" office:value="-5.31">
            <text:p>-5,31000</text:p>
          </table:table-cell>
          <table:table-cell office:value-type="float" office:value="1.638">
            <text:p>1,6380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378]+3.19496)/([.D378]-14.5476)" office:value-type="float" office:value="-0.0130074340846138">
            <text:p>-0,01301</text:p>
          </table:table-cell>
          <table:table-cell table:number-columns-repeated="1017"/>
        </table:table-row>
        <table:table-row table:style-name="ro1">
          <table:table-cell office:value-type="float" office:value="96.201">
            <text:p>96,20100</text:p>
          </table:table-cell>
          <table:table-cell office:value-type="float" office:value="-5.31">
            <text:p>-5,31000</text:p>
          </table:table-cell>
          <table:table-cell office:value-type="float" office:value="1.638">
            <text:p>1,6380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379]+3.19496)/([.D379]-14.5476)" office:value-type="float" office:value="-0.0130074340846138">
            <text:p>-0,01301</text:p>
          </table:table-cell>
          <table:table-cell table:number-columns-repeated="1017"/>
        </table:table-row>
        <table:table-row table:style-name="ro1">
          <table:table-cell office:value-type="float" office:value="96.301">
            <text:p>96,30100</text:p>
          </table:table-cell>
          <table:table-cell office:value-type="float" office:value="-5.31">
            <text:p>-5,31000</text:p>
          </table:table-cell>
          <table:table-cell office:value-type="float" office:value="1.638">
            <text:p>1,6380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380]+3.19496)/([.D380]-14.5476)" office:value-type="float" office:value="-0.0130074340846138">
            <text:p>-0,01301</text:p>
          </table:table-cell>
          <table:table-cell table:number-columns-repeated="1017"/>
        </table:table-row>
        <table:table-row table:style-name="ro1">
          <table:table-cell office:value-type="float" office:value="96.401">
            <text:p>96,40100</text:p>
          </table:table-cell>
          <table:table-cell office:value-type="float" office:value="-5.31">
            <text:p>-5,31000</text:p>
          </table:table-cell>
          <table:table-cell office:value-type="float" office:value="1.638">
            <text:p>1,6380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381]+3.19496)/([.D381]-14.5476)" office:value-type="float" office:value="-0.0130074340846138">
            <text:p>-0,01301</text:p>
          </table:table-cell>
          <table:table-cell table:number-columns-repeated="1017"/>
        </table:table-row>
        <table:table-row table:style-name="ro1">
          <table:table-cell office:value-type="float" office:value="96.501">
            <text:p>96,50100</text:p>
          </table:table-cell>
          <table:table-cell office:value-type="float" office:value="-5.295">
            <text:p>-5,29500</text:p>
          </table:table-cell>
          <table:table-cell office:value-type="float" office:value="1.638">
            <text:p>1,6380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382]+3.19496)/([.D382]-14.5476)" office:value-type="float" office:value="-0.0129151845237217">
            <text:p>-0,01292</text:p>
          </table:table-cell>
          <table:table-cell table:number-columns-repeated="1017"/>
        </table:table-row>
        <table:table-row table:style-name="ro1">
          <table:table-cell office:value-type="float" office:value="96.601">
            <text:p>96,60100</text:p>
          </table:table-cell>
          <table:table-cell office:value-type="float" office:value="-5.295">
            <text:p>-5,29500</text:p>
          </table:table-cell>
          <table:table-cell office:value-type="float" office:value="1.638">
            <text:p>1,6380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383]+3.19496)/([.D383]-14.5476)" office:value-type="float" office:value="-0.0129151845237217">
            <text:p>-0,01292</text:p>
          </table:table-cell>
          <table:table-cell table:number-columns-repeated="1017"/>
        </table:table-row>
        <table:table-row table:style-name="ro1">
          <table:table-cell office:value-type="float" office:value="96.701">
            <text:p>96,70100</text:p>
          </table:table-cell>
          <table:table-cell office:value-type="float" office:value="-5.295">
            <text:p>-5,29500</text:p>
          </table:table-cell>
          <table:table-cell office:value-type="float" office:value="1.638">
            <text:p>1,6380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384]+3.19496)/([.D384]-14.5476)" office:value-type="float" office:value="-0.0129151845237217">
            <text:p>-0,01292</text:p>
          </table:table-cell>
          <table:table-cell table:number-columns-repeated="1017"/>
        </table:table-row>
        <table:table-row table:style-name="ro1">
          <table:table-cell office:value-type="float" office:value="96.801">
            <text:p>96,80100</text:p>
          </table:table-cell>
          <table:table-cell office:value-type="float" office:value="-5.295">
            <text:p>-5,29500</text:p>
          </table:table-cell>
          <table:table-cell office:value-type="float" office:value="1.638">
            <text:p>1,6380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385]+3.19496)/([.D385]-14.5476)" office:value-type="float" office:value="-0.0129151845237217">
            <text:p>-0,01292</text:p>
          </table:table-cell>
          <table:table-cell table:number-columns-repeated="1017"/>
        </table:table-row>
        <table:table-row table:style-name="ro1">
          <table:table-cell office:value-type="float" office:value="96.901">
            <text:p>96,90100</text:p>
          </table:table-cell>
          <table:table-cell office:value-type="float" office:value="-5.295">
            <text:p>-5,29500</text:p>
          </table:table-cell>
          <table:table-cell office:value-type="float" office:value="1.638">
            <text:p>1,6380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386]+3.19496)/([.D386]-14.5476)" office:value-type="float" office:value="-0.0129151845237217">
            <text:p>-0,01292</text:p>
          </table:table-cell>
          <table:table-cell table:number-columns-repeated="1017"/>
        </table:table-row>
        <table:table-row table:style-name="ro1">
          <table:table-cell office:value-type="float" office:value="97.001">
            <text:p>97,00100</text:p>
          </table:table-cell>
          <table:table-cell office:value-type="float" office:value="-5.295">
            <text:p>-5,29500</text:p>
          </table:table-cell>
          <table:table-cell office:value-type="float" office:value="1.638">
            <text:p>1,6380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387]+3.19496)/([.D387]-14.5476)" office:value-type="float" office:value="-0.0129151845237217">
            <text:p>-0,01292</text:p>
          </table:table-cell>
          <table:table-cell table:number-columns-repeated="1017"/>
        </table:table-row>
        <table:table-row table:style-name="ro1">
          <table:table-cell office:value-type="float" office:value="97.101">
            <text:p>97,10100</text:p>
          </table:table-cell>
          <table:table-cell office:value-type="float" office:value="-5.295">
            <text:p>-5,29500</text:p>
          </table:table-cell>
          <table:table-cell office:value-type="float" office:value="1.638">
            <text:p>1,6380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388]+3.19496)/([.D388]-14.5476)" office:value-type="float" office:value="-0.0129151845237217">
            <text:p>-0,01292</text:p>
          </table:table-cell>
          <table:table-cell table:number-columns-repeated="1017"/>
        </table:table-row>
        <table:table-row table:style-name="ro1">
          <table:table-cell office:value-type="float" office:value="97.201">
            <text:p>97,20100</text:p>
          </table:table-cell>
          <table:table-cell office:value-type="float" office:value="-5.295">
            <text:p>-5,29500</text:p>
          </table:table-cell>
          <table:table-cell office:value-type="float" office:value="1.638">
            <text:p>1,6380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389]+3.19496)/([.D389]-14.5476)" office:value-type="float" office:value="-0.0129151845237217">
            <text:p>-0,01292</text:p>
          </table:table-cell>
          <table:table-cell table:number-columns-repeated="1017"/>
        </table:table-row>
        <table:table-row table:style-name="ro1">
          <table:table-cell office:value-type="float" office:value="97.301">
            <text:p>97,30100</text:p>
          </table:table-cell>
          <table:table-cell office:value-type="float" office:value="-5.295">
            <text:p>-5,29500</text:p>
          </table:table-cell>
          <table:table-cell office:value-type="float" office:value="1.638">
            <text:p>1,6380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390]+3.19496)/([.D390]-14.5476)" office:value-type="float" office:value="-0.0129151845237217">
            <text:p>-0,01292</text:p>
          </table:table-cell>
          <table:table-cell table:number-columns-repeated="1017"/>
        </table:table-row>
        <table:table-row table:style-name="ro1">
          <table:table-cell office:value-type="float" office:value="97.401">
            <text:p>97,40100</text:p>
          </table:table-cell>
          <table:table-cell office:value-type="float" office:value="-5.295">
            <text:p>-5,29500</text:p>
          </table:table-cell>
          <table:table-cell office:value-type="float" office:value="1.638">
            <text:p>1,6380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391]+3.19496)/([.D391]-14.5476)" office:value-type="float" office:value="-0.0129151845237217">
            <text:p>-0,01292</text:p>
          </table:table-cell>
          <table:table-cell table:number-columns-repeated="1017"/>
        </table:table-row>
        <table:table-row table:style-name="ro1">
          <table:table-cell office:value-type="float" office:value="97.501">
            <text:p>97,50100</text:p>
          </table:table-cell>
          <table:table-cell office:value-type="float" office:value="-5.295">
            <text:p>-5,29500</text:p>
          </table:table-cell>
          <table:table-cell office:value-type="float" office:value="1.638">
            <text:p>1,6380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392]+3.19496)/([.D392]-14.5476)" office:value-type="float" office:value="-0.0129151845237217">
            <text:p>-0,01292</text:p>
          </table:table-cell>
          <table:table-cell table:number-columns-repeated="1017"/>
        </table:table-row>
        <table:table-row table:style-name="ro1">
          <table:table-cell office:value-type="float" office:value="97.601">
            <text:p>97,60100</text:p>
          </table:table-cell>
          <table:table-cell office:value-type="float" office:value="-5.295">
            <text:p>-5,29500</text:p>
          </table:table-cell>
          <table:table-cell office:value-type="float" office:value="1.638">
            <text:p>1,6380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393]+3.19496)/([.D393]-14.5476)" office:value-type="float" office:value="-0.0129151845237217">
            <text:p>-0,01292</text:p>
          </table:table-cell>
          <table:table-cell table:number-columns-repeated="1017"/>
        </table:table-row>
        <table:table-row table:style-name="ro1">
          <table:table-cell office:value-type="float" office:value="97.701">
            <text:p>97,70100</text:p>
          </table:table-cell>
          <table:table-cell office:value-type="float" office:value="-5.295">
            <text:p>-5,29500</text:p>
          </table:table-cell>
          <table:table-cell office:value-type="float" office:value="1.638">
            <text:p>1,6380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394]+3.19496)/([.D394]-14.5476)" office:value-type="float" office:value="-0.0129151845237217">
            <text:p>-0,01292</text:p>
          </table:table-cell>
          <table:table-cell table:number-columns-repeated="1017"/>
        </table:table-row>
        <table:table-row table:style-name="ro1">
          <table:table-cell office:value-type="float" office:value="97.801">
            <text:p>97,80100</text:p>
          </table:table-cell>
          <table:table-cell office:value-type="float" office:value="-5.295">
            <text:p>-5,29500</text:p>
          </table:table-cell>
          <table:table-cell office:value-type="float" office:value="1.638">
            <text:p>1,6380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395]+3.19496)/([.D395]-14.5476)" office:value-type="float" office:value="-0.0129151845237217">
            <text:p>-0,01292</text:p>
          </table:table-cell>
          <table:table-cell table:number-columns-repeated="1017"/>
        </table:table-row>
        <table:table-row table:style-name="ro1">
          <table:table-cell office:value-type="float" office:value="97.901">
            <text:p>97,90100</text:p>
          </table:table-cell>
          <table:table-cell office:value-type="float" office:value="-5.295">
            <text:p>-5,29500</text:p>
          </table:table-cell>
          <table:table-cell office:value-type="float" office:value="1.638">
            <text:p>1,6380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396]+3.19496)/([.D396]-14.5476)" office:value-type="float" office:value="-0.0129151845237217">
            <text:p>-0,01292</text:p>
          </table:table-cell>
          <table:table-cell table:number-columns-repeated="1017"/>
        </table:table-row>
        <table:table-row table:style-name="ro1">
          <table:table-cell office:value-type="float" office:value="98.001">
            <text:p>98,00100</text:p>
          </table:table-cell>
          <table:table-cell office:value-type="float" office:value="-5.295">
            <text:p>-5,29500</text:p>
          </table:table-cell>
          <table:table-cell office:value-type="float" office:value="1.638">
            <text:p>1,6380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397]+3.19496)/([.D397]-14.5476)" office:value-type="float" office:value="-0.0129151845237217">
            <text:p>-0,01292</text:p>
          </table:table-cell>
          <table:table-cell table:number-columns-repeated="1017"/>
        </table:table-row>
        <table:table-row table:style-name="ro1">
          <table:table-cell office:value-type="float" office:value="98.101">
            <text:p>98,10100</text:p>
          </table:table-cell>
          <table:table-cell office:value-type="float" office:value="-5.295">
            <text:p>-5,29500</text:p>
          </table:table-cell>
          <table:table-cell office:value-type="float" office:value="1.638">
            <text:p>1,6380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398]+3.19496)/([.D398]-14.5476)" office:value-type="float" office:value="-0.0129151845237217">
            <text:p>-0,01292</text:p>
          </table:table-cell>
          <table:table-cell table:number-columns-repeated="1017"/>
        </table:table-row>
        <table:table-row table:style-name="ro1">
          <table:table-cell office:value-type="float" office:value="98.201">
            <text:p>98,20100</text:p>
          </table:table-cell>
          <table:table-cell office:value-type="float" office:value="-5.295">
            <text:p>-5,29500</text:p>
          </table:table-cell>
          <table:table-cell office:value-type="float" office:value="1.638">
            <text:p>1,6380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399]+3.19496)/([.D399]-14.5476)" office:value-type="float" office:value="-0.0129151845237217">
            <text:p>-0,01292</text:p>
          </table:table-cell>
          <table:table-cell table:number-columns-repeated="1017"/>
        </table:table-row>
        <table:table-row table:style-name="ro1">
          <table:table-cell office:value-type="float" office:value="98.301">
            <text:p>98,30100</text:p>
          </table:table-cell>
          <table:table-cell office:value-type="float" office:value="-5.295">
            <text:p>-5,29500</text:p>
          </table:table-cell>
          <table:table-cell office:value-type="float" office:value="1.638">
            <text:p>1,6380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400]+3.19496)/([.D400]-14.5476)" office:value-type="float" office:value="-0.0129151845237217">
            <text:p>-0,01292</text:p>
          </table:table-cell>
          <table:table-cell table:number-columns-repeated="1017"/>
        </table:table-row>
        <table:table-row table:style-name="ro1">
          <table:table-cell office:value-type="float" office:value="98.401">
            <text:p>98,40100</text:p>
          </table:table-cell>
          <table:table-cell office:value-type="float" office:value="-5.295">
            <text:p>-5,29500</text:p>
          </table:table-cell>
          <table:table-cell office:value-type="float" office:value="1.638">
            <text:p>1,6380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401]+3.19496)/([.D401]-14.5476)" office:value-type="float" office:value="-0.0129151845237217">
            <text:p>-0,01292</text:p>
          </table:table-cell>
          <table:table-cell table:number-columns-repeated="1017"/>
        </table:table-row>
        <table:table-row table:style-name="ro1">
          <table:table-cell office:value-type="float" office:value="98.501">
            <text:p>98,50100</text:p>
          </table:table-cell>
          <table:table-cell office:value-type="float" office:value="-5.295">
            <text:p>-5,29500</text:p>
          </table:table-cell>
          <table:table-cell office:value-type="float" office:value="1.638">
            <text:p>1,6380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402]+3.19496)/([.D402]-14.5476)" office:value-type="float" office:value="-0.0129151845237217">
            <text:p>-0,01292</text:p>
          </table:table-cell>
          <table:table-cell table:number-columns-repeated="1017"/>
        </table:table-row>
        <table:table-row table:style-name="ro1">
          <table:table-cell office:value-type="float" office:value="98.601">
            <text:p>98,60100</text:p>
          </table:table-cell>
          <table:table-cell office:value-type="float" office:value="-5.295">
            <text:p>-5,29500</text:p>
          </table:table-cell>
          <table:table-cell office:value-type="float" office:value="1.638">
            <text:p>1,6380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403]+3.19496)/([.D403]-14.5476)" office:value-type="float" office:value="-0.0129151845237217">
            <text:p>-0,01292</text:p>
          </table:table-cell>
          <table:table-cell table:number-columns-repeated="1017"/>
        </table:table-row>
        <table:table-row table:style-name="ro1">
          <table:table-cell office:value-type="float" office:value="98.701">
            <text:p>98,70100</text:p>
          </table:table-cell>
          <table:table-cell office:value-type="float" office:value="-5.295">
            <text:p>-5,29500</text:p>
          </table:table-cell>
          <table:table-cell office:value-type="float" office:value="1.638">
            <text:p>1,6380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404]+3.19496)/([.D404]-14.5476)" office:value-type="float" office:value="-0.0129151845237217">
            <text:p>-0,01292</text:p>
          </table:table-cell>
          <table:table-cell table:number-columns-repeated="1017"/>
        </table:table-row>
        <table:table-row table:style-name="ro1">
          <table:table-cell office:value-type="float" office:value="98.801">
            <text:p>98,80100</text:p>
          </table:table-cell>
          <table:table-cell office:value-type="float" office:value="-5.295">
            <text:p>-5,29500</text:p>
          </table:table-cell>
          <table:table-cell office:value-type="float" office:value="1.6395">
            <text:p>1,6395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405]+3.19496)/([.D405]-14.5476)" office:value-type="float" office:value="-0.0129151845237217">
            <text:p>-0,01292</text:p>
          </table:table-cell>
          <table:table-cell table:number-columns-repeated="1017"/>
        </table:table-row>
        <table:table-row table:style-name="ro1">
          <table:table-cell office:value-type="float" office:value="98.901">
            <text:p>98,90100</text:p>
          </table:table-cell>
          <table:table-cell office:value-type="float" office:value="-5.295">
            <text:p>-5,29500</text:p>
          </table:table-cell>
          <table:table-cell office:value-type="float" office:value="1.6395">
            <text:p>1,6395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406]+3.19496)/([.D406]-14.5476)" office:value-type="float" office:value="-0.0129151845237217">
            <text:p>-0,01292</text:p>
          </table:table-cell>
          <table:table-cell table:number-columns-repeated="1017"/>
        </table:table-row>
        <table:table-row table:style-name="ro1">
          <table:table-cell office:value-type="float" office:value="99.001">
            <text:p>99,00100</text:p>
          </table:table-cell>
          <table:table-cell office:value-type="float" office:value="-5.295">
            <text:p>-5,29500</text:p>
          </table:table-cell>
          <table:table-cell office:value-type="float" office:value="1.6395">
            <text:p>1,6395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407]+3.19496)/([.D407]-14.5476)" office:value-type="float" office:value="-0.0129151845237217">
            <text:p>-0,01292</text:p>
          </table:table-cell>
          <table:table-cell table:number-columns-repeated="1017"/>
        </table:table-row>
        <table:table-row table:style-name="ro1">
          <table:table-cell office:value-type="float" office:value="99.101">
            <text:p>99,10100</text:p>
          </table:table-cell>
          <table:table-cell office:value-type="float" office:value="-5.295">
            <text:p>-5,29500</text:p>
          </table:table-cell>
          <table:table-cell office:value-type="float" office:value="1.6395">
            <text:p>1,6395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408]+3.19496)/([.D408]-14.5476)" office:value-type="float" office:value="-0.0129151845237217">
            <text:p>-0,01292</text:p>
          </table:table-cell>
          <table:table-cell table:number-columns-repeated="1017"/>
        </table:table-row>
        <table:table-row table:style-name="ro1">
          <table:table-cell office:value-type="float" office:value="99.201">
            <text:p>99,20100</text:p>
          </table:table-cell>
          <table:table-cell office:value-type="float" office:value="-5.295">
            <text:p>-5,29500</text:p>
          </table:table-cell>
          <table:table-cell office:value-type="float" office:value="1.6395">
            <text:p>1,6395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409]+3.19496)/([.D409]-14.5476)" office:value-type="float" office:value="-0.0129151845237217">
            <text:p>-0,01292</text:p>
          </table:table-cell>
          <table:table-cell table:number-columns-repeated="1017"/>
        </table:table-row>
        <table:table-row table:style-name="ro1">
          <table:table-cell office:value-type="float" office:value="99.301">
            <text:p>99,30100</text:p>
          </table:table-cell>
          <table:table-cell office:value-type="float" office:value="-5.295">
            <text:p>-5,29500</text:p>
          </table:table-cell>
          <table:table-cell office:value-type="float" office:value="1.6395">
            <text:p>1,6395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410]+3.19496)/([.D410]-14.5476)" office:value-type="float" office:value="-0.0129151845237217">
            <text:p>-0,01292</text:p>
          </table:table-cell>
          <table:table-cell table:number-columns-repeated="1017"/>
        </table:table-row>
        <table:table-row table:style-name="ro1">
          <table:table-cell office:value-type="float" office:value="99.401">
            <text:p>99,40100</text:p>
          </table:table-cell>
          <table:table-cell office:value-type="float" office:value="-5.295">
            <text:p>-5,29500</text:p>
          </table:table-cell>
          <table:table-cell office:value-type="float" office:value="1.6395">
            <text:p>1,6395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411]+3.19496)/([.D411]-14.5476)" office:value-type="float" office:value="-0.0129151845237217">
            <text:p>-0,01292</text:p>
          </table:table-cell>
          <table:table-cell table:number-columns-repeated="1017"/>
        </table:table-row>
        <table:table-row table:style-name="ro1">
          <table:table-cell office:value-type="float" office:value="99.501">
            <text:p>99,50100</text:p>
          </table:table-cell>
          <table:table-cell office:value-type="float" office:value="-5.295">
            <text:p>-5,29500</text:p>
          </table:table-cell>
          <table:table-cell office:value-type="float" office:value="1.6395">
            <text:p>1,6395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412]+3.19496)/([.D412]-14.5476)" office:value-type="float" office:value="-0.0129151845237217">
            <text:p>-0,01292</text:p>
          </table:table-cell>
          <table:table-cell table:number-columns-repeated="1017"/>
        </table:table-row>
        <table:table-row table:style-name="ro1">
          <table:table-cell office:value-type="float" office:value="99.601">
            <text:p>99,60100</text:p>
          </table:table-cell>
          <table:table-cell office:value-type="float" office:value="-5.295">
            <text:p>-5,29500</text:p>
          </table:table-cell>
          <table:table-cell office:value-type="float" office:value="1.6395">
            <text:p>1,6395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413]+3.19496)/([.D413]-14.5476)" office:value-type="float" office:value="-0.0129151845237217">
            <text:p>-0,01292</text:p>
          </table:table-cell>
          <table:table-cell table:number-columns-repeated="1017"/>
        </table:table-row>
        <table:table-row table:style-name="ro1">
          <table:table-cell office:value-type="float" office:value="99.701">
            <text:p>99,70100</text:p>
          </table:table-cell>
          <table:table-cell office:value-type="float" office:value="-5.295">
            <text:p>-5,29500</text:p>
          </table:table-cell>
          <table:table-cell office:value-type="float" office:value="1.6395">
            <text:p>1,6395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414]+3.19496)/([.D414]-14.5476)" office:value-type="float" office:value="-0.0129151845237217">
            <text:p>-0,01292</text:p>
          </table:table-cell>
          <table:table-cell table:number-columns-repeated="1017"/>
        </table:table-row>
        <table:table-row table:style-name="ro1">
          <table:table-cell office:value-type="float" office:value="99.801">
            <text:p>99,80100</text:p>
          </table:table-cell>
          <table:table-cell office:value-type="float" office:value="-5.295">
            <text:p>-5,29500</text:p>
          </table:table-cell>
          <table:table-cell office:value-type="float" office:value="1.638">
            <text:p>1,6380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415]+3.19496)/([.D415]-14.5476)" office:value-type="float" office:value="-0.0129151845237217">
            <text:p>-0,01292</text:p>
          </table:table-cell>
          <table:table-cell table:number-columns-repeated="1017"/>
        </table:table-row>
        <table:table-row table:style-name="ro1">
          <table:table-cell office:value-type="float" office:value="99.901">
            <text:p>99,90100</text:p>
          </table:table-cell>
          <table:table-cell office:value-type="float" office:value="-5.295">
            <text:p>-5,29500</text:p>
          </table:table-cell>
          <table:table-cell office:value-type="float" office:value="1.638">
            <text:p>1,6380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416]+3.19496)/([.D416]-14.5476)" office:value-type="float" office:value="-0.0129151845237217">
            <text:p>-0,01292</text:p>
          </table:table-cell>
          <table:table-cell table:number-columns-repeated="1017"/>
        </table:table-row>
        <table:table-row table:style-name="ro1">
          <table:table-cell office:value-type="float" office:value="100.001">
            <text:p>100,00100</text:p>
          </table:table-cell>
          <table:table-cell office:value-type="float" office:value="-5.295">
            <text:p>-5,29500</text:p>
          </table:table-cell>
          <table:table-cell office:value-type="float" office:value="1.638">
            <text:p>1,6380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417]+3.19496)/([.D417]-14.5476)" office:value-type="float" office:value="-0.0129151845237217">
            <text:p>-0,01292</text:p>
          </table:table-cell>
          <table:table-cell table:number-columns-repeated="1017"/>
        </table:table-row>
        <table:table-row table:style-name="ro1">
          <table:table-cell office:value-type="float" office:value="100.101">
            <text:p>100,10100</text:p>
          </table:table-cell>
          <table:table-cell office:value-type="float" office:value="-5.295">
            <text:p>-5,29500</text:p>
          </table:table-cell>
          <table:table-cell office:value-type="float" office:value="1.638">
            <text:p>1,6380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418]+3.19496)/([.D418]-14.5476)" office:value-type="float" office:value="-0.0129151845237217">
            <text:p>-0,01292</text:p>
          </table:table-cell>
          <table:table-cell table:number-columns-repeated="1017"/>
        </table:table-row>
        <table:table-row table:style-name="ro1">
          <table:table-cell office:value-type="float" office:value="100.201">
            <text:p>100,20100</text:p>
          </table:table-cell>
          <table:table-cell office:value-type="float" office:value="-5.295">
            <text:p>-5,29500</text:p>
          </table:table-cell>
          <table:table-cell office:value-type="float" office:value="1.638">
            <text:p>1,6380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419]+3.19496)/([.D419]-14.5476)" office:value-type="float" office:value="-0.0129151845237217">
            <text:p>-0,01292</text:p>
          </table:table-cell>
          <table:table-cell table:number-columns-repeated="1017"/>
        </table:table-row>
        <table:table-row table:style-name="ro1">
          <table:table-cell office:value-type="float" office:value="100.301">
            <text:p>100,30100</text:p>
          </table:table-cell>
          <table:table-cell office:value-type="float" office:value="-5.295">
            <text:p>-5,29500</text:p>
          </table:table-cell>
          <table:table-cell office:value-type="float" office:value="1.638">
            <text:p>1,6380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420]+3.19496)/([.D420]-14.5476)" office:value-type="float" office:value="-0.0129151845237217">
            <text:p>-0,01292</text:p>
          </table:table-cell>
          <table:table-cell table:number-columns-repeated="1017"/>
        </table:table-row>
        <table:table-row table:style-name="ro1">
          <table:table-cell office:value-type="float" office:value="100.401">
            <text:p>100,40100</text:p>
          </table:table-cell>
          <table:table-cell office:value-type="float" office:value="-5.295">
            <text:p>-5,29500</text:p>
          </table:table-cell>
          <table:table-cell office:value-type="float" office:value="1.638">
            <text:p>1,6380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421]+3.19496)/([.D421]-14.5476)" office:value-type="float" office:value="-0.0129151845237217">
            <text:p>-0,01292</text:p>
          </table:table-cell>
          <table:table-cell table:number-columns-repeated="1017"/>
        </table:table-row>
        <table:table-row table:style-name="ro1">
          <table:table-cell office:value-type="float" office:value="100.501">
            <text:p>100,50100</text:p>
          </table:table-cell>
          <table:table-cell office:value-type="float" office:value="-5.295">
            <text:p>-5,29500</text:p>
          </table:table-cell>
          <table:table-cell office:value-type="float" office:value="1.638">
            <text:p>1,6380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422]+3.19496)/([.D422]-14.5476)" office:value-type="float" office:value="-0.0129151845237217">
            <text:p>-0,01292</text:p>
          </table:table-cell>
          <table:table-cell table:number-columns-repeated="1017"/>
        </table:table-row>
        <table:table-row table:style-name="ro1">
          <table:table-cell office:value-type="float" office:value="100.601">
            <text:p>100,60100</text:p>
          </table:table-cell>
          <table:table-cell office:value-type="float" office:value="-5.295">
            <text:p>-5,29500</text:p>
          </table:table-cell>
          <table:table-cell office:value-type="float" office:value="1.638">
            <text:p>1,6380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423]+3.19496)/([.D423]-14.5476)" office:value-type="float" office:value="-0.0129151845237217">
            <text:p>-0,01292</text:p>
          </table:table-cell>
          <table:table-cell table:number-columns-repeated="1017"/>
        </table:table-row>
        <table:table-row table:style-name="ro1">
          <table:table-cell office:value-type="float" office:value="100.701">
            <text:p>100,70100</text:p>
          </table:table-cell>
          <table:table-cell office:value-type="float" office:value="-5.295">
            <text:p>-5,29500</text:p>
          </table:table-cell>
          <table:table-cell office:value-type="float" office:value="1.638">
            <text:p>1,6380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424]+3.19496)/([.D424]-14.5476)" office:value-type="float" office:value="-0.0129151845237217">
            <text:p>-0,01292</text:p>
          </table:table-cell>
          <table:table-cell table:number-columns-repeated="1017"/>
        </table:table-row>
        <table:table-row table:style-name="ro1">
          <table:table-cell office:value-type="float" office:value="100.801">
            <text:p>100,80100</text:p>
          </table:table-cell>
          <table:table-cell office:value-type="float" office:value="-5.295">
            <text:p>-5,29500</text:p>
          </table:table-cell>
          <table:table-cell office:value-type="float" office:value="1.638">
            <text:p>1,6380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425]+3.19496)/([.D425]-14.5476)" office:value-type="float" office:value="-0.0129151845237217">
            <text:p>-0,01292</text:p>
          </table:table-cell>
          <table:table-cell table:number-columns-repeated="1017"/>
        </table:table-row>
        <table:table-row table:style-name="ro1">
          <table:table-cell office:value-type="float" office:value="100.901">
            <text:p>100,90100</text:p>
          </table:table-cell>
          <table:table-cell office:value-type="float" office:value="-5.295">
            <text:p>-5,29500</text:p>
          </table:table-cell>
          <table:table-cell office:value-type="float" office:value="1.638">
            <text:p>1,6380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426]+3.19496)/([.D426]-14.5476)" office:value-type="float" office:value="-0.0129151845237217">
            <text:p>-0,01292</text:p>
          </table:table-cell>
          <table:table-cell table:number-columns-repeated="1017"/>
        </table:table-row>
        <table:table-row table:style-name="ro1">
          <table:table-cell office:value-type="float" office:value="101.001">
            <text:p>101,00100</text:p>
          </table:table-cell>
          <table:table-cell office:value-type="float" office:value="-5.295">
            <text:p>-5,29500</text:p>
          </table:table-cell>
          <table:table-cell office:value-type="float" office:value="1.638">
            <text:p>1,6380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427]+3.19496)/([.D427]-14.5476)" office:value-type="float" office:value="-0.0129151845237217">
            <text:p>-0,01292</text:p>
          </table:table-cell>
          <table:table-cell table:number-columns-repeated="1017"/>
        </table:table-row>
        <table:table-row table:style-name="ro1">
          <table:table-cell office:value-type="float" office:value="101.101">
            <text:p>101,10100</text:p>
          </table:table-cell>
          <table:table-cell office:value-type="float" office:value="-5.295">
            <text:p>-5,29500</text:p>
          </table:table-cell>
          <table:table-cell office:value-type="float" office:value="1.638">
            <text:p>1,6380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428]+3.19496)/([.D428]-14.5476)" office:value-type="float" office:value="-0.0129151845237217">
            <text:p>-0,01292</text:p>
          </table:table-cell>
          <table:table-cell table:number-columns-repeated="1017"/>
        </table:table-row>
        <table:table-row table:style-name="ro1">
          <table:table-cell office:value-type="float" office:value="101.201">
            <text:p>101,20100</text:p>
          </table:table-cell>
          <table:table-cell office:value-type="float" office:value="-5.295">
            <text:p>-5,29500</text:p>
          </table:table-cell>
          <table:table-cell office:value-type="float" office:value="1.638">
            <text:p>1,6380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429]+3.19496)/([.D429]-14.5476)" office:value-type="float" office:value="-0.0129151845237217">
            <text:p>-0,01292</text:p>
          </table:table-cell>
          <table:table-cell table:number-columns-repeated="1017"/>
        </table:table-row>
        <table:table-row table:style-name="ro1">
          <table:table-cell office:value-type="float" office:value="101.301">
            <text:p>101,30100</text:p>
          </table:table-cell>
          <table:table-cell office:value-type="float" office:value="-5.295">
            <text:p>-5,29500</text:p>
          </table:table-cell>
          <table:table-cell office:value-type="float" office:value="1.638">
            <text:p>1,6380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430]+3.19496)/([.D430]-14.5476)" office:value-type="float" office:value="-0.0129151845237217">
            <text:p>-0,01292</text:p>
          </table:table-cell>
          <table:table-cell table:number-columns-repeated="1017"/>
        </table:table-row>
        <table:table-row table:style-name="ro1">
          <table:table-cell office:value-type="float" office:value="101.401">
            <text:p>101,40100</text:p>
          </table:table-cell>
          <table:table-cell office:value-type="float" office:value="-5.295">
            <text:p>-5,29500</text:p>
          </table:table-cell>
          <table:table-cell office:value-type="float" office:value="1.638">
            <text:p>1,6380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431]+3.19496)/([.D431]-14.5476)" office:value-type="float" office:value="-0.0129151845237217">
            <text:p>-0,01292</text:p>
          </table:table-cell>
          <table:table-cell table:number-columns-repeated="1017"/>
        </table:table-row>
        <table:table-row table:style-name="ro1">
          <table:table-cell office:value-type="float" office:value="101.501">
            <text:p>101,50100</text:p>
          </table:table-cell>
          <table:table-cell office:value-type="float" office:value="-5.295">
            <text:p>-5,29500</text:p>
          </table:table-cell>
          <table:table-cell office:value-type="float" office:value="1.638">
            <text:p>1,6380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432]+3.19496)/([.D432]-14.5476)" office:value-type="float" office:value="-0.0129151845237217">
            <text:p>-0,01292</text:p>
          </table:table-cell>
          <table:table-cell table:number-columns-repeated="1017"/>
        </table:table-row>
        <table:table-row table:style-name="ro1">
          <table:table-cell office:value-type="float" office:value="101.601">
            <text:p>101,60100</text:p>
          </table:table-cell>
          <table:table-cell office:value-type="float" office:value="-5.295">
            <text:p>-5,29500</text:p>
          </table:table-cell>
          <table:table-cell office:value-type="float" office:value="1.638">
            <text:p>1,6380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433]+3.19496)/([.D433]-14.5476)" office:value-type="float" office:value="-0.0129151845237217">
            <text:p>-0,01292</text:p>
          </table:table-cell>
          <table:table-cell table:number-columns-repeated="1017"/>
        </table:table-row>
        <table:table-row table:style-name="ro1">
          <table:table-cell office:value-type="float" office:value="101.701">
            <text:p>101,70100</text:p>
          </table:table-cell>
          <table:table-cell office:value-type="float" office:value="-5.295">
            <text:p>-5,29500</text:p>
          </table:table-cell>
          <table:table-cell office:value-type="float" office:value="1.638">
            <text:p>1,6380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434]+3.19496)/([.D434]-14.5476)" office:value-type="float" office:value="-0.0129271097256796">
            <text:p>-0,01293</text:p>
          </table:table-cell>
          <table:table-cell table:number-columns-repeated="1017"/>
        </table:table-row>
        <table:table-row table:style-name="ro1">
          <table:table-cell office:value-type="float" office:value="101.801">
            <text:p>101,80100</text:p>
          </table:table-cell>
          <table:table-cell office:value-type="float" office:value="-5.295">
            <text:p>-5,29500</text:p>
          </table:table-cell>
          <table:table-cell office:value-type="float" office:value="1.6365">
            <text:p>1,6365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435]+3.19496)/([.D435]-14.5476)" office:value-type="float" office:value="-0.0129271097256796">
            <text:p>-0,01293</text:p>
          </table:table-cell>
          <table:table-cell table:number-columns-repeated="1017"/>
        </table:table-row>
        <table:table-row table:style-name="ro1">
          <table:table-cell office:value-type="float" office:value="101.901">
            <text:p>101,90100</text:p>
          </table:table-cell>
          <table:table-cell office:value-type="float" office:value="-5.295">
            <text:p>-5,29500</text:p>
          </table:table-cell>
          <table:table-cell office:value-type="float" office:value="1.6365">
            <text:p>1,6365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436]+3.19496)/([.D436]-14.5476)" office:value-type="float" office:value="-0.0129271097256796">
            <text:p>-0,01293</text:p>
          </table:table-cell>
          <table:table-cell table:number-columns-repeated="1017"/>
        </table:table-row>
        <table:table-row table:style-name="ro1">
          <table:table-cell office:value-type="float" office:value="102.001">
            <text:p>102,00100</text:p>
          </table:table-cell>
          <table:table-cell office:value-type="float" office:value="-5.295">
            <text:p>-5,29500</text:p>
          </table:table-cell>
          <table:table-cell office:value-type="float" office:value="1.6365">
            <text:p>1,6365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437]+3.19496)/([.D437]-14.5476)" office:value-type="float" office:value="-0.0129271097256796">
            <text:p>-0,01293</text:p>
          </table:table-cell>
          <table:table-cell table:number-columns-repeated="1017"/>
        </table:table-row>
        <table:table-row table:style-name="ro1">
          <table:table-cell office:value-type="float" office:value="102.101">
            <text:p>102,10100</text:p>
          </table:table-cell>
          <table:table-cell office:value-type="float" office:value="-5.295">
            <text:p>-5,29500</text:p>
          </table:table-cell>
          <table:table-cell office:value-type="float" office:value="1.6365">
            <text:p>1,6365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438]+3.19496)/([.D438]-14.5476)" office:value-type="float" office:value="-0.0129271097256796">
            <text:p>-0,01293</text:p>
          </table:table-cell>
          <table:table-cell table:number-columns-repeated="1017"/>
        </table:table-row>
        <table:table-row table:style-name="ro1">
          <table:table-cell office:value-type="float" office:value="102.201">
            <text:p>102,20100</text:p>
          </table:table-cell>
          <table:table-cell office:value-type="float" office:value="-5.295">
            <text:p>-5,29500</text:p>
          </table:table-cell>
          <table:table-cell office:value-type="float" office:value="1.6365">
            <text:p>1,6365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439]+3.19496)/([.D439]-14.5476)" office:value-type="float" office:value="-0.0129271097256796">
            <text:p>-0,01293</text:p>
          </table:table-cell>
          <table:table-cell table:number-columns-repeated="1017"/>
        </table:table-row>
        <table:table-row table:style-name="ro1">
          <table:table-cell office:value-type="float" office:value="102.301">
            <text:p>102,30100</text:p>
          </table:table-cell>
          <table:table-cell office:value-type="float" office:value="-5.295">
            <text:p>-5,29500</text:p>
          </table:table-cell>
          <table:table-cell office:value-type="float" office:value="1.6365">
            <text:p>1,6365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440]+3.19496)/([.D440]-14.5476)" office:value-type="float" office:value="-0.0129271097256796">
            <text:p>-0,01293</text:p>
          </table:table-cell>
          <table:table-cell table:number-columns-repeated="1017"/>
        </table:table-row>
        <table:table-row table:style-name="ro1">
          <table:table-cell office:value-type="float" office:value="102.401">
            <text:p>102,40100</text:p>
          </table:table-cell>
          <table:table-cell office:value-type="float" office:value="-5.295">
            <text:p>-5,29500</text:p>
          </table:table-cell>
          <table:table-cell office:value-type="float" office:value="1.6365">
            <text:p>1,6365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441]+3.19496)/([.D441]-14.5476)" office:value-type="float" office:value="-0.0129271097256796">
            <text:p>-0,01293</text:p>
          </table:table-cell>
          <table:table-cell table:number-columns-repeated="1017"/>
        </table:table-row>
        <table:table-row table:style-name="ro1">
          <table:table-cell office:value-type="float" office:value="102.501">
            <text:p>102,50100</text:p>
          </table:table-cell>
          <table:table-cell office:value-type="float" office:value="-5.28">
            <text:p>-5,28000</text:p>
          </table:table-cell>
          <table:table-cell office:value-type="float" office:value="1.6365">
            <text:p>1,6365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442]+3.19496)/([.D442]-14.5476)" office:value-type="float" office:value="-0.012834774986396">
            <text:p>-0,01283</text:p>
          </table:table-cell>
          <table:table-cell table:number-columns-repeated="1017"/>
        </table:table-row>
        <table:table-row table:style-name="ro1">
          <table:table-cell office:value-type="float" office:value="102.601">
            <text:p>102,60100</text:p>
          </table:table-cell>
          <table:table-cell office:value-type="float" office:value="-5.28">
            <text:p>-5,28000</text:p>
          </table:table-cell>
          <table:table-cell office:value-type="float" office:value="1.6365">
            <text:p>1,6365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443]+3.19496)/([.D443]-14.5476)" office:value-type="float" office:value="-0.012834774986396">
            <text:p>-0,01283</text:p>
          </table:table-cell>
          <table:table-cell table:number-columns-repeated="1017"/>
        </table:table-row>
        <table:table-row table:style-name="ro1">
          <table:table-cell office:value-type="float" office:value="102.701">
            <text:p>102,70100</text:p>
          </table:table-cell>
          <table:table-cell office:value-type="float" office:value="-5.28">
            <text:p>-5,28000</text:p>
          </table:table-cell>
          <table:table-cell office:value-type="float" office:value="1.6365">
            <text:p>1,6365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444]+3.19496)/([.D444]-14.5476)" office:value-type="float" office:value="-0.012834774986396">
            <text:p>-0,01283</text:p>
          </table:table-cell>
          <table:table-cell table:number-columns-repeated="1017"/>
        </table:table-row>
        <table:table-row table:style-name="ro1">
          <table:table-cell office:value-type="float" office:value="102.801">
            <text:p>102,80100</text:p>
          </table:table-cell>
          <table:table-cell office:value-type="float" office:value="-5.28">
            <text:p>-5,28000</text:p>
          </table:table-cell>
          <table:table-cell office:value-type="float" office:value="1.6335">
            <text:p>1,6335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445]+3.19496)/([.D445]-14.5476)" office:value-type="float" office:value="-0.012834774986396">
            <text:p>-0,01283</text:p>
          </table:table-cell>
          <table:table-cell table:number-columns-repeated="1017"/>
        </table:table-row>
        <table:table-row table:style-name="ro1">
          <table:table-cell office:value-type="float" office:value="102.901">
            <text:p>102,90100</text:p>
          </table:table-cell>
          <table:table-cell office:value-type="float" office:value="-5.28">
            <text:p>-5,28000</text:p>
          </table:table-cell>
          <table:table-cell office:value-type="float" office:value="1.6335">
            <text:p>1,6335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446]+3.19496)/([.D446]-14.5476)" office:value-type="float" office:value="-0.012834774986396">
            <text:p>-0,01283</text:p>
          </table:table-cell>
          <table:table-cell table:number-columns-repeated="1017"/>
        </table:table-row>
        <table:table-row table:style-name="ro1">
          <table:table-cell office:value-type="float" office:value="103.001">
            <text:p>103,00100</text:p>
          </table:table-cell>
          <table:table-cell office:value-type="float" office:value="-5.28">
            <text:p>-5,28000</text:p>
          </table:table-cell>
          <table:table-cell office:value-type="float" office:value="1.6335">
            <text:p>1,6335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447]+3.19496)/([.D447]-14.5476)" office:value-type="float" office:value="-0.012834774986396">
            <text:p>-0,01283</text:p>
          </table:table-cell>
          <table:table-cell table:number-columns-repeated="1017"/>
        </table:table-row>
        <table:table-row table:style-name="ro1">
          <table:table-cell office:value-type="float" office:value="103.101">
            <text:p>103,10100</text:p>
          </table:table-cell>
          <table:table-cell office:value-type="float" office:value="-5.28">
            <text:p>-5,28000</text:p>
          </table:table-cell>
          <table:table-cell office:value-type="float" office:value="1.6335">
            <text:p>1,6335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448]+3.19496)/([.D448]-14.5476)" office:value-type="float" office:value="-0.012834774986396">
            <text:p>-0,01283</text:p>
          </table:table-cell>
          <table:table-cell table:number-columns-repeated="1017"/>
        </table:table-row>
        <table:table-row table:style-name="ro1">
          <table:table-cell office:value-type="float" office:value="103.201">
            <text:p>103,20100</text:p>
          </table:table-cell>
          <table:table-cell office:value-type="float" office:value="-5.28">
            <text:p>-5,28000</text:p>
          </table:table-cell>
          <table:table-cell office:value-type="float" office:value="1.6335">
            <text:p>1,6335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449]+3.19496)/([.D449]-14.5476)" office:value-type="float" office:value="-0.012834774986396">
            <text:p>-0,01283</text:p>
          </table:table-cell>
          <table:table-cell table:number-columns-repeated="1017"/>
        </table:table-row>
        <table:table-row table:style-name="ro1">
          <table:table-cell office:value-type="float" office:value="103.301">
            <text:p>103,30100</text:p>
          </table:table-cell>
          <table:table-cell office:value-type="float" office:value="-5.28">
            <text:p>-5,28000</text:p>
          </table:table-cell>
          <table:table-cell office:value-type="float" office:value="1.6335">
            <text:p>1,6335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450]+3.19496)/([.D450]-14.5476)" office:value-type="float" office:value="-0.012834774986396">
            <text:p>-0,01283</text:p>
          </table:table-cell>
          <table:table-cell table:number-columns-repeated="1017"/>
        </table:table-row>
        <table:table-row table:style-name="ro1">
          <table:table-cell office:value-type="float" office:value="103.401">
            <text:p>103,40100</text:p>
          </table:table-cell>
          <table:table-cell office:value-type="float" office:value="-5.28">
            <text:p>-5,28000</text:p>
          </table:table-cell>
          <table:table-cell office:value-type="float" office:value="1.6335">
            <text:p>1,6335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451]+3.19496)/([.D451]-14.5476)" office:value-type="float" office:value="-0.012834774986396">
            <text:p>-0,01283</text:p>
          </table:table-cell>
          <table:table-cell table:number-columns-repeated="1017"/>
        </table:table-row>
        <table:table-row table:style-name="ro1">
          <table:table-cell office:value-type="float" office:value="103.501">
            <text:p>103,50100</text:p>
          </table:table-cell>
          <table:table-cell office:value-type="float" office:value="-5.28">
            <text:p>-5,28000</text:p>
          </table:table-cell>
          <table:table-cell office:value-type="float" office:value="1.6335">
            <text:p>1,6335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452]+3.19496)/([.D452]-14.5476)" office:value-type="float" office:value="-0.012834774986396">
            <text:p>-0,01283</text:p>
          </table:table-cell>
          <table:table-cell table:number-columns-repeated="1017"/>
        </table:table-row>
        <table:table-row table:style-name="ro1">
          <table:table-cell office:value-type="float" office:value="103.601">
            <text:p>103,60100</text:p>
          </table:table-cell>
          <table:table-cell office:value-type="float" office:value="-5.28">
            <text:p>-5,28000</text:p>
          </table:table-cell>
          <table:table-cell office:value-type="float" office:value="1.6335">
            <text:p>1,6335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453]+3.19496)/([.D453]-14.5476)" office:value-type="float" office:value="-0.012834774986396">
            <text:p>-0,01283</text:p>
          </table:table-cell>
          <table:table-cell table:number-columns-repeated="1017"/>
        </table:table-row>
        <table:table-row table:style-name="ro1">
          <table:table-cell office:value-type="float" office:value="103.701">
            <text:p>103,70100</text:p>
          </table:table-cell>
          <table:table-cell office:value-type="float" office:value="-5.28">
            <text:p>-5,28000</text:p>
          </table:table-cell>
          <table:table-cell office:value-type="float" office:value="1.6335">
            <text:p>1,6335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454]+3.19496)/([.D454]-14.5476)" office:value-type="float" office:value="-0.012834774986396">
            <text:p>-0,01283</text:p>
          </table:table-cell>
          <table:table-cell table:number-columns-repeated="1017"/>
        </table:table-row>
        <table:table-row table:style-name="ro1">
          <table:table-cell office:value-type="float" office:value="103.801">
            <text:p>103,80100</text:p>
          </table:table-cell>
          <table:table-cell office:value-type="float" office:value="-5.28">
            <text:p>-5,28000</text:p>
          </table:table-cell>
          <table:table-cell office:value-type="float" office:value="1.6365">
            <text:p>1,6365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455]+3.19496)/([.D455]-14.5476)" office:value-type="float" office:value="-0.012834774986396">
            <text:p>-0,01283</text:p>
          </table:table-cell>
          <table:table-cell table:number-columns-repeated="1017"/>
        </table:table-row>
        <table:table-row table:style-name="ro1">
          <table:table-cell office:value-type="float" office:value="103.901">
            <text:p>103,90100</text:p>
          </table:table-cell>
          <table:table-cell office:value-type="float" office:value="-5.28">
            <text:p>-5,28000</text:p>
          </table:table-cell>
          <table:table-cell office:value-type="float" office:value="1.6365">
            <text:p>1,6365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456]+3.19496)/([.D456]-14.5476)" office:value-type="float" office:value="-0.012834774986396">
            <text:p>-0,01283</text:p>
          </table:table-cell>
          <table:table-cell table:number-columns-repeated="1017"/>
        </table:table-row>
        <table:table-row table:style-name="ro1">
          <table:table-cell office:value-type="float" office:value="104.001">
            <text:p>104,00100</text:p>
          </table:table-cell>
          <table:table-cell office:value-type="float" office:value="-5.28">
            <text:p>-5,28000</text:p>
          </table:table-cell>
          <table:table-cell office:value-type="float" office:value="1.6365">
            <text:p>1,6365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457]+3.19496)/([.D457]-14.5476)" office:value-type="float" office:value="-0.012834774986396">
            <text:p>-0,01283</text:p>
          </table:table-cell>
          <table:table-cell table:number-columns-repeated="1017"/>
        </table:table-row>
        <table:table-row table:style-name="ro1">
          <table:table-cell office:value-type="float" office:value="104.101">
            <text:p>104,10100</text:p>
          </table:table-cell>
          <table:table-cell office:value-type="float" office:value="-5.28">
            <text:p>-5,28000</text:p>
          </table:table-cell>
          <table:table-cell office:value-type="float" office:value="1.6365">
            <text:p>1,6365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458]+3.19496)/([.D458]-14.5476)" office:value-type="float" office:value="-0.012834774986396">
            <text:p>-0,01283</text:p>
          </table:table-cell>
          <table:table-cell table:number-columns-repeated="1017"/>
        </table:table-row>
        <table:table-row table:style-name="ro1">
          <table:table-cell office:value-type="float" office:value="104.201">
            <text:p>104,20100</text:p>
          </table:table-cell>
          <table:table-cell office:value-type="float" office:value="-5.28">
            <text:p>-5,28000</text:p>
          </table:table-cell>
          <table:table-cell office:value-type="float" office:value="1.6365">
            <text:p>1,6365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459]+3.19496)/([.D459]-14.5476)" office:value-type="float" office:value="-0.012834774986396">
            <text:p>-0,01283</text:p>
          </table:table-cell>
          <table:table-cell table:number-columns-repeated="1017"/>
        </table:table-row>
        <table:table-row table:style-name="ro1">
          <table:table-cell office:value-type="float" office:value="104.301">
            <text:p>104,30100</text:p>
          </table:table-cell>
          <table:table-cell office:value-type="float" office:value="-5.28">
            <text:p>-5,28000</text:p>
          </table:table-cell>
          <table:table-cell office:value-type="float" office:value="1.6365">
            <text:p>1,6365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460]+3.19496)/([.D460]-14.5476)" office:value-type="float" office:value="-0.012834774986396">
            <text:p>-0,01283</text:p>
          </table:table-cell>
          <table:table-cell table:number-columns-repeated="1017"/>
        </table:table-row>
        <table:table-row table:style-name="ro1">
          <table:table-cell office:value-type="float" office:value="104.401">
            <text:p>104,40100</text:p>
          </table:table-cell>
          <table:table-cell office:value-type="float" office:value="-5.28">
            <text:p>-5,28000</text:p>
          </table:table-cell>
          <table:table-cell office:value-type="float" office:value="1.6365">
            <text:p>1,6365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461]+3.19496)/([.D461]-14.5476)" office:value-type="float" office:value="-0.012834774986396">
            <text:p>-0,01283</text:p>
          </table:table-cell>
          <table:table-cell table:number-columns-repeated="1017"/>
        </table:table-row>
        <table:table-row table:style-name="ro1">
          <table:table-cell office:value-type="float" office:value="104.501">
            <text:p>104,50100</text:p>
          </table:table-cell>
          <table:table-cell office:value-type="float" office:value="-5.28">
            <text:p>-5,28000</text:p>
          </table:table-cell>
          <table:table-cell office:value-type="float" office:value="1.6365">
            <text:p>1,6365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462]+3.19496)/([.D462]-14.5476)" office:value-type="float" office:value="-0.012834774986396">
            <text:p>-0,01283</text:p>
          </table:table-cell>
          <table:table-cell table:number-columns-repeated="1017"/>
        </table:table-row>
        <table:table-row table:style-name="ro1">
          <table:table-cell office:value-type="float" office:value="104.601">
            <text:p>104,60100</text:p>
          </table:table-cell>
          <table:table-cell office:value-type="float" office:value="-5.28">
            <text:p>-5,28000</text:p>
          </table:table-cell>
          <table:table-cell office:value-type="float" office:value="1.6365">
            <text:p>1,6365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463]+3.19496)/([.D463]-14.5476)" office:value-type="float" office:value="-0.012834774986396">
            <text:p>-0,01283</text:p>
          </table:table-cell>
          <table:table-cell table:number-columns-repeated="1017"/>
        </table:table-row>
        <table:table-row table:style-name="ro1">
          <table:table-cell office:value-type="float" office:value="104.701">
            <text:p>104,70100</text:p>
          </table:table-cell>
          <table:table-cell office:value-type="float" office:value="-5.28">
            <text:p>-5,28000</text:p>
          </table:table-cell>
          <table:table-cell office:value-type="float" office:value="1.6365">
            <text:p>1,6365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464]+3.19496)/([.D464]-14.5476)" office:value-type="float" office:value="-0.012834774986396">
            <text:p>-0,01283</text:p>
          </table:table-cell>
          <table:table-cell table:number-columns-repeated="1017"/>
        </table:table-row>
        <table:table-row table:style-name="ro1">
          <table:table-cell office:value-type="float" office:value="104.801">
            <text:p>104,80100</text:p>
          </table:table-cell>
          <table:table-cell office:value-type="float" office:value="-5.28">
            <text:p>-5,28000</text:p>
          </table:table-cell>
          <table:table-cell office:value-type="float" office:value="1.6365">
            <text:p>1,6365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465]+3.19496)/([.D465]-14.5476)" office:value-type="float" office:value="-0.012834774986396">
            <text:p>-0,01283</text:p>
          </table:table-cell>
          <table:table-cell table:number-columns-repeated="1017"/>
        </table:table-row>
        <table:table-row table:style-name="ro1">
          <table:table-cell office:value-type="float" office:value="104.901">
            <text:p>104,90100</text:p>
          </table:table-cell>
          <table:table-cell office:value-type="float" office:value="-5.28">
            <text:p>-5,28000</text:p>
          </table:table-cell>
          <table:table-cell office:value-type="float" office:value="1.6365">
            <text:p>1,6365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466]+3.19496)/([.D466]-14.5476)" office:value-type="float" office:value="-0.012834774986396">
            <text:p>-0,01283</text:p>
          </table:table-cell>
          <table:table-cell table:number-columns-repeated="1017"/>
        </table:table-row>
        <table:table-row table:style-name="ro1">
          <table:table-cell office:value-type="float" office:value="105.001">
            <text:p>105,00100</text:p>
          </table:table-cell>
          <table:table-cell office:value-type="float" office:value="-5.28">
            <text:p>-5,28000</text:p>
          </table:table-cell>
          <table:table-cell office:value-type="float" office:value="1.6365">
            <text:p>1,6365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467]+3.19496)/([.D467]-14.5476)" office:value-type="float" office:value="-0.012834774986396">
            <text:p>-0,01283</text:p>
          </table:table-cell>
          <table:table-cell table:number-columns-repeated="1017"/>
        </table:table-row>
        <table:table-row table:style-name="ro1">
          <table:table-cell office:value-type="float" office:value="105.101">
            <text:p>105,10100</text:p>
          </table:table-cell>
          <table:table-cell office:value-type="float" office:value="-5.28">
            <text:p>-5,28000</text:p>
          </table:table-cell>
          <table:table-cell office:value-type="float" office:value="1.6365">
            <text:p>1,6365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468]+3.19496)/([.D468]-14.5476)" office:value-type="float" office:value="-0.012834774986396">
            <text:p>-0,01283</text:p>
          </table:table-cell>
          <table:table-cell table:number-columns-repeated="1017"/>
        </table:table-row>
        <table:table-row table:style-name="ro1">
          <table:table-cell office:value-type="float" office:value="105.201">
            <text:p>105,20100</text:p>
          </table:table-cell>
          <table:table-cell office:value-type="float" office:value="-5.28">
            <text:p>-5,28000</text:p>
          </table:table-cell>
          <table:table-cell office:value-type="float" office:value="1.6365">
            <text:p>1,6365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469]+3.19496)/([.D469]-14.5476)" office:value-type="float" office:value="-0.012834774986396">
            <text:p>-0,01283</text:p>
          </table:table-cell>
          <table:table-cell table:number-columns-repeated="1017"/>
        </table:table-row>
        <table:table-row table:style-name="ro1">
          <table:table-cell office:value-type="float" office:value="105.301">
            <text:p>105,30100</text:p>
          </table:table-cell>
          <table:table-cell office:value-type="float" office:value="-5.28">
            <text:p>-5,28000</text:p>
          </table:table-cell>
          <table:table-cell office:value-type="float" office:value="1.6365">
            <text:p>1,6365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470]+3.19496)/([.D470]-14.5476)" office:value-type="float" office:value="-0.012834774986396">
            <text:p>-0,01283</text:p>
          </table:table-cell>
          <table:table-cell table:number-columns-repeated="1017"/>
        </table:table-row>
        <table:table-row table:style-name="ro1">
          <table:table-cell office:value-type="float" office:value="105.401">
            <text:p>105,40100</text:p>
          </table:table-cell>
          <table:table-cell office:value-type="float" office:value="-5.28">
            <text:p>-5,28000</text:p>
          </table:table-cell>
          <table:table-cell office:value-type="float" office:value="1.6365">
            <text:p>1,6365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471]+3.19496)/([.D471]-14.5476)" office:value-type="float" office:value="-0.012834774986396">
            <text:p>-0,01283</text:p>
          </table:table-cell>
          <table:table-cell table:number-columns-repeated="1017"/>
        </table:table-row>
        <table:table-row table:style-name="ro1">
          <table:table-cell office:value-type="float" office:value="105.501">
            <text:p>105,50100</text:p>
          </table:table-cell>
          <table:table-cell office:value-type="float" office:value="-5.28">
            <text:p>-5,28000</text:p>
          </table:table-cell>
          <table:table-cell office:value-type="float" office:value="1.6365">
            <text:p>1,6365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472]+3.19496)/([.D472]-14.5476)" office:value-type="float" office:value="-0.012834774986396">
            <text:p>-0,01283</text:p>
          </table:table-cell>
          <table:table-cell table:number-columns-repeated="1017"/>
        </table:table-row>
        <table:table-row table:style-name="ro1">
          <table:table-cell office:value-type="float" office:value="105.601">
            <text:p>105,60100</text:p>
          </table:table-cell>
          <table:table-cell office:value-type="float" office:value="-5.28">
            <text:p>-5,28000</text:p>
          </table:table-cell>
          <table:table-cell office:value-type="float" office:value="1.6365">
            <text:p>1,6365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473]+3.19496)/([.D473]-14.5476)" office:value-type="float" office:value="-0.012834774986396">
            <text:p>-0,01283</text:p>
          </table:table-cell>
          <table:table-cell table:number-columns-repeated="1017"/>
        </table:table-row>
        <table:table-row table:style-name="ro1">
          <table:table-cell office:value-type="float" office:value="105.701">
            <text:p>105,70100</text:p>
          </table:table-cell>
          <table:table-cell office:value-type="float" office:value="-5.28">
            <text:p>-5,28000</text:p>
          </table:table-cell>
          <table:table-cell office:value-type="float" office:value="1.6365">
            <text:p>1,6365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474]+3.19496)/([.D474]-14.5476)" office:value-type="float" office:value="-0.012834774986396">
            <text:p>-0,01283</text:p>
          </table:table-cell>
          <table:table-cell table:number-columns-repeated="1017"/>
        </table:table-row>
        <table:table-row table:style-name="ro1">
          <table:table-cell office:value-type="float" office:value="105.801">
            <text:p>105,80100</text:p>
          </table:table-cell>
          <table:table-cell office:value-type="float" office:value="-5.28">
            <text:p>-5,28000</text:p>
          </table:table-cell>
          <table:table-cell office:value-type="float" office:value="1.6365">
            <text:p>1,6365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475]+3.19496)/([.D475]-14.5476)" office:value-type="float" office:value="-0.012834774986396">
            <text:p>-0,01283</text:p>
          </table:table-cell>
          <table:table-cell table:number-columns-repeated="1017"/>
        </table:table-row>
        <table:table-row table:style-name="ro1">
          <table:table-cell office:value-type="float" office:value="105.901">
            <text:p>105,90100</text:p>
          </table:table-cell>
          <table:table-cell office:value-type="float" office:value="-5.28">
            <text:p>-5,28000</text:p>
          </table:table-cell>
          <table:table-cell office:value-type="float" office:value="1.6365">
            <text:p>1,6365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476]+3.19496)/([.D476]-14.5476)" office:value-type="float" office:value="-0.012834774986396">
            <text:p>-0,01283</text:p>
          </table:table-cell>
          <table:table-cell table:number-columns-repeated="1017"/>
        </table:table-row>
        <table:table-row table:style-name="ro1">
          <table:table-cell office:value-type="float" office:value="106.001">
            <text:p>106,00100</text:p>
          </table:table-cell>
          <table:table-cell office:value-type="float" office:value="-5.28">
            <text:p>-5,28000</text:p>
          </table:table-cell>
          <table:table-cell office:value-type="float" office:value="1.6365">
            <text:p>1,6365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477]+3.19496)/([.D477]-14.5476)" office:value-type="float" office:value="-0.012834774986396">
            <text:p>-0,01283</text:p>
          </table:table-cell>
          <table:table-cell table:number-columns-repeated="1017"/>
        </table:table-row>
        <table:table-row table:style-name="ro1">
          <table:table-cell office:value-type="float" office:value="106.101">
            <text:p>106,10100</text:p>
          </table:table-cell>
          <table:table-cell office:value-type="float" office:value="-5.28">
            <text:p>-5,28000</text:p>
          </table:table-cell>
          <table:table-cell office:value-type="float" office:value="1.6365">
            <text:p>1,6365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478]+3.19496)/([.D478]-14.5476)" office:value-type="float" office:value="-0.012834774986396">
            <text:p>-0,01283</text:p>
          </table:table-cell>
          <table:table-cell table:number-columns-repeated="1017"/>
        </table:table-row>
        <table:table-row table:style-name="ro1">
          <table:table-cell office:value-type="float" office:value="106.205">
            <text:p>106,20500</text:p>
          </table:table-cell>
          <table:table-cell office:value-type="float" office:value="-5.28">
            <text:p>-5,28000</text:p>
          </table:table-cell>
          <table:table-cell office:value-type="float" office:value="1.6365">
            <text:p>1,6365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479]+3.19496)/([.D479]-14.5476)" office:value-type="float" office:value="-0.012834774986396">
            <text:p>-0,01283</text:p>
          </table:table-cell>
          <table:table-cell table:number-columns-repeated="1017"/>
        </table:table-row>
        <table:table-row table:style-name="ro1">
          <table:table-cell office:value-type="float" office:value="106.301">
            <text:p>106,30100</text:p>
          </table:table-cell>
          <table:table-cell office:value-type="float" office:value="-5.28">
            <text:p>-5,28000</text:p>
          </table:table-cell>
          <table:table-cell office:value-type="float" office:value="1.6365">
            <text:p>1,6365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480]+3.19496)/([.D480]-14.5476)" office:value-type="float" office:value="-0.012834774986396">
            <text:p>-0,01283</text:p>
          </table:table-cell>
          <table:table-cell table:number-columns-repeated="1017"/>
        </table:table-row>
        <table:table-row table:style-name="ro1">
          <table:table-cell office:value-type="float" office:value="106.401">
            <text:p>106,40100</text:p>
          </table:table-cell>
          <table:table-cell office:value-type="float" office:value="-5.28">
            <text:p>-5,28000</text:p>
          </table:table-cell>
          <table:table-cell office:value-type="float" office:value="1.6365">
            <text:p>1,6365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481]+3.19496)/([.D481]-14.5476)" office:value-type="float" office:value="-0.012834774986396">
            <text:p>-0,01283</text:p>
          </table:table-cell>
          <table:table-cell table:number-columns-repeated="1017"/>
        </table:table-row>
        <table:table-row table:style-name="ro1">
          <table:table-cell office:value-type="float" office:value="106.501">
            <text:p>106,50100</text:p>
          </table:table-cell>
          <table:table-cell office:value-type="float" office:value="-5.28">
            <text:p>-5,28000</text:p>
          </table:table-cell>
          <table:table-cell office:value-type="float" office:value="1.6365">
            <text:p>1,6365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482]+3.19496)/([.D482]-14.5476)" office:value-type="float" office:value="-0.012834774986396">
            <text:p>-0,01283</text:p>
          </table:table-cell>
          <table:table-cell table:number-columns-repeated="1017"/>
        </table:table-row>
        <table:table-row table:style-name="ro1">
          <table:table-cell office:value-type="float" office:value="106.601">
            <text:p>106,60100</text:p>
          </table:table-cell>
          <table:table-cell office:value-type="float" office:value="-5.28">
            <text:p>-5,28000</text:p>
          </table:table-cell>
          <table:table-cell office:value-type="float" office:value="1.6365">
            <text:p>1,6365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483]+3.19496)/([.D483]-14.5476)" office:value-type="float" office:value="-0.012834774986396">
            <text:p>-0,01283</text:p>
          </table:table-cell>
          <table:table-cell table:number-columns-repeated="1017"/>
        </table:table-row>
        <table:table-row table:style-name="ro1">
          <table:table-cell office:value-type="float" office:value="106.701">
            <text:p>106,70100</text:p>
          </table:table-cell>
          <table:table-cell office:value-type="float" office:value="-5.28">
            <text:p>-5,28000</text:p>
          </table:table-cell>
          <table:table-cell office:value-type="float" office:value="1.6365">
            <text:p>1,6365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484]+3.19496)/([.D484]-14.5476)" office:value-type="float" office:value="-0.012834774986396">
            <text:p>-0,01283</text:p>
          </table:table-cell>
          <table:table-cell table:number-columns-repeated="1017"/>
        </table:table-row>
        <table:table-row table:style-name="ro1">
          <table:table-cell office:value-type="float" office:value="106.801">
            <text:p>106,80100</text:p>
          </table:table-cell>
          <table:table-cell office:value-type="float" office:value="-5.28">
            <text:p>-5,28000</text:p>
          </table:table-cell>
          <table:table-cell office:value-type="float" office:value="1.635">
            <text:p>1,6350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485]+3.19496)/([.D485]-14.5476)" office:value-type="float" office:value="-0.012834774986396">
            <text:p>-0,01283</text:p>
          </table:table-cell>
          <table:table-cell table:number-columns-repeated="1017"/>
        </table:table-row>
        <table:table-row table:style-name="ro1">
          <table:table-cell office:value-type="float" office:value="106.901">
            <text:p>106,90100</text:p>
          </table:table-cell>
          <table:table-cell office:value-type="float" office:value="-5.28">
            <text:p>-5,28000</text:p>
          </table:table-cell>
          <table:table-cell office:value-type="float" office:value="1.635">
            <text:p>1,6350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486]+3.19496)/([.D486]-14.5476)" office:value-type="float" office:value="-0.012834774986396">
            <text:p>-0,01283</text:p>
          </table:table-cell>
          <table:table-cell table:number-columns-repeated="1017"/>
        </table:table-row>
        <table:table-row table:style-name="ro1">
          <table:table-cell office:value-type="float" office:value="107.001">
            <text:p>107,00100</text:p>
          </table:table-cell>
          <table:table-cell office:value-type="float" office:value="-5.28">
            <text:p>-5,28000</text:p>
          </table:table-cell>
          <table:table-cell office:value-type="float" office:value="1.635">
            <text:p>1,6350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487]+3.19496)/([.D487]-14.5476)" office:value-type="float" office:value="-0.012834774986396">
            <text:p>-0,01283</text:p>
          </table:table-cell>
          <table:table-cell table:number-columns-repeated="1017"/>
        </table:table-row>
        <table:table-row table:style-name="ro1">
          <table:table-cell office:value-type="float" office:value="107.101">
            <text:p>107,10100</text:p>
          </table:table-cell>
          <table:table-cell office:value-type="float" office:value="-5.28">
            <text:p>-5,28000</text:p>
          </table:table-cell>
          <table:table-cell office:value-type="float" office:value="1.635">
            <text:p>1,6350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488]+3.19496)/([.D488]-14.5476)" office:value-type="float" office:value="-0.012834774986396">
            <text:p>-0,01283</text:p>
          </table:table-cell>
          <table:table-cell table:number-columns-repeated="1017"/>
        </table:table-row>
        <table:table-row table:style-name="ro1">
          <table:table-cell office:value-type="float" office:value="107.201">
            <text:p>107,20100</text:p>
          </table:table-cell>
          <table:table-cell office:value-type="float" office:value="-5.28">
            <text:p>-5,28000</text:p>
          </table:table-cell>
          <table:table-cell office:value-type="float" office:value="1.635">
            <text:p>1,6350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489]+3.19496)/([.D489]-14.5476)" office:value-type="float" office:value="-0.012834774986396">
            <text:p>-0,01283</text:p>
          </table:table-cell>
          <table:table-cell table:number-columns-repeated="1017"/>
        </table:table-row>
        <table:table-row table:style-name="ro1">
          <table:table-cell office:value-type="float" office:value="107.301">
            <text:p>107,30100</text:p>
          </table:table-cell>
          <table:table-cell office:value-type="float" office:value="-5.28">
            <text:p>-5,28000</text:p>
          </table:table-cell>
          <table:table-cell office:value-type="float" office:value="1.635">
            <text:p>1,6350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490]+3.19496)/([.D490]-14.5476)" office:value-type="float" office:value="-0.012834774986396">
            <text:p>-0,01283</text:p>
          </table:table-cell>
          <table:table-cell table:number-columns-repeated="1017"/>
        </table:table-row>
        <table:table-row table:style-name="ro1">
          <table:table-cell office:value-type="float" office:value="107.401">
            <text:p>107,40100</text:p>
          </table:table-cell>
          <table:table-cell office:value-type="float" office:value="-5.28">
            <text:p>-5,28000</text:p>
          </table:table-cell>
          <table:table-cell office:value-type="float" office:value="1.635">
            <text:p>1,6350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491]+3.19496)/([.D491]-14.5476)" office:value-type="float" office:value="-0.012834774986396">
            <text:p>-0,01283</text:p>
          </table:table-cell>
          <table:table-cell table:number-columns-repeated="1017"/>
        </table:table-row>
        <table:table-row table:style-name="ro1">
          <table:table-cell office:value-type="float" office:value="107.501">
            <text:p>107,50100</text:p>
          </table:table-cell>
          <table:table-cell office:value-type="float" office:value="-5.28">
            <text:p>-5,28000</text:p>
          </table:table-cell>
          <table:table-cell office:value-type="float" office:value="1.635">
            <text:p>1,6350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492]+3.19496)/([.D492]-14.5476)" office:value-type="float" office:value="-0.012834774986396">
            <text:p>-0,01283</text:p>
          </table:table-cell>
          <table:table-cell table:number-columns-repeated="1017"/>
        </table:table-row>
        <table:table-row table:style-name="ro1">
          <table:table-cell office:value-type="float" office:value="107.601">
            <text:p>107,60100</text:p>
          </table:table-cell>
          <table:table-cell office:value-type="float" office:value="-5.28">
            <text:p>-5,28000</text:p>
          </table:table-cell>
          <table:table-cell office:value-type="float" office:value="1.635">
            <text:p>1,6350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493]+3.19496)/([.D493]-14.5476)" office:value-type="float" office:value="-0.012834774986396">
            <text:p>-0,01283</text:p>
          </table:table-cell>
          <table:table-cell table:number-columns-repeated="1017"/>
        </table:table-row>
        <table:table-row table:style-name="ro1">
          <table:table-cell office:value-type="float" office:value="107.701">
            <text:p>107,70100</text:p>
          </table:table-cell>
          <table:table-cell office:value-type="float" office:value="-5.28">
            <text:p>-5,28000</text:p>
          </table:table-cell>
          <table:table-cell office:value-type="float" office:value="1.635">
            <text:p>1,6350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494]+3.19496)/([.D494]-14.5476)" office:value-type="float" office:value="-0.012834774986396">
            <text:p>-0,01283</text:p>
          </table:table-cell>
          <table:table-cell table:number-columns-repeated="1017"/>
        </table:table-row>
        <table:table-row table:style-name="ro1">
          <table:table-cell office:value-type="float" office:value="107.801">
            <text:p>107,80100</text:p>
          </table:table-cell>
          <table:table-cell office:value-type="float" office:value="-5.28">
            <text:p>-5,28000</text:p>
          </table:table-cell>
          <table:table-cell office:value-type="float" office:value="1.638">
            <text:p>1,6380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495]+3.19496)/([.D495]-14.5476)" office:value-type="float" office:value="-0.012834774986396">
            <text:p>-0,01283</text:p>
          </table:table-cell>
          <table:table-cell table:number-columns-repeated="1017"/>
        </table:table-row>
        <table:table-row table:style-name="ro1">
          <table:table-cell office:value-type="float" office:value="107.901">
            <text:p>107,90100</text:p>
          </table:table-cell>
          <table:table-cell office:value-type="float" office:value="-5.28">
            <text:p>-5,28000</text:p>
          </table:table-cell>
          <table:table-cell office:value-type="float" office:value="1.638">
            <text:p>1,6380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496]+3.19496)/([.D496]-14.5476)" office:value-type="float" office:value="-0.012834774986396">
            <text:p>-0,01283</text:p>
          </table:table-cell>
          <table:table-cell table:number-columns-repeated="1017"/>
        </table:table-row>
        <table:table-row table:style-name="ro1">
          <table:table-cell office:value-type="float" office:value="108.001">
            <text:p>108,00100</text:p>
          </table:table-cell>
          <table:table-cell office:value-type="float" office:value="-5.28">
            <text:p>-5,28000</text:p>
          </table:table-cell>
          <table:table-cell office:value-type="float" office:value="1.638">
            <text:p>1,6380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497]+3.19496)/([.D497]-14.5476)" office:value-type="float" office:value="-0.012834774986396">
            <text:p>-0,01283</text:p>
          </table:table-cell>
          <table:table-cell table:number-columns-repeated="1017"/>
        </table:table-row>
        <table:table-row table:style-name="ro1">
          <table:table-cell office:value-type="float" office:value="108.101">
            <text:p>108,10100</text:p>
          </table:table-cell>
          <table:table-cell office:value-type="float" office:value="-5.28">
            <text:p>-5,28000</text:p>
          </table:table-cell>
          <table:table-cell office:value-type="float" office:value="1.638">
            <text:p>1,6380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498]+3.19496)/([.D498]-14.5476)" office:value-type="float" office:value="-0.012834774986396">
            <text:p>-0,01283</text:p>
          </table:table-cell>
          <table:table-cell table:number-columns-repeated="1017"/>
        </table:table-row>
        <table:table-row table:style-name="ro1">
          <table:table-cell office:value-type="float" office:value="108.201">
            <text:p>108,20100</text:p>
          </table:table-cell>
          <table:table-cell office:value-type="float" office:value="-5.28">
            <text:p>-5,28000</text:p>
          </table:table-cell>
          <table:table-cell office:value-type="float" office:value="1.638">
            <text:p>1,6380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499]+3.19496)/([.D499]-14.5476)" office:value-type="float" office:value="-0.012834774986396">
            <text:p>-0,01283</text:p>
          </table:table-cell>
          <table:table-cell table:number-columns-repeated="1017"/>
        </table:table-row>
        <table:table-row table:style-name="ro1">
          <table:table-cell office:value-type="float" office:value="108.301">
            <text:p>108,30100</text:p>
          </table:table-cell>
          <table:table-cell office:value-type="float" office:value="-5.28">
            <text:p>-5,28000</text:p>
          </table:table-cell>
          <table:table-cell office:value-type="float" office:value="1.638">
            <text:p>1,6380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500]+3.19496)/([.D500]-14.5476)" office:value-type="float" office:value="-0.012834774986396">
            <text:p>-0,01283</text:p>
          </table:table-cell>
          <table:table-cell table:number-columns-repeated="1017"/>
        </table:table-row>
        <table:table-row table:style-name="ro1">
          <table:table-cell office:value-type="float" office:value="108.401">
            <text:p>108,40100</text:p>
          </table:table-cell>
          <table:table-cell office:value-type="float" office:value="-5.28">
            <text:p>-5,28000</text:p>
          </table:table-cell>
          <table:table-cell office:value-type="float" office:value="1.638">
            <text:p>1,6380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501]+3.19496)/([.D501]-14.5476)" office:value-type="float" office:value="-0.012834774986396">
            <text:p>-0,01283</text:p>
          </table:table-cell>
          <table:table-cell table:number-columns-repeated="1017"/>
        </table:table-row>
        <table:table-row table:style-name="ro1">
          <table:table-cell office:value-type="float" office:value="108.501">
            <text:p>108,50100</text:p>
          </table:table-cell>
          <table:table-cell office:value-type="float" office:value="-5.28">
            <text:p>-5,28000</text:p>
          </table:table-cell>
          <table:table-cell office:value-type="float" office:value="1.638">
            <text:p>1,6380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502]+3.19496)/([.D502]-14.5476)" office:value-type="float" office:value="-0.012834774986396">
            <text:p>-0,01283</text:p>
          </table:table-cell>
          <table:table-cell table:number-columns-repeated="1017"/>
        </table:table-row>
        <table:table-row table:style-name="ro1">
          <table:table-cell office:value-type="float" office:value="108.601">
            <text:p>108,60100</text:p>
          </table:table-cell>
          <table:table-cell office:value-type="float" office:value="-5.28">
            <text:p>-5,28000</text:p>
          </table:table-cell>
          <table:table-cell office:value-type="float" office:value="1.638">
            <text:p>1,6380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503]+3.19496)/([.D503]-14.5476)" office:value-type="float" office:value="-0.012834774986396">
            <text:p>-0,01283</text:p>
          </table:table-cell>
          <table:table-cell table:number-columns-repeated="1017"/>
        </table:table-row>
        <table:table-row table:style-name="ro1">
          <table:table-cell office:value-type="float" office:value="108.701">
            <text:p>108,70100</text:p>
          </table:table-cell>
          <table:table-cell office:value-type="float" office:value="-5.28">
            <text:p>-5,28000</text:p>
          </table:table-cell>
          <table:table-cell office:value-type="float" office:value="1.638">
            <text:p>1,6380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504]+3.19496)/([.D504]-14.5476)" office:value-type="float" office:value="-0.012834774986396">
            <text:p>-0,01283</text:p>
          </table:table-cell>
          <table:table-cell table:number-columns-repeated="1017"/>
        </table:table-row>
        <table:table-row table:style-name="ro1">
          <table:table-cell office:value-type="float" office:value="108.801">
            <text:p>108,80100</text:p>
          </table:table-cell>
          <table:table-cell office:value-type="float" office:value="-5.28">
            <text:p>-5,28000</text:p>
          </table:table-cell>
          <table:table-cell office:value-type="float" office:value="1.638">
            <text:p>1,6380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505]+3.19496)/([.D505]-14.5476)" office:value-type="float" office:value="-0.012834774986396">
            <text:p>-0,01283</text:p>
          </table:table-cell>
          <table:table-cell table:number-columns-repeated="1017"/>
        </table:table-row>
        <table:table-row table:style-name="ro1">
          <table:table-cell office:value-type="float" office:value="108.901">
            <text:p>108,90100</text:p>
          </table:table-cell>
          <table:table-cell office:value-type="float" office:value="-5.28">
            <text:p>-5,28000</text:p>
          </table:table-cell>
          <table:table-cell office:value-type="float" office:value="1.638">
            <text:p>1,6380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506]+3.19496)/([.D506]-14.5476)" office:value-type="float" office:value="-0.012834774986396">
            <text:p>-0,01283</text:p>
          </table:table-cell>
          <table:table-cell table:number-columns-repeated="1017"/>
        </table:table-row>
        <table:table-row table:style-name="ro1">
          <table:table-cell office:value-type="float" office:value="109.001">
            <text:p>109,00100</text:p>
          </table:table-cell>
          <table:table-cell office:value-type="float" office:value="-5.28">
            <text:p>-5,28000</text:p>
          </table:table-cell>
          <table:table-cell office:value-type="float" office:value="1.638">
            <text:p>1,6380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507]+3.19496)/([.D507]-14.5476)" office:value-type="float" office:value="-0.012834774986396">
            <text:p>-0,01283</text:p>
          </table:table-cell>
          <table:table-cell table:number-columns-repeated="1017"/>
        </table:table-row>
        <table:table-row table:style-name="ro1">
          <table:table-cell office:value-type="float" office:value="109.101">
            <text:p>109,10100</text:p>
          </table:table-cell>
          <table:table-cell office:value-type="float" office:value="-5.28">
            <text:p>-5,28000</text:p>
          </table:table-cell>
          <table:table-cell office:value-type="float" office:value="1.638">
            <text:p>1,6380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508]+3.19496)/([.D508]-14.5476)" office:value-type="float" office:value="-0.012834774986396">
            <text:p>-0,01283</text:p>
          </table:table-cell>
          <table:table-cell table:number-columns-repeated="1017"/>
        </table:table-row>
        <table:table-row table:style-name="ro1">
          <table:table-cell office:value-type="float" office:value="109.201">
            <text:p>109,20100</text:p>
          </table:table-cell>
          <table:table-cell office:value-type="float" office:value="-5.28">
            <text:p>-5,28000</text:p>
          </table:table-cell>
          <table:table-cell office:value-type="float" office:value="1.638">
            <text:p>1,6380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509]+3.19496)/([.D509]-14.5476)" office:value-type="float" office:value="-0.012834774986396">
            <text:p>-0,01283</text:p>
          </table:table-cell>
          <table:table-cell table:number-columns-repeated="1017"/>
        </table:table-row>
        <table:table-row table:style-name="ro1">
          <table:table-cell office:value-type="float" office:value="109.301">
            <text:p>109,30100</text:p>
          </table:table-cell>
          <table:table-cell office:value-type="float" office:value="-5.28">
            <text:p>-5,28000</text:p>
          </table:table-cell>
          <table:table-cell office:value-type="float" office:value="1.638">
            <text:p>1,6380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510]+3.19496)/([.D510]-14.5476)" office:value-type="float" office:value="-0.012834774986396">
            <text:p>-0,01283</text:p>
          </table:table-cell>
          <table:table-cell table:number-columns-repeated="1017"/>
        </table:table-row>
        <table:table-row table:style-name="ro1">
          <table:table-cell office:value-type="float" office:value="109.401">
            <text:p>109,40100</text:p>
          </table:table-cell>
          <table:table-cell office:value-type="float" office:value="-5.28">
            <text:p>-5,28000</text:p>
          </table:table-cell>
          <table:table-cell office:value-type="float" office:value="1.638">
            <text:p>1,6380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511]+3.19496)/([.D511]-14.5476)" office:value-type="float" office:value="-0.012834774986396">
            <text:p>-0,01283</text:p>
          </table:table-cell>
          <table:table-cell table:number-columns-repeated="1017"/>
        </table:table-row>
        <table:table-row table:style-name="ro1">
          <table:table-cell office:value-type="float" office:value="109.501">
            <text:p>109,50100</text:p>
          </table:table-cell>
          <table:table-cell office:value-type="float" office:value="-5.28">
            <text:p>-5,28000</text:p>
          </table:table-cell>
          <table:table-cell office:value-type="float" office:value="1.638">
            <text:p>1,6380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512]+3.19496)/([.D512]-14.5476)" office:value-type="float" office:value="-0.012834774986396">
            <text:p>-0,01283</text:p>
          </table:table-cell>
          <table:table-cell table:number-columns-repeated="1017"/>
        </table:table-row>
        <table:table-row table:style-name="ro1">
          <table:table-cell office:value-type="float" office:value="109.601">
            <text:p>109,60100</text:p>
          </table:table-cell>
          <table:table-cell office:value-type="float" office:value="-5.28">
            <text:p>-5,28000</text:p>
          </table:table-cell>
          <table:table-cell office:value-type="float" office:value="1.638">
            <text:p>1,6380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513]+3.19496)/([.D513]-14.5476)" office:value-type="float" office:value="-0.012834774986396">
            <text:p>-0,01283</text:p>
          </table:table-cell>
          <table:table-cell table:number-columns-repeated="1017"/>
        </table:table-row>
        <table:table-row table:style-name="ro1">
          <table:table-cell office:value-type="float" office:value="109.701">
            <text:p>109,70100</text:p>
          </table:table-cell>
          <table:table-cell office:value-type="float" office:value="-5.28">
            <text:p>-5,28000</text:p>
          </table:table-cell>
          <table:table-cell office:value-type="float" office:value="1.638">
            <text:p>1,6380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514]+3.19496)/([.D514]-14.5476)" office:value-type="float" office:value="-0.012834774986396">
            <text:p>-0,01283</text:p>
          </table:table-cell>
          <table:table-cell table:number-columns-repeated="1017"/>
        </table:table-row>
        <table:table-row table:style-name="ro1">
          <table:table-cell office:value-type="float" office:value="109.801">
            <text:p>109,80100</text:p>
          </table:table-cell>
          <table:table-cell office:value-type="float" office:value="-5.28">
            <text:p>-5,28000</text:p>
          </table:table-cell>
          <table:table-cell office:value-type="float" office:value="1.635">
            <text:p>1,6350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515]+3.19496)/([.D515]-14.5476)" office:value-type="float" office:value="-0.012834774986396">
            <text:p>-0,01283</text:p>
          </table:table-cell>
          <table:table-cell table:number-columns-repeated="1017"/>
        </table:table-row>
        <table:table-row table:style-name="ro1">
          <table:table-cell office:value-type="float" office:value="109.901">
            <text:p>109,90100</text:p>
          </table:table-cell>
          <table:table-cell office:value-type="float" office:value="-5.28">
            <text:p>-5,28000</text:p>
          </table:table-cell>
          <table:table-cell office:value-type="float" office:value="1.635">
            <text:p>1,6350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516]+3.19496)/([.D516]-14.5476)" office:value-type="float" office:value="-0.012834774986396">
            <text:p>-0,01283</text:p>
          </table:table-cell>
          <table:table-cell table:number-columns-repeated="1017"/>
        </table:table-row>
        <table:table-row table:style-name="ro1">
          <table:table-cell office:value-type="float" office:value="110.001">
            <text:p>110,00100</text:p>
          </table:table-cell>
          <table:table-cell office:value-type="float" office:value="-5.28">
            <text:p>-5,28000</text:p>
          </table:table-cell>
          <table:table-cell office:value-type="float" office:value="1.635">
            <text:p>1,6350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517]+3.19496)/([.D517]-14.5476)" office:value-type="float" office:value="-0.012834774986396">
            <text:p>-0,01283</text:p>
          </table:table-cell>
          <table:table-cell table:number-columns-repeated="1017"/>
        </table:table-row>
        <table:table-row table:style-name="ro1">
          <table:table-cell office:value-type="float" office:value="110.101">
            <text:p>110,10100</text:p>
          </table:table-cell>
          <table:table-cell office:value-type="float" office:value="-5.28">
            <text:p>-5,28000</text:p>
          </table:table-cell>
          <table:table-cell office:value-type="float" office:value="1.635">
            <text:p>1,6350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518]+3.19496)/([.D518]-14.5476)" office:value-type="float" office:value="-0.012834774986396">
            <text:p>-0,01283</text:p>
          </table:table-cell>
          <table:table-cell table:number-columns-repeated="1017"/>
        </table:table-row>
        <table:table-row table:style-name="ro1">
          <table:table-cell office:value-type="float" office:value="110.201">
            <text:p>110,20100</text:p>
          </table:table-cell>
          <table:table-cell office:value-type="float" office:value="-5.28">
            <text:p>-5,28000</text:p>
          </table:table-cell>
          <table:table-cell office:value-type="float" office:value="1.635">
            <text:p>1,6350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519]+3.19496)/([.D519]-14.5476)" office:value-type="float" office:value="-0.012834774986396">
            <text:p>-0,01283</text:p>
          </table:table-cell>
          <table:table-cell table:number-columns-repeated="1017"/>
        </table:table-row>
        <table:table-row table:style-name="ro1">
          <table:table-cell office:value-type="float" office:value="110.301">
            <text:p>110,30100</text:p>
          </table:table-cell>
          <table:table-cell office:value-type="float" office:value="-5.28">
            <text:p>-5,28000</text:p>
          </table:table-cell>
          <table:table-cell office:value-type="float" office:value="1.635">
            <text:p>1,6350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520]+3.19496)/([.D520]-14.5476)" office:value-type="float" office:value="-0.012834774986396">
            <text:p>-0,01283</text:p>
          </table:table-cell>
          <table:table-cell table:number-columns-repeated="1017"/>
        </table:table-row>
        <table:table-row table:style-name="ro1">
          <table:table-cell office:value-type="float" office:value="110.401">
            <text:p>110,40100</text:p>
          </table:table-cell>
          <table:table-cell office:value-type="float" office:value="-5.28">
            <text:p>-5,28000</text:p>
          </table:table-cell>
          <table:table-cell office:value-type="float" office:value="1.635">
            <text:p>1,6350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521]+3.19496)/([.D521]-14.5476)" office:value-type="float" office:value="-0.012834774986396">
            <text:p>-0,01283</text:p>
          </table:table-cell>
          <table:table-cell table:number-columns-repeated="1017"/>
        </table:table-row>
        <table:table-row table:style-name="ro1">
          <table:table-cell office:value-type="float" office:value="110.501">
            <text:p>110,50100</text:p>
          </table:table-cell>
          <table:table-cell office:value-type="float" office:value="-5.28">
            <text:p>-5,28000</text:p>
          </table:table-cell>
          <table:table-cell office:value-type="float" office:value="1.635">
            <text:p>1,6350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522]+3.19496)/([.D522]-14.5476)" office:value-type="float" office:value="-0.012834774986396">
            <text:p>-0,01283</text:p>
          </table:table-cell>
          <table:table-cell table:number-columns-repeated="1017"/>
        </table:table-row>
        <table:table-row table:style-name="ro1">
          <table:table-cell office:value-type="float" office:value="110.601">
            <text:p>110,60100</text:p>
          </table:table-cell>
          <table:table-cell office:value-type="float" office:value="-5.28">
            <text:p>-5,28000</text:p>
          </table:table-cell>
          <table:table-cell office:value-type="float" office:value="1.635">
            <text:p>1,6350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523]+3.19496)/([.D523]-14.5476)" office:value-type="float" office:value="-0.012834774986396">
            <text:p>-0,01283</text:p>
          </table:table-cell>
          <table:table-cell table:number-columns-repeated="1017"/>
        </table:table-row>
        <table:table-row table:style-name="ro1">
          <table:table-cell office:value-type="float" office:value="110.701">
            <text:p>110,70100</text:p>
          </table:table-cell>
          <table:table-cell office:value-type="float" office:value="-5.28">
            <text:p>-5,28000</text:p>
          </table:table-cell>
          <table:table-cell office:value-type="float" office:value="1.635">
            <text:p>1,6350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524]+3.19496)/([.D524]-14.5476)" office:value-type="float" office:value="-0.012834774986396">
            <text:p>-0,01283</text:p>
          </table:table-cell>
          <table:table-cell table:number-columns-repeated="1017"/>
        </table:table-row>
        <table:table-row table:style-name="ro1">
          <table:table-cell office:value-type="float" office:value="110.801">
            <text:p>110,80100</text:p>
          </table:table-cell>
          <table:table-cell office:value-type="float" office:value="-5.28">
            <text:p>-5,28000</text:p>
          </table:table-cell>
          <table:table-cell office:value-type="float" office:value="1.635">
            <text:p>1,6350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525]+3.19496)/([.D525]-14.5476)" office:value-type="float" office:value="-0.012834774986396">
            <text:p>-0,01283</text:p>
          </table:table-cell>
          <table:table-cell table:number-columns-repeated="1017"/>
        </table:table-row>
        <table:table-row table:style-name="ro1">
          <table:table-cell office:value-type="float" office:value="110.901">
            <text:p>110,90100</text:p>
          </table:table-cell>
          <table:table-cell office:value-type="float" office:value="-5.28">
            <text:p>-5,28000</text:p>
          </table:table-cell>
          <table:table-cell office:value-type="float" office:value="1.635">
            <text:p>1,6350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526]+3.19496)/([.D526]-14.5476)" office:value-type="float" office:value="-0.012834774986396">
            <text:p>-0,01283</text:p>
          </table:table-cell>
          <table:table-cell table:number-columns-repeated="1017"/>
        </table:table-row>
        <table:table-row table:style-name="ro1">
          <table:table-cell office:value-type="float" office:value="111.001">
            <text:p>111,00100</text:p>
          </table:table-cell>
          <table:table-cell office:value-type="float" office:value="-5.28">
            <text:p>-5,28000</text:p>
          </table:table-cell>
          <table:table-cell office:value-type="float" office:value="1.635">
            <text:p>1,6350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527]+3.19496)/([.D527]-14.5476)" office:value-type="float" office:value="-0.012834774986396">
            <text:p>-0,01283</text:p>
          </table:table-cell>
          <table:table-cell table:number-columns-repeated="1017"/>
        </table:table-row>
        <table:table-row table:style-name="ro1">
          <table:table-cell office:value-type="float" office:value="111.101">
            <text:p>111,10100</text:p>
          </table:table-cell>
          <table:table-cell office:value-type="float" office:value="-5.28">
            <text:p>-5,28000</text:p>
          </table:table-cell>
          <table:table-cell office:value-type="float" office:value="1.635">
            <text:p>1,6350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528]+3.19496)/([.D528]-14.5476)" office:value-type="float" office:value="-0.012834774986396">
            <text:p>-0,01283</text:p>
          </table:table-cell>
          <table:table-cell table:number-columns-repeated="1017"/>
        </table:table-row>
        <table:table-row table:style-name="ro1">
          <table:table-cell office:value-type="float" office:value="111.201">
            <text:p>111,20100</text:p>
          </table:table-cell>
          <table:table-cell office:value-type="float" office:value="-5.28">
            <text:p>-5,28000</text:p>
          </table:table-cell>
          <table:table-cell office:value-type="float" office:value="1.635">
            <text:p>1,6350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529]+3.19496)/([.D529]-14.5476)" office:value-type="float" office:value="-0.012834774986396">
            <text:p>-0,01283</text:p>
          </table:table-cell>
          <table:table-cell table:number-columns-repeated="1017"/>
        </table:table-row>
        <table:table-row table:style-name="ro1">
          <table:table-cell office:value-type="float" office:value="111.301">
            <text:p>111,30100</text:p>
          </table:table-cell>
          <table:table-cell office:value-type="float" office:value="-5.28">
            <text:p>-5,28000</text:p>
          </table:table-cell>
          <table:table-cell office:value-type="float" office:value="1.635">
            <text:p>1,6350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530]+3.19496)/([.D530]-14.5476)" office:value-type="float" office:value="-0.012834774986396">
            <text:p>-0,01283</text:p>
          </table:table-cell>
          <table:table-cell table:number-columns-repeated="1017"/>
        </table:table-row>
        <table:table-row table:style-name="ro1">
          <table:table-cell office:value-type="float" office:value="111.401">
            <text:p>111,40100</text:p>
          </table:table-cell>
          <table:table-cell office:value-type="float" office:value="-5.28">
            <text:p>-5,28000</text:p>
          </table:table-cell>
          <table:table-cell office:value-type="float" office:value="1.635">
            <text:p>1,6350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531]+3.19496)/([.D531]-14.5476)" office:value-type="float" office:value="-0.012834774986396">
            <text:p>-0,01283</text:p>
          </table:table-cell>
          <table:table-cell table:number-columns-repeated="1017"/>
        </table:table-row>
        <table:table-row table:style-name="ro1">
          <table:table-cell office:value-type="float" office:value="111.501">
            <text:p>111,50100</text:p>
          </table:table-cell>
          <table:table-cell office:value-type="float" office:value="-5.28">
            <text:p>-5,28000</text:p>
          </table:table-cell>
          <table:table-cell office:value-type="float" office:value="1.635">
            <text:p>1,6350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532]+3.19496)/([.D532]-14.5476)" office:value-type="float" office:value="-0.012834774986396">
            <text:p>-0,01283</text:p>
          </table:table-cell>
          <table:table-cell table:number-columns-repeated="1017"/>
        </table:table-row>
        <table:table-row table:style-name="ro1">
          <table:table-cell office:value-type="float" office:value="111.601">
            <text:p>111,60100</text:p>
          </table:table-cell>
          <table:table-cell office:value-type="float" office:value="-5.28">
            <text:p>-5,28000</text:p>
          </table:table-cell>
          <table:table-cell office:value-type="float" office:value="1.635">
            <text:p>1,6350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533]+3.19496)/([.D533]-14.5476)" office:value-type="float" office:value="-0.012834774986396">
            <text:p>-0,01283</text:p>
          </table:table-cell>
          <table:table-cell table:number-columns-repeated="1017"/>
        </table:table-row>
        <table:table-row table:style-name="ro1">
          <table:table-cell office:value-type="float" office:value="111.701">
            <text:p>111,70100</text:p>
          </table:table-cell>
          <table:table-cell office:value-type="float" office:value="-5.28">
            <text:p>-5,28000</text:p>
          </table:table-cell>
          <table:table-cell office:value-type="float" office:value="1.635">
            <text:p>1,6350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534]+3.19496)/([.D534]-14.5476)" office:value-type="float" office:value="-0.012834774986396">
            <text:p>-0,01283</text:p>
          </table:table-cell>
          <table:table-cell table:number-columns-repeated="1017"/>
        </table:table-row>
        <table:table-row table:style-name="ro1">
          <table:table-cell office:value-type="float" office:value="111.801">
            <text:p>111,80100</text:p>
          </table:table-cell>
          <table:table-cell office:value-type="float" office:value="-5.28">
            <text:p>-5,28000</text:p>
          </table:table-cell>
          <table:table-cell office:value-type="float" office:value="1.635">
            <text:p>1,6350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535]+3.19496)/([.D535]-14.5476)" office:value-type="float" office:value="-0.012834774986396">
            <text:p>-0,01283</text:p>
          </table:table-cell>
          <table:table-cell table:number-columns-repeated="1017"/>
        </table:table-row>
        <table:table-row table:style-name="ro1">
          <table:table-cell office:value-type="float" office:value="111.901">
            <text:p>111,90100</text:p>
          </table:table-cell>
          <table:table-cell office:value-type="float" office:value="-5.28">
            <text:p>-5,28000</text:p>
          </table:table-cell>
          <table:table-cell office:value-type="float" office:value="1.635">
            <text:p>1,6350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536]+3.19496)/([.D536]-14.5476)" office:value-type="float" office:value="-0.012834774986396">
            <text:p>-0,01283</text:p>
          </table:table-cell>
          <table:table-cell table:number-columns-repeated="1017"/>
        </table:table-row>
        <table:table-row table:style-name="ro1">
          <table:table-cell office:value-type="float" office:value="112.001">
            <text:p>112,00100</text:p>
          </table:table-cell>
          <table:table-cell office:value-type="float" office:value="-5.28">
            <text:p>-5,28000</text:p>
          </table:table-cell>
          <table:table-cell office:value-type="float" office:value="1.635">
            <text:p>1,6350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537]+3.19496)/([.D537]-14.5476)" office:value-type="float" office:value="-0.012834774986396">
            <text:p>-0,01283</text:p>
          </table:table-cell>
          <table:table-cell table:number-columns-repeated="1017"/>
        </table:table-row>
        <table:table-row table:style-name="ro1">
          <table:table-cell office:value-type="float" office:value="112.101">
            <text:p>112,10100</text:p>
          </table:table-cell>
          <table:table-cell office:value-type="float" office:value="-5.28">
            <text:p>-5,28000</text:p>
          </table:table-cell>
          <table:table-cell office:value-type="float" office:value="1.635">
            <text:p>1,6350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538]+3.19496)/([.D538]-14.5476)" office:value-type="float" office:value="-0.012834774986396">
            <text:p>-0,01283</text:p>
          </table:table-cell>
          <table:table-cell table:number-columns-repeated="1017"/>
        </table:table-row>
        <table:table-row table:style-name="ro1">
          <table:table-cell office:value-type="float" office:value="112.201">
            <text:p>112,20100</text:p>
          </table:table-cell>
          <table:table-cell office:value-type="float" office:value="-5.28">
            <text:p>-5,28000</text:p>
          </table:table-cell>
          <table:table-cell office:value-type="float" office:value="1.635">
            <text:p>1,6350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539]+3.19496)/([.D539]-14.5476)" office:value-type="float" office:value="-0.012834774986396">
            <text:p>-0,01283</text:p>
          </table:table-cell>
          <table:table-cell table:number-columns-repeated="1017"/>
        </table:table-row>
        <table:table-row table:style-name="ro1">
          <table:table-cell office:value-type="float" office:value="112.301">
            <text:p>112,30100</text:p>
          </table:table-cell>
          <table:table-cell office:value-type="float" office:value="-5.28">
            <text:p>-5,28000</text:p>
          </table:table-cell>
          <table:table-cell office:value-type="float" office:value="1.635">
            <text:p>1,6350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540]+3.19496)/([.D540]-14.5476)" office:value-type="float" office:value="-0.012834774986396">
            <text:p>-0,01283</text:p>
          </table:table-cell>
          <table:table-cell table:number-columns-repeated="1017"/>
        </table:table-row>
        <table:table-row table:style-name="ro1">
          <table:table-cell office:value-type="float" office:value="112.401">
            <text:p>112,40100</text:p>
          </table:table-cell>
          <table:table-cell office:value-type="float" office:value="-5.28">
            <text:p>-5,28000</text:p>
          </table:table-cell>
          <table:table-cell office:value-type="float" office:value="1.635">
            <text:p>1,6350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541]+3.19496)/([.D541]-14.5476)" office:value-type="float" office:value="-0.012834774986396">
            <text:p>-0,01283</text:p>
          </table:table-cell>
          <table:table-cell table:number-columns-repeated="1017"/>
        </table:table-row>
        <table:table-row table:style-name="ro1">
          <table:table-cell office:value-type="float" office:value="112.501">
            <text:p>112,50100</text:p>
          </table:table-cell>
          <table:table-cell office:value-type="float" office:value="-5.295">
            <text:p>-5,29500</text:p>
          </table:table-cell>
          <table:table-cell office:value-type="float" office:value="1.635">
            <text:p>1,6350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542]+3.19496)/([.D542]-14.5476)" office:value-type="float" office:value="-0.0129271097256796">
            <text:p>-0,01293</text:p>
          </table:table-cell>
          <table:table-cell table:number-columns-repeated="1017"/>
        </table:table-row>
        <table:table-row table:style-name="ro1">
          <table:table-cell office:value-type="float" office:value="112.601">
            <text:p>112,60100</text:p>
          </table:table-cell>
          <table:table-cell office:value-type="float" office:value="-5.295">
            <text:p>-5,29500</text:p>
          </table:table-cell>
          <table:table-cell office:value-type="float" office:value="1.635">
            <text:p>1,6350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543]+3.19496)/([.D543]-14.5476)" office:value-type="float" office:value="-0.0129271097256796">
            <text:p>-0,01293</text:p>
          </table:table-cell>
          <table:table-cell table:number-columns-repeated="1017"/>
        </table:table-row>
        <table:table-row table:style-name="ro1">
          <table:table-cell office:value-type="float" office:value="112.701">
            <text:p>112,70100</text:p>
          </table:table-cell>
          <table:table-cell office:value-type="float" office:value="-5.295">
            <text:p>-5,29500</text:p>
          </table:table-cell>
          <table:table-cell office:value-type="float" office:value="1.635">
            <text:p>1,6350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544]+3.19496)/([.D544]-14.5476)" office:value-type="float" office:value="-0.0129271097256796">
            <text:p>-0,01293</text:p>
          </table:table-cell>
          <table:table-cell table:number-columns-repeated="1017"/>
        </table:table-row>
        <table:table-row table:style-name="ro1">
          <table:table-cell office:value-type="float" office:value="112.801">
            <text:p>112,80100</text:p>
          </table:table-cell>
          <table:table-cell office:value-type="float" office:value="-5.295">
            <text:p>-5,29500</text:p>
          </table:table-cell>
          <table:table-cell office:value-type="float" office:value="1.635">
            <text:p>1,6350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545]+3.19496)/([.D545]-14.5476)" office:value-type="float" office:value="-0.0129271097256796">
            <text:p>-0,01293</text:p>
          </table:table-cell>
          <table:table-cell table:number-columns-repeated="1017"/>
        </table:table-row>
        <table:table-row table:style-name="ro1">
          <table:table-cell office:value-type="float" office:value="112.901">
            <text:p>112,90100</text:p>
          </table:table-cell>
          <table:table-cell office:value-type="float" office:value="-5.295">
            <text:p>-5,29500</text:p>
          </table:table-cell>
          <table:table-cell office:value-type="float" office:value="1.635">
            <text:p>1,6350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546]+3.19496)/([.D546]-14.5476)" office:value-type="float" office:value="-0.0129271097256796">
            <text:p>-0,01293</text:p>
          </table:table-cell>
          <table:table-cell table:number-columns-repeated="1017"/>
        </table:table-row>
        <table:table-row table:style-name="ro1">
          <table:table-cell office:value-type="float" office:value="113.001">
            <text:p>113,00100</text:p>
          </table:table-cell>
          <table:table-cell office:value-type="float" office:value="-5.295">
            <text:p>-5,29500</text:p>
          </table:table-cell>
          <table:table-cell office:value-type="float" office:value="1.635">
            <text:p>1,6350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547]+3.19496)/([.D547]-14.5476)" office:value-type="float" office:value="-0.0129271097256796">
            <text:p>-0,01293</text:p>
          </table:table-cell>
          <table:table-cell table:number-columns-repeated="1017"/>
        </table:table-row>
        <table:table-row table:style-name="ro1">
          <table:table-cell office:value-type="float" office:value="113.101">
            <text:p>113,10100</text:p>
          </table:table-cell>
          <table:table-cell office:value-type="float" office:value="-5.295">
            <text:p>-5,29500</text:p>
          </table:table-cell>
          <table:table-cell office:value-type="float" office:value="1.635">
            <text:p>1,6350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548]+3.19496)/([.D548]-14.5476)" office:value-type="float" office:value="-0.0129271097256796">
            <text:p>-0,01293</text:p>
          </table:table-cell>
          <table:table-cell table:number-columns-repeated="1017"/>
        </table:table-row>
        <table:table-row table:style-name="ro1">
          <table:table-cell office:value-type="float" office:value="113.201">
            <text:p>113,20100</text:p>
          </table:table-cell>
          <table:table-cell office:value-type="float" office:value="-5.295">
            <text:p>-5,29500</text:p>
          </table:table-cell>
          <table:table-cell office:value-type="float" office:value="1.635">
            <text:p>1,6350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549]+3.19496)/([.D549]-14.5476)" office:value-type="float" office:value="-0.0129271097256796">
            <text:p>-0,01293</text:p>
          </table:table-cell>
          <table:table-cell table:number-columns-repeated="1017"/>
        </table:table-row>
        <table:table-row table:style-name="ro1">
          <table:table-cell office:value-type="float" office:value="113.301">
            <text:p>113,30100</text:p>
          </table:table-cell>
          <table:table-cell office:value-type="float" office:value="-5.295">
            <text:p>-5,29500</text:p>
          </table:table-cell>
          <table:table-cell office:value-type="float" office:value="1.635">
            <text:p>1,6350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550]+3.19496)/([.D550]-14.5476)" office:value-type="float" office:value="-0.0129271097256796">
            <text:p>-0,01293</text:p>
          </table:table-cell>
          <table:table-cell table:number-columns-repeated="1017"/>
        </table:table-row>
        <table:table-row table:style-name="ro1">
          <table:table-cell office:value-type="float" office:value="113.401">
            <text:p>113,40100</text:p>
          </table:table-cell>
          <table:table-cell office:value-type="float" office:value="-5.295">
            <text:p>-5,29500</text:p>
          </table:table-cell>
          <table:table-cell office:value-type="float" office:value="1.635">
            <text:p>1,6350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551]+3.19496)/([.D551]-14.5476)" office:value-type="float" office:value="-0.0129271097256796">
            <text:p>-0,01293</text:p>
          </table:table-cell>
          <table:table-cell table:number-columns-repeated="1017"/>
        </table:table-row>
        <table:table-row table:style-name="ro1">
          <table:table-cell office:value-type="float" office:value="113.501">
            <text:p>113,50100</text:p>
          </table:table-cell>
          <table:table-cell office:value-type="float" office:value="-5.28">
            <text:p>-5,28000</text:p>
          </table:table-cell>
          <table:table-cell office:value-type="float" office:value="1.635">
            <text:p>1,6350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552]+3.19496)/([.D552]-14.5476)" office:value-type="float" office:value="-0.012834774986396">
            <text:p>-0,01283</text:p>
          </table:table-cell>
          <table:table-cell table:number-columns-repeated="1017"/>
        </table:table-row>
        <table:table-row table:style-name="ro1">
          <table:table-cell office:value-type="float" office:value="113.601">
            <text:p>113,60100</text:p>
          </table:table-cell>
          <table:table-cell office:value-type="float" office:value="-5.28">
            <text:p>-5,28000</text:p>
          </table:table-cell>
          <table:table-cell office:value-type="float" office:value="1.635">
            <text:p>1,6350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553]+3.19496)/([.D553]-14.5476)" office:value-type="float" office:value="-0.012834774986396">
            <text:p>-0,01283</text:p>
          </table:table-cell>
          <table:table-cell table:number-columns-repeated="1017"/>
        </table:table-row>
        <table:table-row table:style-name="ro1">
          <table:table-cell office:value-type="float" office:value="113.701">
            <text:p>113,70100</text:p>
          </table:table-cell>
          <table:table-cell office:value-type="float" office:value="-5.28">
            <text:p>-5,28000</text:p>
          </table:table-cell>
          <table:table-cell office:value-type="float" office:value="1.635">
            <text:p>1,6350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554]+3.19496)/([.D554]-14.5476)" office:value-type="float" office:value="-0.012834774986396">
            <text:p>-0,01283</text:p>
          </table:table-cell>
          <table:table-cell table:number-columns-repeated="1017"/>
        </table:table-row>
        <table:table-row table:style-name="ro1">
          <table:table-cell office:value-type="float" office:value="113.801">
            <text:p>113,80100</text:p>
          </table:table-cell>
          <table:table-cell office:value-type="float" office:value="-5.28">
            <text:p>-5,28000</text:p>
          </table:table-cell>
          <table:table-cell office:value-type="float" office:value="1.6365">
            <text:p>1,6365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555]+3.19496)/([.D555]-14.5476)" office:value-type="float" office:value="-0.012834774986396">
            <text:p>-0,01283</text:p>
          </table:table-cell>
          <table:table-cell table:number-columns-repeated="1017"/>
        </table:table-row>
        <table:table-row table:style-name="ro1">
          <table:table-cell office:value-type="float" office:value="113.901">
            <text:p>113,90100</text:p>
          </table:table-cell>
          <table:table-cell office:value-type="float" office:value="-5.28">
            <text:p>-5,28000</text:p>
          </table:table-cell>
          <table:table-cell office:value-type="float" office:value="1.6365">
            <text:p>1,6365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556]+3.19496)/([.D556]-14.5476)" office:value-type="float" office:value="-0.012834774986396">
            <text:p>-0,01283</text:p>
          </table:table-cell>
          <table:table-cell table:number-columns-repeated="1017"/>
        </table:table-row>
        <table:table-row table:style-name="ro1">
          <table:table-cell office:value-type="float" office:value="114.001">
            <text:p>114,00100</text:p>
          </table:table-cell>
          <table:table-cell office:value-type="float" office:value="-5.28">
            <text:p>-5,28000</text:p>
          </table:table-cell>
          <table:table-cell office:value-type="float" office:value="1.6365">
            <text:p>1,6365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557]+3.19496)/([.D557]-14.5476)" office:value-type="float" office:value="-0.012834774986396">
            <text:p>-0,01283</text:p>
          </table:table-cell>
          <table:table-cell table:number-columns-repeated="1017"/>
        </table:table-row>
        <table:table-row table:style-name="ro1">
          <table:table-cell office:value-type="float" office:value="114.101">
            <text:p>114,10100</text:p>
          </table:table-cell>
          <table:table-cell office:value-type="float" office:value="-5.28">
            <text:p>-5,28000</text:p>
          </table:table-cell>
          <table:table-cell office:value-type="float" office:value="1.6365">
            <text:p>1,6365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558]+3.19496)/([.D558]-14.5476)" office:value-type="float" office:value="-0.012834774986396">
            <text:p>-0,01283</text:p>
          </table:table-cell>
          <table:table-cell table:number-columns-repeated="1017"/>
        </table:table-row>
        <table:table-row table:style-name="ro1">
          <table:table-cell office:value-type="float" office:value="114.201">
            <text:p>114,20100</text:p>
          </table:table-cell>
          <table:table-cell office:value-type="float" office:value="-5.28">
            <text:p>-5,28000</text:p>
          </table:table-cell>
          <table:table-cell office:value-type="float" office:value="1.6365">
            <text:p>1,6365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559]+3.19496)/([.D559]-14.5476)" office:value-type="float" office:value="-0.012834774986396">
            <text:p>-0,01283</text:p>
          </table:table-cell>
          <table:table-cell table:number-columns-repeated="1017"/>
        </table:table-row>
        <table:table-row table:style-name="ro1">
          <table:table-cell office:value-type="float" office:value="114.301">
            <text:p>114,30100</text:p>
          </table:table-cell>
          <table:table-cell office:value-type="float" office:value="-5.28">
            <text:p>-5,28000</text:p>
          </table:table-cell>
          <table:table-cell office:value-type="float" office:value="1.6365">
            <text:p>1,6365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560]+3.19496)/([.D560]-14.5476)" office:value-type="float" office:value="-0.012834774986396">
            <text:p>-0,01283</text:p>
          </table:table-cell>
          <table:table-cell table:number-columns-repeated="1017"/>
        </table:table-row>
        <table:table-row table:style-name="ro1">
          <table:table-cell office:value-type="float" office:value="114.401">
            <text:p>114,40100</text:p>
          </table:table-cell>
          <table:table-cell office:value-type="float" office:value="-5.28">
            <text:p>-5,28000</text:p>
          </table:table-cell>
          <table:table-cell office:value-type="float" office:value="1.6365">
            <text:p>1,6365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561]+3.19496)/([.D561]-14.5476)" office:value-type="float" office:value="-0.012834774986396">
            <text:p>-0,01283</text:p>
          </table:table-cell>
          <table:table-cell table:number-columns-repeated="1017"/>
        </table:table-row>
        <table:table-row table:style-name="ro1">
          <table:table-cell office:value-type="float" office:value="114.501">
            <text:p>114,50100</text:p>
          </table:table-cell>
          <table:table-cell office:value-type="float" office:value="-5.28">
            <text:p>-5,28000</text:p>
          </table:table-cell>
          <table:table-cell office:value-type="float" office:value="1.6365">
            <text:p>1,6365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562]+3.19496)/([.D562]-14.5476)" office:value-type="float" office:value="-0.012834774986396">
            <text:p>-0,01283</text:p>
          </table:table-cell>
          <table:table-cell table:number-columns-repeated="1017"/>
        </table:table-row>
        <table:table-row table:style-name="ro1">
          <table:table-cell office:value-type="float" office:value="114.601">
            <text:p>114,60100</text:p>
          </table:table-cell>
          <table:table-cell office:value-type="float" office:value="-5.28">
            <text:p>-5,28000</text:p>
          </table:table-cell>
          <table:table-cell office:value-type="float" office:value="1.6365">
            <text:p>1,6365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563]+3.19496)/([.D563]-14.5476)" office:value-type="float" office:value="-0.012834774986396">
            <text:p>-0,01283</text:p>
          </table:table-cell>
          <table:table-cell table:number-columns-repeated="1017"/>
        </table:table-row>
        <table:table-row table:style-name="ro1">
          <table:table-cell office:value-type="float" office:value="114.701">
            <text:p>114,70100</text:p>
          </table:table-cell>
          <table:table-cell office:value-type="float" office:value="-5.28">
            <text:p>-5,28000</text:p>
          </table:table-cell>
          <table:table-cell office:value-type="float" office:value="1.6365">
            <text:p>1,6365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564]+3.19496)/([.D564]-14.5476)" office:value-type="float" office:value="-0.012834774986396">
            <text:p>-0,01283</text:p>
          </table:table-cell>
          <table:table-cell table:number-columns-repeated="1017"/>
        </table:table-row>
        <table:table-row table:style-name="ro1">
          <table:table-cell office:value-type="float" office:value="114.801">
            <text:p>114,80100</text:p>
          </table:table-cell>
          <table:table-cell office:value-type="float" office:value="-5.28">
            <text:p>-5,28000</text:p>
          </table:table-cell>
          <table:table-cell office:value-type="float" office:value="1.6335">
            <text:p>1,6335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565]+3.19496)/([.D565]-14.5476)" office:value-type="float" office:value="-0.0128466368950798">
            <text:p>-0,01285</text:p>
          </table:table-cell>
          <table:table-cell table:number-columns-repeated="1017"/>
        </table:table-row>
        <table:table-row table:style-name="ro1">
          <table:table-cell office:value-type="float" office:value="114.901">
            <text:p>114,90100</text:p>
          </table:table-cell>
          <table:table-cell office:value-type="float" office:value="-5.28">
            <text:p>-5,28000</text:p>
          </table:table-cell>
          <table:table-cell office:value-type="float" office:value="1.6335">
            <text:p>1,6335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566]+3.19496)/([.D566]-14.5476)" office:value-type="float" office:value="-0.0128466368950798">
            <text:p>-0,01285</text:p>
          </table:table-cell>
          <table:table-cell table:number-columns-repeated="1017"/>
        </table:table-row>
        <table:table-row table:style-name="ro1">
          <table:table-cell office:value-type="float" office:value="115.001">
            <text:p>115,00100</text:p>
          </table:table-cell>
          <table:table-cell office:value-type="float" office:value="-5.28">
            <text:p>-5,28000</text:p>
          </table:table-cell>
          <table:table-cell office:value-type="float" office:value="1.6335">
            <text:p>1,6335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567]+3.19496)/([.D567]-14.5476)" office:value-type="float" office:value="-0.0128466368950798">
            <text:p>-0,01285</text:p>
          </table:table-cell>
          <table:table-cell table:number-columns-repeated="1017"/>
        </table:table-row>
        <table:table-row table:style-name="ro1">
          <table:table-cell office:value-type="float" office:value="115.101">
            <text:p>115,10100</text:p>
          </table:table-cell>
          <table:table-cell office:value-type="float" office:value="-5.28">
            <text:p>-5,28000</text:p>
          </table:table-cell>
          <table:table-cell office:value-type="float" office:value="1.6335">
            <text:p>1,6335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568]+3.19496)/([.D568]-14.5476)" office:value-type="float" office:value="-0.0128466368950798">
            <text:p>-0,01285</text:p>
          </table:table-cell>
          <table:table-cell table:number-columns-repeated="1017"/>
        </table:table-row>
        <table:table-row table:style-name="ro1">
          <table:table-cell office:value-type="float" office:value="115.201">
            <text:p>115,20100</text:p>
          </table:table-cell>
          <table:table-cell office:value-type="float" office:value="-5.28">
            <text:p>-5,28000</text:p>
          </table:table-cell>
          <table:table-cell office:value-type="float" office:value="1.6335">
            <text:p>1,6335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569]+3.19496)/([.D569]-14.5476)" office:value-type="float" office:value="-0.0128466368950798">
            <text:p>-0,01285</text:p>
          </table:table-cell>
          <table:table-cell table:number-columns-repeated="1017"/>
        </table:table-row>
        <table:table-row table:style-name="ro1">
          <table:table-cell office:value-type="float" office:value="115.301">
            <text:p>115,30100</text:p>
          </table:table-cell>
          <table:table-cell office:value-type="float" office:value="-5.28">
            <text:p>-5,28000</text:p>
          </table:table-cell>
          <table:table-cell office:value-type="float" office:value="1.6335">
            <text:p>1,6335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570]+3.19496)/([.D570]-14.5476)" office:value-type="float" office:value="-0.0128466368950798">
            <text:p>-0,01285</text:p>
          </table:table-cell>
          <table:table-cell table:number-columns-repeated="1017"/>
        </table:table-row>
        <table:table-row table:style-name="ro1">
          <table:table-cell office:value-type="float" office:value="115.401">
            <text:p>115,40100</text:p>
          </table:table-cell>
          <table:table-cell office:value-type="float" office:value="-5.28">
            <text:p>-5,28000</text:p>
          </table:table-cell>
          <table:table-cell office:value-type="float" office:value="1.6335">
            <text:p>1,6335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571]+3.19496)/([.D571]-14.5476)" office:value-type="float" office:value="-0.0128466368950798">
            <text:p>-0,01285</text:p>
          </table:table-cell>
          <table:table-cell table:number-columns-repeated="1017"/>
        </table:table-row>
        <table:table-row table:style-name="ro1">
          <table:table-cell office:value-type="float" office:value="115.501">
            <text:p>115,50100</text:p>
          </table:table-cell>
          <table:table-cell office:value-type="float" office:value="-5.28">
            <text:p>-5,28000</text:p>
          </table:table-cell>
          <table:table-cell office:value-type="float" office:value="1.6335">
            <text:p>1,6335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572]+3.19496)/([.D572]-14.5476)" office:value-type="float" office:value="-0.0128466368950798">
            <text:p>-0,01285</text:p>
          </table:table-cell>
          <table:table-cell table:number-columns-repeated="1017"/>
        </table:table-row>
        <table:table-row table:style-name="ro1">
          <table:table-cell office:value-type="float" office:value="115.601">
            <text:p>115,60100</text:p>
          </table:table-cell>
          <table:table-cell office:value-type="float" office:value="-5.28">
            <text:p>-5,28000</text:p>
          </table:table-cell>
          <table:table-cell office:value-type="float" office:value="1.6335">
            <text:p>1,6335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573]+3.19496)/([.D573]-14.5476)" office:value-type="float" office:value="-0.0128466368950798">
            <text:p>-0,01285</text:p>
          </table:table-cell>
          <table:table-cell table:number-columns-repeated="1017"/>
        </table:table-row>
        <table:table-row table:style-name="ro1">
          <table:table-cell office:value-type="float" office:value="115.701">
            <text:p>115,70100</text:p>
          </table:table-cell>
          <table:table-cell office:value-type="float" office:value="-5.28">
            <text:p>-5,28000</text:p>
          </table:table-cell>
          <table:table-cell office:value-type="float" office:value="1.6335">
            <text:p>1,6335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574]+3.19496)/([.D574]-14.5476)" office:value-type="float" office:value="-0.0128466368950798">
            <text:p>-0,01285</text:p>
          </table:table-cell>
          <table:table-cell table:number-columns-repeated="1017"/>
        </table:table-row>
        <table:table-row table:style-name="ro1">
          <table:table-cell office:value-type="float" office:value="115.801">
            <text:p>115,80100</text:p>
          </table:table-cell>
          <table:table-cell office:value-type="float" office:value="-5.28">
            <text:p>-5,28000</text:p>
          </table:table-cell>
          <table:table-cell office:value-type="float" office:value="1.635">
            <text:p>1,6350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575]+3.19496)/([.D575]-14.5476)" office:value-type="float" office:value="-0.0128466368950798">
            <text:p>-0,01285</text:p>
          </table:table-cell>
          <table:table-cell table:number-columns-repeated="1017"/>
        </table:table-row>
        <table:table-row table:style-name="ro1">
          <table:table-cell office:value-type="float" office:value="115.901">
            <text:p>115,90100</text:p>
          </table:table-cell>
          <table:table-cell office:value-type="float" office:value="-5.28">
            <text:p>-5,28000</text:p>
          </table:table-cell>
          <table:table-cell office:value-type="float" office:value="1.635">
            <text:p>1,6350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576]+3.19496)/([.D576]-14.5476)" office:value-type="float" office:value="-0.0128466368950798">
            <text:p>-0,01285</text:p>
          </table:table-cell>
          <table:table-cell table:number-columns-repeated="1017"/>
        </table:table-row>
        <table:table-row table:style-name="ro1">
          <table:table-cell office:value-type="float" office:value="116.001">
            <text:p>116,00100</text:p>
          </table:table-cell>
          <table:table-cell office:value-type="float" office:value="-5.28">
            <text:p>-5,28000</text:p>
          </table:table-cell>
          <table:table-cell office:value-type="float" office:value="1.635">
            <text:p>1,6350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577]+3.19496)/([.D577]-14.5476)" office:value-type="float" office:value="-0.0128466368950798">
            <text:p>-0,01285</text:p>
          </table:table-cell>
          <table:table-cell table:number-columns-repeated="1017"/>
        </table:table-row>
        <table:table-row table:style-name="ro1">
          <table:table-cell office:value-type="float" office:value="116.101">
            <text:p>116,10100</text:p>
          </table:table-cell>
          <table:table-cell office:value-type="float" office:value="-5.28">
            <text:p>-5,28000</text:p>
          </table:table-cell>
          <table:table-cell office:value-type="float" office:value="1.635">
            <text:p>1,6350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578]+3.19496)/([.D578]-14.5476)" office:value-type="float" office:value="-0.0128466368950798">
            <text:p>-0,01285</text:p>
          </table:table-cell>
          <table:table-cell table:number-columns-repeated="1017"/>
        </table:table-row>
        <table:table-row table:style-name="ro1">
          <table:table-cell office:value-type="float" office:value="116.201">
            <text:p>116,20100</text:p>
          </table:table-cell>
          <table:table-cell office:value-type="float" office:value="-5.28">
            <text:p>-5,28000</text:p>
          </table:table-cell>
          <table:table-cell office:value-type="float" office:value="1.635">
            <text:p>1,6350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579]+3.19496)/([.D579]-14.5476)" office:value-type="float" office:value="-0.0128466368950798">
            <text:p>-0,01285</text:p>
          </table:table-cell>
          <table:table-cell table:number-columns-repeated="1017"/>
        </table:table-row>
        <table:table-row table:style-name="ro1">
          <table:table-cell office:value-type="float" office:value="116.301">
            <text:p>116,30100</text:p>
          </table:table-cell>
          <table:table-cell office:value-type="float" office:value="-5.28">
            <text:p>-5,28000</text:p>
          </table:table-cell>
          <table:table-cell office:value-type="float" office:value="1.635">
            <text:p>1,6350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580]+3.19496)/([.D580]-14.5476)" office:value-type="float" office:value="-0.0128466368950798">
            <text:p>-0,01285</text:p>
          </table:table-cell>
          <table:table-cell table:number-columns-repeated="1017"/>
        </table:table-row>
        <table:table-row table:style-name="ro1">
          <table:table-cell office:value-type="float" office:value="116.401">
            <text:p>116,40100</text:p>
          </table:table-cell>
          <table:table-cell office:value-type="float" office:value="-5.28">
            <text:p>-5,28000</text:p>
          </table:table-cell>
          <table:table-cell office:value-type="float" office:value="1.635">
            <text:p>1,6350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581]+3.19496)/([.D581]-14.5476)" office:value-type="float" office:value="-0.0128466368950798">
            <text:p>-0,01285</text:p>
          </table:table-cell>
          <table:table-cell table:number-columns-repeated="1017"/>
        </table:table-row>
        <table:table-row table:style-name="ro1">
          <table:table-cell office:value-type="float" office:value="116.501">
            <text:p>116,50100</text:p>
          </table:table-cell>
          <table:table-cell office:value-type="float" office:value="-5.28">
            <text:p>-5,28000</text:p>
          </table:table-cell>
          <table:table-cell office:value-type="float" office:value="1.635">
            <text:p>1,6350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582]+3.19496)/([.D582]-14.5476)" office:value-type="float" office:value="-0.0128466368950798">
            <text:p>-0,01285</text:p>
          </table:table-cell>
          <table:table-cell table:number-columns-repeated="1017"/>
        </table:table-row>
        <table:table-row table:style-name="ro1">
          <table:table-cell office:value-type="float" office:value="116.601">
            <text:p>116,60100</text:p>
          </table:table-cell>
          <table:table-cell office:value-type="float" office:value="-5.28">
            <text:p>-5,28000</text:p>
          </table:table-cell>
          <table:table-cell office:value-type="float" office:value="1.635">
            <text:p>1,6350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583]+3.19496)/([.D583]-14.5476)" office:value-type="float" office:value="-0.0128466368950798">
            <text:p>-0,01285</text:p>
          </table:table-cell>
          <table:table-cell table:number-columns-repeated="1017"/>
        </table:table-row>
        <table:table-row table:style-name="ro1">
          <table:table-cell office:value-type="float" office:value="116.701">
            <text:p>116,70100</text:p>
          </table:table-cell>
          <table:table-cell office:value-type="float" office:value="-5.28">
            <text:p>-5,28000</text:p>
          </table:table-cell>
          <table:table-cell office:value-type="float" office:value="1.635">
            <text:p>1,6350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584]+3.19496)/([.D584]-14.5476)" office:value-type="float" office:value="-0.0128466368950798">
            <text:p>-0,01285</text:p>
          </table:table-cell>
          <table:table-cell table:number-columns-repeated="1017"/>
        </table:table-row>
        <table:table-row table:style-name="ro1">
          <table:table-cell office:value-type="float" office:value="116.801">
            <text:p>116,80100</text:p>
          </table:table-cell>
          <table:table-cell office:value-type="float" office:value="-5.28">
            <text:p>-5,28000</text:p>
          </table:table-cell>
          <table:table-cell office:value-type="float" office:value="1.635">
            <text:p>1,6350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585]+3.19496)/([.D585]-14.5476)" office:value-type="float" office:value="-0.0128466368950798">
            <text:p>-0,01285</text:p>
          </table:table-cell>
          <table:table-cell table:number-columns-repeated="1017"/>
        </table:table-row>
        <table:table-row table:style-name="ro1">
          <table:table-cell office:value-type="float" office:value="116.901">
            <text:p>116,90100</text:p>
          </table:table-cell>
          <table:table-cell office:value-type="float" office:value="-5.28">
            <text:p>-5,28000</text:p>
          </table:table-cell>
          <table:table-cell office:value-type="float" office:value="1.635">
            <text:p>1,6350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586]+3.19496)/([.D586]-14.5476)" office:value-type="float" office:value="-0.0128466368950798">
            <text:p>-0,01285</text:p>
          </table:table-cell>
          <table:table-cell table:number-columns-repeated="1017"/>
        </table:table-row>
        <table:table-row table:style-name="ro1">
          <table:table-cell office:value-type="float" office:value="117.001">
            <text:p>117,00100</text:p>
          </table:table-cell>
          <table:table-cell office:value-type="float" office:value="-5.28">
            <text:p>-5,28000</text:p>
          </table:table-cell>
          <table:table-cell office:value-type="float" office:value="1.635">
            <text:p>1,6350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587]+3.19496)/([.D587]-14.5476)" office:value-type="float" office:value="-0.0128466368950798">
            <text:p>-0,01285</text:p>
          </table:table-cell>
          <table:table-cell table:number-columns-repeated="1017"/>
        </table:table-row>
        <table:table-row table:style-name="ro1">
          <table:table-cell office:value-type="float" office:value="117.101">
            <text:p>117,10100</text:p>
          </table:table-cell>
          <table:table-cell office:value-type="float" office:value="-5.28">
            <text:p>-5,28000</text:p>
          </table:table-cell>
          <table:table-cell office:value-type="float" office:value="1.635">
            <text:p>1,6350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588]+3.19496)/([.D588]-14.5476)" office:value-type="float" office:value="-0.0128466368950798">
            <text:p>-0,01285</text:p>
          </table:table-cell>
          <table:table-cell table:number-columns-repeated="1017"/>
        </table:table-row>
        <table:table-row table:style-name="ro1">
          <table:table-cell office:value-type="float" office:value="117.201">
            <text:p>117,20100</text:p>
          </table:table-cell>
          <table:table-cell office:value-type="float" office:value="-5.28">
            <text:p>-5,28000</text:p>
          </table:table-cell>
          <table:table-cell office:value-type="float" office:value="1.635">
            <text:p>1,6350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589]+3.19496)/([.D589]-14.5476)" office:value-type="float" office:value="-0.0128466368950798">
            <text:p>-0,01285</text:p>
          </table:table-cell>
          <table:table-cell table:number-columns-repeated="1017"/>
        </table:table-row>
        <table:table-row table:style-name="ro1">
          <table:table-cell office:value-type="float" office:value="117.301">
            <text:p>117,30100</text:p>
          </table:table-cell>
          <table:table-cell office:value-type="float" office:value="-5.28">
            <text:p>-5,28000</text:p>
          </table:table-cell>
          <table:table-cell office:value-type="float" office:value="1.635">
            <text:p>1,6350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590]+3.19496)/([.D590]-14.5476)" office:value-type="float" office:value="-0.0128466368950798">
            <text:p>-0,01285</text:p>
          </table:table-cell>
          <table:table-cell table:number-columns-repeated="1017"/>
        </table:table-row>
        <table:table-row table:style-name="ro1">
          <table:table-cell office:value-type="float" office:value="162.101">
            <text:p>162,10100</text:p>
          </table:table-cell>
          <table:table-cell office:value-type="float" office:value="-5.325">
            <text:p>-5,32500</text:p>
          </table:table-cell>
          <table:table-cell office:value-type="float" office:value="1.635">
            <text:p>1,6350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591]+3.19496)/([.D591]-14.5476)" office:value-type="float" office:value="-0.0131238971204369">
            <text:p>-0,01312</text:p>
          </table:table-cell>
          <table:table-cell table:number-columns-repeated="1017"/>
        </table:table-row>
        <table:table-row table:style-name="ro1">
          <table:table-cell office:value-type="float" office:value="162.201">
            <text:p>162,20100</text:p>
          </table:table-cell>
          <table:table-cell office:value-type="float" office:value="-5.325">
            <text:p>-5,32500</text:p>
          </table:table-cell>
          <table:table-cell office:value-type="float" office:value="1.635">
            <text:p>1,6350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592]+3.19496)/([.D592]-14.5476)" office:value-type="float" office:value="-0.0131238971204369">
            <text:p>-0,01312</text:p>
          </table:table-cell>
          <table:table-cell table:number-columns-repeated="1017"/>
        </table:table-row>
        <table:table-row table:style-name="ro1">
          <table:table-cell office:value-type="float" office:value="162.301">
            <text:p>162,30100</text:p>
          </table:table-cell>
          <table:table-cell office:value-type="float" office:value="-5.325">
            <text:p>-5,32500</text:p>
          </table:table-cell>
          <table:table-cell office:value-type="float" office:value="1.635">
            <text:p>1,6350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593]+3.19496)/([.D593]-14.5476)" office:value-type="float" office:value="-0.0131238971204369">
            <text:p>-0,01312</text:p>
          </table:table-cell>
          <table:table-cell table:number-columns-repeated="1017"/>
        </table:table-row>
        <table:table-row table:style-name="ro1">
          <table:table-cell office:value-type="float" office:value="162.401">
            <text:p>162,40100</text:p>
          </table:table-cell>
          <table:table-cell office:value-type="float" office:value="-5.325">
            <text:p>-5,32500</text:p>
          </table:table-cell>
          <table:table-cell office:value-type="float" office:value="1.635">
            <text:p>1,6350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594]+3.19496)/([.D594]-14.5476)" office:value-type="float" office:value="-0.0131238971204369">
            <text:p>-0,01312</text:p>
          </table:table-cell>
          <table:table-cell table:number-columns-repeated="1017"/>
        </table:table-row>
        <table:table-row table:style-name="ro1">
          <table:table-cell office:value-type="float" office:value="162.501">
            <text:p>162,50100</text:p>
          </table:table-cell>
          <table:table-cell office:value-type="float" office:value="-5.325">
            <text:p>-5,32500</text:p>
          </table:table-cell>
          <table:table-cell office:value-type="float" office:value="1.635">
            <text:p>1,6350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595]+3.19496)/([.D595]-14.5476)" office:value-type="float" office:value="-0.0131238971204369">
            <text:p>-0,01312</text:p>
          </table:table-cell>
          <table:table-cell table:number-columns-repeated="1017"/>
        </table:table-row>
        <table:table-row table:style-name="ro1">
          <table:table-cell office:value-type="float" office:value="162.601">
            <text:p>162,60100</text:p>
          </table:table-cell>
          <table:table-cell office:value-type="float" office:value="-5.325">
            <text:p>-5,32500</text:p>
          </table:table-cell>
          <table:table-cell office:value-type="float" office:value="1.635">
            <text:p>1,6350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596]+3.19496)/([.D596]-14.5476)" office:value-type="float" office:value="-0.0131238971204369">
            <text:p>-0,01312</text:p>
          </table:table-cell>
          <table:table-cell table:number-columns-repeated="1017"/>
        </table:table-row>
        <table:table-row table:style-name="ro1">
          <table:table-cell office:value-type="float" office:value="162.701">
            <text:p>162,70100</text:p>
          </table:table-cell>
          <table:table-cell office:value-type="float" office:value="-5.325">
            <text:p>-5,32500</text:p>
          </table:table-cell>
          <table:table-cell office:value-type="float" office:value="1.635">
            <text:p>1,6350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597]+3.19496)/([.D597]-14.5476)" office:value-type="float" office:value="-0.0131238971204369">
            <text:p>-0,01312</text:p>
          </table:table-cell>
          <table:table-cell table:number-columns-repeated="1017"/>
        </table:table-row>
        <table:table-row table:style-name="ro1">
          <table:table-cell office:value-type="float" office:value="162.801">
            <text:p>162,80100</text:p>
          </table:table-cell>
          <table:table-cell office:value-type="float" office:value="-5.325">
            <text:p>-5,32500</text:p>
          </table:table-cell>
          <table:table-cell office:value-type="float" office:value="1.635">
            <text:p>1,6350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598]+3.19496)/([.D598]-14.5476)" office:value-type="float" office:value="-0.0131238971204369">
            <text:p>-0,01312</text:p>
          </table:table-cell>
          <table:table-cell table:number-columns-repeated="1017"/>
        </table:table-row>
        <table:table-row table:style-name="ro1">
          <table:table-cell office:value-type="float" office:value="162.901">
            <text:p>162,90100</text:p>
          </table:table-cell>
          <table:table-cell office:value-type="float" office:value="-5.325">
            <text:p>-5,32500</text:p>
          </table:table-cell>
          <table:table-cell office:value-type="float" office:value="1.6335">
            <text:p>1,6335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599]+3.19496)/([.D599]-14.5476)" office:value-type="float" office:value="-0.0131238971204369">
            <text:p>-0,01312</text:p>
          </table:table-cell>
          <table:table-cell table:number-columns-repeated="1017"/>
        </table:table-row>
        <table:table-row table:style-name="ro1">
          <table:table-cell office:value-type="float" office:value="163.001">
            <text:p>163,00100</text:p>
          </table:table-cell>
          <table:table-cell office:value-type="float" office:value="-5.325">
            <text:p>-5,32500</text:p>
          </table:table-cell>
          <table:table-cell office:value-type="float" office:value="1.6335">
            <text:p>1,6335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600]+3.19496)/([.D600]-14.5476)" office:value-type="float" office:value="-0.0131238971204369">
            <text:p>-0,01312</text:p>
          </table:table-cell>
          <table:table-cell table:number-columns-repeated="1017"/>
        </table:table-row>
        <table:table-row table:style-name="ro1">
          <table:table-cell office:value-type="float" office:value="163.101">
            <text:p>163,10100</text:p>
          </table:table-cell>
          <table:table-cell office:value-type="float" office:value="-5.325">
            <text:p>-5,32500</text:p>
          </table:table-cell>
          <table:table-cell office:value-type="float" office:value="1.6335">
            <text:p>1,6335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601]+3.19496)/([.D601]-14.5476)" office:value-type="float" office:value="-0.0131238971204369">
            <text:p>-0,01312</text:p>
          </table:table-cell>
          <table:table-cell table:number-columns-repeated="1017"/>
        </table:table-row>
        <table:table-row table:style-name="ro1">
          <table:table-cell office:value-type="float" office:value="163.201">
            <text:p>163,20100</text:p>
          </table:table-cell>
          <table:table-cell office:value-type="float" office:value="-5.325">
            <text:p>-5,32500</text:p>
          </table:table-cell>
          <table:table-cell office:value-type="float" office:value="1.6335">
            <text:p>1,6335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602]+3.19496)/([.D602]-14.5476)" office:value-type="float" office:value="-0.0131238971204369">
            <text:p>-0,01312</text:p>
          </table:table-cell>
          <table:table-cell table:number-columns-repeated="1017"/>
        </table:table-row>
        <table:table-row table:style-name="ro1">
          <table:table-cell office:value-type="float" office:value="163.301">
            <text:p>163,30100</text:p>
          </table:table-cell>
          <table:table-cell office:value-type="float" office:value="-5.325">
            <text:p>-5,32500</text:p>
          </table:table-cell>
          <table:table-cell office:value-type="float" office:value="1.6335">
            <text:p>1,6335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603]+3.19496)/([.D603]-14.5476)" office:value-type="float" office:value="-0.0131238971204369">
            <text:p>-0,01312</text:p>
          </table:table-cell>
          <table:table-cell table:number-columns-repeated="1017"/>
        </table:table-row>
        <table:table-row table:style-name="ro1">
          <table:table-cell office:value-type="float" office:value="163.401">
            <text:p>163,40100</text:p>
          </table:table-cell>
          <table:table-cell office:value-type="float" office:value="-5.325">
            <text:p>-5,32500</text:p>
          </table:table-cell>
          <table:table-cell office:value-type="float" office:value="1.6335">
            <text:p>1,6335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604]+3.19496)/([.D604]-14.5476)" office:value-type="float" office:value="-0.0131238971204369">
            <text:p>-0,01312</text:p>
          </table:table-cell>
          <table:table-cell table:number-columns-repeated="1017"/>
        </table:table-row>
        <table:table-row table:style-name="ro1">
          <table:table-cell office:value-type="float" office:value="163.501">
            <text:p>163,50100</text:p>
          </table:table-cell>
          <table:table-cell office:value-type="float" office:value="-5.325">
            <text:p>-5,32500</text:p>
          </table:table-cell>
          <table:table-cell office:value-type="float" office:value="1.6335">
            <text:p>1,6335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605]+3.19496)/([.D605]-14.5476)" office:value-type="float" office:value="-0.0131238971204369">
            <text:p>-0,01312</text:p>
          </table:table-cell>
          <table:table-cell table:number-columns-repeated="1017"/>
        </table:table-row>
        <table:table-row table:style-name="ro1">
          <table:table-cell office:value-type="float" office:value="163.601">
            <text:p>163,60100</text:p>
          </table:table-cell>
          <table:table-cell office:value-type="float" office:value="-5.325">
            <text:p>-5,32500</text:p>
          </table:table-cell>
          <table:table-cell office:value-type="float" office:value="1.6335">
            <text:p>1,6335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606]+3.19496)/([.D606]-14.5476)" office:value-type="float" office:value="-0.0131238971204369">
            <text:p>-0,01312</text:p>
          </table:table-cell>
          <table:table-cell table:number-columns-repeated="1017"/>
        </table:table-row>
        <table:table-row table:style-name="ro1">
          <table:table-cell office:value-type="float" office:value="163.701">
            <text:p>163,70100</text:p>
          </table:table-cell>
          <table:table-cell office:value-type="float" office:value="-5.325">
            <text:p>-5,32500</text:p>
          </table:table-cell>
          <table:table-cell office:value-type="float" office:value="1.6335">
            <text:p>1,6335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607]+3.19496)/([.D607]-14.5476)" office:value-type="float" office:value="-0.0131238971204369">
            <text:p>-0,01312</text:p>
          </table:table-cell>
          <table:table-cell table:number-columns-repeated="1017"/>
        </table:table-row>
        <table:table-row table:style-name="ro1">
          <table:table-cell office:value-type="float" office:value="163.801">
            <text:p>163,80100</text:p>
          </table:table-cell>
          <table:table-cell office:value-type="float" office:value="-5.325">
            <text:p>-5,32500</text:p>
          </table:table-cell>
          <table:table-cell office:value-type="float" office:value="1.6335">
            <text:p>1,6335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608]+3.19496)/([.D608]-14.5476)" office:value-type="float" office:value="-0.0131238971204369">
            <text:p>-0,01312</text:p>
          </table:table-cell>
          <table:table-cell table:number-columns-repeated="1017"/>
        </table:table-row>
        <table:table-row table:style-name="ro1">
          <table:table-cell office:value-type="float" office:value="163.901">
            <text:p>163,90100</text:p>
          </table:table-cell>
          <table:table-cell office:value-type="float" office:value="-5.325">
            <text:p>-5,32500</text:p>
          </table:table-cell>
          <table:table-cell office:value-type="float" office:value="1.6365">
            <text:p>1,6365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609]+3.19496)/([.D609]-14.5476)" office:value-type="float" office:value="-0.0131238971204369">
            <text:p>-0,01312</text:p>
          </table:table-cell>
          <table:table-cell table:number-columns-repeated="1017"/>
        </table:table-row>
        <table:table-row table:style-name="ro1">
          <table:table-cell office:value-type="float" office:value="164.001">
            <text:p>164,00100</text:p>
          </table:table-cell>
          <table:table-cell office:value-type="float" office:value="-5.325">
            <text:p>-5,32500</text:p>
          </table:table-cell>
          <table:table-cell office:value-type="float" office:value="1.6365">
            <text:p>1,6365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610]+3.19496)/([.D610]-14.5476)" office:value-type="float" office:value="-0.0131238971204369">
            <text:p>-0,01312</text:p>
          </table:table-cell>
          <table:table-cell table:number-columns-repeated="1017"/>
        </table:table-row>
        <table:table-row table:style-name="ro1">
          <table:table-cell office:value-type="float" office:value="164.101">
            <text:p>164,10100</text:p>
          </table:table-cell>
          <table:table-cell office:value-type="float" office:value="-5.325">
            <text:p>-5,32500</text:p>
          </table:table-cell>
          <table:table-cell office:value-type="float" office:value="1.6365">
            <text:p>1,6365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611]+3.19496)/([.D611]-14.5476)" office:value-type="float" office:value="-0.0131238971204369">
            <text:p>-0,01312</text:p>
          </table:table-cell>
          <table:table-cell table:number-columns-repeated="1017"/>
        </table:table-row>
        <table:table-row table:style-name="ro1">
          <table:table-cell office:value-type="float" office:value="164.201">
            <text:p>164,20100</text:p>
          </table:table-cell>
          <table:table-cell office:value-type="float" office:value="-5.325">
            <text:p>-5,32500</text:p>
          </table:table-cell>
          <table:table-cell office:value-type="float" office:value="1.6365">
            <text:p>1,6365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612]+3.19496)/([.D612]-14.5476)" office:value-type="float" office:value="-0.0131238971204369">
            <text:p>-0,01312</text:p>
          </table:table-cell>
          <table:table-cell table:number-columns-repeated="1017"/>
        </table:table-row>
        <table:table-row table:style-name="ro1">
          <table:table-cell office:value-type="float" office:value="164.301">
            <text:p>164,30100</text:p>
          </table:table-cell>
          <table:table-cell office:value-type="float" office:value="-5.325">
            <text:p>-5,32500</text:p>
          </table:table-cell>
          <table:table-cell office:value-type="float" office:value="1.6365">
            <text:p>1,6365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613]+3.19496)/([.D613]-14.5476)" office:value-type="float" office:value="-0.0131238971204369">
            <text:p>-0,01312</text:p>
          </table:table-cell>
          <table:table-cell table:number-columns-repeated="1017"/>
        </table:table-row>
        <table:table-row table:style-name="ro1">
          <table:table-cell office:value-type="float" office:value="164.401">
            <text:p>164,40100</text:p>
          </table:table-cell>
          <table:table-cell office:value-type="float" office:value="-5.325">
            <text:p>-5,32500</text:p>
          </table:table-cell>
          <table:table-cell office:value-type="float" office:value="1.6365">
            <text:p>1,6365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614]+3.19496)/([.D614]-14.5476)" office:value-type="float" office:value="-0.0131238971204369">
            <text:p>-0,01312</text:p>
          </table:table-cell>
          <table:table-cell table:number-columns-repeated="1017"/>
        </table:table-row>
        <table:table-row table:style-name="ro1">
          <table:table-cell office:value-type="float" office:value="164.501">
            <text:p>164,50100</text:p>
          </table:table-cell>
          <table:table-cell office:value-type="float" office:value="-5.325">
            <text:p>-5,32500</text:p>
          </table:table-cell>
          <table:table-cell office:value-type="float" office:value="1.6365">
            <text:p>1,6365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615]+3.19496)/([.D615]-14.5476)" office:value-type="float" office:value="-0.0131238971204369">
            <text:p>-0,01312</text:p>
          </table:table-cell>
          <table:table-cell table:number-columns-repeated="1017"/>
        </table:table-row>
        <table:table-row table:style-name="ro1">
          <table:table-cell office:value-type="float" office:value="164.601">
            <text:p>164,60100</text:p>
          </table:table-cell>
          <table:table-cell office:value-type="float" office:value="-5.31">
            <text:p>-5,31000</text:p>
          </table:table-cell>
          <table:table-cell office:value-type="float" office:value="1.6365">
            <text:p>1,6365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616]+3.19496)/([.D616]-14.5476)" office:value-type="float" office:value="-0.0130314770453179">
            <text:p>-0,01303</text:p>
          </table:table-cell>
          <table:table-cell table:number-columns-repeated="1017"/>
        </table:table-row>
        <table:table-row table:style-name="ro1">
          <table:table-cell office:value-type="float" office:value="164.701">
            <text:p>164,70100</text:p>
          </table:table-cell>
          <table:table-cell office:value-type="float" office:value="-5.31">
            <text:p>-5,31000</text:p>
          </table:table-cell>
          <table:table-cell office:value-type="float" office:value="1.6365">
            <text:p>1,6365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617]+3.19496)/([.D617]-14.5476)" office:value-type="float" office:value="-0.0130314770453179">
            <text:p>-0,01303</text:p>
          </table:table-cell>
          <table:table-cell table:number-columns-repeated="1017"/>
        </table:table-row>
        <table:table-row table:style-name="ro1">
          <table:table-cell office:value-type="float" office:value="164.801">
            <text:p>164,80100</text:p>
          </table:table-cell>
          <table:table-cell office:value-type="float" office:value="-5.31">
            <text:p>-5,31000</text:p>
          </table:table-cell>
          <table:table-cell office:value-type="float" office:value="1.6365">
            <text:p>1,6365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618]+3.19496)/([.D618]-14.5476)" office:value-type="float" office:value="-0.0130314770453179">
            <text:p>-0,01303</text:p>
          </table:table-cell>
          <table:table-cell table:number-columns-repeated="1017"/>
        </table:table-row>
        <table:table-row table:style-name="ro1">
          <table:table-cell office:value-type="float" office:value="164.901">
            <text:p>164,90100</text:p>
          </table:table-cell>
          <table:table-cell office:value-type="float" office:value="-5.31">
            <text:p>-5,31000</text:p>
          </table:table-cell>
          <table:table-cell office:value-type="float" office:value="1.6365">
            <text:p>1,6365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619]+3.19496)/([.D619]-14.5476)" office:value-type="float" office:value="-0.0130314770453179">
            <text:p>-0,01303</text:p>
          </table:table-cell>
          <table:table-cell table:number-columns-repeated="1017"/>
        </table:table-row>
        <table:table-row table:style-name="ro1">
          <table:table-cell office:value-type="float" office:value="165.001">
            <text:p>165,00100</text:p>
          </table:table-cell>
          <table:table-cell office:value-type="float" office:value="-5.31">
            <text:p>-5,31000</text:p>
          </table:table-cell>
          <table:table-cell office:value-type="float" office:value="1.6365">
            <text:p>1,6365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620]+3.19496)/([.D620]-14.5476)" office:value-type="float" office:value="-0.0130314770453179">
            <text:p>-0,01303</text:p>
          </table:table-cell>
          <table:table-cell table:number-columns-repeated="1017"/>
        </table:table-row>
        <table:table-row table:style-name="ro1">
          <table:table-cell office:value-type="float" office:value="165.101">
            <text:p>165,10100</text:p>
          </table:table-cell>
          <table:table-cell office:value-type="float" office:value="-5.31">
            <text:p>-5,31000</text:p>
          </table:table-cell>
          <table:table-cell office:value-type="float" office:value="1.6365">
            <text:p>1,6365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621]+3.19496)/([.D621]-14.5476)" office:value-type="float" office:value="-0.0130314770453179">
            <text:p>-0,01303</text:p>
          </table:table-cell>
          <table:table-cell table:number-columns-repeated="1017"/>
        </table:table-row>
        <table:table-row table:style-name="ro1">
          <table:table-cell office:value-type="float" office:value="165.201">
            <text:p>165,20100</text:p>
          </table:table-cell>
          <table:table-cell office:value-type="float" office:value="-5.31">
            <text:p>-5,31000</text:p>
          </table:table-cell>
          <table:table-cell office:value-type="float" office:value="1.6365">
            <text:p>1,6365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622]+3.19496)/([.D622]-14.5476)" office:value-type="float" office:value="-0.0130314770453179">
            <text:p>-0,01303</text:p>
          </table:table-cell>
          <table:table-cell table:number-columns-repeated="1017"/>
        </table:table-row>
        <table:table-row table:style-name="ro1">
          <table:table-cell office:value-type="float" office:value="165.301">
            <text:p>165,30100</text:p>
          </table:table-cell>
          <table:table-cell office:value-type="float" office:value="-5.31">
            <text:p>-5,31000</text:p>
          </table:table-cell>
          <table:table-cell office:value-type="float" office:value="1.6365">
            <text:p>1,6365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623]+3.19496)/([.D623]-14.5476)" office:value-type="float" office:value="-0.0130314770453179">
            <text:p>-0,01303</text:p>
          </table:table-cell>
          <table:table-cell table:number-columns-repeated="1017"/>
        </table:table-row>
        <table:table-row table:style-name="ro1">
          <table:table-cell office:value-type="float" office:value="165.401">
            <text:p>165,40100</text:p>
          </table:table-cell>
          <table:table-cell office:value-type="float" office:value="-5.31">
            <text:p>-5,31000</text:p>
          </table:table-cell>
          <table:table-cell office:value-type="float" office:value="1.6365">
            <text:p>1,6365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624]+3.19496)/([.D624]-14.5476)" office:value-type="float" office:value="-0.0130314770453179">
            <text:p>-0,01303</text:p>
          </table:table-cell>
          <table:table-cell table:number-columns-repeated="1017"/>
        </table:table-row>
        <table:table-row table:style-name="ro1">
          <table:table-cell office:value-type="float" office:value="165.501">
            <text:p>165,50100</text:p>
          </table:table-cell>
          <table:table-cell office:value-type="float" office:value="-5.31">
            <text:p>-5,31000</text:p>
          </table:table-cell>
          <table:table-cell office:value-type="float" office:value="1.6365">
            <text:p>1,6365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625]+3.19496)/([.D625]-14.5476)" office:value-type="float" office:value="-0.0130314770453179">
            <text:p>-0,01303</text:p>
          </table:table-cell>
          <table:table-cell table:number-columns-repeated="1017"/>
        </table:table-row>
        <table:table-row table:style-name="ro1">
          <table:table-cell office:value-type="float" office:value="165.601">
            <text:p>165,60100</text:p>
          </table:table-cell>
          <table:table-cell office:value-type="float" office:value="-5.31">
            <text:p>-5,31000</text:p>
          </table:table-cell>
          <table:table-cell office:value-type="float" office:value="1.6365">
            <text:p>1,6365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626]+3.19496)/([.D626]-14.5476)" office:value-type="float" office:value="-0.0130314770453179">
            <text:p>-0,01303</text:p>
          </table:table-cell>
          <table:table-cell table:number-columns-repeated="1017"/>
        </table:table-row>
        <table:table-row table:style-name="ro1">
          <table:table-cell office:value-type="float" office:value="165.701">
            <text:p>165,70100</text:p>
          </table:table-cell>
          <table:table-cell office:value-type="float" office:value="-5.31">
            <text:p>-5,31000</text:p>
          </table:table-cell>
          <table:table-cell office:value-type="float" office:value="1.6365">
            <text:p>1,6365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627]+3.19496)/([.D627]-14.5476)" office:value-type="float" office:value="-0.0130314770453179">
            <text:p>-0,01303</text:p>
          </table:table-cell>
          <table:table-cell table:number-columns-repeated="1017"/>
        </table:table-row>
        <table:table-row table:style-name="ro1">
          <table:table-cell office:value-type="float" office:value="165.801">
            <text:p>165,80100</text:p>
          </table:table-cell>
          <table:table-cell office:value-type="float" office:value="-5.31">
            <text:p>-5,31000</text:p>
          </table:table-cell>
          <table:table-cell office:value-type="float" office:value="1.6365">
            <text:p>1,6365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628]+3.19496)/([.D628]-14.5476)" office:value-type="float" office:value="-0.0130314770453179">
            <text:p>-0,01303</text:p>
          </table:table-cell>
          <table:table-cell table:number-columns-repeated="1017"/>
        </table:table-row>
        <table:table-row table:style-name="ro1">
          <table:table-cell office:value-type="float" office:value="165.901">
            <text:p>165,90100</text:p>
          </table:table-cell>
          <table:table-cell office:value-type="float" office:value="-5.31">
            <text:p>-5,31000</text:p>
          </table:table-cell>
          <table:table-cell office:value-type="float" office:value="1.635">
            <text:p>1,6350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629]+3.19496)/([.D629]-14.5476)" office:value-type="float" office:value="-0.0130314770453179">
            <text:p>-0,01303</text:p>
          </table:table-cell>
          <table:table-cell table:number-columns-repeated="1017"/>
        </table:table-row>
        <table:table-row table:style-name="ro1">
          <table:table-cell office:value-type="float" office:value="166.001">
            <text:p>166,00100</text:p>
          </table:table-cell>
          <table:table-cell office:value-type="float" office:value="-5.31">
            <text:p>-5,31000</text:p>
          </table:table-cell>
          <table:table-cell office:value-type="float" office:value="1.635">
            <text:p>1,6350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630]+3.19496)/([.D630]-14.5476)" office:value-type="float" office:value="-0.0130314770453179">
            <text:p>-0,01303</text:p>
          </table:table-cell>
          <table:table-cell table:number-columns-repeated="1017"/>
        </table:table-row>
        <table:table-row table:style-name="ro1">
          <table:table-cell office:value-type="float" office:value="166.101">
            <text:p>166,10100</text:p>
          </table:table-cell>
          <table:table-cell office:value-type="float" office:value="-5.31">
            <text:p>-5,31000</text:p>
          </table:table-cell>
          <table:table-cell office:value-type="float" office:value="1.635">
            <text:p>1,6350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631]+3.19496)/([.D631]-14.5476)" office:value-type="float" office:value="-0.0130314770453179">
            <text:p>-0,01303</text:p>
          </table:table-cell>
          <table:table-cell table:number-columns-repeated="1017"/>
        </table:table-row>
        <table:table-row table:style-name="ro1">
          <table:table-cell office:value-type="float" office:value="166.201">
            <text:p>166,20100</text:p>
          </table:table-cell>
          <table:table-cell office:value-type="float" office:value="-5.31">
            <text:p>-5,31000</text:p>
          </table:table-cell>
          <table:table-cell office:value-type="float" office:value="1.635">
            <text:p>1,6350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632]+3.19496)/([.D632]-14.5476)" office:value-type="float" office:value="-0.0130314770453179">
            <text:p>-0,01303</text:p>
          </table:table-cell>
          <table:table-cell table:number-columns-repeated="1017"/>
        </table:table-row>
        <table:table-row table:style-name="ro1">
          <table:table-cell office:value-type="float" office:value="166.301">
            <text:p>166,30100</text:p>
          </table:table-cell>
          <table:table-cell office:value-type="float" office:value="-5.31">
            <text:p>-5,31000</text:p>
          </table:table-cell>
          <table:table-cell office:value-type="float" office:value="1.635">
            <text:p>1,6350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633]+3.19496)/([.D633]-14.5476)" office:value-type="float" office:value="-0.0130314770453179">
            <text:p>-0,01303</text:p>
          </table:table-cell>
          <table:table-cell table:number-columns-repeated="1017"/>
        </table:table-row>
        <table:table-row table:style-name="ro1">
          <table:table-cell office:value-type="float" office:value="166.401">
            <text:p>166,40100</text:p>
          </table:table-cell>
          <table:table-cell office:value-type="float" office:value="-5.31">
            <text:p>-5,31000</text:p>
          </table:table-cell>
          <table:table-cell office:value-type="float" office:value="1.635">
            <text:p>1,6350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634]+3.19496)/([.D634]-14.5476)" office:value-type="float" office:value="-0.0130314770453179">
            <text:p>-0,01303</text:p>
          </table:table-cell>
          <table:table-cell table:number-columns-repeated="1017"/>
        </table:table-row>
        <table:table-row table:style-name="ro1">
          <table:table-cell office:value-type="float" office:value="166.501">
            <text:p>166,50100</text:p>
          </table:table-cell>
          <table:table-cell office:value-type="float" office:value="-5.31">
            <text:p>-5,31000</text:p>
          </table:table-cell>
          <table:table-cell office:value-type="float" office:value="1.635">
            <text:p>1,6350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635]+3.19496)/([.D635]-14.5476)" office:value-type="float" office:value="-0.0130314770453179">
            <text:p>-0,01303</text:p>
          </table:table-cell>
          <table:table-cell table:number-columns-repeated="1017"/>
        </table:table-row>
        <table:table-row table:style-name="ro1">
          <table:table-cell office:value-type="float" office:value="166.601">
            <text:p>166,60100</text:p>
          </table:table-cell>
          <table:table-cell office:value-type="float" office:value="-5.31">
            <text:p>-5,31000</text:p>
          </table:table-cell>
          <table:table-cell office:value-type="float" office:value="1.635">
            <text:p>1,6350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636]+3.19496)/([.D636]-14.5476)" office:value-type="float" office:value="-0.0130314770453179">
            <text:p>-0,01303</text:p>
          </table:table-cell>
          <table:table-cell table:number-columns-repeated="1017"/>
        </table:table-row>
        <table:table-row table:style-name="ro1">
          <table:table-cell office:value-type="float" office:value="166.701">
            <text:p>166,70100</text:p>
          </table:table-cell>
          <table:table-cell office:value-type="float" office:value="-5.31">
            <text:p>-5,31000</text:p>
          </table:table-cell>
          <table:table-cell office:value-type="float" office:value="1.635">
            <text:p>1,6350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637]+3.19496)/([.D637]-14.5476)" office:value-type="float" office:value="-0.0130314770453179">
            <text:p>-0,01303</text:p>
          </table:table-cell>
          <table:table-cell table:number-columns-repeated="1017"/>
        </table:table-row>
        <table:table-row table:style-name="ro1">
          <table:table-cell office:value-type="float" office:value="166.801">
            <text:p>166,80100</text:p>
          </table:table-cell>
          <table:table-cell office:value-type="float" office:value="-5.31">
            <text:p>-5,31000</text:p>
          </table:table-cell>
          <table:table-cell office:value-type="float" office:value="1.635">
            <text:p>1,6350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638]+3.19496)/([.D638]-14.5476)" office:value-type="float" office:value="-0.0130314770453179">
            <text:p>-0,01303</text:p>
          </table:table-cell>
          <table:table-cell table:number-columns-repeated="1017"/>
        </table:table-row>
        <table:table-row table:style-name="ro1">
          <table:table-cell office:value-type="float" office:value="166.901">
            <text:p>166,90100</text:p>
          </table:table-cell>
          <table:table-cell office:value-type="float" office:value="-5.31">
            <text:p>-5,31000</text:p>
          </table:table-cell>
          <table:table-cell office:value-type="float" office:value="1.6335">
            <text:p>1,6335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639]+3.19496)/([.D639]-14.5476)" office:value-type="float" office:value="-0.0130314770453179">
            <text:p>-0,01303</text:p>
          </table:table-cell>
          <table:table-cell table:number-columns-repeated="1017"/>
        </table:table-row>
        <table:table-row table:style-name="ro1">
          <table:table-cell office:value-type="float" office:value="167.001">
            <text:p>167,00100</text:p>
          </table:table-cell>
          <table:table-cell office:value-type="float" office:value="-5.31">
            <text:p>-5,31000</text:p>
          </table:table-cell>
          <table:table-cell office:value-type="float" office:value="1.6335">
            <text:p>1,6335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640]+3.19496)/([.D640]-14.5476)" office:value-type="float" office:value="-0.0130314770453179">
            <text:p>-0,01303</text:p>
          </table:table-cell>
          <table:table-cell table:number-columns-repeated="1017"/>
        </table:table-row>
        <table:table-row table:style-name="ro1">
          <table:table-cell office:value-type="float" office:value="167.101">
            <text:p>167,10100</text:p>
          </table:table-cell>
          <table:table-cell office:value-type="float" office:value="-5.31">
            <text:p>-5,31000</text:p>
          </table:table-cell>
          <table:table-cell office:value-type="float" office:value="1.6335">
            <text:p>1,6335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641]+3.19496)/([.D641]-14.5476)" office:value-type="float" office:value="-0.0130314770453179">
            <text:p>-0,01303</text:p>
          </table:table-cell>
          <table:table-cell table:number-columns-repeated="1017"/>
        </table:table-row>
        <table:table-row table:style-name="ro1">
          <table:table-cell office:value-type="float" office:value="167.201">
            <text:p>167,20100</text:p>
          </table:table-cell>
          <table:table-cell office:value-type="float" office:value="-5.31">
            <text:p>-5,31000</text:p>
          </table:table-cell>
          <table:table-cell office:value-type="float" office:value="1.6335">
            <text:p>1,6335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642]+3.19496)/([.D642]-14.5476)" office:value-type="float" office:value="-0.0130314770453179">
            <text:p>-0,01303</text:p>
          </table:table-cell>
          <table:table-cell table:number-columns-repeated="1017"/>
        </table:table-row>
        <table:table-row table:style-name="ro1">
          <table:table-cell office:value-type="float" office:value="167.301">
            <text:p>167,30100</text:p>
          </table:table-cell>
          <table:table-cell office:value-type="float" office:value="-5.31">
            <text:p>-5,31000</text:p>
          </table:table-cell>
          <table:table-cell office:value-type="float" office:value="1.6335">
            <text:p>1,6335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643]+3.19496)/([.D643]-14.5476)" office:value-type="float" office:value="-0.0130314770453179">
            <text:p>-0,01303</text:p>
          </table:table-cell>
          <table:table-cell table:number-columns-repeated="1017"/>
        </table:table-row>
        <table:table-row table:style-name="ro1">
          <table:table-cell office:value-type="float" office:value="167.401">
            <text:p>167,40100</text:p>
          </table:table-cell>
          <table:table-cell office:value-type="float" office:value="-5.31">
            <text:p>-5,31000</text:p>
          </table:table-cell>
          <table:table-cell office:value-type="float" office:value="1.6335">
            <text:p>1,6335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644]+3.19496)/([.D644]-14.5476)" office:value-type="float" office:value="-0.0130314770453179">
            <text:p>-0,01303</text:p>
          </table:table-cell>
          <table:table-cell table:number-columns-repeated="1017"/>
        </table:table-row>
        <table:table-row table:style-name="ro1">
          <table:table-cell office:value-type="float" office:value="167.501">
            <text:p>167,50100</text:p>
          </table:table-cell>
          <table:table-cell office:value-type="float" office:value="-5.31">
            <text:p>-5,31000</text:p>
          </table:table-cell>
          <table:table-cell office:value-type="float" office:value="1.6335">
            <text:p>1,6335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645]+3.19496)/([.D645]-14.5476)" office:value-type="float" office:value="-0.0130314770453179">
            <text:p>-0,01303</text:p>
          </table:table-cell>
          <table:table-cell table:number-columns-repeated="1017"/>
        </table:table-row>
        <table:table-row table:style-name="ro1">
          <table:table-cell office:value-type="float" office:value="167.601">
            <text:p>167,60100</text:p>
          </table:table-cell>
          <table:table-cell office:value-type="float" office:value="-5.31">
            <text:p>-5,31000</text:p>
          </table:table-cell>
          <table:table-cell office:value-type="float" office:value="1.6335">
            <text:p>1,6335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646]+3.19496)/([.D646]-14.5476)" office:value-type="float" office:value="-0.0130314770453179">
            <text:p>-0,01303</text:p>
          </table:table-cell>
          <table:table-cell table:number-columns-repeated="1017"/>
        </table:table-row>
        <table:table-row table:style-name="ro1">
          <table:table-cell office:value-type="float" office:value="167.701">
            <text:p>167,70100</text:p>
          </table:table-cell>
          <table:table-cell office:value-type="float" office:value="-5.31">
            <text:p>-5,31000</text:p>
          </table:table-cell>
          <table:table-cell office:value-type="float" office:value="1.6335">
            <text:p>1,6335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647]+3.19496)/([.D647]-14.5476)" office:value-type="float" office:value="-0.0130314770453179">
            <text:p>-0,01303</text:p>
          </table:table-cell>
          <table:table-cell table:number-columns-repeated="1017"/>
        </table:table-row>
        <table:table-row table:style-name="ro1">
          <table:table-cell office:value-type="float" office:value="167.801">
            <text:p>167,80100</text:p>
          </table:table-cell>
          <table:table-cell office:value-type="float" office:value="-5.31">
            <text:p>-5,31000</text:p>
          </table:table-cell>
          <table:table-cell office:value-type="float" office:value="1.6335">
            <text:p>1,6335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648]+3.19496)/([.D648]-14.5476)" office:value-type="float" office:value="-0.0130314770453179">
            <text:p>-0,01303</text:p>
          </table:table-cell>
          <table:table-cell table:number-columns-repeated="1017"/>
        </table:table-row>
        <table:table-row table:style-name="ro1">
          <table:table-cell office:value-type="float" office:value="167.901">
            <text:p>167,90100</text:p>
          </table:table-cell>
          <table:table-cell office:value-type="float" office:value="-5.31">
            <text:p>-5,31000</text:p>
          </table:table-cell>
          <table:table-cell office:value-type="float" office:value="1.6335">
            <text:p>1,6335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649]+3.19496)/([.D649]-14.5476)" office:value-type="float" office:value="-0.0130314770453179">
            <text:p>-0,01303</text:p>
          </table:table-cell>
          <table:table-cell table:number-columns-repeated="1017"/>
        </table:table-row>
        <table:table-row table:style-name="ro1">
          <table:table-cell office:value-type="float" office:value="168.001">
            <text:p>168,00100</text:p>
          </table:table-cell>
          <table:table-cell office:value-type="float" office:value="-5.31">
            <text:p>-5,31000</text:p>
          </table:table-cell>
          <table:table-cell office:value-type="float" office:value="1.6335">
            <text:p>1,6335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650]+3.19496)/([.D650]-14.5476)" office:value-type="float" office:value="-0.0130314770453179">
            <text:p>-0,01303</text:p>
          </table:table-cell>
          <table:table-cell table:number-columns-repeated="1017"/>
        </table:table-row>
        <table:table-row table:style-name="ro1">
          <table:table-cell office:value-type="float" office:value="168.101">
            <text:p>168,10100</text:p>
          </table:table-cell>
          <table:table-cell office:value-type="float" office:value="-5.31">
            <text:p>-5,31000</text:p>
          </table:table-cell>
          <table:table-cell office:value-type="float" office:value="1.6335">
            <text:p>1,6335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651]+3.19496)/([.D651]-14.5476)" office:value-type="float" office:value="-0.0130314770453179">
            <text:p>-0,01303</text:p>
          </table:table-cell>
          <table:table-cell table:number-columns-repeated="1017"/>
        </table:table-row>
        <table:table-row table:style-name="ro1">
          <table:table-cell office:value-type="float" office:value="168.201">
            <text:p>168,20100</text:p>
          </table:table-cell>
          <table:table-cell office:value-type="float" office:value="-5.31">
            <text:p>-5,31000</text:p>
          </table:table-cell>
          <table:table-cell office:value-type="float" office:value="1.6335">
            <text:p>1,6335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652]+3.19496)/([.D652]-14.5476)" office:value-type="float" office:value="-0.0130314770453179">
            <text:p>-0,01303</text:p>
          </table:table-cell>
          <table:table-cell table:number-columns-repeated="1017"/>
        </table:table-row>
        <table:table-row table:style-name="ro1">
          <table:table-cell office:value-type="float" office:value="168.301">
            <text:p>168,30100</text:p>
          </table:table-cell>
          <table:table-cell office:value-type="float" office:value="-5.31">
            <text:p>-5,31000</text:p>
          </table:table-cell>
          <table:table-cell office:value-type="float" office:value="1.6335">
            <text:p>1,6335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653]+3.19496)/([.D653]-14.5476)" office:value-type="float" office:value="-0.0130314770453179">
            <text:p>-0,01303</text:p>
          </table:table-cell>
          <table:table-cell table:number-columns-repeated="1017"/>
        </table:table-row>
        <table:table-row table:style-name="ro1">
          <table:table-cell office:value-type="float" office:value="168.401">
            <text:p>168,40100</text:p>
          </table:table-cell>
          <table:table-cell office:value-type="float" office:value="-5.31">
            <text:p>-5,31000</text:p>
          </table:table-cell>
          <table:table-cell office:value-type="float" office:value="1.6335">
            <text:p>1,6335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654]+3.19496)/([.D654]-14.5476)" office:value-type="float" office:value="-0.0130314770453179">
            <text:p>-0,01303</text:p>
          </table:table-cell>
          <table:table-cell table:number-columns-repeated="1017"/>
        </table:table-row>
        <table:table-row table:style-name="ro1">
          <table:table-cell office:value-type="float" office:value="168.501">
            <text:p>168,50100</text:p>
          </table:table-cell>
          <table:table-cell office:value-type="float" office:value="-5.31">
            <text:p>-5,31000</text:p>
          </table:table-cell>
          <table:table-cell office:value-type="float" office:value="1.6335">
            <text:p>1,6335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655]+3.19496)/([.D655]-14.5476)" office:value-type="float" office:value="-0.0130314770453179">
            <text:p>-0,01303</text:p>
          </table:table-cell>
          <table:table-cell table:number-columns-repeated="1017"/>
        </table:table-row>
        <table:table-row table:style-name="ro1">
          <table:table-cell office:value-type="float" office:value="168.601">
            <text:p>168,60100</text:p>
          </table:table-cell>
          <table:table-cell office:value-type="float" office:value="-5.31">
            <text:p>-5,31000</text:p>
          </table:table-cell>
          <table:table-cell office:value-type="float" office:value="1.6335">
            <text:p>1,6335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656]+3.19496)/([.D656]-14.5476)" office:value-type="float" office:value="-0.0130314770453179">
            <text:p>-0,01303</text:p>
          </table:table-cell>
          <table:table-cell table:number-columns-repeated="1017"/>
        </table:table-row>
        <table:table-row table:style-name="ro1">
          <table:table-cell office:value-type="float" office:value="168.701">
            <text:p>168,70100</text:p>
          </table:table-cell>
          <table:table-cell office:value-type="float" office:value="-5.31">
            <text:p>-5,31000</text:p>
          </table:table-cell>
          <table:table-cell office:value-type="float" office:value="1.6335">
            <text:p>1,6335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657]+3.19496)/([.D657]-14.5476)" office:value-type="float" office:value="-0.0130314770453179">
            <text:p>-0,01303</text:p>
          </table:table-cell>
          <table:table-cell table:number-columns-repeated="1017"/>
        </table:table-row>
        <table:table-row table:style-name="ro1">
          <table:table-cell office:value-type="float" office:value="168.801">
            <text:p>168,80100</text:p>
          </table:table-cell>
          <table:table-cell office:value-type="float" office:value="-5.31">
            <text:p>-5,31000</text:p>
          </table:table-cell>
          <table:table-cell office:value-type="float" office:value="1.6335">
            <text:p>1,6335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658]+3.19496)/([.D658]-14.5476)" office:value-type="float" office:value="-0.0130314770453179">
            <text:p>-0,01303</text:p>
          </table:table-cell>
          <table:table-cell table:number-columns-repeated="1017"/>
        </table:table-row>
        <table:table-row table:style-name="ro1">
          <table:table-cell office:value-type="float" office:value="168.901">
            <text:p>168,90100</text:p>
          </table:table-cell>
          <table:table-cell office:value-type="float" office:value="-5.31">
            <text:p>-5,31000</text:p>
          </table:table-cell>
          <table:table-cell office:value-type="float" office:value="1.6335">
            <text:p>1,6335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659]+3.19496)/([.D659]-14.5476)" office:value-type="float" office:value="-0.0130314770453179">
            <text:p>-0,01303</text:p>
          </table:table-cell>
          <table:table-cell table:number-columns-repeated="1017"/>
        </table:table-row>
        <table:table-row table:style-name="ro1">
          <table:table-cell office:value-type="float" office:value="169.001">
            <text:p>169,00100</text:p>
          </table:table-cell>
          <table:table-cell office:value-type="float" office:value="-5.31">
            <text:p>-5,31000</text:p>
          </table:table-cell>
          <table:table-cell office:value-type="float" office:value="1.6335">
            <text:p>1,6335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660]+3.19496)/([.D660]-14.5476)" office:value-type="float" office:value="-0.0130314770453179">
            <text:p>-0,01303</text:p>
          </table:table-cell>
          <table:table-cell table:number-columns-repeated="1017"/>
        </table:table-row>
        <table:table-row table:style-name="ro1">
          <table:table-cell office:value-type="float" office:value="169.101">
            <text:p>169,10100</text:p>
          </table:table-cell>
          <table:table-cell office:value-type="float" office:value="-5.31">
            <text:p>-5,31000</text:p>
          </table:table-cell>
          <table:table-cell office:value-type="float" office:value="1.6335">
            <text:p>1,6335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661]+3.19496)/([.D661]-14.5476)" office:value-type="float" office:value="-0.0130314770453179">
            <text:p>-0,01303</text:p>
          </table:table-cell>
          <table:table-cell table:number-columns-repeated="1017"/>
        </table:table-row>
        <table:table-row table:style-name="ro1">
          <table:table-cell office:value-type="float" office:value="169.201">
            <text:p>169,20100</text:p>
          </table:table-cell>
          <table:table-cell office:value-type="float" office:value="-5.31">
            <text:p>-5,31000</text:p>
          </table:table-cell>
          <table:table-cell office:value-type="float" office:value="1.6335">
            <text:p>1,6335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662]+3.19496)/([.D662]-14.5476)" office:value-type="float" office:value="-0.0130314770453179">
            <text:p>-0,01303</text:p>
          </table:table-cell>
          <table:table-cell table:number-columns-repeated="1017"/>
        </table:table-row>
        <table:table-row table:style-name="ro1">
          <table:table-cell office:value-type="float" office:value="169.301">
            <text:p>169,30100</text:p>
          </table:table-cell>
          <table:table-cell office:value-type="float" office:value="-5.31">
            <text:p>-5,31000</text:p>
          </table:table-cell>
          <table:table-cell office:value-type="float" office:value="1.6335">
            <text:p>1,6335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663]+3.19496)/([.D663]-14.5476)" office:value-type="float" office:value="-0.0130314770453179">
            <text:p>-0,01303</text:p>
          </table:table-cell>
          <table:table-cell table:number-columns-repeated="1017"/>
        </table:table-row>
        <table:table-row table:style-name="ro1">
          <table:table-cell office:value-type="float" office:value="169.401">
            <text:p>169,40100</text:p>
          </table:table-cell>
          <table:table-cell office:value-type="float" office:value="-5.31">
            <text:p>-5,31000</text:p>
          </table:table-cell>
          <table:table-cell office:value-type="float" office:value="1.6335">
            <text:p>1,6335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664]+3.19496)/([.D664]-14.5476)" office:value-type="float" office:value="-0.0130314770453179">
            <text:p>-0,01303</text:p>
          </table:table-cell>
          <table:table-cell table:number-columns-repeated="1017"/>
        </table:table-row>
        <table:table-row table:style-name="ro1">
          <table:table-cell office:value-type="float" office:value="169.501">
            <text:p>169,50100</text:p>
          </table:table-cell>
          <table:table-cell office:value-type="float" office:value="-5.31">
            <text:p>-5,31000</text:p>
          </table:table-cell>
          <table:table-cell office:value-type="float" office:value="1.6335">
            <text:p>1,6335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665]+3.19496)/([.D665]-14.5476)" office:value-type="float" office:value="-0.0130314770453179">
            <text:p>-0,01303</text:p>
          </table:table-cell>
          <table:table-cell table:number-columns-repeated="1017"/>
        </table:table-row>
        <table:table-row table:style-name="ro1">
          <table:table-cell office:value-type="float" office:value="169.601">
            <text:p>169,60100</text:p>
          </table:table-cell>
          <table:table-cell office:value-type="float" office:value="-5.295">
            <text:p>-5,29500</text:p>
          </table:table-cell>
          <table:table-cell office:value-type="float" office:value="1.6335">
            <text:p>1,6335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666]+3.19496)/([.D666]-14.5476)" office:value-type="float" office:value="-0.0129390569701988">
            <text:p>-0,01294</text:p>
          </table:table-cell>
          <table:table-cell table:number-columns-repeated="1017"/>
        </table:table-row>
        <table:table-row table:style-name="ro1">
          <table:table-cell office:value-type="float" office:value="169.701">
            <text:p>169,70100</text:p>
          </table:table-cell>
          <table:table-cell office:value-type="float" office:value="-5.295">
            <text:p>-5,29500</text:p>
          </table:table-cell>
          <table:table-cell office:value-type="float" office:value="1.6335">
            <text:p>1,6335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667]+3.19496)/([.D667]-14.5476)" office:value-type="float" office:value="-0.0129390569701988">
            <text:p>-0,01294</text:p>
          </table:table-cell>
          <table:table-cell table:number-columns-repeated="1017"/>
        </table:table-row>
        <table:table-row table:style-name="ro1">
          <table:table-cell office:value-type="float" office:value="169.801">
            <text:p>169,80100</text:p>
          </table:table-cell>
          <table:table-cell office:value-type="float" office:value="-5.295">
            <text:p>-5,29500</text:p>
          </table:table-cell>
          <table:table-cell office:value-type="float" office:value="1.6335">
            <text:p>1,6335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668]+3.19496)/([.D668]-14.5476)" office:value-type="float" office:value="-0.0129390569701988">
            <text:p>-0,01294</text:p>
          </table:table-cell>
          <table:table-cell table:number-columns-repeated="1017"/>
        </table:table-row>
        <table:table-row table:style-name="ro1">
          <table:table-cell office:value-type="float" office:value="169.901">
            <text:p>169,90100</text:p>
          </table:table-cell>
          <table:table-cell office:value-type="float" office:value="-5.295">
            <text:p>-5,29500</text:p>
          </table:table-cell>
          <table:table-cell office:value-type="float" office:value="1.6335">
            <text:p>1,6335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669]+3.19496)/([.D669]-14.5476)" office:value-type="float" office:value="-0.0129390569701988">
            <text:p>-0,01294</text:p>
          </table:table-cell>
          <table:table-cell table:number-columns-repeated="1017"/>
        </table:table-row>
        <table:table-row table:style-name="ro1">
          <table:table-cell office:value-type="float" office:value="170.001">
            <text:p>170,00100</text:p>
          </table:table-cell>
          <table:table-cell office:value-type="float" office:value="-5.295">
            <text:p>-5,29500</text:p>
          </table:table-cell>
          <table:table-cell office:value-type="float" office:value="1.6335">
            <text:p>1,6335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670]+3.19496)/([.D670]-14.5476)" office:value-type="float" office:value="-0.0129390569701988">
            <text:p>-0,01294</text:p>
          </table:table-cell>
          <table:table-cell table:number-columns-repeated="1017"/>
        </table:table-row>
        <table:table-row table:style-name="ro1">
          <table:table-cell office:value-type="float" office:value="170.101">
            <text:p>170,10100</text:p>
          </table:table-cell>
          <table:table-cell office:value-type="float" office:value="-5.295">
            <text:p>-5,29500</text:p>
          </table:table-cell>
          <table:table-cell office:value-type="float" office:value="1.6335">
            <text:p>1,6335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671]+3.19496)/([.D671]-14.5476)" office:value-type="float" office:value="-0.0129390569701988">
            <text:p>-0,01294</text:p>
          </table:table-cell>
          <table:table-cell table:number-columns-repeated="1017"/>
        </table:table-row>
        <table:table-row table:style-name="ro1">
          <table:table-cell office:value-type="float" office:value="170.201">
            <text:p>170,20100</text:p>
          </table:table-cell>
          <table:table-cell office:value-type="float" office:value="-5.295">
            <text:p>-5,29500</text:p>
          </table:table-cell>
          <table:table-cell office:value-type="float" office:value="1.6335">
            <text:p>1,6335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672]+3.19496)/([.D672]-14.5476)" office:value-type="float" office:value="-0.0129390569701988">
            <text:p>-0,01294</text:p>
          </table:table-cell>
          <table:table-cell table:number-columns-repeated="1017"/>
        </table:table-row>
        <table:table-row table:style-name="ro1">
          <table:table-cell office:value-type="float" office:value="170.301">
            <text:p>170,30100</text:p>
          </table:table-cell>
          <table:table-cell office:value-type="float" office:value="-5.295">
            <text:p>-5,29500</text:p>
          </table:table-cell>
          <table:table-cell office:value-type="float" office:value="1.6335">
            <text:p>1,6335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673]+3.19496)/([.D673]-14.5476)" office:value-type="float" office:value="-0.0129390569701988">
            <text:p>-0,01294</text:p>
          </table:table-cell>
          <table:table-cell table:number-columns-repeated="1017"/>
        </table:table-row>
        <table:table-row table:style-name="ro1">
          <table:table-cell office:value-type="float" office:value="170.401">
            <text:p>170,40100</text:p>
          </table:table-cell>
          <table:table-cell office:value-type="float" office:value="-5.295">
            <text:p>-5,29500</text:p>
          </table:table-cell>
          <table:table-cell office:value-type="float" office:value="1.6335">
            <text:p>1,6335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674]+3.19496)/([.D674]-14.5476)" office:value-type="float" office:value="-0.0129390569701988">
            <text:p>-0,01294</text:p>
          </table:table-cell>
          <table:table-cell table:number-columns-repeated="1017"/>
        </table:table-row>
        <table:table-row table:style-name="ro1">
          <table:table-cell office:value-type="float" office:value="170.501">
            <text:p>170,50100</text:p>
          </table:table-cell>
          <table:table-cell office:value-type="float" office:value="-5.295">
            <text:p>-5,29500</text:p>
          </table:table-cell>
          <table:table-cell office:value-type="float" office:value="1.6335">
            <text:p>1,6335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675]+3.19496)/([.D675]-14.5476)" office:value-type="float" office:value="-0.0129390569701988">
            <text:p>-0,01294</text:p>
          </table:table-cell>
          <table:table-cell table:number-columns-repeated="1017"/>
        </table:table-row>
        <table:table-row table:style-name="ro1">
          <table:table-cell office:value-type="float" office:value="170.601">
            <text:p>170,60100</text:p>
          </table:table-cell>
          <table:table-cell office:value-type="float" office:value="-5.31">
            <text:p>-5,31000</text:p>
          </table:table-cell>
          <table:table-cell office:value-type="float" office:value="1.6335">
            <text:p>1,6335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676]+3.19496)/([.D676]-14.5476)" office:value-type="float" office:value="-0.0130314770453179">
            <text:p>-0,01303</text:p>
          </table:table-cell>
          <table:table-cell table:number-columns-repeated="1017"/>
        </table:table-row>
        <table:table-row table:style-name="ro1">
          <table:table-cell office:value-type="float" office:value="170.701">
            <text:p>170,70100</text:p>
          </table:table-cell>
          <table:table-cell office:value-type="float" office:value="-5.31">
            <text:p>-5,31000</text:p>
          </table:table-cell>
          <table:table-cell office:value-type="float" office:value="1.6335">
            <text:p>1,6335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677]+3.19496)/([.D677]-14.5476)" office:value-type="float" office:value="-0.0130314770453179">
            <text:p>-0,01303</text:p>
          </table:table-cell>
          <table:table-cell table:number-columns-repeated="1017"/>
        </table:table-row>
        <table:table-row table:style-name="ro1">
          <table:table-cell office:value-type="float" office:value="170.801">
            <text:p>170,80100</text:p>
          </table:table-cell>
          <table:table-cell office:value-type="float" office:value="-5.31">
            <text:p>-5,31000</text:p>
          </table:table-cell>
          <table:table-cell office:value-type="float" office:value="1.6335">
            <text:p>1,6335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678]+3.19496)/([.D678]-14.5476)" office:value-type="float" office:value="-0.0130314770453179">
            <text:p>-0,01303</text:p>
          </table:table-cell>
          <table:table-cell table:number-columns-repeated="1017"/>
        </table:table-row>
        <table:table-row table:style-name="ro1">
          <table:table-cell office:value-type="float" office:value="170.901">
            <text:p>170,90100</text:p>
          </table:table-cell>
          <table:table-cell office:value-type="float" office:value="-5.31">
            <text:p>-5,31000</text:p>
          </table:table-cell>
          <table:table-cell office:value-type="float" office:value="1.632">
            <text:p>1,6320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679]+3.19496)/([.D679]-14.5476)" office:value-type="float" office:value="-0.0130314770453179">
            <text:p>-0,01303</text:p>
          </table:table-cell>
          <table:table-cell table:number-columns-repeated="1017"/>
        </table:table-row>
        <table:table-row table:style-name="ro1">
          <table:table-cell office:value-type="float" office:value="171.001">
            <text:p>171,00100</text:p>
          </table:table-cell>
          <table:table-cell office:value-type="float" office:value="-5.31">
            <text:p>-5,31000</text:p>
          </table:table-cell>
          <table:table-cell office:value-type="float" office:value="1.632">
            <text:p>1,6320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680]+3.19496)/([.D680]-14.5476)" office:value-type="float" office:value="-0.0130314770453179">
            <text:p>-0,01303</text:p>
          </table:table-cell>
          <table:table-cell table:number-columns-repeated="1017"/>
        </table:table-row>
        <table:table-row table:style-name="ro1">
          <table:table-cell office:value-type="float" office:value="171.101">
            <text:p>171,10100</text:p>
          </table:table-cell>
          <table:table-cell office:value-type="float" office:value="-5.31">
            <text:p>-5,31000</text:p>
          </table:table-cell>
          <table:table-cell office:value-type="float" office:value="1.632">
            <text:p>1,6320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681]+3.19496)/([.D681]-14.5476)" office:value-type="float" office:value="-0.0130314770453179">
            <text:p>-0,01303</text:p>
          </table:table-cell>
          <table:table-cell table:number-columns-repeated="1017"/>
        </table:table-row>
        <table:table-row table:style-name="ro1">
          <table:table-cell office:value-type="float" office:value="171.201">
            <text:p>171,20100</text:p>
          </table:table-cell>
          <table:table-cell office:value-type="float" office:value="-5.31">
            <text:p>-5,31000</text:p>
          </table:table-cell>
          <table:table-cell office:value-type="float" office:value="1.632">
            <text:p>1,6320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682]+3.19496)/([.D682]-14.5476)" office:value-type="float" office:value="-0.0130314770453179">
            <text:p>-0,01303</text:p>
          </table:table-cell>
          <table:table-cell table:number-columns-repeated="1017"/>
        </table:table-row>
        <table:table-row table:style-name="ro1">
          <table:table-cell office:value-type="float" office:value="171.301">
            <text:p>171,30100</text:p>
          </table:table-cell>
          <table:table-cell office:value-type="float" office:value="-5.31">
            <text:p>-5,31000</text:p>
          </table:table-cell>
          <table:table-cell office:value-type="float" office:value="1.632">
            <text:p>1,6320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683]+3.19496)/([.D683]-14.5476)" office:value-type="float" office:value="-0.0130314770453179">
            <text:p>-0,01303</text:p>
          </table:table-cell>
          <table:table-cell table:number-columns-repeated="1017"/>
        </table:table-row>
        <table:table-row table:style-name="ro1">
          <table:table-cell office:value-type="float" office:value="171.401">
            <text:p>171,40100</text:p>
          </table:table-cell>
          <table:table-cell office:value-type="float" office:value="-5.31">
            <text:p>-5,31000</text:p>
          </table:table-cell>
          <table:table-cell office:value-type="float" office:value="1.632">
            <text:p>1,6320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684]+3.19496)/([.D684]-14.5476)" office:value-type="float" office:value="-0.0130314770453179">
            <text:p>-0,01303</text:p>
          </table:table-cell>
          <table:table-cell table:number-columns-repeated="1017"/>
        </table:table-row>
        <table:table-row table:style-name="ro1">
          <table:table-cell office:value-type="float" office:value="171.501">
            <text:p>171,50100</text:p>
          </table:table-cell>
          <table:table-cell office:value-type="float" office:value="-5.31">
            <text:p>-5,31000</text:p>
          </table:table-cell>
          <table:table-cell office:value-type="float" office:value="1.632">
            <text:p>1,6320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685]+3.19496)/([.D685]-14.5476)" office:value-type="float" office:value="-0.0130314770453179">
            <text:p>-0,01303</text:p>
          </table:table-cell>
          <table:table-cell table:number-columns-repeated="1017"/>
        </table:table-row>
        <table:table-row table:style-name="ro1">
          <table:table-cell office:value-type="float" office:value="171.601">
            <text:p>171,60100</text:p>
          </table:table-cell>
          <table:table-cell office:value-type="float" office:value="-5.325">
            <text:p>-5,32500</text:p>
          </table:table-cell>
          <table:table-cell office:value-type="float" office:value="1.632">
            <text:p>1,6320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686]+3.19496)/([.D686]-14.5476)" office:value-type="float" office:value="-0.0131238971204369">
            <text:p>-0,01312</text:p>
          </table:table-cell>
          <table:table-cell table:number-columns-repeated="1017"/>
        </table:table-row>
        <table:table-row table:style-name="ro1">
          <table:table-cell office:value-type="float" office:value="171.701">
            <text:p>171,70100</text:p>
          </table:table-cell>
          <table:table-cell office:value-type="float" office:value="-5.325">
            <text:p>-5,32500</text:p>
          </table:table-cell>
          <table:table-cell office:value-type="float" office:value="1.632">
            <text:p>1,6320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687]+3.19496)/([.D687]-14.5476)" office:value-type="float" office:value="-0.0131238971204369">
            <text:p>-0,01312</text:p>
          </table:table-cell>
          <table:table-cell table:number-columns-repeated="1017"/>
        </table:table-row>
        <table:table-row table:style-name="ro1">
          <table:table-cell office:value-type="float" office:value="171.801">
            <text:p>171,80100</text:p>
          </table:table-cell>
          <table:table-cell office:value-type="float" office:value="-5.325">
            <text:p>-5,32500</text:p>
          </table:table-cell>
          <table:table-cell office:value-type="float" office:value="1.632">
            <text:p>1,6320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688]+3.19496)/([.D688]-14.5476)" office:value-type="float" office:value="-0.0131238971204369">
            <text:p>-0,01312</text:p>
          </table:table-cell>
          <table:table-cell table:number-columns-repeated="1017"/>
        </table:table-row>
        <table:table-row table:style-name="ro1">
          <table:table-cell office:value-type="float" office:value="171.901">
            <text:p>171,90100</text:p>
          </table:table-cell>
          <table:table-cell office:value-type="float" office:value="-5.325">
            <text:p>-5,32500</text:p>
          </table:table-cell>
          <table:table-cell office:value-type="float" office:value="1.6335">
            <text:p>1,6335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689]+3.19496)/([.D689]-14.5476)" office:value-type="float" office:value="-0.0131238971204369">
            <text:p>-0,01312</text:p>
          </table:table-cell>
          <table:table-cell table:number-columns-repeated="1017"/>
        </table:table-row>
        <table:table-row table:style-name="ro1">
          <table:table-cell office:value-type="float" office:value="172.001">
            <text:p>172,00100</text:p>
          </table:table-cell>
          <table:table-cell office:value-type="float" office:value="-5.325">
            <text:p>-5,32500</text:p>
          </table:table-cell>
          <table:table-cell office:value-type="float" office:value="1.6335">
            <text:p>1,6335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690]+3.19496)/([.D690]-14.5476)" office:value-type="float" office:value="-0.0131238971204369">
            <text:p>-0,01312</text:p>
          </table:table-cell>
          <table:table-cell table:number-columns-repeated="1017"/>
        </table:table-row>
        <table:table-row table:style-name="ro1">
          <table:table-cell office:value-type="float" office:value="172.101">
            <text:p>172,10100</text:p>
          </table:table-cell>
          <table:table-cell office:value-type="float" office:value="-5.325">
            <text:p>-5,32500</text:p>
          </table:table-cell>
          <table:table-cell office:value-type="float" office:value="1.6335">
            <text:p>1,6335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691]+3.19496)/([.D691]-14.5476)" office:value-type="float" office:value="-0.0131238971204369">
            <text:p>-0,01312</text:p>
          </table:table-cell>
          <table:table-cell table:number-columns-repeated="1017"/>
        </table:table-row>
        <table:table-row table:style-name="ro1">
          <table:table-cell office:value-type="float" office:value="172.201">
            <text:p>172,20100</text:p>
          </table:table-cell>
          <table:table-cell office:value-type="float" office:value="-5.325">
            <text:p>-5,32500</text:p>
          </table:table-cell>
          <table:table-cell office:value-type="float" office:value="1.6335">
            <text:p>1,6335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692]+3.19496)/([.D692]-14.5476)" office:value-type="float" office:value="-0.0131238971204369">
            <text:p>-0,01312</text:p>
          </table:table-cell>
          <table:table-cell table:number-columns-repeated="1017"/>
        </table:table-row>
        <table:table-row table:style-name="ro1">
          <table:table-cell office:value-type="float" office:value="172.301">
            <text:p>172,30100</text:p>
          </table:table-cell>
          <table:table-cell office:value-type="float" office:value="-5.325">
            <text:p>-5,32500</text:p>
          </table:table-cell>
          <table:table-cell office:value-type="float" office:value="1.6335">
            <text:p>1,6335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693]+3.19496)/([.D693]-14.5476)" office:value-type="float" office:value="-0.0131238971204369">
            <text:p>-0,01312</text:p>
          </table:table-cell>
          <table:table-cell table:number-columns-repeated="1017"/>
        </table:table-row>
        <table:table-row table:style-name="ro1">
          <table:table-cell office:value-type="float" office:value="172.401">
            <text:p>172,40100</text:p>
          </table:table-cell>
          <table:table-cell office:value-type="float" office:value="-5.325">
            <text:p>-5,32500</text:p>
          </table:table-cell>
          <table:table-cell office:value-type="float" office:value="1.6335">
            <text:p>1,6335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694]+3.19496)/([.D694]-14.5476)" office:value-type="float" office:value="-0.0131238971204369">
            <text:p>-0,01312</text:p>
          </table:table-cell>
          <table:table-cell table:number-columns-repeated="1017"/>
        </table:table-row>
        <table:table-row table:style-name="ro1">
          <table:table-cell office:value-type="float" office:value="172.501">
            <text:p>172,50100</text:p>
          </table:table-cell>
          <table:table-cell office:value-type="float" office:value="-5.325">
            <text:p>-5,32500</text:p>
          </table:table-cell>
          <table:table-cell office:value-type="float" office:value="1.6335">
            <text:p>1,6335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695]+3.19496)/([.D695]-14.5476)" office:value-type="float" office:value="-0.0131238971204369">
            <text:p>-0,01312</text:p>
          </table:table-cell>
          <table:table-cell table:number-columns-repeated="1017"/>
        </table:table-row>
        <table:table-row table:style-name="ro1">
          <table:table-cell office:value-type="float" office:value="172.601">
            <text:p>172,60100</text:p>
          </table:table-cell>
          <table:table-cell office:value-type="float" office:value="-5.325">
            <text:p>-5,32500</text:p>
          </table:table-cell>
          <table:table-cell office:value-type="float" office:value="1.6335">
            <text:p>1,6335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696]+3.19496)/([.D696]-14.5476)" office:value-type="float" office:value="-0.0131238971204369">
            <text:p>-0,01312</text:p>
          </table:table-cell>
          <table:table-cell table:number-columns-repeated="1017"/>
        </table:table-row>
        <table:table-row table:style-name="ro1">
          <table:table-cell office:value-type="float" office:value="172.701">
            <text:p>172,70100</text:p>
          </table:table-cell>
          <table:table-cell office:value-type="float" office:value="-5.325">
            <text:p>-5,32500</text:p>
          </table:table-cell>
          <table:table-cell office:value-type="float" office:value="1.6335">
            <text:p>1,6335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697]+3.19496)/([.D697]-14.5476)" office:value-type="float" office:value="-0.0131238971204369">
            <text:p>-0,01312</text:p>
          </table:table-cell>
          <table:table-cell table:number-columns-repeated="1017"/>
        </table:table-row>
        <table:table-row table:style-name="ro1">
          <table:table-cell office:value-type="float" office:value="172.801">
            <text:p>172,80100</text:p>
          </table:table-cell>
          <table:table-cell office:value-type="float" office:value="-5.325">
            <text:p>-5,32500</text:p>
          </table:table-cell>
          <table:table-cell office:value-type="float" office:value="1.6335">
            <text:p>1,6335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698]+3.19496)/([.D698]-14.5476)" office:value-type="float" office:value="-0.0131238971204369">
            <text:p>-0,01312</text:p>
          </table:table-cell>
          <table:table-cell table:number-columns-repeated="1017"/>
        </table:table-row>
        <table:table-row table:style-name="ro1">
          <table:table-cell office:value-type="float" office:value="172.901">
            <text:p>172,90100</text:p>
          </table:table-cell>
          <table:table-cell office:value-type="float" office:value="-5.325">
            <text:p>-5,32500</text:p>
          </table:table-cell>
          <table:table-cell office:value-type="float" office:value="1.6335">
            <text:p>1,6335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699]+3.19496)/([.D699]-14.5476)" office:value-type="float" office:value="-0.0131238971204369">
            <text:p>-0,01312</text:p>
          </table:table-cell>
          <table:table-cell table:number-columns-repeated="1017"/>
        </table:table-row>
        <table:table-row table:style-name="ro1">
          <table:table-cell office:value-type="float" office:value="173.001">
            <text:p>173,00100</text:p>
          </table:table-cell>
          <table:table-cell office:value-type="float" office:value="-5.325">
            <text:p>-5,32500</text:p>
          </table:table-cell>
          <table:table-cell office:value-type="float" office:value="1.6335">
            <text:p>1,6335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700]+3.19496)/([.D700]-14.5476)" office:value-type="float" office:value="-0.0131238971204369">
            <text:p>-0,01312</text:p>
          </table:table-cell>
          <table:table-cell table:number-columns-repeated="1017"/>
        </table:table-row>
        <table:table-row table:style-name="ro1">
          <table:table-cell office:value-type="float" office:value="173.101">
            <text:p>173,10100</text:p>
          </table:table-cell>
          <table:table-cell office:value-type="float" office:value="-5.325">
            <text:p>-5,32500</text:p>
          </table:table-cell>
          <table:table-cell office:value-type="float" office:value="1.6335">
            <text:p>1,6335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701]+3.19496)/([.D701]-14.5476)" office:value-type="float" office:value="-0.0131238971204369">
            <text:p>-0,01312</text:p>
          </table:table-cell>
          <table:table-cell table:number-columns-repeated="1017"/>
        </table:table-row>
        <table:table-row table:style-name="ro1">
          <table:table-cell office:value-type="float" office:value="173.201">
            <text:p>173,20100</text:p>
          </table:table-cell>
          <table:table-cell office:value-type="float" office:value="-5.325">
            <text:p>-5,32500</text:p>
          </table:table-cell>
          <table:table-cell office:value-type="float" office:value="1.6335">
            <text:p>1,6335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702]+3.19496)/([.D702]-14.5476)" office:value-type="float" office:value="-0.0131238971204369">
            <text:p>-0,01312</text:p>
          </table:table-cell>
          <table:table-cell table:number-columns-repeated="1017"/>
        </table:table-row>
        <table:table-row table:style-name="ro1">
          <table:table-cell office:value-type="float" office:value="173.301">
            <text:p>173,30100</text:p>
          </table:table-cell>
          <table:table-cell office:value-type="float" office:value="-5.325">
            <text:p>-5,32500</text:p>
          </table:table-cell>
          <table:table-cell office:value-type="float" office:value="1.6335">
            <text:p>1,6335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703]+3.19496)/([.D703]-14.5476)" office:value-type="float" office:value="-0.0131238971204369">
            <text:p>-0,01312</text:p>
          </table:table-cell>
          <table:table-cell table:number-columns-repeated="1017"/>
        </table:table-row>
        <table:table-row table:style-name="ro1">
          <table:table-cell office:value-type="float" office:value="173.401">
            <text:p>173,40100</text:p>
          </table:table-cell>
          <table:table-cell office:value-type="float" office:value="-5.325">
            <text:p>-5,32500</text:p>
          </table:table-cell>
          <table:table-cell office:value-type="float" office:value="1.6335">
            <text:p>1,6335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704]+3.19496)/([.D704]-14.5476)" office:value-type="float" office:value="-0.0131238971204369">
            <text:p>-0,01312</text:p>
          </table:table-cell>
          <table:table-cell table:number-columns-repeated="1017"/>
        </table:table-row>
        <table:table-row table:style-name="ro1">
          <table:table-cell office:value-type="float" office:value="173.501">
            <text:p>173,50100</text:p>
          </table:table-cell>
          <table:table-cell office:value-type="float" office:value="-5.325">
            <text:p>-5,32500</text:p>
          </table:table-cell>
          <table:table-cell office:value-type="float" office:value="1.6335">
            <text:p>1,6335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705]+3.19496)/([.D705]-14.5476)" office:value-type="float" office:value="-0.0131238971204369">
            <text:p>-0,01312</text:p>
          </table:table-cell>
          <table:table-cell table:number-columns-repeated="1017"/>
        </table:table-row>
        <table:table-row table:style-name="ro1">
          <table:table-cell office:value-type="float" office:value="173.601">
            <text:p>173,60100</text:p>
          </table:table-cell>
          <table:table-cell office:value-type="float" office:value="-5.325">
            <text:p>-5,32500</text:p>
          </table:table-cell>
          <table:table-cell office:value-type="float" office:value="1.6335">
            <text:p>1,6335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706]+3.19496)/([.D706]-14.5476)" office:value-type="float" office:value="-0.0131238971204369">
            <text:p>-0,01312</text:p>
          </table:table-cell>
          <table:table-cell table:number-columns-repeated="1017"/>
        </table:table-row>
        <table:table-row table:style-name="ro1">
          <table:table-cell office:value-type="float" office:value="173.701">
            <text:p>173,70100</text:p>
          </table:table-cell>
          <table:table-cell office:value-type="float" office:value="-5.325">
            <text:p>-5,32500</text:p>
          </table:table-cell>
          <table:table-cell office:value-type="float" office:value="1.6335">
            <text:p>1,6335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707]+3.19496)/([.D707]-14.5476)" office:value-type="float" office:value="-0.0131238971204369">
            <text:p>-0,01312</text:p>
          </table:table-cell>
          <table:table-cell table:number-columns-repeated="1017"/>
        </table:table-row>
        <table:table-row table:style-name="ro1">
          <table:table-cell office:value-type="float" office:value="173.801">
            <text:p>173,80100</text:p>
          </table:table-cell>
          <table:table-cell office:value-type="float" office:value="-5.325">
            <text:p>-5,32500</text:p>
          </table:table-cell>
          <table:table-cell office:value-type="float" office:value="1.6335">
            <text:p>1,6335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708]+3.19496)/([.D708]-14.5476)" office:value-type="float" office:value="-0.0131238971204369">
            <text:p>-0,01312</text:p>
          </table:table-cell>
          <table:table-cell table:number-columns-repeated="1017"/>
        </table:table-row>
        <table:table-row table:style-name="ro1">
          <table:table-cell office:value-type="float" office:value="173.901">
            <text:p>173,90100</text:p>
          </table:table-cell>
          <table:table-cell office:value-type="float" office:value="-5.325">
            <text:p>-5,32500</text:p>
          </table:table-cell>
          <table:table-cell office:value-type="float" office:value="1.6335">
            <text:p>1,6335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709]+3.19496)/([.D709]-14.5476)" office:value-type="float" office:value="-0.0131238971204369">
            <text:p>-0,01312</text:p>
          </table:table-cell>
          <table:table-cell table:number-columns-repeated="1017"/>
        </table:table-row>
        <table:table-row table:style-name="ro1">
          <table:table-cell office:value-type="float" office:value="174.001">
            <text:p>174,00100</text:p>
          </table:table-cell>
          <table:table-cell office:value-type="float" office:value="-5.325">
            <text:p>-5,32500</text:p>
          </table:table-cell>
          <table:table-cell office:value-type="float" office:value="1.6335">
            <text:p>1,6335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710]+3.19496)/([.D710]-14.5476)" office:value-type="float" office:value="-0.0131238971204369">
            <text:p>-0,01312</text:p>
          </table:table-cell>
          <table:table-cell table:number-columns-repeated="1017"/>
        </table:table-row>
        <table:table-row table:style-name="ro1">
          <table:table-cell office:value-type="float" office:value="174.101">
            <text:p>174,10100</text:p>
          </table:table-cell>
          <table:table-cell office:value-type="float" office:value="-5.325">
            <text:p>-5,32500</text:p>
          </table:table-cell>
          <table:table-cell office:value-type="float" office:value="1.6335">
            <text:p>1,6335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711]+3.19496)/([.D711]-14.5476)" office:value-type="float" office:value="-0.0131238971204369">
            <text:p>-0,01312</text:p>
          </table:table-cell>
          <table:table-cell table:number-columns-repeated="1017"/>
        </table:table-row>
        <table:table-row table:style-name="ro1">
          <table:table-cell office:value-type="float" office:value="174.201">
            <text:p>174,20100</text:p>
          </table:table-cell>
          <table:table-cell office:value-type="float" office:value="-5.325">
            <text:p>-5,32500</text:p>
          </table:table-cell>
          <table:table-cell office:value-type="float" office:value="1.6335">
            <text:p>1,6335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712]+3.19496)/([.D712]-14.5476)" office:value-type="float" office:value="-0.0131238971204369">
            <text:p>-0,01312</text:p>
          </table:table-cell>
          <table:table-cell table:number-columns-repeated="1017"/>
        </table:table-row>
        <table:table-row table:style-name="ro1">
          <table:table-cell office:value-type="float" office:value="174.301">
            <text:p>174,30100</text:p>
          </table:table-cell>
          <table:table-cell office:value-type="float" office:value="-5.325">
            <text:p>-5,32500</text:p>
          </table:table-cell>
          <table:table-cell office:value-type="float" office:value="1.6335">
            <text:p>1,6335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713]+3.19496)/([.D713]-14.5476)" office:value-type="float" office:value="-0.0131238971204369">
            <text:p>-0,01312</text:p>
          </table:table-cell>
          <table:table-cell table:number-columns-repeated="1017"/>
        </table:table-row>
        <table:table-row table:style-name="ro1">
          <table:table-cell office:value-type="float" office:value="174.401">
            <text:p>174,40100</text:p>
          </table:table-cell>
          <table:table-cell office:value-type="float" office:value="-5.325">
            <text:p>-5,32500</text:p>
          </table:table-cell>
          <table:table-cell office:value-type="float" office:value="1.6335">
            <text:p>1,6335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714]+3.19496)/([.D714]-14.5476)" office:value-type="float" office:value="-0.0131238971204369">
            <text:p>-0,01312</text:p>
          </table:table-cell>
          <table:table-cell table:number-columns-repeated="1017"/>
        </table:table-row>
        <table:table-row table:style-name="ro1">
          <table:table-cell office:value-type="float" office:value="174.501">
            <text:p>174,50100</text:p>
          </table:table-cell>
          <table:table-cell office:value-type="float" office:value="-5.325">
            <text:p>-5,32500</text:p>
          </table:table-cell>
          <table:table-cell office:value-type="float" office:value="1.6335">
            <text:p>1,6335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715]+3.19496)/([.D715]-14.5476)" office:value-type="float" office:value="-0.0131238971204369">
            <text:p>-0,01312</text:p>
          </table:table-cell>
          <table:table-cell table:number-columns-repeated="1017"/>
        </table:table-row>
        <table:table-row table:style-name="ro1">
          <table:table-cell office:value-type="float" office:value="174.601">
            <text:p>174,60100</text:p>
          </table:table-cell>
          <table:table-cell office:value-type="float" office:value="-5.355">
            <text:p>-5,35500</text:p>
          </table:table-cell>
          <table:table-cell office:value-type="float" office:value="1.6335">
            <text:p>1,6335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716]+3.19496)/([.D716]-14.5476)" office:value-type="float" office:value="-0.013308737270675">
            <text:p>-0,01331</text:p>
          </table:table-cell>
          <table:table-cell table:number-columns-repeated="1017"/>
        </table:table-row>
        <table:table-row table:style-name="ro1">
          <table:table-cell office:value-type="float" office:value="174.701">
            <text:p>174,70100</text:p>
          </table:table-cell>
          <table:table-cell office:value-type="float" office:value="-5.355">
            <text:p>-5,35500</text:p>
          </table:table-cell>
          <table:table-cell office:value-type="float" office:value="1.6335">
            <text:p>1,6335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717]+3.19496)/([.D717]-14.5476)" office:value-type="float" office:value="-0.013308737270675">
            <text:p>-0,01331</text:p>
          </table:table-cell>
          <table:table-cell table:number-columns-repeated="1017"/>
        </table:table-row>
        <table:table-row table:style-name="ro1">
          <table:table-cell office:value-type="float" office:value="174.801">
            <text:p>174,80100</text:p>
          </table:table-cell>
          <table:table-cell office:value-type="float" office:value="-5.355">
            <text:p>-5,35500</text:p>
          </table:table-cell>
          <table:table-cell office:value-type="float" office:value="1.6335">
            <text:p>1,6335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718]+3.19496)/([.D718]-14.5476)" office:value-type="float" office:value="-0.013308737270675">
            <text:p>-0,01331</text:p>
          </table:table-cell>
          <table:table-cell table:number-columns-repeated="1017"/>
        </table:table-row>
        <table:table-row table:style-name="ro1">
          <table:table-cell office:value-type="float" office:value="174.901">
            <text:p>174,90100</text:p>
          </table:table-cell>
          <table:table-cell office:value-type="float" office:value="-5.355">
            <text:p>-5,35500</text:p>
          </table:table-cell>
          <table:table-cell office:value-type="float" office:value="1.632">
            <text:p>1,6320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719]+3.19496)/([.D719]-14.5476)" office:value-type="float" office:value="-0.013321048593792">
            <text:p>-0,01332</text:p>
          </table:table-cell>
          <table:table-cell table:number-columns-repeated="1017"/>
        </table:table-row>
        <table:table-row table:style-name="ro1">
          <table:table-cell office:value-type="float" office:value="175.001">
            <text:p>175,00100</text:p>
          </table:table-cell>
          <table:table-cell office:value-type="float" office:value="-5.355">
            <text:p>-5,35500</text:p>
          </table:table-cell>
          <table:table-cell office:value-type="float" office:value="1.632">
            <text:p>1,6320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720]+3.19496)/([.D720]-14.5476)" office:value-type="float" office:value="-0.013321048593792">
            <text:p>-0,01332</text:p>
          </table:table-cell>
          <table:table-cell table:number-columns-repeated="1017"/>
        </table:table-row>
        <table:table-row table:style-name="ro1">
          <table:table-cell office:value-type="float" office:value="175.101">
            <text:p>175,10100</text:p>
          </table:table-cell>
          <table:table-cell office:value-type="float" office:value="-5.355">
            <text:p>-5,35500</text:p>
          </table:table-cell>
          <table:table-cell office:value-type="float" office:value="1.632">
            <text:p>1,6320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721]+3.19496)/([.D721]-14.5476)" office:value-type="float" office:value="-0.013321048593792">
            <text:p>-0,01332</text:p>
          </table:table-cell>
          <table:table-cell table:number-columns-repeated="1017"/>
        </table:table-row>
        <table:table-row table:style-name="ro1">
          <table:table-cell office:value-type="float" office:value="175.201">
            <text:p>175,20100</text:p>
          </table:table-cell>
          <table:table-cell office:value-type="float" office:value="-5.355">
            <text:p>-5,35500</text:p>
          </table:table-cell>
          <table:table-cell office:value-type="float" office:value="1.632">
            <text:p>1,6320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722]+3.19496)/([.D722]-14.5476)" office:value-type="float" office:value="-0.013321048593792">
            <text:p>-0,01332</text:p>
          </table:table-cell>
          <table:table-cell table:number-columns-repeated="1017"/>
        </table:table-row>
        <table:table-row table:style-name="ro1">
          <table:table-cell office:value-type="float" office:value="175.301">
            <text:p>175,30100</text:p>
          </table:table-cell>
          <table:table-cell office:value-type="float" office:value="-5.355">
            <text:p>-5,35500</text:p>
          </table:table-cell>
          <table:table-cell office:value-type="float" office:value="1.632">
            <text:p>1,6320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723]+3.19496)/([.D723]-14.5476)" office:value-type="float" office:value="-0.013321048593792">
            <text:p>-0,01332</text:p>
          </table:table-cell>
          <table:table-cell table:number-columns-repeated="1017"/>
        </table:table-row>
        <table:table-row table:style-name="ro1">
          <table:table-cell office:value-type="float" office:value="175.401">
            <text:p>175,40100</text:p>
          </table:table-cell>
          <table:table-cell office:value-type="float" office:value="-5.355">
            <text:p>-5,35500</text:p>
          </table:table-cell>
          <table:table-cell office:value-type="float" office:value="1.632">
            <text:p>1,6320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724]+3.19496)/([.D724]-14.5476)" office:value-type="float" office:value="-0.013321048593792">
            <text:p>-0,01332</text:p>
          </table:table-cell>
          <table:table-cell table:number-columns-repeated="1017"/>
        </table:table-row>
        <table:table-row table:style-name="ro1">
          <table:table-cell office:value-type="float" office:value="175.501">
            <text:p>175,50100</text:p>
          </table:table-cell>
          <table:table-cell office:value-type="float" office:value="-5.355">
            <text:p>-5,35500</text:p>
          </table:table-cell>
          <table:table-cell office:value-type="float" office:value="1.632">
            <text:p>1,6320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725]+3.19496)/([.D725]-14.5476)" office:value-type="float" office:value="-0.013321048593792">
            <text:p>-0,01332</text:p>
          </table:table-cell>
          <table:table-cell table:number-columns-repeated="1017"/>
        </table:table-row>
        <table:table-row table:style-name="ro1">
          <table:table-cell office:value-type="float" office:value="175.601">
            <text:p>175,60100</text:p>
          </table:table-cell>
          <table:table-cell office:value-type="float" office:value="-5.34">
            <text:p>-5,34000</text:p>
          </table:table-cell>
          <table:table-cell office:value-type="float" office:value="1.632">
            <text:p>1,6320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726]+3.19496)/([.D726]-14.5476)" office:value-type="float" office:value="-0.0132285430249568">
            <text:p>-0,01323</text:p>
          </table:table-cell>
          <table:table-cell table:number-columns-repeated="1017"/>
        </table:table-row>
        <table:table-row table:style-name="ro1">
          <table:table-cell office:value-type="float" office:value="175.701">
            <text:p>175,70100</text:p>
          </table:table-cell>
          <table:table-cell office:value-type="float" office:value="-5.34">
            <text:p>-5,34000</text:p>
          </table:table-cell>
          <table:table-cell office:value-type="float" office:value="1.632">
            <text:p>1,6320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727]+3.19496)/([.D727]-14.5476)" office:value-type="float" office:value="-0.0132285430249568">
            <text:p>-0,01323</text:p>
          </table:table-cell>
          <table:table-cell table:number-columns-repeated="1017"/>
        </table:table-row>
        <table:table-row table:style-name="ro1">
          <table:table-cell office:value-type="float" office:value="175.801">
            <text:p>175,80100</text:p>
          </table:table-cell>
          <table:table-cell office:value-type="float" office:value="-5.34">
            <text:p>-5,34000</text:p>
          </table:table-cell>
          <table:table-cell office:value-type="float" office:value="1.632">
            <text:p>1,6320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728]+3.19496)/([.D728]-14.5476)" office:value-type="float" office:value="-0.0132285430249568">
            <text:p>-0,01323</text:p>
          </table:table-cell>
          <table:table-cell table:number-columns-repeated="1017"/>
        </table:table-row>
        <table:table-row table:style-name="ro1">
          <table:table-cell office:value-type="float" office:value="175.901">
            <text:p>175,90100</text:p>
          </table:table-cell>
          <table:table-cell office:value-type="float" office:value="-5.34">
            <text:p>-5,34000</text:p>
          </table:table-cell>
          <table:table-cell office:value-type="float" office:value="1.6335">
            <text:p>1,6335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729]+3.19496)/([.D729]-14.5476)" office:value-type="float" office:value="-0.0132285430249568">
            <text:p>-0,01323</text:p>
          </table:table-cell>
          <table:table-cell table:number-columns-repeated="1017"/>
        </table:table-row>
        <table:table-row table:style-name="ro1">
          <table:table-cell office:value-type="float" office:value="176.001">
            <text:p>176,00100</text:p>
          </table:table-cell>
          <table:table-cell office:value-type="float" office:value="-5.34">
            <text:p>-5,34000</text:p>
          </table:table-cell>
          <table:table-cell office:value-type="float" office:value="1.6335">
            <text:p>1,6335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730]+3.19496)/([.D730]-14.5476)" office:value-type="float" office:value="-0.0132285430249568">
            <text:p>-0,01323</text:p>
          </table:table-cell>
          <table:table-cell table:number-columns-repeated="1017"/>
        </table:table-row>
        <table:table-row table:style-name="ro1">
          <table:table-cell office:value-type="float" office:value="176.101">
            <text:p>176,10100</text:p>
          </table:table-cell>
          <table:table-cell office:value-type="float" office:value="-5.34">
            <text:p>-5,34000</text:p>
          </table:table-cell>
          <table:table-cell office:value-type="float" office:value="1.6335">
            <text:p>1,6335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731]+3.19496)/([.D731]-14.5476)" office:value-type="float" office:value="-0.0132285430249568">
            <text:p>-0,01323</text:p>
          </table:table-cell>
          <table:table-cell table:number-columns-repeated="1017"/>
        </table:table-row>
        <table:table-row table:style-name="ro1">
          <table:table-cell office:value-type="float" office:value="176.201">
            <text:p>176,20100</text:p>
          </table:table-cell>
          <table:table-cell office:value-type="float" office:value="-5.34">
            <text:p>-5,34000</text:p>
          </table:table-cell>
          <table:table-cell office:value-type="float" office:value="1.6335">
            <text:p>1,6335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732]+3.19496)/([.D732]-14.5476)" office:value-type="float" office:value="-0.0132285430249568">
            <text:p>-0,01323</text:p>
          </table:table-cell>
          <table:table-cell table:number-columns-repeated="1017"/>
        </table:table-row>
        <table:table-row table:style-name="ro1">
          <table:table-cell office:value-type="float" office:value="176.301">
            <text:p>176,30100</text:p>
          </table:table-cell>
          <table:table-cell office:value-type="float" office:value="-5.34">
            <text:p>-5,34000</text:p>
          </table:table-cell>
          <table:table-cell office:value-type="float" office:value="1.6335">
            <text:p>1,6335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733]+3.19496)/([.D733]-14.5476)" office:value-type="float" office:value="-0.0132285430249568">
            <text:p>-0,01323</text:p>
          </table:table-cell>
          <table:table-cell table:number-columns-repeated="1017"/>
        </table:table-row>
        <table:table-row table:style-name="ro1">
          <table:table-cell office:value-type="float" office:value="176.401">
            <text:p>176,40100</text:p>
          </table:table-cell>
          <table:table-cell office:value-type="float" office:value="-5.34">
            <text:p>-5,34000</text:p>
          </table:table-cell>
          <table:table-cell office:value-type="float" office:value="1.6335">
            <text:p>1,6335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734]+3.19496)/([.D734]-14.5476)" office:value-type="float" office:value="-0.0132285430249568">
            <text:p>-0,01323</text:p>
          </table:table-cell>
          <table:table-cell table:number-columns-repeated="1017"/>
        </table:table-row>
        <table:table-row table:style-name="ro1">
          <table:table-cell office:value-type="float" office:value="176.501">
            <text:p>176,50100</text:p>
          </table:table-cell>
          <table:table-cell office:value-type="float" office:value="-5.34">
            <text:p>-5,34000</text:p>
          </table:table-cell>
          <table:table-cell office:value-type="float" office:value="1.6335">
            <text:p>1,6335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735]+3.19496)/([.D735]-14.5476)" office:value-type="float" office:value="-0.0132285430249568">
            <text:p>-0,01323</text:p>
          </table:table-cell>
          <table:table-cell table:number-columns-repeated="1017"/>
        </table:table-row>
        <table:table-row table:style-name="ro1">
          <table:table-cell office:value-type="float" office:value="176.601">
            <text:p>176,60100</text:p>
          </table:table-cell>
          <table:table-cell office:value-type="float" office:value="-5.34">
            <text:p>-5,34000</text:p>
          </table:table-cell>
          <table:table-cell office:value-type="float" office:value="1.6335">
            <text:p>1,6335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736]+3.19496)/([.D736]-14.5476)" office:value-type="float" office:value="-0.0132285430249568">
            <text:p>-0,01323</text:p>
          </table:table-cell>
          <table:table-cell table:number-columns-repeated="1017"/>
        </table:table-row>
        <table:table-row table:style-name="ro1">
          <table:table-cell office:value-type="float" office:value="176.701">
            <text:p>176,70100</text:p>
          </table:table-cell>
          <table:table-cell office:value-type="float" office:value="-5.34">
            <text:p>-5,34000</text:p>
          </table:table-cell>
          <table:table-cell office:value-type="float" office:value="1.6335">
            <text:p>1,6335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737]+3.19496)/([.D737]-14.5476)" office:value-type="float" office:value="-0.0132285430249568">
            <text:p>-0,01323</text:p>
          </table:table-cell>
          <table:table-cell table:number-columns-repeated="1017"/>
        </table:table-row>
        <table:table-row table:style-name="ro1">
          <table:table-cell office:value-type="float" office:value="176.801">
            <text:p>176,80100</text:p>
          </table:table-cell>
          <table:table-cell office:value-type="float" office:value="-5.34">
            <text:p>-5,34000</text:p>
          </table:table-cell>
          <table:table-cell office:value-type="float" office:value="1.6335">
            <text:p>1,6335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738]+3.19496)/([.D738]-14.5476)" office:value-type="float" office:value="-0.0132285430249568">
            <text:p>-0,01323</text:p>
          </table:table-cell>
          <table:table-cell table:number-columns-repeated="1017"/>
        </table:table-row>
        <table:table-row table:style-name="ro1">
          <table:table-cell office:value-type="float" office:value="176.901">
            <text:p>176,90100</text:p>
          </table:table-cell>
          <table:table-cell office:value-type="float" office:value="-5.34">
            <text:p>-5,34000</text:p>
          </table:table-cell>
          <table:table-cell office:value-type="float" office:value="1.632">
            <text:p>1,6320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739]+3.19496)/([.D739]-14.5476)" office:value-type="float" office:value="-0.0132285430249568">
            <text:p>-0,01323</text:p>
          </table:table-cell>
          <table:table-cell table:number-columns-repeated="1017"/>
        </table:table-row>
        <table:table-row table:style-name="ro1">
          <table:table-cell office:value-type="float" office:value="177.001">
            <text:p>177,00100</text:p>
          </table:table-cell>
          <table:table-cell office:value-type="float" office:value="-5.34">
            <text:p>-5,34000</text:p>
          </table:table-cell>
          <table:table-cell office:value-type="float" office:value="1.632">
            <text:p>1,6320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740]+3.19496)/([.D740]-14.5476)" office:value-type="float" office:value="-0.0132285430249568">
            <text:p>-0,01323</text:p>
          </table:table-cell>
          <table:table-cell table:number-columns-repeated="1017"/>
        </table:table-row>
        <table:table-row table:style-name="ro1">
          <table:table-cell office:value-type="float" office:value="177.101">
            <text:p>177,10100</text:p>
          </table:table-cell>
          <table:table-cell office:value-type="float" office:value="-5.34">
            <text:p>-5,34000</text:p>
          </table:table-cell>
          <table:table-cell office:value-type="float" office:value="1.632">
            <text:p>1,6320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741]+3.19496)/([.D741]-14.5476)" office:value-type="float" office:value="-0.0132285430249568">
            <text:p>-0,01323</text:p>
          </table:table-cell>
          <table:table-cell table:number-columns-repeated="1017"/>
        </table:table-row>
        <table:table-row table:style-name="ro1">
          <table:table-cell office:value-type="float" office:value="177.201">
            <text:p>177,20100</text:p>
          </table:table-cell>
          <table:table-cell office:value-type="float" office:value="-5.34">
            <text:p>-5,34000</text:p>
          </table:table-cell>
          <table:table-cell office:value-type="float" office:value="1.632">
            <text:p>1,6320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742]+3.19496)/([.D742]-14.5476)" office:value-type="float" office:value="-0.0132285430249568">
            <text:p>-0,01323</text:p>
          </table:table-cell>
          <table:table-cell table:number-columns-repeated="1017"/>
        </table:table-row>
        <table:table-row table:style-name="ro1">
          <table:table-cell office:value-type="float" office:value="177.301">
            <text:p>177,30100</text:p>
          </table:table-cell>
          <table:table-cell office:value-type="float" office:value="-5.34">
            <text:p>-5,34000</text:p>
          </table:table-cell>
          <table:table-cell office:value-type="float" office:value="1.632">
            <text:p>1,6320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743]+3.19496)/([.D743]-14.5476)" office:value-type="float" office:value="-0.0132285430249568">
            <text:p>-0,01323</text:p>
          </table:table-cell>
          <table:table-cell table:number-columns-repeated="1017"/>
        </table:table-row>
        <table:table-row table:style-name="ro1">
          <table:table-cell office:value-type="float" office:value="177.401">
            <text:p>177,40100</text:p>
          </table:table-cell>
          <table:table-cell office:value-type="float" office:value="-5.34">
            <text:p>-5,34000</text:p>
          </table:table-cell>
          <table:table-cell office:value-type="float" office:value="1.632">
            <text:p>1,6320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744]+3.19496)/([.D744]-14.5476)" office:value-type="float" office:value="-0.0132285430249568">
            <text:p>-0,01323</text:p>
          </table:table-cell>
          <table:table-cell table:number-columns-repeated="1017"/>
        </table:table-row>
        <table:table-row table:style-name="ro1">
          <table:table-cell office:value-type="float" office:value="177.501">
            <text:p>177,50100</text:p>
          </table:table-cell>
          <table:table-cell office:value-type="float" office:value="-5.34">
            <text:p>-5,34000</text:p>
          </table:table-cell>
          <table:table-cell office:value-type="float" office:value="1.632">
            <text:p>1,6320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745]+3.19496)/([.D745]-14.5476)" office:value-type="float" office:value="-0.0132285430249568">
            <text:p>-0,01323</text:p>
          </table:table-cell>
          <table:table-cell table:number-columns-repeated="1017"/>
        </table:table-row>
        <table:table-row table:style-name="ro1">
          <table:table-cell office:value-type="float" office:value="177.601">
            <text:p>177,60100</text:p>
          </table:table-cell>
          <table:table-cell office:value-type="float" office:value="-5.355">
            <text:p>-5,35500</text:p>
          </table:table-cell>
          <table:table-cell office:value-type="float" office:value="1.632">
            <text:p>1,6320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746]+3.19496)/([.D746]-14.5476)" office:value-type="float" office:value="-0.013321048593792">
            <text:p>-0,01332</text:p>
          </table:table-cell>
          <table:table-cell table:number-columns-repeated="1017"/>
        </table:table-row>
        <table:table-row table:style-name="ro1">
          <table:table-cell office:value-type="float" office:value="177.701">
            <text:p>177,70100</text:p>
          </table:table-cell>
          <table:table-cell office:value-type="float" office:value="-5.355">
            <text:p>-5,35500</text:p>
          </table:table-cell>
          <table:table-cell office:value-type="float" office:value="1.632">
            <text:p>1,6320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747]+3.19496)/([.D747]-14.5476)" office:value-type="float" office:value="-0.013321048593792">
            <text:p>-0,01332</text:p>
          </table:table-cell>
          <table:table-cell table:number-columns-repeated="1017"/>
        </table:table-row>
        <table:table-row table:style-name="ro1">
          <table:table-cell office:value-type="float" office:value="177.801">
            <text:p>177,80100</text:p>
          </table:table-cell>
          <table:table-cell office:value-type="float" office:value="-5.355">
            <text:p>-5,35500</text:p>
          </table:table-cell>
          <table:table-cell office:value-type="float" office:value="1.632">
            <text:p>1,6320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748]+3.19496)/([.D748]-14.5476)" office:value-type="float" office:value="-0.013321048593792">
            <text:p>-0,01332</text:p>
          </table:table-cell>
          <table:table-cell table:number-columns-repeated="1017"/>
        </table:table-row>
        <table:table-row table:style-name="ro1">
          <table:table-cell office:value-type="float" office:value="177.901">
            <text:p>177,90100</text:p>
          </table:table-cell>
          <table:table-cell office:value-type="float" office:value="-5.355">
            <text:p>-5,35500</text:p>
          </table:table-cell>
          <table:table-cell office:value-type="float" office:value="1.6335">
            <text:p>1,6335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749]+3.19496)/([.D749]-14.5476)" office:value-type="float" office:value="-0.013321048593792">
            <text:p>-0,01332</text:p>
          </table:table-cell>
          <table:table-cell table:number-columns-repeated="1017"/>
        </table:table-row>
        <table:table-row table:style-name="ro1">
          <table:table-cell office:value-type="float" office:value="178.001">
            <text:p>178,00100</text:p>
          </table:table-cell>
          <table:table-cell office:value-type="float" office:value="-5.355">
            <text:p>-5,35500</text:p>
          </table:table-cell>
          <table:table-cell office:value-type="float" office:value="1.6335">
            <text:p>1,6335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750]+3.19496)/([.D750]-14.5476)" office:value-type="float" office:value="-0.013321048593792">
            <text:p>-0,01332</text:p>
          </table:table-cell>
          <table:table-cell table:number-columns-repeated="1017"/>
        </table:table-row>
        <table:table-row table:style-name="ro1">
          <table:table-cell office:value-type="float" office:value="178.101">
            <text:p>178,10100</text:p>
          </table:table-cell>
          <table:table-cell office:value-type="float" office:value="-5.355">
            <text:p>-5,35500</text:p>
          </table:table-cell>
          <table:table-cell office:value-type="float" office:value="1.6335">
            <text:p>1,6335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751]+3.19496)/([.D751]-14.5476)" office:value-type="float" office:value="-0.013321048593792">
            <text:p>-0,01332</text:p>
          </table:table-cell>
          <table:table-cell table:number-columns-repeated="1017"/>
        </table:table-row>
        <table:table-row table:style-name="ro1">
          <table:table-cell office:value-type="float" office:value="178.201">
            <text:p>178,20100</text:p>
          </table:table-cell>
          <table:table-cell office:value-type="float" office:value="-5.355">
            <text:p>-5,35500</text:p>
          </table:table-cell>
          <table:table-cell office:value-type="float" office:value="1.6335">
            <text:p>1,6335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752]+3.19496)/([.D752]-14.5476)" office:value-type="float" office:value="-0.013321048593792">
            <text:p>-0,01332</text:p>
          </table:table-cell>
          <table:table-cell table:number-columns-repeated="1017"/>
        </table:table-row>
        <table:table-row table:style-name="ro1">
          <table:table-cell office:value-type="float" office:value="178.301">
            <text:p>178,30100</text:p>
          </table:table-cell>
          <table:table-cell office:value-type="float" office:value="-5.355">
            <text:p>-5,35500</text:p>
          </table:table-cell>
          <table:table-cell office:value-type="float" office:value="1.6335">
            <text:p>1,6335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753]+3.19496)/([.D753]-14.5476)" office:value-type="float" office:value="-0.013321048593792">
            <text:p>-0,01332</text:p>
          </table:table-cell>
          <table:table-cell table:number-columns-repeated="1017"/>
        </table:table-row>
        <table:table-row table:style-name="ro1">
          <table:table-cell office:value-type="float" office:value="178.401">
            <text:p>178,40100</text:p>
          </table:table-cell>
          <table:table-cell office:value-type="float" office:value="-5.355">
            <text:p>-5,35500</text:p>
          </table:table-cell>
          <table:table-cell office:value-type="float" office:value="1.6335">
            <text:p>1,6335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754]+3.19496)/([.D754]-14.5476)" office:value-type="float" office:value="-0.013321048593792">
            <text:p>-0,01332</text:p>
          </table:table-cell>
          <table:table-cell table:number-columns-repeated="1017"/>
        </table:table-row>
        <table:table-row table:style-name="ro1">
          <table:table-cell office:value-type="float" office:value="178.501">
            <text:p>178,50100</text:p>
          </table:table-cell>
          <table:table-cell office:value-type="float" office:value="-5.355">
            <text:p>-5,35500</text:p>
          </table:table-cell>
          <table:table-cell office:value-type="float" office:value="1.6335">
            <text:p>1,6335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755]+3.19496)/([.D755]-14.5476)" office:value-type="float" office:value="-0.013321048593792">
            <text:p>-0,01332</text:p>
          </table:table-cell>
          <table:table-cell table:number-columns-repeated="1017"/>
        </table:table-row>
        <table:table-row table:style-name="ro1">
          <table:table-cell office:value-type="float" office:value="178.601">
            <text:p>178,60100</text:p>
          </table:table-cell>
          <table:table-cell office:value-type="float" office:value="-5.34">
            <text:p>-5,34000</text:p>
          </table:table-cell>
          <table:table-cell office:value-type="float" office:value="1.6335">
            <text:p>1,6335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756]+3.19496)/([.D756]-14.5476)" office:value-type="float" office:value="-0.0132285430249568">
            <text:p>-0,01323</text:p>
          </table:table-cell>
          <table:table-cell table:number-columns-repeated="1017"/>
        </table:table-row>
        <table:table-row table:style-name="ro1">
          <table:table-cell office:value-type="float" office:value="178.701">
            <text:p>178,70100</text:p>
          </table:table-cell>
          <table:table-cell office:value-type="float" office:value="-5.34">
            <text:p>-5,34000</text:p>
          </table:table-cell>
          <table:table-cell office:value-type="float" office:value="1.6335">
            <text:p>1,6335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757]+3.19496)/([.D757]-14.5476)" office:value-type="float" office:value="-0.0132285430249568">
            <text:p>-0,01323</text:p>
          </table:table-cell>
          <table:table-cell table:number-columns-repeated="1017"/>
        </table:table-row>
        <table:table-row table:style-name="ro1">
          <table:table-cell office:value-type="float" office:value="178.801">
            <text:p>178,80100</text:p>
          </table:table-cell>
          <table:table-cell office:value-type="float" office:value="-5.34">
            <text:p>-5,34000</text:p>
          </table:table-cell>
          <table:table-cell office:value-type="float" office:value="1.6335">
            <text:p>1,6335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758]+3.19496)/([.D758]-14.5476)" office:value-type="float" office:value="-0.0132285430249568">
            <text:p>-0,01323</text:p>
          </table:table-cell>
          <table:table-cell table:number-columns-repeated="1017"/>
        </table:table-row>
        <table:table-row table:style-name="ro1">
          <table:table-cell office:value-type="float" office:value="178.901">
            <text:p>178,90100</text:p>
          </table:table-cell>
          <table:table-cell office:value-type="float" office:value="-5.34">
            <text:p>-5,34000</text:p>
          </table:table-cell>
          <table:table-cell office:value-type="float" office:value="1.632">
            <text:p>1,6320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759]+3.19496)/([.D759]-14.5476)" office:value-type="float" office:value="-0.0132285430249568">
            <text:p>-0,01323</text:p>
          </table:table-cell>
          <table:table-cell table:number-columns-repeated="1017"/>
        </table:table-row>
        <table:table-row table:style-name="ro1">
          <table:table-cell office:value-type="float" office:value="179.001">
            <text:p>179,00100</text:p>
          </table:table-cell>
          <table:table-cell office:value-type="float" office:value="-5.34">
            <text:p>-5,34000</text:p>
          </table:table-cell>
          <table:table-cell office:value-type="float" office:value="1.632">
            <text:p>1,6320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760]+3.19496)/([.D760]-14.5476)" office:value-type="float" office:value="-0.0132285430249568">
            <text:p>-0,01323</text:p>
          </table:table-cell>
          <table:table-cell table:number-columns-repeated="1017"/>
        </table:table-row>
        <table:table-row table:style-name="ro1">
          <table:table-cell office:value-type="float" office:value="179.101">
            <text:p>179,10100</text:p>
          </table:table-cell>
          <table:table-cell office:value-type="float" office:value="-5.34">
            <text:p>-5,34000</text:p>
          </table:table-cell>
          <table:table-cell office:value-type="float" office:value="1.632">
            <text:p>1,6320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761]+3.19496)/([.D761]-14.5476)" office:value-type="float" office:value="-0.0132285430249568">
            <text:p>-0,01323</text:p>
          </table:table-cell>
          <table:table-cell table:number-columns-repeated="1017"/>
        </table:table-row>
        <table:table-row table:style-name="ro1">
          <table:table-cell office:value-type="float" office:value="179.201">
            <text:p>179,20100</text:p>
          </table:table-cell>
          <table:table-cell office:value-type="float" office:value="-5.34">
            <text:p>-5,34000</text:p>
          </table:table-cell>
          <table:table-cell office:value-type="float" office:value="1.632">
            <text:p>1,6320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762]+3.19496)/([.D762]-14.5476)" office:value-type="float" office:value="-0.0132285430249568">
            <text:p>-0,01323</text:p>
          </table:table-cell>
          <table:table-cell table:number-columns-repeated="1017"/>
        </table:table-row>
        <table:table-row table:style-name="ro1">
          <table:table-cell office:value-type="float" office:value="179.301">
            <text:p>179,30100</text:p>
          </table:table-cell>
          <table:table-cell office:value-type="float" office:value="-5.34">
            <text:p>-5,34000</text:p>
          </table:table-cell>
          <table:table-cell office:value-type="float" office:value="1.632">
            <text:p>1,6320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763]+3.19496)/([.D763]-14.5476)" office:value-type="float" office:value="-0.0132285430249568">
            <text:p>-0,01323</text:p>
          </table:table-cell>
          <table:table-cell table:number-columns-repeated="1017"/>
        </table:table-row>
        <table:table-row table:style-name="ro1">
          <table:table-cell office:value-type="float" office:value="179.401">
            <text:p>179,40100</text:p>
          </table:table-cell>
          <table:table-cell office:value-type="float" office:value="-5.34">
            <text:p>-5,34000</text:p>
          </table:table-cell>
          <table:table-cell office:value-type="float" office:value="1.632">
            <text:p>1,6320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764]+3.19496)/([.D764]-14.5476)" office:value-type="float" office:value="-0.0132285430249568">
            <text:p>-0,01323</text:p>
          </table:table-cell>
          <table:table-cell table:number-columns-repeated="1017"/>
        </table:table-row>
        <table:table-row table:style-name="ro1">
          <table:table-cell office:value-type="float" office:value="179.501">
            <text:p>179,50100</text:p>
          </table:table-cell>
          <table:table-cell office:value-type="float" office:value="-5.34">
            <text:p>-5,34000</text:p>
          </table:table-cell>
          <table:table-cell office:value-type="float" office:value="1.632">
            <text:p>1,6320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765]+3.19496)/([.D765]-14.5476)" office:value-type="float" office:value="-0.0132285430249568">
            <text:p>-0,01323</text:p>
          </table:table-cell>
          <table:table-cell table:number-columns-repeated="1017"/>
        </table:table-row>
        <table:table-row table:style-name="ro1">
          <table:table-cell office:value-type="float" office:value="179.601">
            <text:p>179,60100</text:p>
          </table:table-cell>
          <table:table-cell office:value-type="float" office:value="-5.34">
            <text:p>-5,34000</text:p>
          </table:table-cell>
          <table:table-cell office:value-type="float" office:value="1.632">
            <text:p>1,6320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766]+3.19496)/([.D766]-14.5476)" office:value-type="float" office:value="-0.0132285430249568">
            <text:p>-0,01323</text:p>
          </table:table-cell>
          <table:table-cell table:number-columns-repeated="1017"/>
        </table:table-row>
        <table:table-row table:style-name="ro1">
          <table:table-cell office:value-type="float" office:value="179.701">
            <text:p>179,70100</text:p>
          </table:table-cell>
          <table:table-cell office:value-type="float" office:value="-5.34">
            <text:p>-5,34000</text:p>
          </table:table-cell>
          <table:table-cell office:value-type="float" office:value="1.632">
            <text:p>1,6320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767]+3.19496)/([.D767]-14.5476)" office:value-type="float" office:value="-0.0132285430249568">
            <text:p>-0,01323</text:p>
          </table:table-cell>
          <table:table-cell table:number-columns-repeated="1017"/>
        </table:table-row>
        <table:table-row table:style-name="ro1">
          <table:table-cell office:value-type="float" office:value="179.801">
            <text:p>179,80100</text:p>
          </table:table-cell>
          <table:table-cell office:value-type="float" office:value="-5.34">
            <text:p>-5,34000</text:p>
          </table:table-cell>
          <table:table-cell office:value-type="float" office:value="1.632">
            <text:p>1,6320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768]+3.19496)/([.D768]-14.5476)" office:value-type="float" office:value="-0.0132285430249568">
            <text:p>-0,01323</text:p>
          </table:table-cell>
          <table:table-cell table:number-columns-repeated="1017"/>
        </table:table-row>
        <table:table-row table:style-name="ro1">
          <table:table-cell office:value-type="float" office:value="179.901">
            <text:p>179,90100</text:p>
          </table:table-cell>
          <table:table-cell office:value-type="float" office:value="-5.34">
            <text:p>-5,34000</text:p>
          </table:table-cell>
          <table:table-cell office:value-type="float" office:value="1.6305">
            <text:p>1,6305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769]+3.19496)/([.D769]-14.5476)" office:value-type="float" office:value="-0.0132285430249568">
            <text:p>-0,01323</text:p>
          </table:table-cell>
          <table:table-cell table:number-columns-repeated="1017"/>
        </table:table-row>
        <table:table-row table:style-name="ro1">
          <table:table-cell office:value-type="float" office:value="180.001">
            <text:p>180,00100</text:p>
          </table:table-cell>
          <table:table-cell office:value-type="float" office:value="-5.34">
            <text:p>-5,34000</text:p>
          </table:table-cell>
          <table:table-cell office:value-type="float" office:value="1.6305">
            <text:p>1,6305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770]+3.19496)/([.D770]-14.5476)" office:value-type="float" office:value="-0.0132285430249568">
            <text:p>-0,01323</text:p>
          </table:table-cell>
          <table:table-cell table:number-columns-repeated="1017"/>
        </table:table-row>
        <table:table-row table:style-name="ro1">
          <table:table-cell office:value-type="float" office:value="180.101">
            <text:p>180,10100</text:p>
          </table:table-cell>
          <table:table-cell office:value-type="float" office:value="-5.34">
            <text:p>-5,34000</text:p>
          </table:table-cell>
          <table:table-cell office:value-type="float" office:value="1.6305">
            <text:p>1,6305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771]+3.19496)/([.D771]-14.5476)" office:value-type="float" office:value="-0.0132285430249568">
            <text:p>-0,01323</text:p>
          </table:table-cell>
          <table:table-cell table:number-columns-repeated="1017"/>
        </table:table-row>
        <table:table-row table:style-name="ro1">
          <table:table-cell office:value-type="float" office:value="180.201">
            <text:p>180,20100</text:p>
          </table:table-cell>
          <table:table-cell office:value-type="float" office:value="-5.34">
            <text:p>-5,34000</text:p>
          </table:table-cell>
          <table:table-cell office:value-type="float" office:value="1.6305">
            <text:p>1,6305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772]+3.19496)/([.D772]-14.5476)" office:value-type="float" office:value="-0.0132285430249568">
            <text:p>-0,01323</text:p>
          </table:table-cell>
          <table:table-cell table:number-columns-repeated="1017"/>
        </table:table-row>
        <table:table-row table:style-name="ro1">
          <table:table-cell office:value-type="float" office:value="180.301">
            <text:p>180,30100</text:p>
          </table:table-cell>
          <table:table-cell office:value-type="float" office:value="-5.34">
            <text:p>-5,34000</text:p>
          </table:table-cell>
          <table:table-cell office:value-type="float" office:value="1.6305">
            <text:p>1,6305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773]+3.19496)/([.D773]-14.5476)" office:value-type="float" office:value="-0.0132285430249568">
            <text:p>-0,01323</text:p>
          </table:table-cell>
          <table:table-cell table:number-columns-repeated="1017"/>
        </table:table-row>
        <table:table-row table:style-name="ro1">
          <table:table-cell office:value-type="float" office:value="180.401">
            <text:p>180,40100</text:p>
          </table:table-cell>
          <table:table-cell office:value-type="float" office:value="-5.34">
            <text:p>-5,34000</text:p>
          </table:table-cell>
          <table:table-cell office:value-type="float" office:value="1.6305">
            <text:p>1,6305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774]+3.19496)/([.D774]-14.5476)" office:value-type="float" office:value="-0.0132285430249568">
            <text:p>-0,01323</text:p>
          </table:table-cell>
          <table:table-cell table:number-columns-repeated="1017"/>
        </table:table-row>
        <table:table-row table:style-name="ro1">
          <table:table-cell office:value-type="float" office:value="180.501">
            <text:p>180,50100</text:p>
          </table:table-cell>
          <table:table-cell office:value-type="float" office:value="-5.34">
            <text:p>-5,34000</text:p>
          </table:table-cell>
          <table:table-cell office:value-type="float" office:value="1.6305">
            <text:p>1,6305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775]+3.19496)/([.D775]-14.5476)" office:value-type="float" office:value="-0.0132285430249568">
            <text:p>-0,01323</text:p>
          </table:table-cell>
          <table:table-cell table:number-columns-repeated="1017"/>
        </table:table-row>
        <table:table-row table:style-name="ro1">
          <table:table-cell office:value-type="float" office:value="180.601">
            <text:p>180,60100</text:p>
          </table:table-cell>
          <table:table-cell office:value-type="float" office:value="-5.34">
            <text:p>-5,34000</text:p>
          </table:table-cell>
          <table:table-cell office:value-type="float" office:value="1.6305">
            <text:p>1,6305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776]+3.19496)/([.D776]-14.5476)" office:value-type="float" office:value="-0.0132285430249568">
            <text:p>-0,01323</text:p>
          </table:table-cell>
          <table:table-cell table:number-columns-repeated="1017"/>
        </table:table-row>
        <table:table-row table:style-name="ro1">
          <table:table-cell office:value-type="float" office:value="180.701">
            <text:p>180,70100</text:p>
          </table:table-cell>
          <table:table-cell office:value-type="float" office:value="-5.34">
            <text:p>-5,34000</text:p>
          </table:table-cell>
          <table:table-cell office:value-type="float" office:value="1.6305">
            <text:p>1,6305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777]+3.19496)/([.D777]-14.5476)" office:value-type="float" office:value="-0.0132285430249568">
            <text:p>-0,01323</text:p>
          </table:table-cell>
          <table:table-cell table:number-columns-repeated="1017"/>
        </table:table-row>
        <table:table-row table:style-name="ro1">
          <table:table-cell office:value-type="float" office:value="180.801">
            <text:p>180,80100</text:p>
          </table:table-cell>
          <table:table-cell office:value-type="float" office:value="-5.34">
            <text:p>-5,34000</text:p>
          </table:table-cell>
          <table:table-cell office:value-type="float" office:value="1.6305">
            <text:p>1,6305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778]+3.19496)/([.D778]-14.5476)" office:value-type="float" office:value="-0.0132285430249568">
            <text:p>-0,01323</text:p>
          </table:table-cell>
          <table:table-cell table:number-columns-repeated="1017"/>
        </table:table-row>
        <table:table-row table:style-name="ro1">
          <table:table-cell office:value-type="float" office:value="180.901">
            <text:p>180,90100</text:p>
          </table:table-cell>
          <table:table-cell office:value-type="float" office:value="-5.34">
            <text:p>-5,34000</text:p>
          </table:table-cell>
          <table:table-cell office:value-type="float" office:value="1.629">
            <text:p>1,6290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779]+3.19496)/([.D779]-14.5476)" office:value-type="float" office:value="-0.0132285430249568">
            <text:p>-0,01323</text:p>
          </table:table-cell>
          <table:table-cell table:number-columns-repeated="1017"/>
        </table:table-row>
        <table:table-row table:style-name="ro1">
          <table:table-cell office:value-type="float" office:value="181.001">
            <text:p>181,00100</text:p>
          </table:table-cell>
          <table:table-cell office:value-type="float" office:value="-5.34">
            <text:p>-5,34000</text:p>
          </table:table-cell>
          <table:table-cell office:value-type="float" office:value="1.629">
            <text:p>1,6290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780]+3.19496)/([.D780]-14.5476)" office:value-type="float" office:value="-0.0132285430249568">
            <text:p>-0,01323</text:p>
          </table:table-cell>
          <table:table-cell table:number-columns-repeated="1017"/>
        </table:table-row>
        <table:table-row table:style-name="ro1">
          <table:table-cell office:value-type="float" office:value="181.101">
            <text:p>181,10100</text:p>
          </table:table-cell>
          <table:table-cell office:value-type="float" office:value="-5.34">
            <text:p>-5,34000</text:p>
          </table:table-cell>
          <table:table-cell office:value-type="float" office:value="1.629">
            <text:p>1,6290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781]+3.19496)/([.D781]-14.5476)" office:value-type="float" office:value="-0.0132285430249568">
            <text:p>-0,01323</text:p>
          </table:table-cell>
          <table:table-cell table:number-columns-repeated="1017"/>
        </table:table-row>
        <table:table-row table:style-name="ro1">
          <table:table-cell office:value-type="float" office:value="181.201">
            <text:p>181,20100</text:p>
          </table:table-cell>
          <table:table-cell office:value-type="float" office:value="-5.34">
            <text:p>-5,34000</text:p>
          </table:table-cell>
          <table:table-cell office:value-type="float" office:value="1.629">
            <text:p>1,6290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782]+3.19496)/([.D782]-14.5476)" office:value-type="float" office:value="-0.0132285430249568">
            <text:p>-0,01323</text:p>
          </table:table-cell>
          <table:table-cell table:number-columns-repeated="1017"/>
        </table:table-row>
        <table:table-row table:style-name="ro1">
          <table:table-cell office:value-type="float" office:value="181.301">
            <text:p>181,30100</text:p>
          </table:table-cell>
          <table:table-cell office:value-type="float" office:value="-5.34">
            <text:p>-5,34000</text:p>
          </table:table-cell>
          <table:table-cell office:value-type="float" office:value="1.629">
            <text:p>1,6290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783]+3.19496)/([.D783]-14.5476)" office:value-type="float" office:value="-0.0132285430249568">
            <text:p>-0,01323</text:p>
          </table:table-cell>
          <table:table-cell table:number-columns-repeated="1017"/>
        </table:table-row>
        <table:table-row table:style-name="ro1">
          <table:table-cell office:value-type="float" office:value="181.401">
            <text:p>181,40100</text:p>
          </table:table-cell>
          <table:table-cell office:value-type="float" office:value="-5.34">
            <text:p>-5,34000</text:p>
          </table:table-cell>
          <table:table-cell office:value-type="float" office:value="1.629">
            <text:p>1,6290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784]+3.19496)/([.D784]-14.5476)" office:value-type="float" office:value="-0.0132285430249568">
            <text:p>-0,01323</text:p>
          </table:table-cell>
          <table:table-cell table:number-columns-repeated="1017"/>
        </table:table-row>
        <table:table-row table:style-name="ro1">
          <table:table-cell office:value-type="float" office:value="181.501">
            <text:p>181,50100</text:p>
          </table:table-cell>
          <table:table-cell office:value-type="float" office:value="-5.34">
            <text:p>-5,34000</text:p>
          </table:table-cell>
          <table:table-cell office:value-type="float" office:value="1.629">
            <text:p>1,6290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785]+3.19496)/([.D785]-14.5476)" office:value-type="float" office:value="-0.0132285430249568">
            <text:p>-0,01323</text:p>
          </table:table-cell>
          <table:table-cell table:number-columns-repeated="1017"/>
        </table:table-row>
        <table:table-row table:style-name="ro1">
          <table:table-cell office:value-type="float" office:value="181.601">
            <text:p>181,60100</text:p>
          </table:table-cell>
          <table:table-cell office:value-type="float" office:value="-5.325">
            <text:p>-5,32500</text:p>
          </table:table-cell>
          <table:table-cell office:value-type="float" office:value="1.629">
            <text:p>1,6290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786]+3.19496)/([.D786]-14.5476)" office:value-type="float" office:value="-0.0131360374561215">
            <text:p>-0,01314</text:p>
          </table:table-cell>
          <table:table-cell table:number-columns-repeated="1017"/>
        </table:table-row>
        <table:table-row table:style-name="ro1">
          <table:table-cell office:value-type="float" office:value="181.701">
            <text:p>181,70100</text:p>
          </table:table-cell>
          <table:table-cell office:value-type="float" office:value="-5.325">
            <text:p>-5,32500</text:p>
          </table:table-cell>
          <table:table-cell office:value-type="float" office:value="1.629">
            <text:p>1,6290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787]+3.19496)/([.D787]-14.5476)" office:value-type="float" office:value="-0.0131360374561215">
            <text:p>-0,01314</text:p>
          </table:table-cell>
          <table:table-cell table:number-columns-repeated="1017"/>
        </table:table-row>
        <table:table-row table:style-name="ro1">
          <table:table-cell office:value-type="float" office:value="181.801">
            <text:p>181,80100</text:p>
          </table:table-cell>
          <table:table-cell office:value-type="float" office:value="-5.325">
            <text:p>-5,32500</text:p>
          </table:table-cell>
          <table:table-cell office:value-type="float" office:value="1.629">
            <text:p>1,6290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788]+3.19496)/([.D788]-14.5476)" office:value-type="float" office:value="-0.0131360374561215">
            <text:p>-0,01314</text:p>
          </table:table-cell>
          <table:table-cell table:number-columns-repeated="1017"/>
        </table:table-row>
        <table:table-row table:style-name="ro1">
          <table:table-cell office:value-type="float" office:value="181.901">
            <text:p>181,90100</text:p>
          </table:table-cell>
          <table:table-cell office:value-type="float" office:value="-5.325">
            <text:p>-5,32500</text:p>
          </table:table-cell>
          <table:table-cell office:value-type="float" office:value="1.6305">
            <text:p>1,6305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789]+3.19496)/([.D789]-14.5476)" office:value-type="float" office:value="-0.0131360374561215">
            <text:p>-0,01314</text:p>
          </table:table-cell>
          <table:table-cell table:number-columns-repeated="1017"/>
        </table:table-row>
        <table:table-row table:style-name="ro1">
          <table:table-cell office:value-type="float" office:value="182.001">
            <text:p>182,00100</text:p>
          </table:table-cell>
          <table:table-cell office:value-type="float" office:value="-5.325">
            <text:p>-5,32500</text:p>
          </table:table-cell>
          <table:table-cell office:value-type="float" office:value="1.6305">
            <text:p>1,6305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790]+3.19496)/([.D790]-14.5476)" office:value-type="float" office:value="-0.0131360374561215">
            <text:p>-0,01314</text:p>
          </table:table-cell>
          <table:table-cell table:number-columns-repeated="1017"/>
        </table:table-row>
        <table:table-row table:style-name="ro1">
          <table:table-cell office:value-type="float" office:value="182.101">
            <text:p>182,10100</text:p>
          </table:table-cell>
          <table:table-cell office:value-type="float" office:value="-5.325">
            <text:p>-5,32500</text:p>
          </table:table-cell>
          <table:table-cell office:value-type="float" office:value="1.6305">
            <text:p>1,6305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791]+3.19496)/([.D791]-14.5476)" office:value-type="float" office:value="-0.0131360374561215">
            <text:p>-0,01314</text:p>
          </table:table-cell>
          <table:table-cell table:number-columns-repeated="1017"/>
        </table:table-row>
        <table:table-row table:style-name="ro1">
          <table:table-cell office:value-type="float" office:value="182.201">
            <text:p>182,20100</text:p>
          </table:table-cell>
          <table:table-cell office:value-type="float" office:value="-5.325">
            <text:p>-5,32500</text:p>
          </table:table-cell>
          <table:table-cell office:value-type="float" office:value="1.6305">
            <text:p>1,6305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792]+3.19496)/([.D792]-14.5476)" office:value-type="float" office:value="-0.0131360374561215">
            <text:p>-0,01314</text:p>
          </table:table-cell>
          <table:table-cell table:number-columns-repeated="1017"/>
        </table:table-row>
        <table:table-row table:style-name="ro1">
          <table:table-cell office:value-type="float" office:value="182.301">
            <text:p>182,30100</text:p>
          </table:table-cell>
          <table:table-cell office:value-type="float" office:value="-5.325">
            <text:p>-5,32500</text:p>
          </table:table-cell>
          <table:table-cell office:value-type="float" office:value="1.6305">
            <text:p>1,6305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793]+3.19496)/([.D793]-14.5476)" office:value-type="float" office:value="-0.0131360374561215">
            <text:p>-0,01314</text:p>
          </table:table-cell>
          <table:table-cell table:number-columns-repeated="1017"/>
        </table:table-row>
        <table:table-row table:style-name="ro1">
          <table:table-cell office:value-type="float" office:value="182.401">
            <text:p>182,40100</text:p>
          </table:table-cell>
          <table:table-cell office:value-type="float" office:value="-5.325">
            <text:p>-5,32500</text:p>
          </table:table-cell>
          <table:table-cell office:value-type="float" office:value="1.6305">
            <text:p>1,6305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794]+3.19496)/([.D794]-14.5476)" office:value-type="float" office:value="-0.0131360374561215">
            <text:p>-0,01314</text:p>
          </table:table-cell>
          <table:table-cell table:number-columns-repeated="1017"/>
        </table:table-row>
        <table:table-row table:style-name="ro1">
          <table:table-cell office:value-type="float" office:value="182.505">
            <text:p>182,50500</text:p>
          </table:table-cell>
          <table:table-cell office:value-type="float" office:value="-5.325">
            <text:p>-5,32500</text:p>
          </table:table-cell>
          <table:table-cell office:value-type="float" office:value="1.6305">
            <text:p>1,6305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795]+3.19496)/([.D795]-14.5476)" office:value-type="float" office:value="-0.0131360374561215">
            <text:p>-0,01314</text:p>
          </table:table-cell>
          <table:table-cell table:number-columns-repeated="1017"/>
        </table:table-row>
        <table:table-row table:style-name="ro1">
          <table:table-cell office:value-type="float" office:value="182.601">
            <text:p>182,60100</text:p>
          </table:table-cell>
          <table:table-cell office:value-type="float" office:value="-5.355">
            <text:p>-5,35500</text:p>
          </table:table-cell>
          <table:table-cell office:value-type="float" office:value="1.6305">
            <text:p>1,6305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796]+3.19496)/([.D796]-14.5476)" office:value-type="float" office:value="-0.013321048593792">
            <text:p>-0,01332</text:p>
          </table:table-cell>
          <table:table-cell table:number-columns-repeated="1017"/>
        </table:table-row>
        <table:table-row table:style-name="ro1">
          <table:table-cell office:value-type="float" office:value="182.701">
            <text:p>182,70100</text:p>
          </table:table-cell>
          <table:table-cell office:value-type="float" office:value="-5.355">
            <text:p>-5,35500</text:p>
          </table:table-cell>
          <table:table-cell office:value-type="float" office:value="1.6305">
            <text:p>1,6305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797]+3.19496)/([.D797]-14.5476)" office:value-type="float" office:value="-0.013321048593792">
            <text:p>-0,01332</text:p>
          </table:table-cell>
          <table:table-cell table:number-columns-repeated="1017"/>
        </table:table-row>
        <table:table-row table:style-name="ro1">
          <table:table-cell office:value-type="float" office:value="182.801">
            <text:p>182,80100</text:p>
          </table:table-cell>
          <table:table-cell office:value-type="float" office:value="-5.355">
            <text:p>-5,35500</text:p>
          </table:table-cell>
          <table:table-cell office:value-type="float" office:value="1.6305">
            <text:p>1,6305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798]+3.19496)/([.D798]-14.5476)" office:value-type="float" office:value="-0.013321048593792">
            <text:p>-0,01332</text:p>
          </table:table-cell>
          <table:table-cell table:number-columns-repeated="1017"/>
        </table:table-row>
        <table:table-row table:style-name="ro1">
          <table:table-cell office:value-type="float" office:value="182.901">
            <text:p>182,90100</text:p>
          </table:table-cell>
          <table:table-cell office:value-type="float" office:value="-5.355">
            <text:p>-5,35500</text:p>
          </table:table-cell>
          <table:table-cell office:value-type="float" office:value="1.6305">
            <text:p>1,6305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799]+3.19496)/([.D799]-14.5476)" office:value-type="float" office:value="-0.013321048593792">
            <text:p>-0,01332</text:p>
          </table:table-cell>
          <table:table-cell table:number-columns-repeated="1017"/>
        </table:table-row>
        <table:table-row table:style-name="ro1">
          <table:table-cell office:value-type="float" office:value="183.001">
            <text:p>183,00100</text:p>
          </table:table-cell>
          <table:table-cell office:value-type="float" office:value="-5.355">
            <text:p>-5,35500</text:p>
          </table:table-cell>
          <table:table-cell office:value-type="float" office:value="1.6305">
            <text:p>1,6305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800]+3.19496)/([.D800]-14.5476)" office:value-type="float" office:value="-0.013321048593792">
            <text:p>-0,01332</text:p>
          </table:table-cell>
          <table:table-cell table:number-columns-repeated="1017"/>
        </table:table-row>
        <table:table-row table:style-name="ro1">
          <table:table-cell office:value-type="float" office:value="183.101">
            <text:p>183,10100</text:p>
          </table:table-cell>
          <table:table-cell office:value-type="float" office:value="-5.355">
            <text:p>-5,35500</text:p>
          </table:table-cell>
          <table:table-cell office:value-type="float" office:value="1.6305">
            <text:p>1,6305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801]+3.19496)/([.D801]-14.5476)" office:value-type="float" office:value="-0.013321048593792">
            <text:p>-0,01332</text:p>
          </table:table-cell>
          <table:table-cell table:number-columns-repeated="1017"/>
        </table:table-row>
        <table:table-row table:style-name="ro1">
          <table:table-cell office:value-type="float" office:value="183.201">
            <text:p>183,20100</text:p>
          </table:table-cell>
          <table:table-cell office:value-type="float" office:value="-5.355">
            <text:p>-5,35500</text:p>
          </table:table-cell>
          <table:table-cell office:value-type="float" office:value="1.6305">
            <text:p>1,6305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802]+3.19496)/([.D802]-14.5476)" office:value-type="float" office:value="-0.013321048593792">
            <text:p>-0,01332</text:p>
          </table:table-cell>
          <table:table-cell table:number-columns-repeated="1017"/>
        </table:table-row>
        <table:table-row table:style-name="ro1">
          <table:table-cell office:value-type="float" office:value="183.301">
            <text:p>183,30100</text:p>
          </table:table-cell>
          <table:table-cell office:value-type="float" office:value="-5.355">
            <text:p>-5,35500</text:p>
          </table:table-cell>
          <table:table-cell office:value-type="float" office:value="1.6305">
            <text:p>1,6305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803]+3.19496)/([.D803]-14.5476)" office:value-type="float" office:value="-0.013321048593792">
            <text:p>-0,01332</text:p>
          </table:table-cell>
          <table:table-cell table:number-columns-repeated="1017"/>
        </table:table-row>
        <table:table-row table:style-name="ro1">
          <table:table-cell office:value-type="float" office:value="183.401">
            <text:p>183,40100</text:p>
          </table:table-cell>
          <table:table-cell office:value-type="float" office:value="-5.355">
            <text:p>-5,35500</text:p>
          </table:table-cell>
          <table:table-cell office:value-type="float" office:value="1.6305">
            <text:p>1,6305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804]+3.19496)/([.D804]-14.5476)" office:value-type="float" office:value="-0.013321048593792">
            <text:p>-0,01332</text:p>
          </table:table-cell>
          <table:table-cell table:number-columns-repeated="1017"/>
        </table:table-row>
        <table:table-row table:style-name="ro1">
          <table:table-cell office:value-type="float" office:value="183.501">
            <text:p>183,50100</text:p>
          </table:table-cell>
          <table:table-cell office:value-type="float" office:value="-5.355">
            <text:p>-5,35500</text:p>
          </table:table-cell>
          <table:table-cell office:value-type="float" office:value="1.6305">
            <text:p>1,6305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805]+3.19496)/([.D805]-14.5476)" office:value-type="float" office:value="-0.013321048593792">
            <text:p>-0,01332</text:p>
          </table:table-cell>
          <table:table-cell table:number-columns-repeated="1017"/>
        </table:table-row>
        <table:table-row table:style-name="ro1">
          <table:table-cell office:value-type="float" office:value="183.601">
            <text:p>183,60100</text:p>
          </table:table-cell>
          <table:table-cell office:value-type="float" office:value="-5.355">
            <text:p>-5,35500</text:p>
          </table:table-cell>
          <table:table-cell office:value-type="float" office:value="1.6305">
            <text:p>1,6305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806]+3.19496)/([.D806]-14.5476)" office:value-type="float" office:value="-0.013321048593792">
            <text:p>-0,01332</text:p>
          </table:table-cell>
          <table:table-cell table:number-columns-repeated="1017"/>
        </table:table-row>
        <table:table-row table:style-name="ro1">
          <table:table-cell office:value-type="float" office:value="183.701">
            <text:p>183,70100</text:p>
          </table:table-cell>
          <table:table-cell office:value-type="float" office:value="-5.355">
            <text:p>-5,35500</text:p>
          </table:table-cell>
          <table:table-cell office:value-type="float" office:value="1.6305">
            <text:p>1,6305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807]+3.19496)/([.D807]-14.5476)" office:value-type="float" office:value="-0.013321048593792">
            <text:p>-0,01332</text:p>
          </table:table-cell>
          <table:table-cell table:number-columns-repeated="1017"/>
        </table:table-row>
        <table:table-row table:style-name="ro1">
          <table:table-cell office:value-type="float" office:value="183.801">
            <text:p>183,80100</text:p>
          </table:table-cell>
          <table:table-cell office:value-type="float" office:value="-5.355">
            <text:p>-5,35500</text:p>
          </table:table-cell>
          <table:table-cell office:value-type="float" office:value="1.6305">
            <text:p>1,6305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808]+3.19496)/([.D808]-14.5476)" office:value-type="float" office:value="-0.013321048593792">
            <text:p>-0,01332</text:p>
          </table:table-cell>
          <table:table-cell table:number-columns-repeated="1017"/>
        </table:table-row>
        <table:table-row table:style-name="ro1">
          <table:table-cell office:value-type="float" office:value="183.901">
            <text:p>183,90100</text:p>
          </table:table-cell>
          <table:table-cell office:value-type="float" office:value="-5.355">
            <text:p>-5,35500</text:p>
          </table:table-cell>
          <table:table-cell office:value-type="float" office:value="1.6305">
            <text:p>1,6305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809]+3.19496)/([.D809]-14.5476)" office:value-type="float" office:value="-0.013321048593792">
            <text:p>-0,01332</text:p>
          </table:table-cell>
          <table:table-cell table:number-columns-repeated="1017"/>
        </table:table-row>
        <table:table-row table:style-name="ro1">
          <table:table-cell office:value-type="float" office:value="184.001">
            <text:p>184,00100</text:p>
          </table:table-cell>
          <table:table-cell office:value-type="float" office:value="-5.355">
            <text:p>-5,35500</text:p>
          </table:table-cell>
          <table:table-cell office:value-type="float" office:value="1.6305">
            <text:p>1,6305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810]+3.19496)/([.D810]-14.5476)" office:value-type="float" office:value="-0.013321048593792">
            <text:p>-0,01332</text:p>
          </table:table-cell>
          <table:table-cell table:number-columns-repeated="1017"/>
        </table:table-row>
        <table:table-row table:style-name="ro1">
          <table:table-cell office:value-type="float" office:value="184.101">
            <text:p>184,10100</text:p>
          </table:table-cell>
          <table:table-cell office:value-type="float" office:value="-5.355">
            <text:p>-5,35500</text:p>
          </table:table-cell>
          <table:table-cell office:value-type="float" office:value="1.6305">
            <text:p>1,6305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811]+3.19496)/([.D811]-14.5476)" office:value-type="float" office:value="-0.013321048593792">
            <text:p>-0,01332</text:p>
          </table:table-cell>
          <table:table-cell table:number-columns-repeated="1017"/>
        </table:table-row>
        <table:table-row table:style-name="ro1">
          <table:table-cell office:value-type="float" office:value="184.201">
            <text:p>184,20100</text:p>
          </table:table-cell>
          <table:table-cell office:value-type="float" office:value="-5.355">
            <text:p>-5,35500</text:p>
          </table:table-cell>
          <table:table-cell office:value-type="float" office:value="1.6305">
            <text:p>1,6305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812]+3.19496)/([.D812]-14.5476)" office:value-type="float" office:value="-0.013321048593792">
            <text:p>-0,01332</text:p>
          </table:table-cell>
          <table:table-cell table:number-columns-repeated="1017"/>
        </table:table-row>
        <table:table-row table:style-name="ro1">
          <table:table-cell office:value-type="float" office:value="184.301">
            <text:p>184,30100</text:p>
          </table:table-cell>
          <table:table-cell office:value-type="float" office:value="-5.355">
            <text:p>-5,35500</text:p>
          </table:table-cell>
          <table:table-cell office:value-type="float" office:value="1.6305">
            <text:p>1,6305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813]+3.19496)/([.D813]-14.5476)" office:value-type="float" office:value="-0.013321048593792">
            <text:p>-0,01332</text:p>
          </table:table-cell>
          <table:table-cell table:number-columns-repeated="1017"/>
        </table:table-row>
        <table:table-row table:style-name="ro1">
          <table:table-cell office:value-type="float" office:value="184.401">
            <text:p>184,40100</text:p>
          </table:table-cell>
          <table:table-cell office:value-type="float" office:value="-5.355">
            <text:p>-5,35500</text:p>
          </table:table-cell>
          <table:table-cell office:value-type="float" office:value="1.6305">
            <text:p>1,6305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814]+3.19496)/([.D814]-14.5476)" office:value-type="float" office:value="-0.013321048593792">
            <text:p>-0,01332</text:p>
          </table:table-cell>
          <table:table-cell table:number-columns-repeated="1017"/>
        </table:table-row>
        <table:table-row table:style-name="ro1">
          <table:table-cell office:value-type="float" office:value="184.501">
            <text:p>184,50100</text:p>
          </table:table-cell>
          <table:table-cell office:value-type="float" office:value="-5.355">
            <text:p>-5,35500</text:p>
          </table:table-cell>
          <table:table-cell office:value-type="float" office:value="1.6305">
            <text:p>1,6305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815]+3.19496)/([.D815]-14.5476)" office:value-type="float" office:value="-0.013321048593792">
            <text:p>-0,01332</text:p>
          </table:table-cell>
          <table:table-cell table:number-columns-repeated="1017"/>
        </table:table-row>
        <table:table-row table:style-name="ro1">
          <table:table-cell office:value-type="float" office:value="184.601">
            <text:p>184,60100</text:p>
          </table:table-cell>
          <table:table-cell office:value-type="float" office:value="-5.34">
            <text:p>-5,34000</text:p>
          </table:table-cell>
          <table:table-cell office:value-type="float" office:value="1.6305">
            <text:p>1,6305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816]+3.19496)/([.D816]-14.5476)" office:value-type="float" office:value="-0.0132285430249568">
            <text:p>-0,01323</text:p>
          </table:table-cell>
          <table:table-cell table:number-columns-repeated="1017"/>
        </table:table-row>
        <table:table-row table:style-name="ro1">
          <table:table-cell office:value-type="float" office:value="184.701">
            <text:p>184,70100</text:p>
          </table:table-cell>
          <table:table-cell office:value-type="float" office:value="-5.34">
            <text:p>-5,34000</text:p>
          </table:table-cell>
          <table:table-cell office:value-type="float" office:value="1.6305">
            <text:p>1,6305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817]+3.19496)/([.D817]-14.5476)" office:value-type="float" office:value="-0.0132285430249568">
            <text:p>-0,01323</text:p>
          </table:table-cell>
          <table:table-cell table:number-columns-repeated="1017"/>
        </table:table-row>
        <table:table-row table:style-name="ro1">
          <table:table-cell office:value-type="float" office:value="184.801">
            <text:p>184,80100</text:p>
          </table:table-cell>
          <table:table-cell office:value-type="float" office:value="-5.34">
            <text:p>-5,34000</text:p>
          </table:table-cell>
          <table:table-cell office:value-type="float" office:value="1.6305">
            <text:p>1,6305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818]+3.19496)/([.D818]-14.5476)" office:value-type="float" office:value="-0.0132285430249568">
            <text:p>-0,01323</text:p>
          </table:table-cell>
          <table:table-cell table:number-columns-repeated="1017"/>
        </table:table-row>
        <table:table-row table:style-name="ro1">
          <table:table-cell office:value-type="float" office:value="184.901">
            <text:p>184,90100</text:p>
          </table:table-cell>
          <table:table-cell office:value-type="float" office:value="-5.34">
            <text:p>-5,34000</text:p>
          </table:table-cell>
          <table:table-cell office:value-type="float" office:value="1.629">
            <text:p>1,6290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819]+3.19496)/([.D819]-14.5476)" office:value-type="float" office:value="-0.0132285430249568">
            <text:p>-0,01323</text:p>
          </table:table-cell>
          <table:table-cell table:number-columns-repeated="1017"/>
        </table:table-row>
        <table:table-row table:style-name="ro1">
          <table:table-cell office:value-type="float" office:value="185.001">
            <text:p>185,00100</text:p>
          </table:table-cell>
          <table:table-cell office:value-type="float" office:value="-5.34">
            <text:p>-5,34000</text:p>
          </table:table-cell>
          <table:table-cell office:value-type="float" office:value="1.629">
            <text:p>1,6290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820]+3.19496)/([.D820]-14.5476)" office:value-type="float" office:value="-0.0132285430249568">
            <text:p>-0,01323</text:p>
          </table:table-cell>
          <table:table-cell table:number-columns-repeated="1017"/>
        </table:table-row>
        <table:table-row table:style-name="ro1">
          <table:table-cell office:value-type="float" office:value="185.101">
            <text:p>185,10100</text:p>
          </table:table-cell>
          <table:table-cell office:value-type="float" office:value="-5.34">
            <text:p>-5,34000</text:p>
          </table:table-cell>
          <table:table-cell office:value-type="float" office:value="1.629">
            <text:p>1,6290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821]+3.19496)/([.D821]-14.5476)" office:value-type="float" office:value="-0.0132285430249568">
            <text:p>-0,01323</text:p>
          </table:table-cell>
          <table:table-cell table:number-columns-repeated="1017"/>
        </table:table-row>
        <table:table-row table:style-name="ro1">
          <table:table-cell office:value-type="float" office:value="185.201">
            <text:p>185,20100</text:p>
          </table:table-cell>
          <table:table-cell office:value-type="float" office:value="-5.34">
            <text:p>-5,34000</text:p>
          </table:table-cell>
          <table:table-cell office:value-type="float" office:value="1.629">
            <text:p>1,6290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822]+3.19496)/([.D822]-14.5476)" office:value-type="float" office:value="-0.0132285430249568">
            <text:p>-0,01323</text:p>
          </table:table-cell>
          <table:table-cell table:number-columns-repeated="1017"/>
        </table:table-row>
        <table:table-row table:style-name="ro1">
          <table:table-cell office:value-type="float" office:value="185.301">
            <text:p>185,30100</text:p>
          </table:table-cell>
          <table:table-cell office:value-type="float" office:value="-5.34">
            <text:p>-5,34000</text:p>
          </table:table-cell>
          <table:table-cell office:value-type="float" office:value="1.629">
            <text:p>1,6290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823]+3.19496)/([.D823]-14.5476)" office:value-type="float" office:value="-0.0132285430249568">
            <text:p>-0,01323</text:p>
          </table:table-cell>
          <table:table-cell table:number-columns-repeated="1017"/>
        </table:table-row>
        <table:table-row table:style-name="ro1">
          <table:table-cell office:value-type="float" office:value="185.401">
            <text:p>185,40100</text:p>
          </table:table-cell>
          <table:table-cell office:value-type="float" office:value="-5.34">
            <text:p>-5,34000</text:p>
          </table:table-cell>
          <table:table-cell office:value-type="float" office:value="1.629">
            <text:p>1,6290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824]+3.19496)/([.D824]-14.5476)" office:value-type="float" office:value="-0.0132285430249568">
            <text:p>-0,01323</text:p>
          </table:table-cell>
          <table:table-cell table:number-columns-repeated="1017"/>
        </table:table-row>
        <table:table-row table:style-name="ro1">
          <table:table-cell office:value-type="float" office:value="185.501">
            <text:p>185,50100</text:p>
          </table:table-cell>
          <table:table-cell office:value-type="float" office:value="-5.34">
            <text:p>-5,34000</text:p>
          </table:table-cell>
          <table:table-cell office:value-type="float" office:value="1.629">
            <text:p>1,6290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825]+3.19496)/([.D825]-14.5476)" office:value-type="float" office:value="-0.0132285430249568">
            <text:p>-0,01323</text:p>
          </table:table-cell>
          <table:table-cell table:number-columns-repeated="1017"/>
        </table:table-row>
        <table:table-row table:style-name="ro1">
          <table:table-cell office:value-type="float" office:value="185.601">
            <text:p>185,60100</text:p>
          </table:table-cell>
          <table:table-cell office:value-type="float" office:value="-5.325">
            <text:p>-5,32500</text:p>
          </table:table-cell>
          <table:table-cell office:value-type="float" office:value="1.629">
            <text:p>1,6290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826]+3.19496)/([.D826]-14.5476)" office:value-type="float" office:value="-0.0131360374561215">
            <text:p>-0,01314</text:p>
          </table:table-cell>
          <table:table-cell table:number-columns-repeated="1017"/>
        </table:table-row>
        <table:table-row table:style-name="ro1">
          <table:table-cell office:value-type="float" office:value="185.701">
            <text:p>185,70100</text:p>
          </table:table-cell>
          <table:table-cell office:value-type="float" office:value="-5.325">
            <text:p>-5,32500</text:p>
          </table:table-cell>
          <table:table-cell office:value-type="float" office:value="1.629">
            <text:p>1,6290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827]+3.19496)/([.D827]-14.5476)" office:value-type="float" office:value="-0.0131360374561215">
            <text:p>-0,01314</text:p>
          </table:table-cell>
          <table:table-cell table:number-columns-repeated="1017"/>
        </table:table-row>
        <table:table-row table:style-name="ro1">
          <table:table-cell office:value-type="float" office:value="185.801">
            <text:p>185,80100</text:p>
          </table:table-cell>
          <table:table-cell office:value-type="float" office:value="-5.325">
            <text:p>-5,32500</text:p>
          </table:table-cell>
          <table:table-cell office:value-type="float" office:value="1.629">
            <text:p>1,6290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828]+3.19496)/([.D828]-14.5476)" office:value-type="float" office:value="-0.0131360374561215">
            <text:p>-0,01314</text:p>
          </table:table-cell>
          <table:table-cell table:number-columns-repeated="1017"/>
        </table:table-row>
        <table:table-row table:style-name="ro1">
          <table:table-cell office:value-type="float" office:value="185.901">
            <text:p>185,90100</text:p>
          </table:table-cell>
          <table:table-cell office:value-type="float" office:value="-5.325">
            <text:p>-5,32500</text:p>
          </table:table-cell>
          <table:table-cell office:value-type="float" office:value="1.629">
            <text:p>1,6290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829]+3.19496)/([.D829]-14.5476)" office:value-type="float" office:value="-0.0131360374561215">
            <text:p>-0,01314</text:p>
          </table:table-cell>
          <table:table-cell table:number-columns-repeated="1017"/>
        </table:table-row>
        <table:table-row table:style-name="ro1">
          <table:table-cell office:value-type="float" office:value="186.001">
            <text:p>186,00100</text:p>
          </table:table-cell>
          <table:table-cell office:value-type="float" office:value="-5.325">
            <text:p>-5,32500</text:p>
          </table:table-cell>
          <table:table-cell office:value-type="float" office:value="1.629">
            <text:p>1,6290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830]+3.19496)/([.D830]-14.5476)" office:value-type="float" office:value="-0.0131360374561215">
            <text:p>-0,01314</text:p>
          </table:table-cell>
          <table:table-cell table:number-columns-repeated="1017"/>
        </table:table-row>
        <table:table-row table:style-name="ro1">
          <table:table-cell office:value-type="float" office:value="186.101">
            <text:p>186,10100</text:p>
          </table:table-cell>
          <table:table-cell office:value-type="float" office:value="-5.325">
            <text:p>-5,32500</text:p>
          </table:table-cell>
          <table:table-cell office:value-type="float" office:value="1.629">
            <text:p>1,6290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831]+3.19496)/([.D831]-14.5476)" office:value-type="float" office:value="-0.0131360374561215">
            <text:p>-0,01314</text:p>
          </table:table-cell>
          <table:table-cell table:number-columns-repeated="1017"/>
        </table:table-row>
        <table:table-row table:style-name="ro1">
          <table:table-cell office:value-type="float" office:value="186.201">
            <text:p>186,20100</text:p>
          </table:table-cell>
          <table:table-cell office:value-type="float" office:value="-5.325">
            <text:p>-5,32500</text:p>
          </table:table-cell>
          <table:table-cell office:value-type="float" office:value="1.629">
            <text:p>1,6290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832]+3.19496)/([.D832]-14.5476)" office:value-type="float" office:value="-0.0131360374561215">
            <text:p>-0,01314</text:p>
          </table:table-cell>
          <table:table-cell table:number-columns-repeated="1017"/>
        </table:table-row>
        <table:table-row table:style-name="ro1">
          <table:table-cell office:value-type="float" office:value="186.301">
            <text:p>186,30100</text:p>
          </table:table-cell>
          <table:table-cell office:value-type="float" office:value="-5.325">
            <text:p>-5,32500</text:p>
          </table:table-cell>
          <table:table-cell office:value-type="float" office:value="1.629">
            <text:p>1,6290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833]+3.19496)/([.D833]-14.5476)" office:value-type="float" office:value="-0.0131360374561215">
            <text:p>-0,01314</text:p>
          </table:table-cell>
          <table:table-cell table:number-columns-repeated="1017"/>
        </table:table-row>
        <table:table-row table:style-name="ro1">
          <table:table-cell office:value-type="float" office:value="186.401">
            <text:p>186,40100</text:p>
          </table:table-cell>
          <table:table-cell office:value-type="float" office:value="-5.325">
            <text:p>-5,32500</text:p>
          </table:table-cell>
          <table:table-cell office:value-type="float" office:value="1.629">
            <text:p>1,6290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834]+3.19496)/([.D834]-14.5476)" office:value-type="float" office:value="-0.0131360374561215">
            <text:p>-0,01314</text:p>
          </table:table-cell>
          <table:table-cell table:number-columns-repeated="1017"/>
        </table:table-row>
        <table:table-row table:style-name="ro1">
          <table:table-cell office:value-type="float" office:value="186.501">
            <text:p>186,50100</text:p>
          </table:table-cell>
          <table:table-cell office:value-type="float" office:value="-5.325">
            <text:p>-5,32500</text:p>
          </table:table-cell>
          <table:table-cell office:value-type="float" office:value="1.629">
            <text:p>1,6290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835]+3.19496)/([.D835]-14.5476)" office:value-type="float" office:value="-0.0131360374561215">
            <text:p>-0,01314</text:p>
          </table:table-cell>
          <table:table-cell table:number-columns-repeated="1017"/>
        </table:table-row>
        <table:table-row table:style-name="ro1">
          <table:table-cell office:value-type="float" office:value="186.601">
            <text:p>186,60100</text:p>
          </table:table-cell>
          <table:table-cell office:value-type="float" office:value="-5.325">
            <text:p>-5,32500</text:p>
          </table:table-cell>
          <table:table-cell office:value-type="float" office:value="1.629">
            <text:p>1,6290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836]+3.19496)/([.D836]-14.5476)" office:value-type="float" office:value="-0.0131360374561215">
            <text:p>-0,01314</text:p>
          </table:table-cell>
          <table:table-cell table:number-columns-repeated="1017"/>
        </table:table-row>
        <table:table-row table:style-name="ro1">
          <table:table-cell office:value-type="float" office:value="186.701">
            <text:p>186,70100</text:p>
          </table:table-cell>
          <table:table-cell office:value-type="float" office:value="-5.325">
            <text:p>-5,32500</text:p>
          </table:table-cell>
          <table:table-cell office:value-type="float" office:value="1.629">
            <text:p>1,6290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837]+3.19496)/([.D837]-14.5476)" office:value-type="float" office:value="-0.0131360374561215">
            <text:p>-0,01314</text:p>
          </table:table-cell>
          <table:table-cell table:number-columns-repeated="1017"/>
        </table:table-row>
        <table:table-row table:style-name="ro1">
          <table:table-cell office:value-type="float" office:value="186.801">
            <text:p>186,80100</text:p>
          </table:table-cell>
          <table:table-cell office:value-type="float" office:value="-5.325">
            <text:p>-5,32500</text:p>
          </table:table-cell>
          <table:table-cell office:value-type="float" office:value="1.629">
            <text:p>1,6290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838]+3.19496)/([.D838]-14.5476)" office:value-type="float" office:value="-0.0131360374561215">
            <text:p>-0,01314</text:p>
          </table:table-cell>
          <table:table-cell table:number-columns-repeated="1017"/>
        </table:table-row>
        <table:table-row table:style-name="ro1">
          <table:table-cell office:value-type="float" office:value="186.901">
            <text:p>186,90100</text:p>
          </table:table-cell>
          <table:table-cell office:value-type="float" office:value="-5.325">
            <text:p>-5,32500</text:p>
          </table:table-cell>
          <table:table-cell office:value-type="float" office:value="1.629">
            <text:p>1,6290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839]+3.19496)/([.D839]-14.5476)" office:value-type="float" office:value="-0.0131482002735762">
            <text:p>-0,01315</text:p>
          </table:table-cell>
          <table:table-cell table:number-columns-repeated="1017"/>
        </table:table-row>
        <table:table-row table:style-name="ro1">
          <table:table-cell office:value-type="float" office:value="187.001">
            <text:p>187,00100</text:p>
          </table:table-cell>
          <table:table-cell office:value-type="float" office:value="-5.325">
            <text:p>-5,32500</text:p>
          </table:table-cell>
          <table:table-cell office:value-type="float" office:value="1.629">
            <text:p>1,6290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840]+3.19496)/([.D840]-14.5476)" office:value-type="float" office:value="-0.0131482002735762">
            <text:p>-0,01315</text:p>
          </table:table-cell>
          <table:table-cell table:number-columns-repeated="1017"/>
        </table:table-row>
        <table:table-row table:style-name="ro1">
          <table:table-cell office:value-type="float" office:value="187.101">
            <text:p>187,10100</text:p>
          </table:table-cell>
          <table:table-cell office:value-type="float" office:value="-5.325">
            <text:p>-5,32500</text:p>
          </table:table-cell>
          <table:table-cell office:value-type="float" office:value="1.629">
            <text:p>1,6290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841]+3.19496)/([.D841]-14.5476)" office:value-type="float" office:value="-0.0131482002735762">
            <text:p>-0,01315</text:p>
          </table:table-cell>
          <table:table-cell table:number-columns-repeated="1017"/>
        </table:table-row>
        <table:table-row table:style-name="ro1">
          <table:table-cell office:value-type="float" office:value="187.201">
            <text:p>187,20100</text:p>
          </table:table-cell>
          <table:table-cell office:value-type="float" office:value="-5.325">
            <text:p>-5,32500</text:p>
          </table:table-cell>
          <table:table-cell office:value-type="float" office:value="1.629">
            <text:p>1,6290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842]+3.19496)/([.D842]-14.5476)" office:value-type="float" office:value="-0.0131482002735762">
            <text:p>-0,01315</text:p>
          </table:table-cell>
          <table:table-cell table:number-columns-repeated="1017"/>
        </table:table-row>
        <table:table-row table:style-name="ro1">
          <table:table-cell office:value-type="float" office:value="187.301">
            <text:p>187,30100</text:p>
          </table:table-cell>
          <table:table-cell office:value-type="float" office:value="-5.325">
            <text:p>-5,32500</text:p>
          </table:table-cell>
          <table:table-cell office:value-type="float" office:value="1.629">
            <text:p>1,6290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843]+3.19496)/([.D843]-14.5476)" office:value-type="float" office:value="-0.0131482002735762">
            <text:p>-0,01315</text:p>
          </table:table-cell>
          <table:table-cell table:number-columns-repeated="1017"/>
        </table:table-row>
        <table:table-row table:style-name="ro1">
          <table:table-cell office:value-type="float" office:value="187.401">
            <text:p>187,40100</text:p>
          </table:table-cell>
          <table:table-cell office:value-type="float" office:value="-5.325">
            <text:p>-5,32500</text:p>
          </table:table-cell>
          <table:table-cell office:value-type="float" office:value="1.629">
            <text:p>1,6290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844]+3.19496)/([.D844]-14.5476)" office:value-type="float" office:value="-0.0131482002735762">
            <text:p>-0,01315</text:p>
          </table:table-cell>
          <table:table-cell table:number-columns-repeated="1017"/>
        </table:table-row>
        <table:table-row table:style-name="ro1">
          <table:table-cell office:value-type="float" office:value="187.501">
            <text:p>187,50100</text:p>
          </table:table-cell>
          <table:table-cell office:value-type="float" office:value="-5.325">
            <text:p>-5,32500</text:p>
          </table:table-cell>
          <table:table-cell office:value-type="float" office:value="1.629">
            <text:p>1,6290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845]+3.19496)/([.D845]-14.5476)" office:value-type="float" office:value="-0.0131482002735762">
            <text:p>-0,01315</text:p>
          </table:table-cell>
          <table:table-cell table:number-columns-repeated="1017"/>
        </table:table-row>
        <table:table-row table:style-name="ro1">
          <table:table-cell office:value-type="float" office:value="187.601">
            <text:p>187,60100</text:p>
          </table:table-cell>
          <table:table-cell office:value-type="float" office:value="-5.31">
            <text:p>-5,31000</text:p>
          </table:table-cell>
          <table:table-cell office:value-type="float" office:value="1.629">
            <text:p>1,6290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846]+3.19496)/([.D846]-14.5476)" office:value-type="float" office:value="-0.0130556090527054">
            <text:p>-0,01306</text:p>
          </table:table-cell>
          <table:table-cell table:number-columns-repeated="1017"/>
        </table:table-row>
        <table:table-row table:style-name="ro1">
          <table:table-cell office:value-type="float" office:value="187.701">
            <text:p>187,70100</text:p>
          </table:table-cell>
          <table:table-cell office:value-type="float" office:value="-5.31">
            <text:p>-5,31000</text:p>
          </table:table-cell>
          <table:table-cell office:value-type="float" office:value="1.629">
            <text:p>1,6290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847]+3.19496)/([.D847]-14.5476)" office:value-type="float" office:value="-0.0130556090527054">
            <text:p>-0,01306</text:p>
          </table:table-cell>
          <table:table-cell table:number-columns-repeated="1017"/>
        </table:table-row>
        <table:table-row table:style-name="ro1">
          <table:table-cell office:value-type="float" office:value="187.801">
            <text:p>187,80100</text:p>
          </table:table-cell>
          <table:table-cell office:value-type="float" office:value="-5.31">
            <text:p>-5,31000</text:p>
          </table:table-cell>
          <table:table-cell office:value-type="float" office:value="1.629">
            <text:p>1,6290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848]+3.19496)/([.D848]-14.5476)" office:value-type="float" office:value="-0.0130556090527054">
            <text:p>-0,01306</text:p>
          </table:table-cell>
          <table:table-cell table:number-columns-repeated="1017"/>
        </table:table-row>
        <table:table-row table:style-name="ro1">
          <table:table-cell office:value-type="float" office:value="187.901">
            <text:p>187,90100</text:p>
          </table:table-cell>
          <table:table-cell office:value-type="float" office:value="-5.31">
            <text:p>-5,31000</text:p>
          </table:table-cell>
          <table:table-cell office:value-type="float" office:value="1.6305">
            <text:p>1,6305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849]+3.19496)/([.D849]-14.5476)" office:value-type="float" office:value="-0.0130556090527054">
            <text:p>-0,01306</text:p>
          </table:table-cell>
          <table:table-cell table:number-columns-repeated="1017"/>
        </table:table-row>
        <table:table-row table:style-name="ro1">
          <table:table-cell office:value-type="float" office:value="188.001">
            <text:p>188,00100</text:p>
          </table:table-cell>
          <table:table-cell office:value-type="float" office:value="-5.31">
            <text:p>-5,31000</text:p>
          </table:table-cell>
          <table:table-cell office:value-type="float" office:value="1.6305">
            <text:p>1,6305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850]+3.19496)/([.D850]-14.5476)" office:value-type="float" office:value="-0.0130556090527054">
            <text:p>-0,01306</text:p>
          </table:table-cell>
          <table:table-cell table:number-columns-repeated="1017"/>
        </table:table-row>
        <table:table-row table:style-name="ro1">
          <table:table-cell office:value-type="float" office:value="188.101">
            <text:p>188,10100</text:p>
          </table:table-cell>
          <table:table-cell office:value-type="float" office:value="-5.31">
            <text:p>-5,31000</text:p>
          </table:table-cell>
          <table:table-cell office:value-type="float" office:value="1.6305">
            <text:p>1,6305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851]+3.19496)/([.D851]-14.5476)" office:value-type="float" office:value="-0.0130556090527054">
            <text:p>-0,01306</text:p>
          </table:table-cell>
          <table:table-cell table:number-columns-repeated="1017"/>
        </table:table-row>
        <table:table-row table:style-name="ro1">
          <table:table-cell office:value-type="float" office:value="188.201">
            <text:p>188,20100</text:p>
          </table:table-cell>
          <table:table-cell office:value-type="float" office:value="-5.31">
            <text:p>-5,31000</text:p>
          </table:table-cell>
          <table:table-cell office:value-type="float" office:value="1.6305">
            <text:p>1,6305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852]+3.19496)/([.D852]-14.5476)" office:value-type="float" office:value="-0.0130556090527054">
            <text:p>-0,01306</text:p>
          </table:table-cell>
          <table:table-cell table:number-columns-repeated="1017"/>
        </table:table-row>
        <table:table-row table:style-name="ro1">
          <table:table-cell office:value-type="float" office:value="188.301">
            <text:p>188,30100</text:p>
          </table:table-cell>
          <table:table-cell office:value-type="float" office:value="-5.31">
            <text:p>-5,31000</text:p>
          </table:table-cell>
          <table:table-cell office:value-type="float" office:value="1.6305">
            <text:p>1,6305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853]+3.19496)/([.D853]-14.5476)" office:value-type="float" office:value="-0.0130556090527054">
            <text:p>-0,01306</text:p>
          </table:table-cell>
          <table:table-cell table:number-columns-repeated="1017"/>
        </table:table-row>
        <table:table-row table:style-name="ro1">
          <table:table-cell office:value-type="float" office:value="188.401">
            <text:p>188,40100</text:p>
          </table:table-cell>
          <table:table-cell office:value-type="float" office:value="-5.31">
            <text:p>-5,31000</text:p>
          </table:table-cell>
          <table:table-cell office:value-type="float" office:value="1.6305">
            <text:p>1,6305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854]+3.19496)/([.D854]-14.5476)" office:value-type="float" office:value="-0.0130556090527054">
            <text:p>-0,01306</text:p>
          </table:table-cell>
          <table:table-cell table:number-columns-repeated="1017"/>
        </table:table-row>
        <table:table-row table:style-name="ro1">
          <table:table-cell office:value-type="float" office:value="188.501">
            <text:p>188,50100</text:p>
          </table:table-cell>
          <table:table-cell office:value-type="float" office:value="-5.31">
            <text:p>-5,31000</text:p>
          </table:table-cell>
          <table:table-cell office:value-type="float" office:value="1.6305">
            <text:p>1,6305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855]+3.19496)/([.D855]-14.5476)" office:value-type="float" office:value="-0.0130556090527054">
            <text:p>-0,01306</text:p>
          </table:table-cell>
          <table:table-cell table:number-columns-repeated="1017"/>
        </table:table-row>
        <table:table-row table:style-name="ro1">
          <table:table-cell office:value-type="float" office:value="188.601">
            <text:p>188,60100</text:p>
          </table:table-cell>
          <table:table-cell office:value-type="float" office:value="-5.31">
            <text:p>-5,31000</text:p>
          </table:table-cell>
          <table:table-cell office:value-type="float" office:value="1.6305">
            <text:p>1,6305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856]+3.19496)/([.D856]-14.5476)" office:value-type="float" office:value="-0.0130556090527054">
            <text:p>-0,01306</text:p>
          </table:table-cell>
          <table:table-cell table:number-columns-repeated="1017"/>
        </table:table-row>
        <table:table-row table:style-name="ro1">
          <table:table-cell office:value-type="float" office:value="188.701">
            <text:p>188,70100</text:p>
          </table:table-cell>
          <table:table-cell office:value-type="float" office:value="-5.31">
            <text:p>-5,31000</text:p>
          </table:table-cell>
          <table:table-cell office:value-type="float" office:value="1.6305">
            <text:p>1,6305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857]+3.19496)/([.D857]-14.5476)" office:value-type="float" office:value="-0.0130556090527054">
            <text:p>-0,01306</text:p>
          </table:table-cell>
          <table:table-cell table:number-columns-repeated="1017"/>
        </table:table-row>
        <table:table-row table:style-name="ro1">
          <table:table-cell office:value-type="float" office:value="188.801">
            <text:p>188,80100</text:p>
          </table:table-cell>
          <table:table-cell office:value-type="float" office:value="-5.31">
            <text:p>-5,31000</text:p>
          </table:table-cell>
          <table:table-cell office:value-type="float" office:value="1.6305">
            <text:p>1,6305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858]+3.19496)/([.D858]-14.5476)" office:value-type="float" office:value="-0.0130556090527054">
            <text:p>-0,01306</text:p>
          </table:table-cell>
          <table:table-cell table:number-columns-repeated="1017"/>
        </table:table-row>
        <table:table-row table:style-name="ro1">
          <table:table-cell office:value-type="float" office:value="188.901">
            <text:p>188,90100</text:p>
          </table:table-cell>
          <table:table-cell office:value-type="float" office:value="-5.31">
            <text:p>-5,31000</text:p>
          </table:table-cell>
          <table:table-cell office:value-type="float" office:value="1.629">
            <text:p>1,6290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859]+3.19496)/([.D859]-14.5476)" office:value-type="float" office:value="-0.0130556090527054">
            <text:p>-0,01306</text:p>
          </table:table-cell>
          <table:table-cell table:number-columns-repeated="1017"/>
        </table:table-row>
        <table:table-row table:style-name="ro1">
          <table:table-cell office:value-type="float" office:value="189.001">
            <text:p>189,00100</text:p>
          </table:table-cell>
          <table:table-cell office:value-type="float" office:value="-5.31">
            <text:p>-5,31000</text:p>
          </table:table-cell>
          <table:table-cell office:value-type="float" office:value="1.629">
            <text:p>1,6290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860]+3.19496)/([.D860]-14.5476)" office:value-type="float" office:value="-0.0130556090527054">
            <text:p>-0,01306</text:p>
          </table:table-cell>
          <table:table-cell table:number-columns-repeated="1017"/>
        </table:table-row>
        <table:table-row table:style-name="ro1">
          <table:table-cell office:value-type="float" office:value="189.101">
            <text:p>189,10100</text:p>
          </table:table-cell>
          <table:table-cell office:value-type="float" office:value="-5.31">
            <text:p>-5,31000</text:p>
          </table:table-cell>
          <table:table-cell office:value-type="float" office:value="1.629">
            <text:p>1,6290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861]+3.19496)/([.D861]-14.5476)" office:value-type="float" office:value="-0.0130556090527054">
            <text:p>-0,01306</text:p>
          </table:table-cell>
          <table:table-cell table:number-columns-repeated="1017"/>
        </table:table-row>
        <table:table-row table:style-name="ro1">
          <table:table-cell office:value-type="float" office:value="189.201">
            <text:p>189,20100</text:p>
          </table:table-cell>
          <table:table-cell office:value-type="float" office:value="-5.31">
            <text:p>-5,31000</text:p>
          </table:table-cell>
          <table:table-cell office:value-type="float" office:value="1.629">
            <text:p>1,6290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862]+3.19496)/([.D862]-14.5476)" office:value-type="float" office:value="-0.0130556090527054">
            <text:p>-0,01306</text:p>
          </table:table-cell>
          <table:table-cell table:number-columns-repeated="1017"/>
        </table:table-row>
        <table:table-row table:style-name="ro1">
          <table:table-cell office:value-type="float" office:value="189.301">
            <text:p>189,30100</text:p>
          </table:table-cell>
          <table:table-cell office:value-type="float" office:value="-5.31">
            <text:p>-5,31000</text:p>
          </table:table-cell>
          <table:table-cell office:value-type="float" office:value="1.629">
            <text:p>1,6290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863]+3.19496)/([.D863]-14.5476)" office:value-type="float" office:value="-0.0130556090527054">
            <text:p>-0,01306</text:p>
          </table:table-cell>
          <table:table-cell table:number-columns-repeated="1017"/>
        </table:table-row>
        <table:table-row table:style-name="ro1">
          <table:table-cell office:value-type="float" office:value="189.401">
            <text:p>189,40100</text:p>
          </table:table-cell>
          <table:table-cell office:value-type="float" office:value="-5.31">
            <text:p>-5,31000</text:p>
          </table:table-cell>
          <table:table-cell office:value-type="float" office:value="1.629">
            <text:p>1,6290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864]+3.19496)/([.D864]-14.5476)" office:value-type="float" office:value="-0.0130556090527054">
            <text:p>-0,01306</text:p>
          </table:table-cell>
          <table:table-cell table:number-columns-repeated="1017"/>
        </table:table-row>
        <table:table-row table:style-name="ro1">
          <table:table-cell office:value-type="float" office:value="189.501">
            <text:p>189,50100</text:p>
          </table:table-cell>
          <table:table-cell office:value-type="float" office:value="-5.31">
            <text:p>-5,31000</text:p>
          </table:table-cell>
          <table:table-cell office:value-type="float" office:value="1.629">
            <text:p>1,6290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865]+3.19496)/([.D865]-14.5476)" office:value-type="float" office:value="-0.0130556090527054">
            <text:p>-0,01306</text:p>
          </table:table-cell>
          <table:table-cell table:number-columns-repeated="1017"/>
        </table:table-row>
        <table:table-row table:style-name="ro1">
          <table:table-cell office:value-type="float" office:value="189.601">
            <text:p>189,60100</text:p>
          </table:table-cell>
          <table:table-cell office:value-type="float" office:value="-5.31">
            <text:p>-5,31000</text:p>
          </table:table-cell>
          <table:table-cell office:value-type="float" office:value="1.629">
            <text:p>1,6290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866]+3.19496)/([.D866]-14.5476)" office:value-type="float" office:value="-0.0130556090527054">
            <text:p>-0,01306</text:p>
          </table:table-cell>
          <table:table-cell table:number-columns-repeated="1017"/>
        </table:table-row>
        <table:table-row table:style-name="ro1">
          <table:table-cell office:value-type="float" office:value="189.701">
            <text:p>189,70100</text:p>
          </table:table-cell>
          <table:table-cell office:value-type="float" office:value="-5.31">
            <text:p>-5,31000</text:p>
          </table:table-cell>
          <table:table-cell office:value-type="float" office:value="1.629">
            <text:p>1,6290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867]+3.19496)/([.D867]-14.5476)" office:value-type="float" office:value="-0.0130556090527054">
            <text:p>-0,01306</text:p>
          </table:table-cell>
          <table:table-cell table:number-columns-repeated="1017"/>
        </table:table-row>
        <table:table-row table:style-name="ro1">
          <table:table-cell office:value-type="float" office:value="189.801">
            <text:p>189,80100</text:p>
          </table:table-cell>
          <table:table-cell office:value-type="float" office:value="-5.31">
            <text:p>-5,31000</text:p>
          </table:table-cell>
          <table:table-cell office:value-type="float" office:value="1.629">
            <text:p>1,6290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868]+3.19496)/([.D868]-14.5476)" office:value-type="float" office:value="-0.0130556090527054">
            <text:p>-0,01306</text:p>
          </table:table-cell>
          <table:table-cell table:number-columns-repeated="1017"/>
        </table:table-row>
        <table:table-row table:style-name="ro1">
          <table:table-cell office:value-type="float" office:value="189.901">
            <text:p>189,90100</text:p>
          </table:table-cell>
          <table:table-cell office:value-type="float" office:value="-5.31">
            <text:p>-5,31000</text:p>
          </table:table-cell>
          <table:table-cell office:value-type="float" office:value="1.6275">
            <text:p>1,6275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869]+3.19496)/([.D869]-14.5476)" office:value-type="float" office:value="-0.0130556090527054">
            <text:p>-0,01306</text:p>
          </table:table-cell>
          <table:table-cell table:number-columns-repeated="1017"/>
        </table:table-row>
        <table:table-row table:style-name="ro1">
          <table:table-cell office:value-type="float" office:value="190.001">
            <text:p>190,00100</text:p>
          </table:table-cell>
          <table:table-cell office:value-type="float" office:value="-5.31">
            <text:p>-5,31000</text:p>
          </table:table-cell>
          <table:table-cell office:value-type="float" office:value="1.6275">
            <text:p>1,6275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870]+3.19496)/([.D870]-14.5476)" office:value-type="float" office:value="-0.0130556090527054">
            <text:p>-0,01306</text:p>
          </table:table-cell>
          <table:table-cell table:number-columns-repeated="1017"/>
        </table:table-row>
        <table:table-row table:style-name="ro1">
          <table:table-cell office:value-type="float" office:value="190.101">
            <text:p>190,10100</text:p>
          </table:table-cell>
          <table:table-cell office:value-type="float" office:value="-5.31">
            <text:p>-5,31000</text:p>
          </table:table-cell>
          <table:table-cell office:value-type="float" office:value="1.6275">
            <text:p>1,6275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871]+3.19496)/([.D871]-14.5476)" office:value-type="float" office:value="-0.0130556090527054">
            <text:p>-0,01306</text:p>
          </table:table-cell>
          <table:table-cell table:number-columns-repeated="1017"/>
        </table:table-row>
        <table:table-row table:style-name="ro1">
          <table:table-cell office:value-type="float" office:value="190.201">
            <text:p>190,20100</text:p>
          </table:table-cell>
          <table:table-cell office:value-type="float" office:value="-5.31">
            <text:p>-5,31000</text:p>
          </table:table-cell>
          <table:table-cell office:value-type="float" office:value="1.6275">
            <text:p>1,6275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872]+3.19496)/([.D872]-14.5476)" office:value-type="float" office:value="-0.0130556090527054">
            <text:p>-0,01306</text:p>
          </table:table-cell>
          <table:table-cell table:number-columns-repeated="1017"/>
        </table:table-row>
        <table:table-row table:style-name="ro1">
          <table:table-cell office:value-type="float" office:value="190.301">
            <text:p>190,30100</text:p>
          </table:table-cell>
          <table:table-cell office:value-type="float" office:value="-5.31">
            <text:p>-5,31000</text:p>
          </table:table-cell>
          <table:table-cell office:value-type="float" office:value="1.6275">
            <text:p>1,6275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873]+3.19496)/([.D873]-14.5476)" office:value-type="float" office:value="-0.0130556090527054">
            <text:p>-0,01306</text:p>
          </table:table-cell>
          <table:table-cell table:number-columns-repeated="1017"/>
        </table:table-row>
        <table:table-row table:style-name="ro1">
          <table:table-cell office:value-type="float" office:value="190.401">
            <text:p>190,40100</text:p>
          </table:table-cell>
          <table:table-cell office:value-type="float" office:value="-5.31">
            <text:p>-5,31000</text:p>
          </table:table-cell>
          <table:table-cell office:value-type="float" office:value="1.6275">
            <text:p>1,6275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874]+3.19496)/([.D874]-14.5476)" office:value-type="float" office:value="-0.0130556090527054">
            <text:p>-0,01306</text:p>
          </table:table-cell>
          <table:table-cell table:number-columns-repeated="1017"/>
        </table:table-row>
        <table:table-row table:style-name="ro1">
          <table:table-cell office:value-type="float" office:value="190.501">
            <text:p>190,50100</text:p>
          </table:table-cell>
          <table:table-cell office:value-type="float" office:value="-5.31">
            <text:p>-5,31000</text:p>
          </table:table-cell>
          <table:table-cell office:value-type="float" office:value="1.6275">
            <text:p>1,6275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875]+3.19496)/([.D875]-14.5476)" office:value-type="float" office:value="-0.0130556090527054">
            <text:p>-0,01306</text:p>
          </table:table-cell>
          <table:table-cell table:number-columns-repeated="1017"/>
        </table:table-row>
        <table:table-row table:style-name="ro1">
          <table:table-cell office:value-type="float" office:value="190.601">
            <text:p>190,60100</text:p>
          </table:table-cell>
          <table:table-cell office:value-type="float" office:value="-5.295">
            <text:p>-5,29500</text:p>
          </table:table-cell>
          <table:table-cell office:value-type="float" office:value="1.6275">
            <text:p>1,6275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876]+3.19496)/([.D876]-14.5476)" office:value-type="float" office:value="-0.0129630178318346">
            <text:p>-0,01296</text:p>
          </table:table-cell>
          <table:table-cell table:number-columns-repeated="1017"/>
        </table:table-row>
        <table:table-row table:style-name="ro1">
          <table:table-cell office:value-type="float" office:value="190.701">
            <text:p>190,70100</text:p>
          </table:table-cell>
          <table:table-cell office:value-type="float" office:value="-5.295">
            <text:p>-5,29500</text:p>
          </table:table-cell>
          <table:table-cell office:value-type="float" office:value="1.6275">
            <text:p>1,6275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877]+3.19496)/([.D877]-14.5476)" office:value-type="float" office:value="-0.0129630178318346">
            <text:p>-0,01296</text:p>
          </table:table-cell>
          <table:table-cell table:number-columns-repeated="1017"/>
        </table:table-row>
        <table:table-row table:style-name="ro1">
          <table:table-cell office:value-type="float" office:value="190.801">
            <text:p>190,80100</text:p>
          </table:table-cell>
          <table:table-cell office:value-type="float" office:value="-5.295">
            <text:p>-5,29500</text:p>
          </table:table-cell>
          <table:table-cell office:value-type="float" office:value="1.6275">
            <text:p>1,6275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878]+3.19496)/([.D878]-14.5476)" office:value-type="float" office:value="-0.0129630178318346">
            <text:p>-0,01296</text:p>
          </table:table-cell>
          <table:table-cell table:number-columns-repeated="1017"/>
        </table:table-row>
        <table:table-row table:style-name="ro1">
          <table:table-cell office:value-type="float" office:value="190.901">
            <text:p>190,90100</text:p>
          </table:table-cell>
          <table:table-cell office:value-type="float" office:value="-5.295">
            <text:p>-5,29500</text:p>
          </table:table-cell>
          <table:table-cell office:value-type="float" office:value="1.6275">
            <text:p>1,6275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879]+3.19496)/([.D879]-14.5476)" office:value-type="float" office:value="-0.0129630178318346">
            <text:p>-0,01296</text:p>
          </table:table-cell>
          <table:table-cell table:number-columns-repeated="1017"/>
        </table:table-row>
        <table:table-row table:style-name="ro1">
          <table:table-cell office:value-type="float" office:value="191.001">
            <text:p>191,00100</text:p>
          </table:table-cell>
          <table:table-cell office:value-type="float" office:value="-5.295">
            <text:p>-5,29500</text:p>
          </table:table-cell>
          <table:table-cell office:value-type="float" office:value="1.6275">
            <text:p>1,6275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880]+3.19496)/([.D880]-14.5476)" office:value-type="float" office:value="-0.0129630178318346">
            <text:p>-0,01296</text:p>
          </table:table-cell>
          <table:table-cell table:number-columns-repeated="1017"/>
        </table:table-row>
        <table:table-row table:style-name="ro1">
          <table:table-cell office:value-type="float" office:value="191.101">
            <text:p>191,10100</text:p>
          </table:table-cell>
          <table:table-cell office:value-type="float" office:value="-5.295">
            <text:p>-5,29500</text:p>
          </table:table-cell>
          <table:table-cell office:value-type="float" office:value="1.6275">
            <text:p>1,6275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881]+3.19496)/([.D881]-14.5476)" office:value-type="float" office:value="-0.0129630178318346">
            <text:p>-0,01296</text:p>
          </table:table-cell>
          <table:table-cell table:number-columns-repeated="1017"/>
        </table:table-row>
        <table:table-row table:style-name="ro1">
          <table:table-cell office:value-type="float" office:value="191.201">
            <text:p>191,20100</text:p>
          </table:table-cell>
          <table:table-cell office:value-type="float" office:value="-5.295">
            <text:p>-5,29500</text:p>
          </table:table-cell>
          <table:table-cell office:value-type="float" office:value="1.6275">
            <text:p>1,6275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882]+3.19496)/([.D882]-14.5476)" office:value-type="float" office:value="-0.0129630178318346">
            <text:p>-0,01296</text:p>
          </table:table-cell>
          <table:table-cell table:number-columns-repeated="1017"/>
        </table:table-row>
        <table:table-row table:style-name="ro1">
          <table:table-cell office:value-type="float" office:value="191.301">
            <text:p>191,30100</text:p>
          </table:table-cell>
          <table:table-cell office:value-type="float" office:value="-5.295">
            <text:p>-5,29500</text:p>
          </table:table-cell>
          <table:table-cell office:value-type="float" office:value="1.6275">
            <text:p>1,6275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883]+3.19496)/([.D883]-14.5476)" office:value-type="float" office:value="-0.0129630178318346">
            <text:p>-0,01296</text:p>
          </table:table-cell>
          <table:table-cell table:number-columns-repeated="1017"/>
        </table:table-row>
        <table:table-row table:style-name="ro1">
          <table:table-cell office:value-type="float" office:value="191.401">
            <text:p>191,40100</text:p>
          </table:table-cell>
          <table:table-cell office:value-type="float" office:value="-5.295">
            <text:p>-5,29500</text:p>
          </table:table-cell>
          <table:table-cell office:value-type="float" office:value="1.6275">
            <text:p>1,6275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884]+3.19496)/([.D884]-14.5476)" office:value-type="float" office:value="-0.0129630178318346">
            <text:p>-0,01296</text:p>
          </table:table-cell>
          <table:table-cell table:number-columns-repeated="1017"/>
        </table:table-row>
        <table:table-row table:style-name="ro1">
          <table:table-cell office:value-type="float" office:value="191.501">
            <text:p>191,50100</text:p>
          </table:table-cell>
          <table:table-cell office:value-type="float" office:value="-5.295">
            <text:p>-5,29500</text:p>
          </table:table-cell>
          <table:table-cell office:value-type="float" office:value="1.6275">
            <text:p>1,6275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885]+3.19496)/([.D885]-14.5476)" office:value-type="float" office:value="-0.0129630178318346">
            <text:p>-0,01296</text:p>
          </table:table-cell>
          <table:table-cell table:number-columns-repeated="1017"/>
        </table:table-row>
        <table:table-row table:style-name="ro1">
          <table:table-cell office:value-type="float" office:value="191.601">
            <text:p>191,60100</text:p>
          </table:table-cell>
          <table:table-cell office:value-type="float" office:value="-5.295">
            <text:p>-5,29500</text:p>
          </table:table-cell>
          <table:table-cell office:value-type="float" office:value="1.6275">
            <text:p>1,6275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886]+3.19496)/([.D886]-14.5476)" office:value-type="float" office:value="-0.0129630178318346">
            <text:p>-0,01296</text:p>
          </table:table-cell>
          <table:table-cell table:number-columns-repeated="1017"/>
        </table:table-row>
        <table:table-row table:style-name="ro1">
          <table:table-cell office:value-type="float" office:value="191.701">
            <text:p>191,70100</text:p>
          </table:table-cell>
          <table:table-cell office:value-type="float" office:value="-5.295">
            <text:p>-5,29500</text:p>
          </table:table-cell>
          <table:table-cell office:value-type="float" office:value="1.6275">
            <text:p>1,6275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887]+3.19496)/([.D887]-14.5476)" office:value-type="float" office:value="-0.0129630178318346">
            <text:p>-0,01296</text:p>
          </table:table-cell>
          <table:table-cell table:number-columns-repeated="1017"/>
        </table:table-row>
        <table:table-row table:style-name="ro1">
          <table:table-cell office:value-type="float" office:value="191.801">
            <text:p>191,80100</text:p>
          </table:table-cell>
          <table:table-cell office:value-type="float" office:value="-5.295">
            <text:p>-5,29500</text:p>
          </table:table-cell>
          <table:table-cell office:value-type="float" office:value="1.6275">
            <text:p>1,6275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888]+3.19496)/([.D888]-14.5476)" office:value-type="float" office:value="-0.0129630178318346">
            <text:p>-0,01296</text:p>
          </table:table-cell>
          <table:table-cell table:number-columns-repeated="1017"/>
        </table:table-row>
        <table:table-row table:style-name="ro1">
          <table:table-cell office:value-type="float" office:value="191.901">
            <text:p>191,90100</text:p>
          </table:table-cell>
          <table:table-cell office:value-type="float" office:value="-5.295">
            <text:p>-5,29500</text:p>
          </table:table-cell>
          <table:table-cell office:value-type="float" office:value="1.6275">
            <text:p>1,6275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889]+3.19496)/([.D889]-14.5476)" office:value-type="float" office:value="-0.0129630178318346">
            <text:p>-0,01296</text:p>
          </table:table-cell>
          <table:table-cell table:number-columns-repeated="1017"/>
        </table:table-row>
        <table:table-row table:style-name="ro1">
          <table:table-cell office:value-type="float" office:value="192.001">
            <text:p>192,00100</text:p>
          </table:table-cell>
          <table:table-cell office:value-type="float" office:value="-5.295">
            <text:p>-5,29500</text:p>
          </table:table-cell>
          <table:table-cell office:value-type="float" office:value="1.6275">
            <text:p>1,6275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890]+3.19496)/([.D890]-14.5476)" office:value-type="float" office:value="-0.0129630178318346">
            <text:p>-0,01296</text:p>
          </table:table-cell>
          <table:table-cell table:number-columns-repeated="1017"/>
        </table:table-row>
        <table:table-row table:style-name="ro1">
          <table:table-cell office:value-type="float" office:value="192.101">
            <text:p>192,10100</text:p>
          </table:table-cell>
          <table:table-cell office:value-type="float" office:value="-5.295">
            <text:p>-5,29500</text:p>
          </table:table-cell>
          <table:table-cell office:value-type="float" office:value="1.6275">
            <text:p>1,6275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891]+3.19496)/([.D891]-14.5476)" office:value-type="float" office:value="-0.0129630178318346">
            <text:p>-0,01296</text:p>
          </table:table-cell>
          <table:table-cell table:number-columns-repeated="1017"/>
        </table:table-row>
        <table:table-row table:style-name="ro1">
          <table:table-cell office:value-type="float" office:value="192.201">
            <text:p>192,20100</text:p>
          </table:table-cell>
          <table:table-cell office:value-type="float" office:value="-5.295">
            <text:p>-5,29500</text:p>
          </table:table-cell>
          <table:table-cell office:value-type="float" office:value="1.6275">
            <text:p>1,6275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892]+3.19496)/([.D892]-14.5476)" office:value-type="float" office:value="-0.0129630178318346">
            <text:p>-0,01296</text:p>
          </table:table-cell>
          <table:table-cell table:number-columns-repeated="1017"/>
        </table:table-row>
        <table:table-row table:style-name="ro1">
          <table:table-cell office:value-type="float" office:value="192.301">
            <text:p>192,30100</text:p>
          </table:table-cell>
          <table:table-cell office:value-type="float" office:value="-5.295">
            <text:p>-5,29500</text:p>
          </table:table-cell>
          <table:table-cell office:value-type="float" office:value="1.6275">
            <text:p>1,6275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893]+3.19496)/([.D893]-14.5476)" office:value-type="float" office:value="-0.0129630178318346">
            <text:p>-0,01296</text:p>
          </table:table-cell>
          <table:table-cell table:number-columns-repeated="1017"/>
        </table:table-row>
        <table:table-row table:style-name="ro1">
          <table:table-cell office:value-type="float" office:value="192.401">
            <text:p>192,40100</text:p>
          </table:table-cell>
          <table:table-cell office:value-type="float" office:value="-5.295">
            <text:p>-5,29500</text:p>
          </table:table-cell>
          <table:table-cell office:value-type="float" office:value="1.6275">
            <text:p>1,6275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894]+3.19496)/([.D894]-14.5476)" office:value-type="float" office:value="-0.0129630178318346">
            <text:p>-0,01296</text:p>
          </table:table-cell>
          <table:table-cell table:number-columns-repeated="1017"/>
        </table:table-row>
        <table:table-row table:style-name="ro1">
          <table:table-cell office:value-type="float" office:value="192.501">
            <text:p>192,50100</text:p>
          </table:table-cell>
          <table:table-cell office:value-type="float" office:value="-5.295">
            <text:p>-5,29500</text:p>
          </table:table-cell>
          <table:table-cell office:value-type="float" office:value="1.6275">
            <text:p>1,6275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895]+3.19496)/([.D895]-14.5476)" office:value-type="float" office:value="-0.0129630178318346">
            <text:p>-0,01296</text:p>
          </table:table-cell>
          <table:table-cell table:number-columns-repeated="1017"/>
        </table:table-row>
        <table:table-row table:style-name="ro1">
          <table:table-cell office:value-type="float" office:value="192.601">
            <text:p>192,60100</text:p>
          </table:table-cell>
          <table:table-cell office:value-type="float" office:value="-5.295">
            <text:p>-5,29500</text:p>
          </table:table-cell>
          <table:table-cell office:value-type="float" office:value="1.6275">
            <text:p>1,6275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896]+3.19496)/([.D896]-14.5476)" office:value-type="float" office:value="-0.0129630178318346">
            <text:p>-0,01296</text:p>
          </table:table-cell>
          <table:table-cell table:number-columns-repeated="1017"/>
        </table:table-row>
        <table:table-row table:style-name="ro1">
          <table:table-cell office:value-type="float" office:value="192.701">
            <text:p>192,70100</text:p>
          </table:table-cell>
          <table:table-cell office:value-type="float" office:value="-5.295">
            <text:p>-5,29500</text:p>
          </table:table-cell>
          <table:table-cell office:value-type="float" office:value="1.6275">
            <text:p>1,6275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897]+3.19496)/([.D897]-14.5476)" office:value-type="float" office:value="-0.0129630178318346">
            <text:p>-0,01296</text:p>
          </table:table-cell>
          <table:table-cell table:number-columns-repeated="1017"/>
        </table:table-row>
        <table:table-row table:style-name="ro1">
          <table:table-cell office:value-type="float" office:value="192.801">
            <text:p>192,80100</text:p>
          </table:table-cell>
          <table:table-cell office:value-type="float" office:value="-5.295">
            <text:p>-5,29500</text:p>
          </table:table-cell>
          <table:table-cell office:value-type="float" office:value="1.6275">
            <text:p>1,6275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898]+3.19496)/([.D898]-14.5476)" office:value-type="float" office:value="-0.0129630178318346">
            <text:p>-0,01296</text:p>
          </table:table-cell>
          <table:table-cell table:number-columns-repeated="1017"/>
        </table:table-row>
        <table:table-row table:style-name="ro1">
          <table:table-cell office:value-type="float" office:value="192.901">
            <text:p>192,90100</text:p>
          </table:table-cell>
          <table:table-cell office:value-type="float" office:value="-5.295">
            <text:p>-5,29500</text:p>
          </table:table-cell>
          <table:table-cell office:value-type="float" office:value="1.6275">
            <text:p>1,6275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899]+3.19496)/([.D899]-14.5476)" office:value-type="float" office:value="-0.0129630178318346">
            <text:p>-0,01296</text:p>
          </table:table-cell>
          <table:table-cell table:number-columns-repeated="1017"/>
        </table:table-row>
        <table:table-row table:style-name="ro1">
          <table:table-cell office:value-type="float" office:value="193.001">
            <text:p>193,00100</text:p>
          </table:table-cell>
          <table:table-cell office:value-type="float" office:value="-5.295">
            <text:p>-5,29500</text:p>
          </table:table-cell>
          <table:table-cell office:value-type="float" office:value="1.6275">
            <text:p>1,6275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900]+3.19496)/([.D900]-14.5476)" office:value-type="float" office:value="-0.0129630178318346">
            <text:p>-0,01296</text:p>
          </table:table-cell>
          <table:table-cell table:number-columns-repeated="1017"/>
        </table:table-row>
        <table:table-row table:style-name="ro1">
          <table:table-cell office:value-type="float" office:value="193.101">
            <text:p>193,10100</text:p>
          </table:table-cell>
          <table:table-cell office:value-type="float" office:value="-5.295">
            <text:p>-5,29500</text:p>
          </table:table-cell>
          <table:table-cell office:value-type="float" office:value="1.6275">
            <text:p>1,6275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901]+3.19496)/([.D901]-14.5476)" office:value-type="float" office:value="-0.0129630178318346">
            <text:p>-0,01296</text:p>
          </table:table-cell>
          <table:table-cell table:number-columns-repeated="1017"/>
        </table:table-row>
        <table:table-row table:style-name="ro1">
          <table:table-cell office:value-type="float" office:value="193.201">
            <text:p>193,20100</text:p>
          </table:table-cell>
          <table:table-cell office:value-type="float" office:value="-5.295">
            <text:p>-5,29500</text:p>
          </table:table-cell>
          <table:table-cell office:value-type="float" office:value="1.6275">
            <text:p>1,6275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902]+3.19496)/([.D902]-14.5476)" office:value-type="float" office:value="-0.0129630178318346">
            <text:p>-0,01296</text:p>
          </table:table-cell>
          <table:table-cell table:number-columns-repeated="1017"/>
        </table:table-row>
        <table:table-row table:style-name="ro1">
          <table:table-cell office:value-type="float" office:value="193.301">
            <text:p>193,30100</text:p>
          </table:table-cell>
          <table:table-cell office:value-type="float" office:value="-5.295">
            <text:p>-5,29500</text:p>
          </table:table-cell>
          <table:table-cell office:value-type="float" office:value="1.6275">
            <text:p>1,6275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903]+3.19496)/([.D903]-14.5476)" office:value-type="float" office:value="-0.0129630178318346">
            <text:p>-0,01296</text:p>
          </table:table-cell>
          <table:table-cell table:number-columns-repeated="1017"/>
        </table:table-row>
        <table:table-row table:style-name="ro1">
          <table:table-cell office:value-type="float" office:value="193.401">
            <text:p>193,40100</text:p>
          </table:table-cell>
          <table:table-cell office:value-type="float" office:value="-5.295">
            <text:p>-5,29500</text:p>
          </table:table-cell>
          <table:table-cell office:value-type="float" office:value="1.6275">
            <text:p>1,6275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904]+3.19496)/([.D904]-14.5476)" office:value-type="float" office:value="-0.0129630178318346">
            <text:p>-0,01296</text:p>
          </table:table-cell>
          <table:table-cell table:number-columns-repeated="1017"/>
        </table:table-row>
        <table:table-row table:style-name="ro1">
          <table:table-cell office:value-type="float" office:value="193.501">
            <text:p>193,50100</text:p>
          </table:table-cell>
          <table:table-cell office:value-type="float" office:value="-5.295">
            <text:p>-5,29500</text:p>
          </table:table-cell>
          <table:table-cell office:value-type="float" office:value="1.6275">
            <text:p>1,6275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905]+3.19496)/([.D905]-14.5476)" office:value-type="float" office:value="-0.0129630178318346">
            <text:p>-0,01296</text:p>
          </table:table-cell>
          <table:table-cell table:number-columns-repeated="1017"/>
        </table:table-row>
        <table:table-row table:style-name="ro1">
          <table:table-cell office:value-type="float" office:value="193.601">
            <text:p>193,60100</text:p>
          </table:table-cell>
          <table:table-cell office:value-type="float" office:value="-5.28">
            <text:p>-5,28000</text:p>
          </table:table-cell>
          <table:table-cell office:value-type="float" office:value="1.6275">
            <text:p>1,6275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906]+3.19496)/([.D906]-14.5476)" office:value-type="float" office:value="-0.0128704266109638">
            <text:p>-0,01287</text:p>
          </table:table-cell>
          <table:table-cell table:number-columns-repeated="1017"/>
        </table:table-row>
        <table:table-row table:style-name="ro1">
          <table:table-cell office:value-type="float" office:value="193.701">
            <text:p>193,70100</text:p>
          </table:table-cell>
          <table:table-cell office:value-type="float" office:value="-5.28">
            <text:p>-5,28000</text:p>
          </table:table-cell>
          <table:table-cell office:value-type="float" office:value="1.6275">
            <text:p>1,6275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907]+3.19496)/([.D907]-14.5476)" office:value-type="float" office:value="-0.0128704266109638">
            <text:p>-0,01287</text:p>
          </table:table-cell>
          <table:table-cell table:number-columns-repeated="1017"/>
        </table:table-row>
        <table:table-row table:style-name="ro1">
          <table:table-cell office:value-type="float" office:value="193.801">
            <text:p>193,80100</text:p>
          </table:table-cell>
          <table:table-cell office:value-type="float" office:value="-5.28">
            <text:p>-5,28000</text:p>
          </table:table-cell>
          <table:table-cell office:value-type="float" office:value="1.6275">
            <text:p>1,6275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908]+3.19496)/([.D908]-14.5476)" office:value-type="float" office:value="-0.0128704266109638">
            <text:p>-0,01287</text:p>
          </table:table-cell>
          <table:table-cell table:number-columns-repeated="1017"/>
        </table:table-row>
        <table:table-row table:style-name="ro1">
          <table:table-cell office:value-type="float" office:value="193.901">
            <text:p>193,90100</text:p>
          </table:table-cell>
          <table:table-cell office:value-type="float" office:value="-5.28">
            <text:p>-5,28000</text:p>
          </table:table-cell>
          <table:table-cell office:value-type="float" office:value="1.629">
            <text:p>1,6290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909]+3.19496)/([.D909]-14.5476)" office:value-type="float" office:value="-0.0128704266109638">
            <text:p>-0,01287</text:p>
          </table:table-cell>
          <table:table-cell table:number-columns-repeated="1017"/>
        </table:table-row>
        <table:table-row table:style-name="ro1">
          <table:table-cell office:value-type="float" office:value="194.001">
            <text:p>194,00100</text:p>
          </table:table-cell>
          <table:table-cell office:value-type="float" office:value="-5.28">
            <text:p>-5,28000</text:p>
          </table:table-cell>
          <table:table-cell office:value-type="float" office:value="1.629">
            <text:p>1,6290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910]+3.19496)/([.D910]-14.5476)" office:value-type="float" office:value="-0.0128704266109638">
            <text:p>-0,01287</text:p>
          </table:table-cell>
          <table:table-cell table:number-columns-repeated="1017"/>
        </table:table-row>
        <table:table-row table:style-name="ro1">
          <table:table-cell office:value-type="float" office:value="194.101">
            <text:p>194,10100</text:p>
          </table:table-cell>
          <table:table-cell office:value-type="float" office:value="-5.28">
            <text:p>-5,28000</text:p>
          </table:table-cell>
          <table:table-cell office:value-type="float" office:value="1.629">
            <text:p>1,6290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911]+3.19496)/([.D911]-14.5476)" office:value-type="float" office:value="-0.0128704266109638">
            <text:p>-0,01287</text:p>
          </table:table-cell>
          <table:table-cell table:number-columns-repeated="1017"/>
        </table:table-row>
        <table:table-row table:style-name="ro1">
          <table:table-cell office:value-type="float" office:value="194.201">
            <text:p>194,20100</text:p>
          </table:table-cell>
          <table:table-cell office:value-type="float" office:value="-5.28">
            <text:p>-5,28000</text:p>
          </table:table-cell>
          <table:table-cell office:value-type="float" office:value="1.629">
            <text:p>1,6290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912]+3.19496)/([.D912]-14.5476)" office:value-type="float" office:value="-0.0128704266109638">
            <text:p>-0,01287</text:p>
          </table:table-cell>
          <table:table-cell table:number-columns-repeated="1017"/>
        </table:table-row>
        <table:table-row table:style-name="ro1">
          <table:table-cell office:value-type="float" office:value="194.301">
            <text:p>194,30100</text:p>
          </table:table-cell>
          <table:table-cell office:value-type="float" office:value="-5.28">
            <text:p>-5,28000</text:p>
          </table:table-cell>
          <table:table-cell office:value-type="float" office:value="1.629">
            <text:p>1,6290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913]+3.19496)/([.D913]-14.5476)" office:value-type="float" office:value="-0.0128704266109638">
            <text:p>-0,01287</text:p>
          </table:table-cell>
          <table:table-cell table:number-columns-repeated="1017"/>
        </table:table-row>
        <table:table-row table:style-name="ro1">
          <table:table-cell office:value-type="float" office:value="194.401">
            <text:p>194,40100</text:p>
          </table:table-cell>
          <table:table-cell office:value-type="float" office:value="-5.28">
            <text:p>-5,28000</text:p>
          </table:table-cell>
          <table:table-cell office:value-type="float" office:value="1.629">
            <text:p>1,6290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914]+3.19496)/([.D914]-14.5476)" office:value-type="float" office:value="-0.0128704266109638">
            <text:p>-0,01287</text:p>
          </table:table-cell>
          <table:table-cell table:number-columns-repeated="1017"/>
        </table:table-row>
        <table:table-row table:style-name="ro1">
          <table:table-cell office:value-type="float" office:value="194.501">
            <text:p>194,50100</text:p>
          </table:table-cell>
          <table:table-cell office:value-type="float" office:value="-5.28">
            <text:p>-5,28000</text:p>
          </table:table-cell>
          <table:table-cell office:value-type="float" office:value="1.629">
            <text:p>1,6290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915]+3.19496)/([.D915]-14.5476)" office:value-type="float" office:value="-0.0128704266109638">
            <text:p>-0,01287</text:p>
          </table:table-cell>
          <table:table-cell table:number-columns-repeated="1017"/>
        </table:table-row>
        <table:table-row table:style-name="ro1">
          <table:table-cell office:value-type="float" office:value="194.601">
            <text:p>194,60100</text:p>
          </table:table-cell>
          <table:table-cell office:value-type="float" office:value="-5.28">
            <text:p>-5,28000</text:p>
          </table:table-cell>
          <table:table-cell office:value-type="float" office:value="1.629">
            <text:p>1,6290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916]+3.19496)/([.D916]-14.5476)" office:value-type="float" office:value="-0.0128704266109638">
            <text:p>-0,01287</text:p>
          </table:table-cell>
          <table:table-cell table:number-columns-repeated="1017"/>
        </table:table-row>
        <table:table-row table:style-name="ro1">
          <table:table-cell office:value-type="float" office:value="194.701">
            <text:p>194,70100</text:p>
          </table:table-cell>
          <table:table-cell office:value-type="float" office:value="-5.28">
            <text:p>-5,28000</text:p>
          </table:table-cell>
          <table:table-cell office:value-type="float" office:value="1.629">
            <text:p>1,6290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917]+3.19496)/([.D917]-14.5476)" office:value-type="float" office:value="-0.0128704266109638">
            <text:p>-0,01287</text:p>
          </table:table-cell>
          <table:table-cell table:number-columns-repeated="1017"/>
        </table:table-row>
        <table:table-row table:style-name="ro1">
          <table:table-cell office:value-type="float" office:value="194.801">
            <text:p>194,80100</text:p>
          </table:table-cell>
          <table:table-cell office:value-type="float" office:value="-5.28">
            <text:p>-5,28000</text:p>
          </table:table-cell>
          <table:table-cell office:value-type="float" office:value="1.629">
            <text:p>1,6290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918]+3.19496)/([.D918]-14.5476)" office:value-type="float" office:value="-0.0128704266109638">
            <text:p>-0,01287</text:p>
          </table:table-cell>
          <table:table-cell table:number-columns-repeated="1017"/>
        </table:table-row>
        <table:table-row table:style-name="ro1">
          <table:table-cell office:value-type="float" office:value="194.901">
            <text:p>194,90100</text:p>
          </table:table-cell>
          <table:table-cell office:value-type="float" office:value="-5.28">
            <text:p>-5,28000</text:p>
          </table:table-cell>
          <table:table-cell office:value-type="float" office:value="1.626">
            <text:p>1,6260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919]+3.19496)/([.D919]-14.5476)" office:value-type="float" office:value="-0.0128823545403096">
            <text:p>-0,01288</text:p>
          </table:table-cell>
          <table:table-cell table:number-columns-repeated="1017"/>
        </table:table-row>
        <table:table-row table:style-name="ro1">
          <table:table-cell office:value-type="float" office:value="195.001">
            <text:p>195,00100</text:p>
          </table:table-cell>
          <table:table-cell office:value-type="float" office:value="-5.28">
            <text:p>-5,28000</text:p>
          </table:table-cell>
          <table:table-cell office:value-type="float" office:value="1.626">
            <text:p>1,6260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920]+3.19496)/([.D920]-14.5476)" office:value-type="float" office:value="-0.0128823545403096">
            <text:p>-0,01288</text:p>
          </table:table-cell>
          <table:table-cell table:number-columns-repeated="1017"/>
        </table:table-row>
        <table:table-row table:style-name="ro1">
          <table:table-cell office:value-type="float" office:value="195.101">
            <text:p>195,10100</text:p>
          </table:table-cell>
          <table:table-cell office:value-type="float" office:value="-5.28">
            <text:p>-5,28000</text:p>
          </table:table-cell>
          <table:table-cell office:value-type="float" office:value="1.626">
            <text:p>1,6260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921]+3.19496)/([.D921]-14.5476)" office:value-type="float" office:value="-0.0128823545403096">
            <text:p>-0,01288</text:p>
          </table:table-cell>
          <table:table-cell table:number-columns-repeated="1017"/>
        </table:table-row>
        <table:table-row table:style-name="ro1">
          <table:table-cell office:value-type="float" office:value="195.201">
            <text:p>195,20100</text:p>
          </table:table-cell>
          <table:table-cell office:value-type="float" office:value="-5.28">
            <text:p>-5,28000</text:p>
          </table:table-cell>
          <table:table-cell office:value-type="float" office:value="1.626">
            <text:p>1,6260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922]+3.19496)/([.D922]-14.5476)" office:value-type="float" office:value="-0.0128823545403096">
            <text:p>-0,01288</text:p>
          </table:table-cell>
          <table:table-cell table:number-columns-repeated="1017"/>
        </table:table-row>
        <table:table-row table:style-name="ro1">
          <table:table-cell office:value-type="float" office:value="195.301">
            <text:p>195,30100</text:p>
          </table:table-cell>
          <table:table-cell office:value-type="float" office:value="-5.28">
            <text:p>-5,28000</text:p>
          </table:table-cell>
          <table:table-cell office:value-type="float" office:value="1.626">
            <text:p>1,6260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923]+3.19496)/([.D923]-14.5476)" office:value-type="float" office:value="-0.0128823545403096">
            <text:p>-0,01288</text:p>
          </table:table-cell>
          <table:table-cell table:number-columns-repeated="1017"/>
        </table:table-row>
        <table:table-row table:style-name="ro1">
          <table:table-cell office:value-type="float" office:value="195.401">
            <text:p>195,40100</text:p>
          </table:table-cell>
          <table:table-cell office:value-type="float" office:value="-5.28">
            <text:p>-5,28000</text:p>
          </table:table-cell>
          <table:table-cell office:value-type="float" office:value="1.626">
            <text:p>1,6260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924]+3.19496)/([.D924]-14.5476)" office:value-type="float" office:value="-0.0128823545403096">
            <text:p>-0,01288</text:p>
          </table:table-cell>
          <table:table-cell table:number-columns-repeated="1017"/>
        </table:table-row>
        <table:table-row table:style-name="ro1">
          <table:table-cell office:value-type="float" office:value="195.501">
            <text:p>195,50100</text:p>
          </table:table-cell>
          <table:table-cell office:value-type="float" office:value="-5.28">
            <text:p>-5,28000</text:p>
          </table:table-cell>
          <table:table-cell office:value-type="float" office:value="1.626">
            <text:p>1,6260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925]+3.19496)/([.D925]-14.5476)" office:value-type="float" office:value="-0.0128823545403096">
            <text:p>-0,01288</text:p>
          </table:table-cell>
          <table:table-cell table:number-columns-repeated="1017"/>
        </table:table-row>
        <table:table-row table:style-name="ro1">
          <table:table-cell office:value-type="float" office:value="195.601">
            <text:p>195,60100</text:p>
          </table:table-cell>
          <table:table-cell office:value-type="float" office:value="-5.28">
            <text:p>-5,28000</text:p>
          </table:table-cell>
          <table:table-cell office:value-type="float" office:value="1.626">
            <text:p>1,6260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926]+3.19496)/([.D926]-14.5476)" office:value-type="float" office:value="-0.0128823545403096">
            <text:p>-0,01288</text:p>
          </table:table-cell>
          <table:table-cell table:number-columns-repeated="1017"/>
        </table:table-row>
        <table:table-row table:style-name="ro1">
          <table:table-cell office:value-type="float" office:value="195.701">
            <text:p>195,70100</text:p>
          </table:table-cell>
          <table:table-cell office:value-type="float" office:value="-5.28">
            <text:p>-5,28000</text:p>
          </table:table-cell>
          <table:table-cell office:value-type="float" office:value="1.626">
            <text:p>1,6260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927]+3.19496)/([.D927]-14.5476)" office:value-type="float" office:value="-0.0128823545403096">
            <text:p>-0,01288</text:p>
          </table:table-cell>
          <table:table-cell table:number-columns-repeated="1017"/>
        </table:table-row>
        <table:table-row table:style-name="ro1">
          <table:table-cell office:value-type="float" office:value="195.801">
            <text:p>195,80100</text:p>
          </table:table-cell>
          <table:table-cell office:value-type="float" office:value="-5.28">
            <text:p>-5,28000</text:p>
          </table:table-cell>
          <table:table-cell office:value-type="float" office:value="1.626">
            <text:p>1,6260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928]+3.19496)/([.D928]-14.5476)" office:value-type="float" office:value="-0.0128823545403096">
            <text:p>-0,01288</text:p>
          </table:table-cell>
          <table:table-cell table:number-columns-repeated="1017"/>
        </table:table-row>
        <table:table-row table:style-name="ro1">
          <table:table-cell office:value-type="float" office:value="195.901">
            <text:p>195,90100</text:p>
          </table:table-cell>
          <table:table-cell office:value-type="float" office:value="-5.28">
            <text:p>-5,28000</text:p>
          </table:table-cell>
          <table:table-cell office:value-type="float" office:value="1.6245">
            <text:p>1,6245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929]+3.19496)/([.D929]-14.5476)" office:value-type="float" office:value="-0.0128823545403096">
            <text:p>-0,01288</text:p>
          </table:table-cell>
          <table:table-cell table:number-columns-repeated="1017"/>
        </table:table-row>
        <table:table-row table:style-name="ro1">
          <table:table-cell office:value-type="float" office:value="196.001">
            <text:p>196,00100</text:p>
          </table:table-cell>
          <table:table-cell office:value-type="float" office:value="-5.28">
            <text:p>-5,28000</text:p>
          </table:table-cell>
          <table:table-cell office:value-type="float" office:value="1.6245">
            <text:p>1,6245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930]+3.19496)/([.D930]-14.5476)" office:value-type="float" office:value="-0.0128823545403096">
            <text:p>-0,01288</text:p>
          </table:table-cell>
          <table:table-cell table:number-columns-repeated="1017"/>
        </table:table-row>
        <table:table-row table:style-name="ro1">
          <table:table-cell office:value-type="float" office:value="196.101">
            <text:p>196,10100</text:p>
          </table:table-cell>
          <table:table-cell office:value-type="float" office:value="-5.28">
            <text:p>-5,28000</text:p>
          </table:table-cell>
          <table:table-cell office:value-type="float" office:value="1.6245">
            <text:p>1,6245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931]+3.19496)/([.D931]-14.5476)" office:value-type="float" office:value="-0.0128823545403096">
            <text:p>-0,01288</text:p>
          </table:table-cell>
          <table:table-cell table:number-columns-repeated="1017"/>
        </table:table-row>
        <table:table-row table:style-name="ro1">
          <table:table-cell office:value-type="float" office:value="196.201">
            <text:p>196,20100</text:p>
          </table:table-cell>
          <table:table-cell office:value-type="float" office:value="-5.28">
            <text:p>-5,28000</text:p>
          </table:table-cell>
          <table:table-cell office:value-type="float" office:value="1.6245">
            <text:p>1,6245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932]+3.19496)/([.D932]-14.5476)" office:value-type="float" office:value="-0.0128823545403096">
            <text:p>-0,01288</text:p>
          </table:table-cell>
          <table:table-cell table:number-columns-repeated="1017"/>
        </table:table-row>
        <table:table-row table:style-name="ro1">
          <table:table-cell office:value-type="float" office:value="196.301">
            <text:p>196,30100</text:p>
          </table:table-cell>
          <table:table-cell office:value-type="float" office:value="-5.28">
            <text:p>-5,28000</text:p>
          </table:table-cell>
          <table:table-cell office:value-type="float" office:value="1.6245">
            <text:p>1,6245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933]+3.19496)/([.D933]-14.5476)" office:value-type="float" office:value="-0.0128823545403096">
            <text:p>-0,01288</text:p>
          </table:table-cell>
          <table:table-cell table:number-columns-repeated="1017"/>
        </table:table-row>
        <table:table-row table:style-name="ro1">
          <table:table-cell office:value-type="float" office:value="196.401">
            <text:p>196,40100</text:p>
          </table:table-cell>
          <table:table-cell office:value-type="float" office:value="-5.28">
            <text:p>-5,28000</text:p>
          </table:table-cell>
          <table:table-cell office:value-type="float" office:value="1.6245">
            <text:p>1,6245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934]+3.19496)/([.D934]-14.5476)" office:value-type="float" office:value="-0.0128823545403096">
            <text:p>-0,01288</text:p>
          </table:table-cell>
          <table:table-cell table:number-columns-repeated="1017"/>
        </table:table-row>
        <table:table-row table:style-name="ro1">
          <table:table-cell office:value-type="float" office:value="196.501">
            <text:p>196,50100</text:p>
          </table:table-cell>
          <table:table-cell office:value-type="float" office:value="-5.28">
            <text:p>-5,28000</text:p>
          </table:table-cell>
          <table:table-cell office:value-type="float" office:value="1.6245">
            <text:p>1,6245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935]+3.19496)/([.D935]-14.5476)" office:value-type="float" office:value="-0.0128823545403096">
            <text:p>-0,01288</text:p>
          </table:table-cell>
          <table:table-cell table:number-columns-repeated="1017"/>
        </table:table-row>
        <table:table-row table:style-name="ro1">
          <table:table-cell office:value-type="float" office:value="196.601">
            <text:p>196,60100</text:p>
          </table:table-cell>
          <table:table-cell office:value-type="float" office:value="-5.28">
            <text:p>-5,28000</text:p>
          </table:table-cell>
          <table:table-cell office:value-type="float" office:value="1.6245">
            <text:p>1,6245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936]+3.19496)/([.D936]-14.5476)" office:value-type="float" office:value="-0.0128823545403096">
            <text:p>-0,01288</text:p>
          </table:table-cell>
          <table:table-cell table:number-columns-repeated="1017"/>
        </table:table-row>
        <table:table-row table:style-name="ro1">
          <table:table-cell office:value-type="float" office:value="196.701">
            <text:p>196,70100</text:p>
          </table:table-cell>
          <table:table-cell office:value-type="float" office:value="-5.28">
            <text:p>-5,28000</text:p>
          </table:table-cell>
          <table:table-cell office:value-type="float" office:value="1.6245">
            <text:p>1,6245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937]+3.19496)/([.D937]-14.5476)" office:value-type="float" office:value="-0.0128823545403096">
            <text:p>-0,01288</text:p>
          </table:table-cell>
          <table:table-cell table:number-columns-repeated="1017"/>
        </table:table-row>
        <table:table-row table:style-name="ro1">
          <table:table-cell office:value-type="float" office:value="196.801">
            <text:p>196,80100</text:p>
          </table:table-cell>
          <table:table-cell office:value-type="float" office:value="-5.28">
            <text:p>-5,28000</text:p>
          </table:table-cell>
          <table:table-cell office:value-type="float" office:value="1.6245">
            <text:p>1,6245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938]+3.19496)/([.D938]-14.5476)" office:value-type="float" office:value="-0.0128823545403096">
            <text:p>-0,01288</text:p>
          </table:table-cell>
          <table:table-cell table:number-columns-repeated="1017"/>
        </table:table-row>
        <table:table-row table:style-name="ro1">
          <table:table-cell office:value-type="float" office:value="196.901">
            <text:p>196,90100</text:p>
          </table:table-cell>
          <table:table-cell office:value-type="float" office:value="-5.28">
            <text:p>-5,28000</text:p>
          </table:table-cell>
          <table:table-cell office:value-type="float" office:value="1.626">
            <text:p>1,6260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939]+3.19496)/([.D939]-14.5476)" office:value-type="float" office:value="-0.0128823545403096">
            <text:p>-0,01288</text:p>
          </table:table-cell>
          <table:table-cell table:number-columns-repeated="1017"/>
        </table:table-row>
        <table:table-row table:style-name="ro1">
          <table:table-cell office:value-type="float" office:value="197.001">
            <text:p>197,00100</text:p>
          </table:table-cell>
          <table:table-cell office:value-type="float" office:value="-5.28">
            <text:p>-5,28000</text:p>
          </table:table-cell>
          <table:table-cell office:value-type="float" office:value="1.626">
            <text:p>1,6260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940]+3.19496)/([.D940]-14.5476)" office:value-type="float" office:value="-0.0128823545403096">
            <text:p>-0,01288</text:p>
          </table:table-cell>
          <table:table-cell table:number-columns-repeated="1017"/>
        </table:table-row>
        <table:table-row table:style-name="ro1">
          <table:table-cell office:value-type="float" office:value="197.101">
            <text:p>197,10100</text:p>
          </table:table-cell>
          <table:table-cell office:value-type="float" office:value="-5.28">
            <text:p>-5,28000</text:p>
          </table:table-cell>
          <table:table-cell office:value-type="float" office:value="1.626">
            <text:p>1,6260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941]+3.19496)/([.D941]-14.5476)" office:value-type="float" office:value="-0.0128823545403096">
            <text:p>-0,01288</text:p>
          </table:table-cell>
          <table:table-cell table:number-columns-repeated="1017"/>
        </table:table-row>
        <table:table-row table:style-name="ro1">
          <table:table-cell office:value-type="float" office:value="197.201">
            <text:p>197,20100</text:p>
          </table:table-cell>
          <table:table-cell office:value-type="float" office:value="-5.28">
            <text:p>-5,28000</text:p>
          </table:table-cell>
          <table:table-cell office:value-type="float" office:value="1.626">
            <text:p>1,6260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942]+3.19496)/([.D942]-14.5476)" office:value-type="float" office:value="-0.0128823545403096">
            <text:p>-0,01288</text:p>
          </table:table-cell>
          <table:table-cell table:number-columns-repeated="1017"/>
        </table:table-row>
        <table:table-row table:style-name="ro1">
          <table:table-cell office:value-type="float" office:value="197.301">
            <text:p>197,30100</text:p>
          </table:table-cell>
          <table:table-cell office:value-type="float" office:value="-5.28">
            <text:p>-5,28000</text:p>
          </table:table-cell>
          <table:table-cell office:value-type="float" office:value="1.626">
            <text:p>1,6260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943]+3.19496)/([.D943]-14.5476)" office:value-type="float" office:value="-0.0128823545403096">
            <text:p>-0,01288</text:p>
          </table:table-cell>
          <table:table-cell table:number-columns-repeated="1017"/>
        </table:table-row>
        <table:table-row table:style-name="ro1">
          <table:table-cell office:value-type="float" office:value="197.401">
            <text:p>197,40100</text:p>
          </table:table-cell>
          <table:table-cell office:value-type="float" office:value="-5.28">
            <text:p>-5,28000</text:p>
          </table:table-cell>
          <table:table-cell office:value-type="float" office:value="1.626">
            <text:p>1,6260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944]+3.19496)/([.D944]-14.5476)" office:value-type="float" office:value="-0.0128823545403096">
            <text:p>-0,01288</text:p>
          </table:table-cell>
          <table:table-cell table:number-columns-repeated="1017"/>
        </table:table-row>
        <table:table-row table:style-name="ro1">
          <table:table-cell office:value-type="float" office:value="197.501">
            <text:p>197,50100</text:p>
          </table:table-cell>
          <table:table-cell office:value-type="float" office:value="-5.28">
            <text:p>-5,28000</text:p>
          </table:table-cell>
          <table:table-cell office:value-type="float" office:value="1.626">
            <text:p>1,6260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945]+3.19496)/([.D945]-14.5476)" office:value-type="float" office:value="-0.0128823545403096">
            <text:p>-0,01288</text:p>
          </table:table-cell>
          <table:table-cell table:number-columns-repeated="1017"/>
        </table:table-row>
        <table:table-row table:style-name="ro1">
          <table:table-cell office:value-type="float" office:value="197.601">
            <text:p>197,60100</text:p>
          </table:table-cell>
          <table:table-cell office:value-type="float" office:value="-5.28">
            <text:p>-5,28000</text:p>
          </table:table-cell>
          <table:table-cell office:value-type="float" office:value="1.626">
            <text:p>1,6260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946]+3.19496)/([.D946]-14.5476)" office:value-type="float" office:value="-0.0128823545403096">
            <text:p>-0,01288</text:p>
          </table:table-cell>
          <table:table-cell table:number-columns-repeated="1017"/>
        </table:table-row>
        <table:table-row table:style-name="ro1">
          <table:table-cell office:value-type="float" office:value="197.701">
            <text:p>197,70100</text:p>
          </table:table-cell>
          <table:table-cell office:value-type="float" office:value="-5.28">
            <text:p>-5,28000</text:p>
          </table:table-cell>
          <table:table-cell office:value-type="float" office:value="1.626">
            <text:p>1,6260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947]+3.19496)/([.D947]-14.5476)" office:value-type="float" office:value="-0.0128823545403096">
            <text:p>-0,01288</text:p>
          </table:table-cell>
          <table:table-cell table:number-columns-repeated="1017"/>
        </table:table-row>
        <table:table-row table:style-name="ro1">
          <table:table-cell office:value-type="float" office:value="197.801">
            <text:p>197,80100</text:p>
          </table:table-cell>
          <table:table-cell office:value-type="float" office:value="-5.28">
            <text:p>-5,28000</text:p>
          </table:table-cell>
          <table:table-cell office:value-type="float" office:value="1.626">
            <text:p>1,6260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948]+3.19496)/([.D948]-14.5476)" office:value-type="float" office:value="-0.0128823545403096">
            <text:p>-0,01288</text:p>
          </table:table-cell>
          <table:table-cell table:number-columns-repeated="1017"/>
        </table:table-row>
        <table:table-row table:style-name="ro1">
          <table:table-cell office:value-type="float" office:value="197.901">
            <text:p>197,90100</text:p>
          </table:table-cell>
          <table:table-cell office:value-type="float" office:value="-5.28">
            <text:p>-5,28000</text:p>
          </table:table-cell>
          <table:table-cell office:value-type="float" office:value="1.626">
            <text:p>1,6260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949]+3.19496)/([.D949]-14.5476)" office:value-type="float" office:value="-0.0128823545403096">
            <text:p>-0,01288</text:p>
          </table:table-cell>
          <table:table-cell table:number-columns-repeated="1017"/>
        </table:table-row>
        <table:table-row table:style-name="ro1">
          <table:table-cell office:value-type="float" office:value="198.001">
            <text:p>198,00100</text:p>
          </table:table-cell>
          <table:table-cell office:value-type="float" office:value="-5.28">
            <text:p>-5,28000</text:p>
          </table:table-cell>
          <table:table-cell office:value-type="float" office:value="1.626">
            <text:p>1,6260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950]+3.19496)/([.D950]-14.5476)" office:value-type="float" office:value="-0.0128823545403096">
            <text:p>-0,01288</text:p>
          </table:table-cell>
          <table:table-cell table:number-columns-repeated="1017"/>
        </table:table-row>
        <table:table-row table:style-name="ro1">
          <table:table-cell office:value-type="float" office:value="198.101">
            <text:p>198,10100</text:p>
          </table:table-cell>
          <table:table-cell office:value-type="float" office:value="-5.28">
            <text:p>-5,28000</text:p>
          </table:table-cell>
          <table:table-cell office:value-type="float" office:value="1.626">
            <text:p>1,6260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951]+3.19496)/([.D951]-14.5476)" office:value-type="float" office:value="-0.0128823545403096">
            <text:p>-0,01288</text:p>
          </table:table-cell>
          <table:table-cell table:number-columns-repeated="1017"/>
        </table:table-row>
        <table:table-row table:style-name="ro1">
          <table:table-cell office:value-type="float" office:value="198.201">
            <text:p>198,20100</text:p>
          </table:table-cell>
          <table:table-cell office:value-type="float" office:value="-5.28">
            <text:p>-5,28000</text:p>
          </table:table-cell>
          <table:table-cell office:value-type="float" office:value="1.626">
            <text:p>1,6260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952]+3.19496)/([.D952]-14.5476)" office:value-type="float" office:value="-0.0128823545403096">
            <text:p>-0,01288</text:p>
          </table:table-cell>
          <table:table-cell table:number-columns-repeated="1017"/>
        </table:table-row>
        <table:table-row table:style-name="ro1">
          <table:table-cell office:value-type="float" office:value="198.301">
            <text:p>198,30100</text:p>
          </table:table-cell>
          <table:table-cell office:value-type="float" office:value="-5.28">
            <text:p>-5,28000</text:p>
          </table:table-cell>
          <table:table-cell office:value-type="float" office:value="1.626">
            <text:p>1,6260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953]+3.19496)/([.D953]-14.5476)" office:value-type="float" office:value="-0.0128823545403096">
            <text:p>-0,01288</text:p>
          </table:table-cell>
          <table:table-cell table:number-columns-repeated="1017"/>
        </table:table-row>
        <table:table-row table:style-name="ro1">
          <table:table-cell office:value-type="float" office:value="198.401">
            <text:p>198,40100</text:p>
          </table:table-cell>
          <table:table-cell office:value-type="float" office:value="-5.28">
            <text:p>-5,28000</text:p>
          </table:table-cell>
          <table:table-cell office:value-type="float" office:value="1.626">
            <text:p>1,6260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954]+3.19496)/([.D954]-14.5476)" office:value-type="float" office:value="-0.0128823545403096">
            <text:p>-0,01288</text:p>
          </table:table-cell>
          <table:table-cell table:number-columns-repeated="1017"/>
        </table:table-row>
        <table:table-row table:style-name="ro1">
          <table:table-cell office:value-type="float" office:value="198.501">
            <text:p>198,50100</text:p>
          </table:table-cell>
          <table:table-cell office:value-type="float" office:value="-5.28">
            <text:p>-5,28000</text:p>
          </table:table-cell>
          <table:table-cell office:value-type="float" office:value="1.626">
            <text:p>1,6260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955]+3.19496)/([.D955]-14.5476)" office:value-type="float" office:value="-0.0128823545403096">
            <text:p>-0,01288</text:p>
          </table:table-cell>
          <table:table-cell table:number-columns-repeated="1017"/>
        </table:table-row>
        <table:table-row table:style-name="ro1">
          <table:table-cell office:value-type="float" office:value="198.601">
            <text:p>198,60100</text:p>
          </table:table-cell>
          <table:table-cell office:value-type="float" office:value="-5.28">
            <text:p>-5,28000</text:p>
          </table:table-cell>
          <table:table-cell office:value-type="float" office:value="1.626">
            <text:p>1,6260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956]+3.19496)/([.D956]-14.5476)" office:value-type="float" office:value="-0.0128823545403096">
            <text:p>-0,01288</text:p>
          </table:table-cell>
          <table:table-cell table:number-columns-repeated="1017"/>
        </table:table-row>
        <table:table-row table:style-name="ro1">
          <table:table-cell office:value-type="float" office:value="198.701">
            <text:p>198,70100</text:p>
          </table:table-cell>
          <table:table-cell office:value-type="float" office:value="-5.28">
            <text:p>-5,28000</text:p>
          </table:table-cell>
          <table:table-cell office:value-type="float" office:value="1.626">
            <text:p>1,6260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957]+3.19496)/([.D957]-14.5476)" office:value-type="float" office:value="-0.0128823545403096">
            <text:p>-0,01288</text:p>
          </table:table-cell>
          <table:table-cell table:number-columns-repeated="1017"/>
        </table:table-row>
        <table:table-row table:style-name="ro1">
          <table:table-cell office:value-type="float" office:value="198.801">
            <text:p>198,80100</text:p>
          </table:table-cell>
          <table:table-cell office:value-type="float" office:value="-5.28">
            <text:p>-5,28000</text:p>
          </table:table-cell>
          <table:table-cell office:value-type="float" office:value="1.626">
            <text:p>1,6260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958]+3.19496)/([.D958]-14.5476)" office:value-type="float" office:value="-0.0128823545403096">
            <text:p>-0,01288</text:p>
          </table:table-cell>
          <table:table-cell table:number-columns-repeated="1017"/>
        </table:table-row>
        <table:table-row table:style-name="ro1">
          <table:table-cell office:value-type="float" office:value="198.901">
            <text:p>198,90100</text:p>
          </table:table-cell>
          <table:table-cell office:value-type="float" office:value="-5.28">
            <text:p>-5,28000</text:p>
          </table:table-cell>
          <table:table-cell office:value-type="float" office:value="1.626">
            <text:p>1,6260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959]+3.19496)/([.D959]-14.5476)" office:value-type="float" office:value="-0.0128823545403096">
            <text:p>-0,01288</text:p>
          </table:table-cell>
          <table:table-cell table:number-columns-repeated="1017"/>
        </table:table-row>
        <table:table-row table:style-name="ro1">
          <table:table-cell office:value-type="float" office:value="199.001">
            <text:p>199,00100</text:p>
          </table:table-cell>
          <table:table-cell office:value-type="float" office:value="-5.28">
            <text:p>-5,28000</text:p>
          </table:table-cell>
          <table:table-cell office:value-type="float" office:value="1.626">
            <text:p>1,6260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960]+3.19496)/([.D960]-14.5476)" office:value-type="float" office:value="-0.0128823545403096">
            <text:p>-0,01288</text:p>
          </table:table-cell>
          <table:table-cell table:number-columns-repeated="1017"/>
        </table:table-row>
        <table:table-row table:style-name="ro1">
          <table:table-cell office:value-type="float" office:value="199.101">
            <text:p>199,10100</text:p>
          </table:table-cell>
          <table:table-cell office:value-type="float" office:value="-5.28">
            <text:p>-5,28000</text:p>
          </table:table-cell>
          <table:table-cell office:value-type="float" office:value="1.626">
            <text:p>1,6260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961]+3.19496)/([.D961]-14.5476)" office:value-type="float" office:value="-0.0128823545403096">
            <text:p>-0,01288</text:p>
          </table:table-cell>
          <table:table-cell table:number-columns-repeated="1017"/>
        </table:table-row>
        <table:table-row table:style-name="ro1">
          <table:table-cell office:value-type="float" office:value="199.201">
            <text:p>199,20100</text:p>
          </table:table-cell>
          <table:table-cell office:value-type="float" office:value="-5.28">
            <text:p>-5,28000</text:p>
          </table:table-cell>
          <table:table-cell office:value-type="float" office:value="1.626">
            <text:p>1,6260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962]+3.19496)/([.D962]-14.5476)" office:value-type="float" office:value="-0.0128823545403096">
            <text:p>-0,01288</text:p>
          </table:table-cell>
          <table:table-cell table:number-columns-repeated="1017"/>
        </table:table-row>
        <table:table-row table:style-name="ro1">
          <table:table-cell office:value-type="float" office:value="199.301">
            <text:p>199,30100</text:p>
          </table:table-cell>
          <table:table-cell office:value-type="float" office:value="-5.28">
            <text:p>-5,28000</text:p>
          </table:table-cell>
          <table:table-cell office:value-type="float" office:value="1.626">
            <text:p>1,6260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963]+3.19496)/([.D963]-14.5476)" office:value-type="float" office:value="-0.0128823545403096">
            <text:p>-0,01288</text:p>
          </table:table-cell>
          <table:table-cell table:number-columns-repeated="1017"/>
        </table:table-row>
        <table:table-row table:style-name="ro1">
          <table:table-cell office:value-type="float" office:value="199.401">
            <text:p>199,40100</text:p>
          </table:table-cell>
          <table:table-cell office:value-type="float" office:value="-5.28">
            <text:p>-5,28000</text:p>
          </table:table-cell>
          <table:table-cell office:value-type="float" office:value="1.626">
            <text:p>1,6260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964]+3.19496)/([.D964]-14.5476)" office:value-type="float" office:value="-0.0128823545403096">
            <text:p>-0,01288</text:p>
          </table:table-cell>
          <table:table-cell table:number-columns-repeated="1017"/>
        </table:table-row>
        <table:table-row table:style-name="ro1">
          <table:table-cell office:value-type="float" office:value="199.501">
            <text:p>199,50100</text:p>
          </table:table-cell>
          <table:table-cell office:value-type="float" office:value="-5.28">
            <text:p>-5,28000</text:p>
          </table:table-cell>
          <table:table-cell office:value-type="float" office:value="1.626">
            <text:p>1,6260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965]+3.19496)/([.D965]-14.5476)" office:value-type="float" office:value="-0.0128823545403096">
            <text:p>-0,01288</text:p>
          </table:table-cell>
          <table:table-cell table:number-columns-repeated="1017"/>
        </table:table-row>
        <table:table-row table:style-name="ro1">
          <table:table-cell office:value-type="float" office:value="199.601">
            <text:p>199,60100</text:p>
          </table:table-cell>
          <table:table-cell office:value-type="float" office:value="-5.28">
            <text:p>-5,28000</text:p>
          </table:table-cell>
          <table:table-cell office:value-type="float" office:value="1.626">
            <text:p>1,6260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966]+3.19496)/([.D966]-14.5476)" office:value-type="float" office:value="-0.0128823545403096">
            <text:p>-0,01288</text:p>
          </table:table-cell>
          <table:table-cell table:number-columns-repeated="1017"/>
        </table:table-row>
        <table:table-row table:style-name="ro1">
          <table:table-cell office:value-type="float" office:value="199.701">
            <text:p>199,70100</text:p>
          </table:table-cell>
          <table:table-cell office:value-type="float" office:value="-5.28">
            <text:p>-5,28000</text:p>
          </table:table-cell>
          <table:table-cell office:value-type="float" office:value="1.626">
            <text:p>1,6260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967]+3.19496)/([.D967]-14.5476)" office:value-type="float" office:value="-0.0128823545403096">
            <text:p>-0,01288</text:p>
          </table:table-cell>
          <table:table-cell table:number-columns-repeated="1017"/>
        </table:table-row>
        <table:table-row table:style-name="ro1">
          <table:table-cell office:value-type="float" office:value="199.801">
            <text:p>199,80100</text:p>
          </table:table-cell>
          <table:table-cell office:value-type="float" office:value="-5.28">
            <text:p>-5,28000</text:p>
          </table:table-cell>
          <table:table-cell office:value-type="float" office:value="1.626">
            <text:p>1,6260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968]+3.19496)/([.D968]-14.5476)" office:value-type="float" office:value="-0.0128823545403096">
            <text:p>-0,01288</text:p>
          </table:table-cell>
          <table:table-cell table:number-columns-repeated="1017"/>
        </table:table-row>
        <table:table-row table:style-name="ro1">
          <table:table-cell office:value-type="float" office:value="199.901">
            <text:p>199,90100</text:p>
          </table:table-cell>
          <table:table-cell office:value-type="float" office:value="-5.28">
            <text:p>-5,28000</text:p>
          </table:table-cell>
          <table:table-cell office:value-type="float" office:value="1.6245">
            <text:p>1,6245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969]+3.19496)/([.D969]-14.5476)" office:value-type="float" office:value="-0.0128823545403096">
            <text:p>-0,01288</text:p>
          </table:table-cell>
          <table:table-cell table:number-columns-repeated="1017"/>
        </table:table-row>
        <table:table-row table:style-name="ro1">
          <table:table-cell office:value-type="float" office:value="200.001">
            <text:p>200,00100</text:p>
          </table:table-cell>
          <table:table-cell office:value-type="float" office:value="-5.28">
            <text:p>-5,28000</text:p>
          </table:table-cell>
          <table:table-cell office:value-type="float" office:value="1.6245">
            <text:p>1,6245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970]+3.19496)/([.D970]-14.5476)" office:value-type="float" office:value="-0.0128823545403096">
            <text:p>-0,01288</text:p>
          </table:table-cell>
          <table:table-cell table:number-columns-repeated="1017"/>
        </table:table-row>
        <table:table-row table:style-name="ro1">
          <table:table-cell office:value-type="float" office:value="200.101">
            <text:p>200,10100</text:p>
          </table:table-cell>
          <table:table-cell office:value-type="float" office:value="-5.28">
            <text:p>-5,28000</text:p>
          </table:table-cell>
          <table:table-cell office:value-type="float" office:value="1.6245">
            <text:p>1,6245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971]+3.19496)/([.D971]-14.5476)" office:value-type="float" office:value="-0.0128823545403096">
            <text:p>-0,01288</text:p>
          </table:table-cell>
          <table:table-cell table:number-columns-repeated="1017"/>
        </table:table-row>
        <table:table-row table:style-name="ro1">
          <table:table-cell office:value-type="float" office:value="200.201">
            <text:p>200,20100</text:p>
          </table:table-cell>
          <table:table-cell office:value-type="float" office:value="-5.28">
            <text:p>-5,28000</text:p>
          </table:table-cell>
          <table:table-cell office:value-type="float" office:value="1.6245">
            <text:p>1,6245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972]+3.19496)/([.D972]-14.5476)" office:value-type="float" office:value="-0.0128823545403096">
            <text:p>-0,01288</text:p>
          </table:table-cell>
          <table:table-cell table:number-columns-repeated="1017"/>
        </table:table-row>
        <table:table-row table:style-name="ro1">
          <table:table-cell office:value-type="float" office:value="200.301">
            <text:p>200,30100</text:p>
          </table:table-cell>
          <table:table-cell office:value-type="float" office:value="-5.28">
            <text:p>-5,28000</text:p>
          </table:table-cell>
          <table:table-cell office:value-type="float" office:value="1.6245">
            <text:p>1,6245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973]+3.19496)/([.D973]-14.5476)" office:value-type="float" office:value="-0.0128823545403096">
            <text:p>-0,01288</text:p>
          </table:table-cell>
          <table:table-cell table:number-columns-repeated="1017"/>
        </table:table-row>
        <table:table-row table:style-name="ro1">
          <table:table-cell office:value-type="float" office:value="200.401">
            <text:p>200,40100</text:p>
          </table:table-cell>
          <table:table-cell office:value-type="float" office:value="-5.28">
            <text:p>-5,28000</text:p>
          </table:table-cell>
          <table:table-cell office:value-type="float" office:value="1.6245">
            <text:p>1,6245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974]+3.19496)/([.D974]-14.5476)" office:value-type="float" office:value="-0.0128823545403096">
            <text:p>-0,01288</text:p>
          </table:table-cell>
          <table:table-cell table:number-columns-repeated="1017"/>
        </table:table-row>
        <table:table-row table:style-name="ro1">
          <table:table-cell office:value-type="float" office:value="200.501">
            <text:p>200,50100</text:p>
          </table:table-cell>
          <table:table-cell office:value-type="float" office:value="-5.28">
            <text:p>-5,28000</text:p>
          </table:table-cell>
          <table:table-cell office:value-type="float" office:value="1.6245">
            <text:p>1,6245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975]+3.19496)/([.D975]-14.5476)" office:value-type="float" office:value="-0.0128823545403096">
            <text:p>-0,01288</text:p>
          </table:table-cell>
          <table:table-cell table:number-columns-repeated="1017"/>
        </table:table-row>
        <table:table-row table:style-name="ro1">
          <table:table-cell office:value-type="float" office:value="200.601">
            <text:p>200,60100</text:p>
          </table:table-cell>
          <table:table-cell office:value-type="float" office:value="-5.265">
            <text:p>-5,26500</text:p>
          </table:table-cell>
          <table:table-cell office:value-type="float" office:value="1.6245">
            <text:p>1,6245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976]+3.19496)/([.D976]-14.5476)" office:value-type="float" office:value="-0.0127896775086437">
            <text:p>-0,01279</text:p>
          </table:table-cell>
          <table:table-cell table:number-columns-repeated="1017"/>
        </table:table-row>
        <table:table-row table:style-name="ro1">
          <table:table-cell office:value-type="float" office:value="200.701">
            <text:p>200,70100</text:p>
          </table:table-cell>
          <table:table-cell office:value-type="float" office:value="-5.265">
            <text:p>-5,26500</text:p>
          </table:table-cell>
          <table:table-cell office:value-type="float" office:value="1.6245">
            <text:p>1,6245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977]+3.19496)/([.D977]-14.5476)" office:value-type="float" office:value="-0.0127896775086437">
            <text:p>-0,01279</text:p>
          </table:table-cell>
          <table:table-cell table:number-columns-repeated="1017"/>
        </table:table-row>
        <table:table-row table:style-name="ro1">
          <table:table-cell office:value-type="float" office:value="200.801">
            <text:p>200,80100</text:p>
          </table:table-cell>
          <table:table-cell office:value-type="float" office:value="-5.265">
            <text:p>-5,26500</text:p>
          </table:table-cell>
          <table:table-cell office:value-type="float" office:value="1.6245">
            <text:p>1,6245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978]+3.19496)/([.D978]-14.5476)" office:value-type="float" office:value="-0.0127896775086437">
            <text:p>-0,01279</text:p>
          </table:table-cell>
          <table:table-cell table:number-columns-repeated="1017"/>
        </table:table-row>
        <table:table-row table:style-name="ro1">
          <table:table-cell office:value-type="float" office:value="200.901">
            <text:p>200,90100</text:p>
          </table:table-cell>
          <table:table-cell office:value-type="float" office:value="-5.265">
            <text:p>-5,26500</text:p>
          </table:table-cell>
          <table:table-cell office:value-type="float" office:value="1.6245">
            <text:p>1,6245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979]+3.19496)/([.D979]-14.5476)" office:value-type="float" office:value="-0.0127896775086437">
            <text:p>-0,01279</text:p>
          </table:table-cell>
          <table:table-cell table:number-columns-repeated="1017"/>
        </table:table-row>
        <table:table-row table:style-name="ro1">
          <table:table-cell office:value-type="float" office:value="201.001">
            <text:p>201,00100</text:p>
          </table:table-cell>
          <table:table-cell office:value-type="float" office:value="-5.265">
            <text:p>-5,26500</text:p>
          </table:table-cell>
          <table:table-cell office:value-type="float" office:value="1.6245">
            <text:p>1,6245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980]+3.19496)/([.D980]-14.5476)" office:value-type="float" office:value="-0.0127896775086437">
            <text:p>-0,01279</text:p>
          </table:table-cell>
          <table:table-cell table:number-columns-repeated="1017"/>
        </table:table-row>
        <table:table-row table:style-name="ro1">
          <table:table-cell office:value-type="float" office:value="201.101">
            <text:p>201,10100</text:p>
          </table:table-cell>
          <table:table-cell office:value-type="float" office:value="-5.265">
            <text:p>-5,26500</text:p>
          </table:table-cell>
          <table:table-cell office:value-type="float" office:value="1.6245">
            <text:p>1,6245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981]+3.19496)/([.D981]-14.5476)" office:value-type="float" office:value="-0.0127896775086437">
            <text:p>-0,01279</text:p>
          </table:table-cell>
          <table:table-cell table:number-columns-repeated="1017"/>
        </table:table-row>
        <table:table-row table:style-name="ro1">
          <table:table-cell office:value-type="float" office:value="201.201">
            <text:p>201,20100</text:p>
          </table:table-cell>
          <table:table-cell office:value-type="float" office:value="-5.265">
            <text:p>-5,26500</text:p>
          </table:table-cell>
          <table:table-cell office:value-type="float" office:value="1.6245">
            <text:p>1,6245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982]+3.19496)/([.D982]-14.5476)" office:value-type="float" office:value="-0.0127896775086437">
            <text:p>-0,01279</text:p>
          </table:table-cell>
          <table:table-cell table:number-columns-repeated="1017"/>
        </table:table-row>
        <table:table-row table:style-name="ro1">
          <table:table-cell office:value-type="float" office:value="201.301">
            <text:p>201,30100</text:p>
          </table:table-cell>
          <table:table-cell office:value-type="float" office:value="-5.265">
            <text:p>-5,26500</text:p>
          </table:table-cell>
          <table:table-cell office:value-type="float" office:value="1.6245">
            <text:p>1,6245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983]+3.19496)/([.D983]-14.5476)" office:value-type="float" office:value="-0.0127896775086437">
            <text:p>-0,01279</text:p>
          </table:table-cell>
          <table:table-cell table:number-columns-repeated="1017"/>
        </table:table-row>
        <table:table-row table:style-name="ro1">
          <table:table-cell office:value-type="float" office:value="201.401">
            <text:p>201,40100</text:p>
          </table:table-cell>
          <table:table-cell office:value-type="float" office:value="-5.265">
            <text:p>-5,26500</text:p>
          </table:table-cell>
          <table:table-cell office:value-type="float" office:value="1.6245">
            <text:p>1,6245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984]+3.19496)/([.D984]-14.5476)" office:value-type="float" office:value="-0.0127896775086437">
            <text:p>-0,01279</text:p>
          </table:table-cell>
          <table:table-cell table:number-columns-repeated="1017"/>
        </table:table-row>
        <table:table-row table:style-name="ro1">
          <table:table-cell office:value-type="float" office:value="201.501">
            <text:p>201,50100</text:p>
          </table:table-cell>
          <table:table-cell office:value-type="float" office:value="-5.265">
            <text:p>-5,26500</text:p>
          </table:table-cell>
          <table:table-cell office:value-type="float" office:value="1.6245">
            <text:p>1,6245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985]+3.19496)/([.D985]-14.5476)" office:value-type="float" office:value="-0.0127896775086437">
            <text:p>-0,01279</text:p>
          </table:table-cell>
          <table:table-cell table:number-columns-repeated="1017"/>
        </table:table-row>
        <table:table-row table:style-name="ro1">
          <table:table-cell office:value-type="float" office:value="201.601">
            <text:p>201,60100</text:p>
          </table:table-cell>
          <table:table-cell office:value-type="float" office:value="-5.265">
            <text:p>-5,26500</text:p>
          </table:table-cell>
          <table:table-cell office:value-type="float" office:value="1.6245">
            <text:p>1,6245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986]+3.19496)/([.D986]-14.5476)" office:value-type="float" office:value="-0.0127896775086437">
            <text:p>-0,01279</text:p>
          </table:table-cell>
          <table:table-cell table:number-columns-repeated="1017"/>
        </table:table-row>
        <table:table-row table:style-name="ro1">
          <table:table-cell office:value-type="float" office:value="201.701">
            <text:p>201,70100</text:p>
          </table:table-cell>
          <table:table-cell office:value-type="float" office:value="-5.265">
            <text:p>-5,26500</text:p>
          </table:table-cell>
          <table:table-cell office:value-type="float" office:value="1.6245">
            <text:p>1,6245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987]+3.19496)/([.D987]-14.5476)" office:value-type="float" office:value="-0.0127896775086437">
            <text:p>-0,01279</text:p>
          </table:table-cell>
          <table:table-cell table:number-columns-repeated="1017"/>
        </table:table-row>
        <table:table-row table:style-name="ro1">
          <table:table-cell office:value-type="float" office:value="201.801">
            <text:p>201,80100</text:p>
          </table:table-cell>
          <table:table-cell office:value-type="float" office:value="-5.265">
            <text:p>-5,26500</text:p>
          </table:table-cell>
          <table:table-cell office:value-type="float" office:value="1.6245">
            <text:p>1,6245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988]+3.19496)/([.D988]-14.5476)" office:value-type="float" office:value="-0.0127896775086437">
            <text:p>-0,01279</text:p>
          </table:table-cell>
          <table:table-cell table:number-columns-repeated="1017"/>
        </table:table-row>
        <table:table-row table:style-name="ro1">
          <table:table-cell office:value-type="float" office:value="201.901">
            <text:p>201,90100</text:p>
          </table:table-cell>
          <table:table-cell office:value-type="float" office:value="-5.265">
            <text:p>-5,26500</text:p>
          </table:table-cell>
          <table:table-cell office:value-type="float" office:value="1.626">
            <text:p>1,6260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989]+3.19496)/([.D989]-14.5476)" office:value-type="float" office:value="-0.0127896775086437">
            <text:p>-0,01279</text:p>
          </table:table-cell>
          <table:table-cell table:number-columns-repeated="1017"/>
        </table:table-row>
        <table:table-row table:style-name="ro1">
          <table:table-cell office:value-type="float" office:value="202.001">
            <text:p>202,00100</text:p>
          </table:table-cell>
          <table:table-cell office:value-type="float" office:value="-5.265">
            <text:p>-5,26500</text:p>
          </table:table-cell>
          <table:table-cell office:value-type="float" office:value="1.626">
            <text:p>1,6260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990]+3.19496)/([.D990]-14.5476)" office:value-type="float" office:value="-0.0127896775086437">
            <text:p>-0,01279</text:p>
          </table:table-cell>
          <table:table-cell table:number-columns-repeated="1017"/>
        </table:table-row>
        <table:table-row table:style-name="ro1">
          <table:table-cell office:value-type="float" office:value="202.101">
            <text:p>202,10100</text:p>
          </table:table-cell>
          <table:table-cell office:value-type="float" office:value="-5.265">
            <text:p>-5,26500</text:p>
          </table:table-cell>
          <table:table-cell office:value-type="float" office:value="1.626">
            <text:p>1,6260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991]+3.19496)/([.D991]-14.5476)" office:value-type="float" office:value="-0.0127896775086437">
            <text:p>-0,01279</text:p>
          </table:table-cell>
          <table:table-cell table:number-columns-repeated="1017"/>
        </table:table-row>
        <table:table-row table:style-name="ro1">
          <table:table-cell office:value-type="float" office:value="202.201">
            <text:p>202,20100</text:p>
          </table:table-cell>
          <table:table-cell office:value-type="float" office:value="-5.265">
            <text:p>-5,26500</text:p>
          </table:table-cell>
          <table:table-cell office:value-type="float" office:value="1.626">
            <text:p>1,6260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992]+3.19496)/([.D992]-14.5476)" office:value-type="float" office:value="-0.0127896775086437">
            <text:p>-0,01279</text:p>
          </table:table-cell>
          <table:table-cell table:number-columns-repeated="1017"/>
        </table:table-row>
        <table:table-row table:style-name="ro1">
          <table:table-cell office:value-type="float" office:value="202.301">
            <text:p>202,30100</text:p>
          </table:table-cell>
          <table:table-cell office:value-type="float" office:value="-5.265">
            <text:p>-5,26500</text:p>
          </table:table-cell>
          <table:table-cell office:value-type="float" office:value="1.626">
            <text:p>1,6260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993]+3.19496)/([.D993]-14.5476)" office:value-type="float" office:value="-0.0127896775086437">
            <text:p>-0,01279</text:p>
          </table:table-cell>
          <table:table-cell table:number-columns-repeated="1017"/>
        </table:table-row>
        <table:table-row table:style-name="ro1">
          <table:table-cell office:value-type="float" office:value="202.401">
            <text:p>202,40100</text:p>
          </table:table-cell>
          <table:table-cell office:value-type="float" office:value="-5.265">
            <text:p>-5,26500</text:p>
          </table:table-cell>
          <table:table-cell office:value-type="float" office:value="1.626">
            <text:p>1,6260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994]+3.19496)/([.D994]-14.5476)" office:value-type="float" office:value="-0.0127896775086437">
            <text:p>-0,01279</text:p>
          </table:table-cell>
          <table:table-cell table:number-columns-repeated="1017"/>
        </table:table-row>
        <table:table-row table:style-name="ro1">
          <table:table-cell office:value-type="float" office:value="202.501">
            <text:p>202,50100</text:p>
          </table:table-cell>
          <table:table-cell office:value-type="float" office:value="-5.265">
            <text:p>-5,26500</text:p>
          </table:table-cell>
          <table:table-cell office:value-type="float" office:value="1.626">
            <text:p>1,6260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995]+3.19496)/([.D995]-14.5476)" office:value-type="float" office:value="-0.0127896775086437">
            <text:p>-0,01279</text:p>
          </table:table-cell>
          <table:table-cell table:number-columns-repeated="1017"/>
        </table:table-row>
        <table:table-row table:style-name="ro1">
          <table:table-cell office:value-type="float" office:value="202.601">
            <text:p>202,60100</text:p>
          </table:table-cell>
          <table:table-cell office:value-type="float" office:value="-5.265">
            <text:p>-5,26500</text:p>
          </table:table-cell>
          <table:table-cell office:value-type="float" office:value="1.626">
            <text:p>1,6260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996]+3.19496)/([.D996]-14.5476)" office:value-type="float" office:value="-0.0127896775086437">
            <text:p>-0,01279</text:p>
          </table:table-cell>
          <table:table-cell table:number-columns-repeated="1017"/>
        </table:table-row>
        <table:table-row table:style-name="ro1">
          <table:table-cell office:value-type="float" office:value="202.701">
            <text:p>202,70100</text:p>
          </table:table-cell>
          <table:table-cell office:value-type="float" office:value="-5.265">
            <text:p>-5,26500</text:p>
          </table:table-cell>
          <table:table-cell office:value-type="float" office:value="1.626">
            <text:p>1,6260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997]+3.19496)/([.D997]-14.5476)" office:value-type="float" office:value="-0.0127896775086437">
            <text:p>-0,01279</text:p>
          </table:table-cell>
          <table:table-cell table:number-columns-repeated="1017"/>
        </table:table-row>
        <table:table-row table:style-name="ro1">
          <table:table-cell office:value-type="float" office:value="202.801">
            <text:p>202,80100</text:p>
          </table:table-cell>
          <table:table-cell office:value-type="float" office:value="-5.265">
            <text:p>-5,26500</text:p>
          </table:table-cell>
          <table:table-cell office:value-type="float" office:value="1.626">
            <text:p>1,6260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998]+3.19496)/([.D998]-14.5476)" office:value-type="float" office:value="-0.0127896775086437">
            <text:p>-0,01279</text:p>
          </table:table-cell>
          <table:table-cell table:number-columns-repeated="1017"/>
        </table:table-row>
        <table:table-row table:style-name="ro1">
          <table:table-cell office:value-type="float" office:value="202.901">
            <text:p>202,90100</text:p>
          </table:table-cell>
          <table:table-cell office:value-type="float" office:value="-5.265">
            <text:p>-5,26500</text:p>
          </table:table-cell>
          <table:table-cell office:value-type="float" office:value="1.6245">
            <text:p>1,6245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999]+3.19496)/([.D999]-14.5476)" office:value-type="float" office:value="-0.0127896775086437">
            <text:p>-0,01279</text:p>
          </table:table-cell>
          <table:table-cell table:number-columns-repeated="1017"/>
        </table:table-row>
        <table:table-row table:style-name="ro1">
          <table:table-cell office:value-type="float" office:value="203.001">
            <text:p>203,00100</text:p>
          </table:table-cell>
          <table:table-cell office:value-type="float" office:value="-5.265">
            <text:p>-5,26500</text:p>
          </table:table-cell>
          <table:table-cell office:value-type="float" office:value="1.6245">
            <text:p>1,6245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1000]+3.19496)/([.D1000]-14.5476)" office:value-type="float" office:value="-0.0127896775086437">
            <text:p>-0,01279</text:p>
          </table:table-cell>
          <table:table-cell table:number-columns-repeated="1017"/>
        </table:table-row>
        <table:table-row table:style-name="ro1">
          <table:table-cell office:value-type="float" office:value="203.101">
            <text:p>203,10100</text:p>
          </table:table-cell>
          <table:table-cell office:value-type="float" office:value="-5.265">
            <text:p>-5,26500</text:p>
          </table:table-cell>
          <table:table-cell office:value-type="float" office:value="1.6245">
            <text:p>1,6245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1001]+3.19496)/([.D1001]-14.5476)" office:value-type="float" office:value="-0.0127896775086437">
            <text:p>-0,01279</text:p>
          </table:table-cell>
          <table:table-cell table:number-columns-repeated="1017"/>
        </table:table-row>
        <table:table-row table:style-name="ro1">
          <table:table-cell office:value-type="float" office:value="203.201">
            <text:p>203,20100</text:p>
          </table:table-cell>
          <table:table-cell office:value-type="float" office:value="-5.265">
            <text:p>-5,26500</text:p>
          </table:table-cell>
          <table:table-cell office:value-type="float" office:value="1.6245">
            <text:p>1,6245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1002]+3.19496)/([.D1002]-14.5476)" office:value-type="float" office:value="-0.0127896775086437">
            <text:p>-0,01279</text:p>
          </table:table-cell>
          <table:table-cell table:number-columns-repeated="1017"/>
        </table:table-row>
        <table:table-row table:style-name="ro1">
          <table:table-cell office:value-type="float" office:value="203.301">
            <text:p>203,30100</text:p>
          </table:table-cell>
          <table:table-cell office:value-type="float" office:value="-5.265">
            <text:p>-5,26500</text:p>
          </table:table-cell>
          <table:table-cell office:value-type="float" office:value="1.6245">
            <text:p>1,6245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1003]+3.19496)/([.D1003]-14.5476)" office:value-type="float" office:value="-0.0127896775086437">
            <text:p>-0,01279</text:p>
          </table:table-cell>
          <table:table-cell table:number-columns-repeated="1017"/>
        </table:table-row>
        <table:table-row table:style-name="ro1">
          <table:table-cell office:value-type="float" office:value="203.401">
            <text:p>203,40100</text:p>
          </table:table-cell>
          <table:table-cell office:value-type="float" office:value="-5.265">
            <text:p>-5,26500</text:p>
          </table:table-cell>
          <table:table-cell office:value-type="float" office:value="1.6245">
            <text:p>1,6245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1004]+3.19496)/([.D1004]-14.5476)" office:value-type="float" office:value="-0.0127896775086437">
            <text:p>-0,01279</text:p>
          </table:table-cell>
          <table:table-cell table:number-columns-repeated="1017"/>
        </table:table-row>
        <table:table-row table:style-name="ro1">
          <table:table-cell office:value-type="float" office:value="203.501">
            <text:p>203,50100</text:p>
          </table:table-cell>
          <table:table-cell office:value-type="float" office:value="-5.265">
            <text:p>-5,26500</text:p>
          </table:table-cell>
          <table:table-cell office:value-type="float" office:value="1.6245">
            <text:p>1,6245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1005]+3.19496)/([.D1005]-14.5476)" office:value-type="float" office:value="-0.0127896775086437">
            <text:p>-0,01279</text:p>
          </table:table-cell>
          <table:table-cell table:number-columns-repeated="1017"/>
        </table:table-row>
        <table:table-row table:style-name="ro1">
          <table:table-cell office:value-type="float" office:value="203.601">
            <text:p>203,60100</text:p>
          </table:table-cell>
          <table:table-cell office:value-type="float" office:value="-5.28">
            <text:p>-5,28000</text:p>
          </table:table-cell>
          <table:table-cell office:value-type="float" office:value="1.6245">
            <text:p>1,6245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1006]+3.19496)/([.D1006]-14.5476)" office:value-type="float" office:value="-0.0128823545403096">
            <text:p>-0,01288</text:p>
          </table:table-cell>
          <table:table-cell table:number-columns-repeated="1017"/>
        </table:table-row>
        <table:table-row table:style-name="ro1">
          <table:table-cell office:value-type="float" office:value="203.701">
            <text:p>203,70100</text:p>
          </table:table-cell>
          <table:table-cell office:value-type="float" office:value="-5.28">
            <text:p>-5,28000</text:p>
          </table:table-cell>
          <table:table-cell office:value-type="float" office:value="1.6245">
            <text:p>1,6245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1007]+3.19496)/([.D1007]-14.5476)" office:value-type="float" office:value="-0.0128823545403096">
            <text:p>-0,01288</text:p>
          </table:table-cell>
          <table:table-cell table:number-columns-repeated="1017"/>
        </table:table-row>
        <table:table-row table:style-name="ro1">
          <table:table-cell office:value-type="float" office:value="203.801">
            <text:p>203,80100</text:p>
          </table:table-cell>
          <table:table-cell office:value-type="float" office:value="-5.28">
            <text:p>-5,28000</text:p>
          </table:table-cell>
          <table:table-cell office:value-type="float" office:value="1.6245">
            <text:p>1,6245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1008]+3.19496)/([.D1008]-14.5476)" office:value-type="float" office:value="-0.0128823545403096">
            <text:p>-0,01288</text:p>
          </table:table-cell>
          <table:table-cell table:number-columns-repeated="1017"/>
        </table:table-row>
        <table:table-row table:style-name="ro1">
          <table:table-cell office:value-type="float" office:value="203.901">
            <text:p>203,90100</text:p>
          </table:table-cell>
          <table:table-cell office:value-type="float" office:value="-5.28">
            <text:p>-5,28000</text:p>
          </table:table-cell>
          <table:table-cell office:value-type="float" office:value="1.6245">
            <text:p>1,6245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1009]+3.19496)/([.D1009]-14.5476)" office:value-type="float" office:value="-0.0128823545403096">
            <text:p>-0,01288</text:p>
          </table:table-cell>
          <table:table-cell table:number-columns-repeated="1017"/>
        </table:table-row>
        <table:table-row table:style-name="ro1">
          <table:table-cell office:value-type="float" office:value="204.001">
            <text:p>204,00100</text:p>
          </table:table-cell>
          <table:table-cell office:value-type="float" office:value="-5.28">
            <text:p>-5,28000</text:p>
          </table:table-cell>
          <table:table-cell office:value-type="float" office:value="1.6245">
            <text:p>1,6245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1010]+3.19496)/([.D1010]-14.5476)" office:value-type="float" office:value="-0.0128823545403096">
            <text:p>-0,01288</text:p>
          </table:table-cell>
          <table:table-cell table:number-columns-repeated="1017"/>
        </table:table-row>
        <table:table-row table:style-name="ro1">
          <table:table-cell office:value-type="float" office:value="204.101">
            <text:p>204,10100</text:p>
          </table:table-cell>
          <table:table-cell office:value-type="float" office:value="-5.28">
            <text:p>-5,28000</text:p>
          </table:table-cell>
          <table:table-cell office:value-type="float" office:value="1.6245">
            <text:p>1,6245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1011]+3.19496)/([.D1011]-14.5476)" office:value-type="float" office:value="-0.0128823545403096">
            <text:p>-0,01288</text:p>
          </table:table-cell>
          <table:table-cell table:number-columns-repeated="1017"/>
        </table:table-row>
        <table:table-row table:style-name="ro1">
          <table:table-cell office:value-type="float" office:value="204.201">
            <text:p>204,20100</text:p>
          </table:table-cell>
          <table:table-cell office:value-type="float" office:value="-5.28">
            <text:p>-5,28000</text:p>
          </table:table-cell>
          <table:table-cell office:value-type="float" office:value="1.6245">
            <text:p>1,6245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1012]+3.19496)/([.D1012]-14.5476)" office:value-type="float" office:value="-0.0128823545403096">
            <text:p>-0,01288</text:p>
          </table:table-cell>
          <table:table-cell table:number-columns-repeated="1017"/>
        </table:table-row>
        <table:table-row table:style-name="ro1">
          <table:table-cell office:value-type="float" office:value="204.301">
            <text:p>204,30100</text:p>
          </table:table-cell>
          <table:table-cell office:value-type="float" office:value="-5.28">
            <text:p>-5,28000</text:p>
          </table:table-cell>
          <table:table-cell office:value-type="float" office:value="1.6245">
            <text:p>1,6245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1013]+3.19496)/([.D1013]-14.5476)" office:value-type="float" office:value="-0.0128823545403096">
            <text:p>-0,01288</text:p>
          </table:table-cell>
          <table:table-cell table:number-columns-repeated="1017"/>
        </table:table-row>
        <table:table-row table:style-name="ro1">
          <table:table-cell office:value-type="float" office:value="204.401">
            <text:p>204,40100</text:p>
          </table:table-cell>
          <table:table-cell office:value-type="float" office:value="-5.28">
            <text:p>-5,28000</text:p>
          </table:table-cell>
          <table:table-cell office:value-type="float" office:value="1.6245">
            <text:p>1,6245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1014]+3.19496)/([.D1014]-14.5476)" office:value-type="float" office:value="-0.0128823545403096">
            <text:p>-0,01288</text:p>
          </table:table-cell>
          <table:table-cell table:number-columns-repeated="1017"/>
        </table:table-row>
        <table:table-row table:style-name="ro1">
          <table:table-cell office:value-type="float" office:value="204.501">
            <text:p>204,50100</text:p>
          </table:table-cell>
          <table:table-cell office:value-type="float" office:value="-5.28">
            <text:p>-5,28000</text:p>
          </table:table-cell>
          <table:table-cell office:value-type="float" office:value="1.6245">
            <text:p>1,6245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1015]+3.19496)/([.D1015]-14.5476)" office:value-type="float" office:value="-0.0128823545403096">
            <text:p>-0,01288</text:p>
          </table:table-cell>
          <table:table-cell table:number-columns-repeated="1017"/>
        </table:table-row>
        <table:table-row table:style-name="ro1">
          <table:table-cell office:value-type="float" office:value="204.601">
            <text:p>204,60100</text:p>
          </table:table-cell>
          <table:table-cell office:value-type="float" office:value="-5.28">
            <text:p>-5,28000</text:p>
          </table:table-cell>
          <table:table-cell office:value-type="float" office:value="1.6245">
            <text:p>1,6245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1016]+3.19496)/([.D1016]-14.5476)" office:value-type="float" office:value="-0.0128823545403096">
            <text:p>-0,01288</text:p>
          </table:table-cell>
          <table:table-cell table:number-columns-repeated="1017"/>
        </table:table-row>
        <table:table-row table:style-name="ro1">
          <table:table-cell office:value-type="float" office:value="204.701">
            <text:p>204,70100</text:p>
          </table:table-cell>
          <table:table-cell office:value-type="float" office:value="-5.28">
            <text:p>-5,28000</text:p>
          </table:table-cell>
          <table:table-cell office:value-type="float" office:value="1.6245">
            <text:p>1,6245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1017]+3.19496)/([.D1017]-14.5476)" office:value-type="float" office:value="-0.0128823545403096">
            <text:p>-0,01288</text:p>
          </table:table-cell>
          <table:table-cell table:number-columns-repeated="1017"/>
        </table:table-row>
        <table:table-row table:style-name="ro1">
          <table:table-cell office:value-type="float" office:value="204.801">
            <text:p>204,80100</text:p>
          </table:table-cell>
          <table:table-cell office:value-type="float" office:value="-5.28">
            <text:p>-5,28000</text:p>
          </table:table-cell>
          <table:table-cell office:value-type="float" office:value="1.6245">
            <text:p>1,6245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1018]+3.19496)/([.D1018]-14.5476)" office:value-type="float" office:value="-0.0128823545403096">
            <text:p>-0,01288</text:p>
          </table:table-cell>
          <table:table-cell table:number-columns-repeated="1017"/>
        </table:table-row>
        <table:table-row table:style-name="ro1">
          <table:table-cell office:value-type="float" office:value="204.901">
            <text:p>204,90100</text:p>
          </table:table-cell>
          <table:table-cell office:value-type="float" office:value="-5.28">
            <text:p>-5,28000</text:p>
          </table:table-cell>
          <table:table-cell office:value-type="float" office:value="1.623">
            <text:p>1,6230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1019]+3.19496)/([.D1019]-14.5476)" office:value-type="float" office:value="-0.0128823545403096">
            <text:p>-0,01288</text:p>
          </table:table-cell>
          <table:table-cell table:number-columns-repeated="1017"/>
        </table:table-row>
        <table:table-row table:style-name="ro1">
          <table:table-cell office:value-type="float" office:value="205.001">
            <text:p>205,00100</text:p>
          </table:table-cell>
          <table:table-cell office:value-type="float" office:value="-5.28">
            <text:p>-5,28000</text:p>
          </table:table-cell>
          <table:table-cell office:value-type="float" office:value="1.623">
            <text:p>1,6230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1020]+3.19496)/([.D1020]-14.5476)" office:value-type="float" office:value="-0.0128823545403096">
            <text:p>-0,01288</text:p>
          </table:table-cell>
          <table:table-cell table:number-columns-repeated="1017"/>
        </table:table-row>
        <table:table-row table:style-name="ro1">
          <table:table-cell office:value-type="float" office:value="205.101">
            <text:p>205,10100</text:p>
          </table:table-cell>
          <table:table-cell office:value-type="float" office:value="-5.28">
            <text:p>-5,28000</text:p>
          </table:table-cell>
          <table:table-cell office:value-type="float" office:value="1.623">
            <text:p>1,6230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1021]+3.19496)/([.D1021]-14.5476)" office:value-type="float" office:value="-0.0128823545403096">
            <text:p>-0,01288</text:p>
          </table:table-cell>
          <table:table-cell table:number-columns-repeated="1017"/>
        </table:table-row>
        <table:table-row table:style-name="ro1">
          <table:table-cell office:value-type="float" office:value="205.201">
            <text:p>205,20100</text:p>
          </table:table-cell>
          <table:table-cell office:value-type="float" office:value="-5.28">
            <text:p>-5,28000</text:p>
          </table:table-cell>
          <table:table-cell office:value-type="float" office:value="1.623">
            <text:p>1,6230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1022]+3.19496)/([.D1022]-14.5476)" office:value-type="float" office:value="-0.0128823545403096">
            <text:p>-0,01288</text:p>
          </table:table-cell>
          <table:table-cell table:number-columns-repeated="1017"/>
        </table:table-row>
        <table:table-row table:style-name="ro1">
          <table:table-cell office:value-type="float" office:value="205.301">
            <text:p>205,30100</text:p>
          </table:table-cell>
          <table:table-cell office:value-type="float" office:value="-5.28">
            <text:p>-5,28000</text:p>
          </table:table-cell>
          <table:table-cell office:value-type="float" office:value="1.623">
            <text:p>1,6230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1023]+3.19496)/([.D1023]-14.5476)" office:value-type="float" office:value="-0.0128823545403096">
            <text:p>-0,01288</text:p>
          </table:table-cell>
          <table:table-cell table:number-columns-repeated="1017"/>
        </table:table-row>
        <table:table-row table:style-name="ro1">
          <table:table-cell office:value-type="float" office:value="205.401">
            <text:p>205,40100</text:p>
          </table:table-cell>
          <table:table-cell office:value-type="float" office:value="-5.28">
            <text:p>-5,28000</text:p>
          </table:table-cell>
          <table:table-cell office:value-type="float" office:value="1.623">
            <text:p>1,6230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1024]+3.19496)/([.D1024]-14.5476)" office:value-type="float" office:value="-0.0128823545403096">
            <text:p>-0,01288</text:p>
          </table:table-cell>
          <table:table-cell table:number-columns-repeated="1017"/>
        </table:table-row>
        <table:table-row table:style-name="ro1">
          <table:table-cell office:value-type="float" office:value="205.501">
            <text:p>205,50100</text:p>
          </table:table-cell>
          <table:table-cell office:value-type="float" office:value="-5.28">
            <text:p>-5,28000</text:p>
          </table:table-cell>
          <table:table-cell office:value-type="float" office:value="1.623">
            <text:p>1,6230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1025]+3.19496)/([.D1025]-14.5476)" office:value-type="float" office:value="-0.0128823545403096">
            <text:p>-0,01288</text:p>
          </table:table-cell>
          <table:table-cell table:number-columns-repeated="1017"/>
        </table:table-row>
        <table:table-row table:style-name="ro1">
          <table:table-cell office:value-type="float" office:value="205.601">
            <text:p>205,60100</text:p>
          </table:table-cell>
          <table:table-cell office:value-type="float" office:value="-5.28">
            <text:p>-5,28000</text:p>
          </table:table-cell>
          <table:table-cell office:value-type="float" office:value="1.623">
            <text:p>1,6230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1026]+3.19496)/([.D1026]-14.5476)" office:value-type="float" office:value="-0.0128823545403096">
            <text:p>-0,01288</text:p>
          </table:table-cell>
          <table:table-cell table:number-columns-repeated="1017"/>
        </table:table-row>
        <table:table-row table:style-name="ro1">
          <table:table-cell office:value-type="float" office:value="205.701">
            <text:p>205,70100</text:p>
          </table:table-cell>
          <table:table-cell office:value-type="float" office:value="-5.28">
            <text:p>-5,28000</text:p>
          </table:table-cell>
          <table:table-cell office:value-type="float" office:value="1.623">
            <text:p>1,6230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1027]+3.19496)/([.D1027]-14.5476)" office:value-type="float" office:value="-0.0128823545403096">
            <text:p>-0,01288</text:p>
          </table:table-cell>
          <table:table-cell table:number-columns-repeated="1017"/>
        </table:table-row>
        <table:table-row table:style-name="ro1">
          <table:table-cell office:value-type="float" office:value="205.801">
            <text:p>205,80100</text:p>
          </table:table-cell>
          <table:table-cell office:value-type="float" office:value="-5.28">
            <text:p>-5,28000</text:p>
          </table:table-cell>
          <table:table-cell office:value-type="float" office:value="1.623">
            <text:p>1,6230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1028]+3.19496)/([.D1028]-14.5476)" office:value-type="float" office:value="-0.0128823545403096">
            <text:p>-0,01288</text:p>
          </table:table-cell>
          <table:table-cell table:number-columns-repeated="1017"/>
        </table:table-row>
        <table:table-row table:style-name="ro1">
          <table:table-cell office:value-type="float" office:value="205.901">
            <text:p>205,90100</text:p>
          </table:table-cell>
          <table:table-cell office:value-type="float" office:value="-5.28">
            <text:p>-5,28000</text:p>
          </table:table-cell>
          <table:table-cell office:value-type="float" office:value="1.6245">
            <text:p>1,6245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1029]+3.19496)/([.D1029]-14.5476)" office:value-type="float" office:value="-0.0128823545403096">
            <text:p>-0,01288</text:p>
          </table:table-cell>
          <table:table-cell table:number-columns-repeated="1017"/>
        </table:table-row>
        <table:table-row table:style-name="ro1">
          <table:table-cell office:value-type="float" office:value="206.001">
            <text:p>206,00100</text:p>
          </table:table-cell>
          <table:table-cell office:value-type="float" office:value="-5.28">
            <text:p>-5,28000</text:p>
          </table:table-cell>
          <table:table-cell office:value-type="float" office:value="1.6245">
            <text:p>1,6245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1030]+3.19496)/([.D1030]-14.5476)" office:value-type="float" office:value="-0.0128823545403096">
            <text:p>-0,01288</text:p>
          </table:table-cell>
          <table:table-cell table:number-columns-repeated="1017"/>
        </table:table-row>
        <table:table-row table:style-name="ro1">
          <table:table-cell office:value-type="float" office:value="206.101">
            <text:p>206,10100</text:p>
          </table:table-cell>
          <table:table-cell office:value-type="float" office:value="-5.28">
            <text:p>-5,28000</text:p>
          </table:table-cell>
          <table:table-cell office:value-type="float" office:value="1.6245">
            <text:p>1,6245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1031]+3.19496)/([.D1031]-14.5476)" office:value-type="float" office:value="-0.0128823545403096">
            <text:p>-0,01288</text:p>
          </table:table-cell>
          <table:table-cell table:number-columns-repeated="1017"/>
        </table:table-row>
        <table:table-row table:style-name="ro1">
          <table:table-cell office:value-type="float" office:value="206.201">
            <text:p>206,20100</text:p>
          </table:table-cell>
          <table:table-cell office:value-type="float" office:value="-5.28">
            <text:p>-5,28000</text:p>
          </table:table-cell>
          <table:table-cell office:value-type="float" office:value="1.6245">
            <text:p>1,6245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1032]+3.19496)/([.D1032]-14.5476)" office:value-type="float" office:value="-0.0128823545403096">
            <text:p>-0,01288</text:p>
          </table:table-cell>
          <table:table-cell table:number-columns-repeated="1017"/>
        </table:table-row>
        <table:table-row table:style-name="ro1">
          <table:table-cell office:value-type="float" office:value="206.301">
            <text:p>206,30100</text:p>
          </table:table-cell>
          <table:table-cell office:value-type="float" office:value="-5.28">
            <text:p>-5,28000</text:p>
          </table:table-cell>
          <table:table-cell office:value-type="float" office:value="1.6245">
            <text:p>1,6245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1033]+3.19496)/([.D1033]-14.5476)" office:value-type="float" office:value="-0.0128823545403096">
            <text:p>-0,01288</text:p>
          </table:table-cell>
          <table:table-cell table:number-columns-repeated="1017"/>
        </table:table-row>
        <table:table-row table:style-name="ro1">
          <table:table-cell office:value-type="float" office:value="206.401">
            <text:p>206,40100</text:p>
          </table:table-cell>
          <table:table-cell office:value-type="float" office:value="-5.28">
            <text:p>-5,28000</text:p>
          </table:table-cell>
          <table:table-cell office:value-type="float" office:value="1.6245">
            <text:p>1,6245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1034]+3.19496)/([.D1034]-14.5476)" office:value-type="float" office:value="-0.0128823545403096">
            <text:p>-0,01288</text:p>
          </table:table-cell>
          <table:table-cell table:number-columns-repeated="1017"/>
        </table:table-row>
        <table:table-row table:style-name="ro1">
          <table:table-cell office:value-type="float" office:value="206.501">
            <text:p>206,50100</text:p>
          </table:table-cell>
          <table:table-cell office:value-type="float" office:value="-5.28">
            <text:p>-5,28000</text:p>
          </table:table-cell>
          <table:table-cell office:value-type="float" office:value="1.6245">
            <text:p>1,6245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1035]+3.19496)/([.D1035]-14.5476)" office:value-type="float" office:value="-0.0128823545403096">
            <text:p>-0,01288</text:p>
          </table:table-cell>
          <table:table-cell table:number-columns-repeated="1017"/>
        </table:table-row>
        <table:table-row table:style-name="ro1">
          <table:table-cell office:value-type="float" office:value="206.601">
            <text:p>206,60100</text:p>
          </table:table-cell>
          <table:table-cell office:value-type="float" office:value="-5.28">
            <text:p>-5,28000</text:p>
          </table:table-cell>
          <table:table-cell office:value-type="float" office:value="1.6245">
            <text:p>1,6245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1036]+3.19496)/([.D1036]-14.5476)" office:value-type="float" office:value="-0.0128823545403096">
            <text:p>-0,01288</text:p>
          </table:table-cell>
          <table:table-cell table:number-columns-repeated="1017"/>
        </table:table-row>
        <table:table-row table:style-name="ro1">
          <table:table-cell office:value-type="float" office:value="206.701">
            <text:p>206,70100</text:p>
          </table:table-cell>
          <table:table-cell office:value-type="float" office:value="-5.28">
            <text:p>-5,28000</text:p>
          </table:table-cell>
          <table:table-cell office:value-type="float" office:value="1.6245">
            <text:p>1,6245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1037]+3.19496)/([.D1037]-14.5476)" office:value-type="float" office:value="-0.0128823545403096">
            <text:p>-0,01288</text:p>
          </table:table-cell>
          <table:table-cell table:number-columns-repeated="1017"/>
        </table:table-row>
        <table:table-row table:style-name="ro1">
          <table:table-cell office:value-type="float" office:value="206.801">
            <text:p>206,80100</text:p>
          </table:table-cell>
          <table:table-cell office:value-type="float" office:value="-5.28">
            <text:p>-5,28000</text:p>
          </table:table-cell>
          <table:table-cell office:value-type="float" office:value="1.6245">
            <text:p>1,6245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1038]+3.19496)/([.D1038]-14.5476)" office:value-type="float" office:value="-0.0128823545403096">
            <text:p>-0,01288</text:p>
          </table:table-cell>
          <table:table-cell table:number-columns-repeated="1017"/>
        </table:table-row>
        <table:table-row table:style-name="ro1">
          <table:table-cell office:value-type="float" office:value="206.901">
            <text:p>206,90100</text:p>
          </table:table-cell>
          <table:table-cell office:value-type="float" office:value="-5.28">
            <text:p>-5,28000</text:p>
          </table:table-cell>
          <table:table-cell office:value-type="float" office:value="1.623">
            <text:p>1,6230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1039]+3.19496)/([.D1039]-14.5476)" office:value-type="float" office:value="-0.0128943045990659">
            <text:p>-0,01289</text:p>
          </table:table-cell>
          <table:table-cell table:number-columns-repeated="1017"/>
        </table:table-row>
        <table:table-row table:style-name="ro1">
          <table:table-cell office:value-type="float" office:value="207.001">
            <text:p>207,00100</text:p>
          </table:table-cell>
          <table:table-cell office:value-type="float" office:value="-5.28">
            <text:p>-5,28000</text:p>
          </table:table-cell>
          <table:table-cell office:value-type="float" office:value="1.623">
            <text:p>1,6230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1040]+3.19496)/([.D1040]-14.5476)" office:value-type="float" office:value="-0.0128943045990659">
            <text:p>-0,01289</text:p>
          </table:table-cell>
          <table:table-cell table:number-columns-repeated="1017"/>
        </table:table-row>
        <table:table-row table:style-name="ro1">
          <table:table-cell office:value-type="float" office:value="207.101">
            <text:p>207,10100</text:p>
          </table:table-cell>
          <table:table-cell office:value-type="float" office:value="-5.28">
            <text:p>-5,28000</text:p>
          </table:table-cell>
          <table:table-cell office:value-type="float" office:value="1.623">
            <text:p>1,6230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1041]+3.19496)/([.D1041]-14.5476)" office:value-type="float" office:value="-0.0128943045990659">
            <text:p>-0,01289</text:p>
          </table:table-cell>
          <table:table-cell table:number-columns-repeated="1017"/>
        </table:table-row>
        <table:table-row table:style-name="ro1">
          <table:table-cell office:value-type="float" office:value="207.201">
            <text:p>207,20100</text:p>
          </table:table-cell>
          <table:table-cell office:value-type="float" office:value="-5.28">
            <text:p>-5,28000</text:p>
          </table:table-cell>
          <table:table-cell office:value-type="float" office:value="1.623">
            <text:p>1,6230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1042]+3.19496)/([.D1042]-14.5476)" office:value-type="float" office:value="-0.0128943045990659">
            <text:p>-0,01289</text:p>
          </table:table-cell>
          <table:table-cell table:number-columns-repeated="1017"/>
        </table:table-row>
        <table:table-row table:style-name="ro1">
          <table:table-cell office:value-type="float" office:value="207.301">
            <text:p>207,30100</text:p>
          </table:table-cell>
          <table:table-cell office:value-type="float" office:value="-5.28">
            <text:p>-5,28000</text:p>
          </table:table-cell>
          <table:table-cell office:value-type="float" office:value="1.623">
            <text:p>1,6230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1043]+3.19496)/([.D1043]-14.5476)" office:value-type="float" office:value="-0.0128943045990659">
            <text:p>-0,01289</text:p>
          </table:table-cell>
          <table:table-cell table:number-columns-repeated="1017"/>
        </table:table-row>
        <table:table-row table:style-name="ro1">
          <table:table-cell office:value-type="float" office:value="207.401">
            <text:p>207,40100</text:p>
          </table:table-cell>
          <table:table-cell office:value-type="float" office:value="-5.28">
            <text:p>-5,28000</text:p>
          </table:table-cell>
          <table:table-cell office:value-type="float" office:value="1.623">
            <text:p>1,6230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1044]+3.19496)/([.D1044]-14.5476)" office:value-type="float" office:value="-0.0128943045990659">
            <text:p>-0,01289</text:p>
          </table:table-cell>
          <table:table-cell table:number-columns-repeated="1017"/>
        </table:table-row>
        <table:table-row table:style-name="ro1">
          <table:table-cell office:value-type="float" office:value="207.501">
            <text:p>207,50100</text:p>
          </table:table-cell>
          <table:table-cell office:value-type="float" office:value="-5.28">
            <text:p>-5,28000</text:p>
          </table:table-cell>
          <table:table-cell office:value-type="float" office:value="1.623">
            <text:p>1,6230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1045]+3.19496)/([.D1045]-14.5476)" office:value-type="float" office:value="-0.0128943045990659">
            <text:p>-0,01289</text:p>
          </table:table-cell>
          <table:table-cell table:number-columns-repeated="1017"/>
        </table:table-row>
        <table:table-row table:style-name="ro1">
          <table:table-cell office:value-type="float" office:value="207.604">
            <text:p>207,60400</text:p>
          </table:table-cell>
          <table:table-cell office:value-type="float" office:value="-5.28">
            <text:p>-5,28000</text:p>
          </table:table-cell>
          <table:table-cell office:value-type="float" office:value="1.623">
            <text:p>1,6230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1046]+3.19496)/([.D1046]-14.5476)" office:value-type="float" office:value="-0.0128943045990659">
            <text:p>-0,01289</text:p>
          </table:table-cell>
          <table:table-cell table:number-columns-repeated="1017"/>
        </table:table-row>
        <table:table-row table:style-name="ro1">
          <table:table-cell office:value-type="float" office:value="207.701">
            <text:p>207,70100</text:p>
          </table:table-cell>
          <table:table-cell office:value-type="float" office:value="-5.28">
            <text:p>-5,28000</text:p>
          </table:table-cell>
          <table:table-cell office:value-type="float" office:value="1.623">
            <text:p>1,6230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1047]+3.19496)/([.D1047]-14.5476)" office:value-type="float" office:value="-0.0128943045990659">
            <text:p>-0,01289</text:p>
          </table:table-cell>
          <table:table-cell table:number-columns-repeated="1017"/>
        </table:table-row>
        <table:table-row table:style-name="ro1">
          <table:table-cell office:value-type="float" office:value="207.801">
            <text:p>207,80100</text:p>
          </table:table-cell>
          <table:table-cell office:value-type="float" office:value="-5.28">
            <text:p>-5,28000</text:p>
          </table:table-cell>
          <table:table-cell office:value-type="float" office:value="1.623">
            <text:p>1,6230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1048]+3.19496)/([.D1048]-14.5476)" office:value-type="float" office:value="-0.0128943045990659">
            <text:p>-0,01289</text:p>
          </table:table-cell>
          <table:table-cell table:number-columns-repeated="1017"/>
        </table:table-row>
        <table:table-row table:style-name="ro1">
          <table:table-cell office:value-type="float" office:value="207.901">
            <text:p>207,90100</text:p>
          </table:table-cell>
          <table:table-cell office:value-type="float" office:value="-5.28">
            <text:p>-5,28000</text:p>
          </table:table-cell>
          <table:table-cell office:value-type="float" office:value="1.6245">
            <text:p>1,6245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1049]+3.19496)/([.D1049]-14.5476)" office:value-type="float" office:value="-0.0128943045990659">
            <text:p>-0,01289</text:p>
          </table:table-cell>
          <table:table-cell table:number-columns-repeated="1017"/>
        </table:table-row>
        <table:table-row table:style-name="ro1">
          <table:table-cell office:value-type="float" office:value="208.001">
            <text:p>208,00100</text:p>
          </table:table-cell>
          <table:table-cell office:value-type="float" office:value="-5.28">
            <text:p>-5,28000</text:p>
          </table:table-cell>
          <table:table-cell office:value-type="float" office:value="1.6245">
            <text:p>1,6245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1050]+3.19496)/([.D1050]-14.5476)" office:value-type="float" office:value="-0.0128943045990659">
            <text:p>-0,01289</text:p>
          </table:table-cell>
          <table:table-cell table:number-columns-repeated="1017"/>
        </table:table-row>
        <table:table-row table:style-name="ro1">
          <table:table-cell office:value-type="float" office:value="208.101">
            <text:p>208,10100</text:p>
          </table:table-cell>
          <table:table-cell office:value-type="float" office:value="-5.28">
            <text:p>-5,28000</text:p>
          </table:table-cell>
          <table:table-cell office:value-type="float" office:value="1.6245">
            <text:p>1,6245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1051]+3.19496)/([.D1051]-14.5476)" office:value-type="float" office:value="-0.0128943045990659">
            <text:p>-0,01289</text:p>
          </table:table-cell>
          <table:table-cell table:number-columns-repeated="1017"/>
        </table:table-row>
        <table:table-row table:style-name="ro1">
          <table:table-cell office:value-type="float" office:value="208.201">
            <text:p>208,20100</text:p>
          </table:table-cell>
          <table:table-cell office:value-type="float" office:value="-5.28">
            <text:p>-5,28000</text:p>
          </table:table-cell>
          <table:table-cell office:value-type="float" office:value="1.6245">
            <text:p>1,6245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1052]+3.19496)/([.D1052]-14.5476)" office:value-type="float" office:value="-0.0128943045990659">
            <text:p>-0,01289</text:p>
          </table:table-cell>
          <table:table-cell table:number-columns-repeated="1017"/>
        </table:table-row>
        <table:table-row table:style-name="ro1">
          <table:table-cell office:value-type="float" office:value="208.301">
            <text:p>208,30100</text:p>
          </table:table-cell>
          <table:table-cell office:value-type="float" office:value="-5.28">
            <text:p>-5,28000</text:p>
          </table:table-cell>
          <table:table-cell office:value-type="float" office:value="1.6245">
            <text:p>1,6245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1053]+3.19496)/([.D1053]-14.5476)" office:value-type="float" office:value="-0.0128943045990659">
            <text:p>-0,01289</text:p>
          </table:table-cell>
          <table:table-cell table:number-columns-repeated="1017"/>
        </table:table-row>
        <table:table-row table:style-name="ro1">
          <table:table-cell office:value-type="float" office:value="208.401">
            <text:p>208,40100</text:p>
          </table:table-cell>
          <table:table-cell office:value-type="float" office:value="-5.28">
            <text:p>-5,28000</text:p>
          </table:table-cell>
          <table:table-cell office:value-type="float" office:value="1.6245">
            <text:p>1,6245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1054]+3.19496)/([.D1054]-14.5476)" office:value-type="float" office:value="-0.0128943045990659">
            <text:p>-0,01289</text:p>
          </table:table-cell>
          <table:table-cell table:number-columns-repeated="1017"/>
        </table:table-row>
        <table:table-row table:style-name="ro1">
          <table:table-cell office:value-type="float" office:value="208.501">
            <text:p>208,50100</text:p>
          </table:table-cell>
          <table:table-cell office:value-type="float" office:value="-5.28">
            <text:p>-5,28000</text:p>
          </table:table-cell>
          <table:table-cell office:value-type="float" office:value="1.6245">
            <text:p>1,6245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1055]+3.19496)/([.D1055]-14.5476)" office:value-type="float" office:value="-0.0128943045990659">
            <text:p>-0,01289</text:p>
          </table:table-cell>
          <table:table-cell table:number-columns-repeated="1017"/>
        </table:table-row>
        <table:table-row table:style-name="ro1">
          <table:table-cell office:value-type="float" office:value="208.601">
            <text:p>208,60100</text:p>
          </table:table-cell>
          <table:table-cell office:value-type="float" office:value="-5.28">
            <text:p>-5,28000</text:p>
          </table:table-cell>
          <table:table-cell office:value-type="float" office:value="1.6245">
            <text:p>1,6245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1056]+3.19496)/([.D1056]-14.5476)" office:value-type="float" office:value="-0.0128943045990659">
            <text:p>-0,01289</text:p>
          </table:table-cell>
          <table:table-cell table:number-columns-repeated="1017"/>
        </table:table-row>
        <table:table-row table:style-name="ro1">
          <table:table-cell office:value-type="float" office:value="208.701">
            <text:p>208,70100</text:p>
          </table:table-cell>
          <table:table-cell office:value-type="float" office:value="-5.28">
            <text:p>-5,28000</text:p>
          </table:table-cell>
          <table:table-cell office:value-type="float" office:value="1.6245">
            <text:p>1,6245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1057]+3.19496)/([.D1057]-14.5476)" office:value-type="float" office:value="-0.0128943045990659">
            <text:p>-0,01289</text:p>
          </table:table-cell>
          <table:table-cell table:number-columns-repeated="1017"/>
        </table:table-row>
        <table:table-row table:style-name="ro1">
          <table:table-cell office:value-type="float" office:value="208.801">
            <text:p>208,80100</text:p>
          </table:table-cell>
          <table:table-cell office:value-type="float" office:value="-5.28">
            <text:p>-5,28000</text:p>
          </table:table-cell>
          <table:table-cell office:value-type="float" office:value="1.6245">
            <text:p>1,6245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1058]+3.19496)/([.D1058]-14.5476)" office:value-type="float" office:value="-0.0128943045990659">
            <text:p>-0,01289</text:p>
          </table:table-cell>
          <table:table-cell table:number-columns-repeated="1017"/>
        </table:table-row>
        <table:table-row table:style-name="ro1">
          <table:table-cell office:value-type="float" office:value="208.901">
            <text:p>208,90100</text:p>
          </table:table-cell>
          <table:table-cell office:value-type="float" office:value="-5.28">
            <text:p>-5,28000</text:p>
          </table:table-cell>
          <table:table-cell office:value-type="float" office:value="1.623">
            <text:p>1,6230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1059]+3.19496)/([.D1059]-14.5476)" office:value-type="float" office:value="-0.0128943045990659">
            <text:p>-0,01289</text:p>
          </table:table-cell>
          <table:table-cell table:number-columns-repeated="1017"/>
        </table:table-row>
        <table:table-row table:style-name="ro1">
          <table:table-cell office:value-type="float" office:value="209.001">
            <text:p>209,00100</text:p>
          </table:table-cell>
          <table:table-cell office:value-type="float" office:value="-5.28">
            <text:p>-5,28000</text:p>
          </table:table-cell>
          <table:table-cell office:value-type="float" office:value="1.623">
            <text:p>1,6230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1060]+3.19496)/([.D1060]-14.5476)" office:value-type="float" office:value="-0.0128943045990659">
            <text:p>-0,01289</text:p>
          </table:table-cell>
          <table:table-cell table:number-columns-repeated="1017"/>
        </table:table-row>
        <table:table-row table:style-name="ro1">
          <table:table-cell office:value-type="float" office:value="209.101">
            <text:p>209,10100</text:p>
          </table:table-cell>
          <table:table-cell office:value-type="float" office:value="-5.28">
            <text:p>-5,28000</text:p>
          </table:table-cell>
          <table:table-cell office:value-type="float" office:value="1.623">
            <text:p>1,6230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1061]+3.19496)/([.D1061]-14.5476)" office:value-type="float" office:value="-0.0128943045990659">
            <text:p>-0,01289</text:p>
          </table:table-cell>
          <table:table-cell table:number-columns-repeated="1017"/>
        </table:table-row>
        <table:table-row table:style-name="ro1">
          <table:table-cell office:value-type="float" office:value="209.201">
            <text:p>209,20100</text:p>
          </table:table-cell>
          <table:table-cell office:value-type="float" office:value="-5.28">
            <text:p>-5,28000</text:p>
          </table:table-cell>
          <table:table-cell office:value-type="float" office:value="1.623">
            <text:p>1,6230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1062]+3.19496)/([.D1062]-14.5476)" office:value-type="float" office:value="-0.0128943045990659">
            <text:p>-0,01289</text:p>
          </table:table-cell>
          <table:table-cell table:number-columns-repeated="1017"/>
        </table:table-row>
        <table:table-row table:style-name="ro1">
          <table:table-cell office:value-type="float" office:value="209.301">
            <text:p>209,30100</text:p>
          </table:table-cell>
          <table:table-cell office:value-type="float" office:value="-5.28">
            <text:p>-5,28000</text:p>
          </table:table-cell>
          <table:table-cell office:value-type="float" office:value="1.623">
            <text:p>1,6230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1063]+3.19496)/([.D1063]-14.5476)" office:value-type="float" office:value="-0.0128943045990659">
            <text:p>-0,01289</text:p>
          </table:table-cell>
          <table:table-cell table:number-columns-repeated="1017"/>
        </table:table-row>
        <table:table-row table:style-name="ro1">
          <table:table-cell office:value-type="float" office:value="209.401">
            <text:p>209,40100</text:p>
          </table:table-cell>
          <table:table-cell office:value-type="float" office:value="-5.28">
            <text:p>-5,28000</text:p>
          </table:table-cell>
          <table:table-cell office:value-type="float" office:value="1.623">
            <text:p>1,6230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1064]+3.19496)/([.D1064]-14.5476)" office:value-type="float" office:value="-0.0128943045990659">
            <text:p>-0,01289</text:p>
          </table:table-cell>
          <table:table-cell table:number-columns-repeated="1017"/>
        </table:table-row>
        <table:table-row table:style-name="ro1">
          <table:table-cell office:value-type="float" office:value="209.501">
            <text:p>209,50100</text:p>
          </table:table-cell>
          <table:table-cell office:value-type="float" office:value="-5.28">
            <text:p>-5,28000</text:p>
          </table:table-cell>
          <table:table-cell office:value-type="float" office:value="1.623">
            <text:p>1,6230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1065]+3.19496)/([.D1065]-14.5476)" office:value-type="float" office:value="-0.0128943045990659">
            <text:p>-0,01289</text:p>
          </table:table-cell>
          <table:table-cell table:number-columns-repeated="1017"/>
        </table:table-row>
        <table:table-row table:style-name="ro1">
          <table:table-cell office:value-type="float" office:value="209.601">
            <text:p>209,60100</text:p>
          </table:table-cell>
          <table:table-cell office:value-type="float" office:value="-5.265">
            <text:p>-5,26500</text:p>
          </table:table-cell>
          <table:table-cell office:value-type="float" office:value="1.623">
            <text:p>1,6230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1066]+3.19496)/([.D1066]-14.5476)" office:value-type="float" office:value="-0.0128015415974036">
            <text:p>-0,01280</text:p>
          </table:table-cell>
          <table:table-cell table:number-columns-repeated="1017"/>
        </table:table-row>
        <table:table-row table:style-name="ro1">
          <table:table-cell office:value-type="float" office:value="209.701">
            <text:p>209,70100</text:p>
          </table:table-cell>
          <table:table-cell office:value-type="float" office:value="-5.265">
            <text:p>-5,26500</text:p>
          </table:table-cell>
          <table:table-cell office:value-type="float" office:value="1.623">
            <text:p>1,6230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1067]+3.19496)/([.D1067]-14.5476)" office:value-type="float" office:value="-0.0128015415974036">
            <text:p>-0,01280</text:p>
          </table:table-cell>
          <table:table-cell table:number-columns-repeated="1017"/>
        </table:table-row>
        <table:table-row table:style-name="ro1">
          <table:table-cell office:value-type="float" office:value="209.801">
            <text:p>209,80100</text:p>
          </table:table-cell>
          <table:table-cell office:value-type="float" office:value="-5.265">
            <text:p>-5,26500</text:p>
          </table:table-cell>
          <table:table-cell office:value-type="float" office:value="1.623">
            <text:p>1,6230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1068]+3.19496)/([.D1068]-14.5476)" office:value-type="float" office:value="-0.0128015415974036">
            <text:p>-0,01280</text:p>
          </table:table-cell>
          <table:table-cell table:number-columns-repeated="1017"/>
        </table:table-row>
        <table:table-row table:style-name="ro1">
          <table:table-cell office:value-type="float" office:value="209.901">
            <text:p>209,90100</text:p>
          </table:table-cell>
          <table:table-cell office:value-type="float" office:value="-5.265">
            <text:p>-5,26500</text:p>
          </table:table-cell>
          <table:table-cell office:value-type="float" office:value="1.623">
            <text:p>1,6230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1069]+3.19496)/([.D1069]-14.5476)" office:value-type="float" office:value="-0.0128015415974036">
            <text:p>-0,01280</text:p>
          </table:table-cell>
          <table:table-cell table:number-columns-repeated="1017"/>
        </table:table-row>
        <table:table-row table:style-name="ro1">
          <table:table-cell office:value-type="float" office:value="210.001">
            <text:p>210,00100</text:p>
          </table:table-cell>
          <table:table-cell office:value-type="float" office:value="-5.265">
            <text:p>-5,26500</text:p>
          </table:table-cell>
          <table:table-cell office:value-type="float" office:value="1.623">
            <text:p>1,6230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1070]+3.19496)/([.D1070]-14.5476)" office:value-type="float" office:value="-0.0128015415974036">
            <text:p>-0,01280</text:p>
          </table:table-cell>
          <table:table-cell table:number-columns-repeated="1017"/>
        </table:table-row>
        <table:table-row table:style-name="ro1">
          <table:table-cell office:value-type="float" office:value="210.101">
            <text:p>210,10100</text:p>
          </table:table-cell>
          <table:table-cell office:value-type="float" office:value="-5.265">
            <text:p>-5,26500</text:p>
          </table:table-cell>
          <table:table-cell office:value-type="float" office:value="1.623">
            <text:p>1,6230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1071]+3.19496)/([.D1071]-14.5476)" office:value-type="float" office:value="-0.0128015415974036">
            <text:p>-0,01280</text:p>
          </table:table-cell>
          <table:table-cell table:number-columns-repeated="1017"/>
        </table:table-row>
        <table:table-row table:style-name="ro1">
          <table:table-cell office:value-type="float" office:value="210.201">
            <text:p>210,20100</text:p>
          </table:table-cell>
          <table:table-cell office:value-type="float" office:value="-5.265">
            <text:p>-5,26500</text:p>
          </table:table-cell>
          <table:table-cell office:value-type="float" office:value="1.623">
            <text:p>1,6230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1072]+3.19496)/([.D1072]-14.5476)" office:value-type="float" office:value="-0.0128015415974036">
            <text:p>-0,01280</text:p>
          </table:table-cell>
          <table:table-cell table:number-columns-repeated="1017"/>
        </table:table-row>
        <table:table-row table:style-name="ro1">
          <table:table-cell office:value-type="float" office:value="210.301">
            <text:p>210,30100</text:p>
          </table:table-cell>
          <table:table-cell office:value-type="float" office:value="-5.265">
            <text:p>-5,26500</text:p>
          </table:table-cell>
          <table:table-cell office:value-type="float" office:value="1.623">
            <text:p>1,6230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1073]+3.19496)/([.D1073]-14.5476)" office:value-type="float" office:value="-0.0128015415974036">
            <text:p>-0,01280</text:p>
          </table:table-cell>
          <table:table-cell table:number-columns-repeated="1017"/>
        </table:table-row>
        <table:table-row table:style-name="ro1">
          <table:table-cell office:value-type="float" office:value="210.401">
            <text:p>210,40100</text:p>
          </table:table-cell>
          <table:table-cell office:value-type="float" office:value="-5.265">
            <text:p>-5,26500</text:p>
          </table:table-cell>
          <table:table-cell office:value-type="float" office:value="1.623">
            <text:p>1,6230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1074]+3.19496)/([.D1074]-14.5476)" office:value-type="float" office:value="-0.0128015415974036">
            <text:p>-0,01280</text:p>
          </table:table-cell>
          <table:table-cell table:number-columns-repeated="1017"/>
        </table:table-row>
        <table:table-row table:style-name="ro1">
          <table:table-cell office:value-type="float" office:value="210.501">
            <text:p>210,50100</text:p>
          </table:table-cell>
          <table:table-cell office:value-type="float" office:value="-5.265">
            <text:p>-5,26500</text:p>
          </table:table-cell>
          <table:table-cell office:value-type="float" office:value="1.623">
            <text:p>1,6230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1075]+3.19496)/([.D1075]-14.5476)" office:value-type="float" office:value="-0.0128015415974036">
            <text:p>-0,01280</text:p>
          </table:table-cell>
          <table:table-cell table:number-columns-repeated="1017"/>
        </table:table-row>
        <table:table-row table:style-name="ro1">
          <table:table-cell office:value-type="float" office:value="210.601">
            <text:p>210,60100</text:p>
          </table:table-cell>
          <table:table-cell office:value-type="float" office:value="-5.265">
            <text:p>-5,26500</text:p>
          </table:table-cell>
          <table:table-cell office:value-type="float" office:value="1.623">
            <text:p>1,6230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1076]+3.19496)/([.D1076]-14.5476)" office:value-type="float" office:value="-0.0128015415974036">
            <text:p>-0,01280</text:p>
          </table:table-cell>
          <table:table-cell table:number-columns-repeated="1017"/>
        </table:table-row>
        <table:table-row table:style-name="ro1">
          <table:table-cell office:value-type="float" office:value="210.701">
            <text:p>210,70100</text:p>
          </table:table-cell>
          <table:table-cell office:value-type="float" office:value="-5.265">
            <text:p>-5,26500</text:p>
          </table:table-cell>
          <table:table-cell office:value-type="float" office:value="1.623">
            <text:p>1,6230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1077]+3.19496)/([.D1077]-14.5476)" office:value-type="float" office:value="-0.0128015415974036">
            <text:p>-0,01280</text:p>
          </table:table-cell>
          <table:table-cell table:number-columns-repeated="1017"/>
        </table:table-row>
        <table:table-row table:style-name="ro1">
          <table:table-cell office:value-type="float" office:value="210.801">
            <text:p>210,80100</text:p>
          </table:table-cell>
          <table:table-cell office:value-type="float" office:value="-5.265">
            <text:p>-5,26500</text:p>
          </table:table-cell>
          <table:table-cell office:value-type="float" office:value="1.623">
            <text:p>1,6230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1078]+3.19496)/([.D1078]-14.5476)" office:value-type="float" office:value="-0.0128015415974036">
            <text:p>-0,01280</text:p>
          </table:table-cell>
          <table:table-cell table:number-columns-repeated="1017"/>
        </table:table-row>
        <table:table-row table:style-name="ro1">
          <table:table-cell office:value-type="float" office:value="210.901">
            <text:p>210,90100</text:p>
          </table:table-cell>
          <table:table-cell office:value-type="float" office:value="-5.265">
            <text:p>-5,26500</text:p>
          </table:table-cell>
          <table:table-cell office:value-type="float" office:value="1.623">
            <text:p>1,6230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1079]+3.19496)/([.D1079]-14.5476)" office:value-type="float" office:value="-0.0128015415974036">
            <text:p>-0,01280</text:p>
          </table:table-cell>
          <table:table-cell table:number-columns-repeated="1017"/>
        </table:table-row>
        <table:table-row table:style-name="ro1">
          <table:table-cell office:value-type="float" office:value="211.001">
            <text:p>211,00100</text:p>
          </table:table-cell>
          <table:table-cell office:value-type="float" office:value="-5.265">
            <text:p>-5,26500</text:p>
          </table:table-cell>
          <table:table-cell office:value-type="float" office:value="1.623">
            <text:p>1,6230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1080]+3.19496)/([.D1080]-14.5476)" office:value-type="float" office:value="-0.0128015415974036">
            <text:p>-0,01280</text:p>
          </table:table-cell>
          <table:table-cell table:number-columns-repeated="1017"/>
        </table:table-row>
        <table:table-row table:style-name="ro1">
          <table:table-cell office:value-type="float" office:value="211.101">
            <text:p>211,10100</text:p>
          </table:table-cell>
          <table:table-cell office:value-type="float" office:value="-5.265">
            <text:p>-5,26500</text:p>
          </table:table-cell>
          <table:table-cell office:value-type="float" office:value="1.623">
            <text:p>1,6230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1081]+3.19496)/([.D1081]-14.5476)" office:value-type="float" office:value="-0.0128015415974036">
            <text:p>-0,01280</text:p>
          </table:table-cell>
          <table:table-cell table:number-columns-repeated="1017"/>
        </table:table-row>
        <table:table-row table:style-name="ro1">
          <table:table-cell office:value-type="float" office:value="211.201">
            <text:p>211,20100</text:p>
          </table:table-cell>
          <table:table-cell office:value-type="float" office:value="-5.265">
            <text:p>-5,26500</text:p>
          </table:table-cell>
          <table:table-cell office:value-type="float" office:value="1.623">
            <text:p>1,6230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1082]+3.19496)/([.D1082]-14.5476)" office:value-type="float" office:value="-0.0128015415974036">
            <text:p>-0,01280</text:p>
          </table:table-cell>
          <table:table-cell table:number-columns-repeated="1017"/>
        </table:table-row>
        <table:table-row table:style-name="ro1">
          <table:table-cell office:value-type="float" office:value="211.301">
            <text:p>211,30100</text:p>
          </table:table-cell>
          <table:table-cell office:value-type="float" office:value="-5.265">
            <text:p>-5,26500</text:p>
          </table:table-cell>
          <table:table-cell office:value-type="float" office:value="1.623">
            <text:p>1,6230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1083]+3.19496)/([.D1083]-14.5476)" office:value-type="float" office:value="-0.0128015415974036">
            <text:p>-0,01280</text:p>
          </table:table-cell>
          <table:table-cell table:number-columns-repeated="1017"/>
        </table:table-row>
        <table:table-row table:style-name="ro1">
          <table:table-cell office:value-type="float" office:value="211.401">
            <text:p>211,40100</text:p>
          </table:table-cell>
          <table:table-cell office:value-type="float" office:value="-5.265">
            <text:p>-5,26500</text:p>
          </table:table-cell>
          <table:table-cell office:value-type="float" office:value="1.623">
            <text:p>1,6230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1084]+3.19496)/([.D1084]-14.5476)" office:value-type="float" office:value="-0.0128015415974036">
            <text:p>-0,01280</text:p>
          </table:table-cell>
          <table:table-cell table:number-columns-repeated="1017"/>
        </table:table-row>
        <table:table-row table:style-name="ro1">
          <table:table-cell office:value-type="float" office:value="211.501">
            <text:p>211,50100</text:p>
          </table:table-cell>
          <table:table-cell office:value-type="float" office:value="-5.265">
            <text:p>-5,26500</text:p>
          </table:table-cell>
          <table:table-cell office:value-type="float" office:value="1.623">
            <text:p>1,6230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1085]+3.19496)/([.D1085]-14.5476)" office:value-type="float" office:value="-0.0128015415974036">
            <text:p>-0,01280</text:p>
          </table:table-cell>
          <table:table-cell table:number-columns-repeated="1017"/>
        </table:table-row>
        <table:table-row table:style-name="ro1">
          <table:table-cell office:value-type="float" office:value="211.601">
            <text:p>211,60100</text:p>
          </table:table-cell>
          <table:table-cell office:value-type="float" office:value="-5.25">
            <text:p>-5,25000</text:p>
          </table:table-cell>
          <table:table-cell office:value-type="float" office:value="1.623">
            <text:p>1,6230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1086]+3.19496)/([.D1086]-14.5476)" office:value-type="float" office:value="-0.0127087785957413">
            <text:p>-0,01271</text:p>
          </table:table-cell>
          <table:table-cell table:number-columns-repeated="1017"/>
        </table:table-row>
        <table:table-row table:style-name="ro1">
          <table:table-cell office:value-type="float" office:value="211.701">
            <text:p>211,70100</text:p>
          </table:table-cell>
          <table:table-cell office:value-type="float" office:value="-5.25">
            <text:p>-5,25000</text:p>
          </table:table-cell>
          <table:table-cell office:value-type="float" office:value="1.623">
            <text:p>1,6230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1087]+3.19496)/([.D1087]-14.5476)" office:value-type="float" office:value="-0.0127087785957413">
            <text:p>-0,01271</text:p>
          </table:table-cell>
          <table:table-cell table:number-columns-repeated="1017"/>
        </table:table-row>
        <table:table-row table:style-name="ro1">
          <table:table-cell office:value-type="float" office:value="211.801">
            <text:p>211,80100</text:p>
          </table:table-cell>
          <table:table-cell office:value-type="float" office:value="-5.25">
            <text:p>-5,25000</text:p>
          </table:table-cell>
          <table:table-cell office:value-type="float" office:value="1.623">
            <text:p>1,6230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1088]+3.19496)/([.D1088]-14.5476)" office:value-type="float" office:value="-0.0127087785957413">
            <text:p>-0,01271</text:p>
          </table:table-cell>
          <table:table-cell table:number-columns-repeated="1017"/>
        </table:table-row>
        <table:table-row table:style-name="ro1">
          <table:table-cell office:value-type="float" office:value="211.901">
            <text:p>211,90100</text:p>
          </table:table-cell>
          <table:table-cell office:value-type="float" office:value="-5.25">
            <text:p>-5,25000</text:p>
          </table:table-cell>
          <table:table-cell office:value-type="float" office:value="1.623">
            <text:p>1,6230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1089]+3.19496)/([.D1089]-14.5476)" office:value-type="float" office:value="-0.0127087785957413">
            <text:p>-0,01271</text:p>
          </table:table-cell>
          <table:table-cell table:number-columns-repeated="1017"/>
        </table:table-row>
        <table:table-row table:style-name="ro1">
          <table:table-cell office:value-type="float" office:value="212.001">
            <text:p>212,00100</text:p>
          </table:table-cell>
          <table:table-cell office:value-type="float" office:value="-5.25">
            <text:p>-5,25000</text:p>
          </table:table-cell>
          <table:table-cell office:value-type="float" office:value="1.623">
            <text:p>1,6230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1090]+3.19496)/([.D1090]-14.5476)" office:value-type="float" office:value="-0.0127087785957413">
            <text:p>-0,01271</text:p>
          </table:table-cell>
          <table:table-cell table:number-columns-repeated="1017"/>
        </table:table-row>
        <table:table-row table:style-name="ro1">
          <table:table-cell office:value-type="float" office:value="212.101">
            <text:p>212,10100</text:p>
          </table:table-cell>
          <table:table-cell office:value-type="float" office:value="-5.25">
            <text:p>-5,25000</text:p>
          </table:table-cell>
          <table:table-cell office:value-type="float" office:value="1.623">
            <text:p>1,6230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1091]+3.19496)/([.D1091]-14.5476)" office:value-type="float" office:value="-0.0127087785957413">
            <text:p>-0,01271</text:p>
          </table:table-cell>
          <table:table-cell table:number-columns-repeated="1017"/>
        </table:table-row>
        <table:table-row table:style-name="ro1">
          <table:table-cell office:value-type="float" office:value="212.201">
            <text:p>212,20100</text:p>
          </table:table-cell>
          <table:table-cell office:value-type="float" office:value="-5.25">
            <text:p>-5,25000</text:p>
          </table:table-cell>
          <table:table-cell office:value-type="float" office:value="1.623">
            <text:p>1,6230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1092]+3.19496)/([.D1092]-14.5476)" office:value-type="float" office:value="-0.0127087785957413">
            <text:p>-0,01271</text:p>
          </table:table-cell>
          <table:table-cell table:number-columns-repeated="1017"/>
        </table:table-row>
        <table:table-row table:style-name="ro1">
          <table:table-cell office:value-type="float" office:value="212.301">
            <text:p>212,30100</text:p>
          </table:table-cell>
          <table:table-cell office:value-type="float" office:value="-5.25">
            <text:p>-5,25000</text:p>
          </table:table-cell>
          <table:table-cell office:value-type="float" office:value="1.623">
            <text:p>1,6230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1093]+3.19496)/([.D1093]-14.5476)" office:value-type="float" office:value="-0.0127087785957413">
            <text:p>-0,01271</text:p>
          </table:table-cell>
          <table:table-cell table:number-columns-repeated="1017"/>
        </table:table-row>
        <table:table-row table:style-name="ro1">
          <table:table-cell office:value-type="float" office:value="212.401">
            <text:p>212,40100</text:p>
          </table:table-cell>
          <table:table-cell office:value-type="float" office:value="-5.25">
            <text:p>-5,25000</text:p>
          </table:table-cell>
          <table:table-cell office:value-type="float" office:value="1.623">
            <text:p>1,6230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1094]+3.19496)/([.D1094]-14.5476)" office:value-type="float" office:value="-0.0127087785957413">
            <text:p>-0,01271</text:p>
          </table:table-cell>
          <table:table-cell table:number-columns-repeated="1017"/>
        </table:table-row>
        <table:table-row table:style-name="ro1">
          <table:table-cell office:value-type="float" office:value="212.501">
            <text:p>212,50100</text:p>
          </table:table-cell>
          <table:table-cell office:value-type="float" office:value="-5.25">
            <text:p>-5,25000</text:p>
          </table:table-cell>
          <table:table-cell office:value-type="float" office:value="1.623">
            <text:p>1,6230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1095]+3.19496)/([.D1095]-14.5476)" office:value-type="float" office:value="-0.0127087785957413">
            <text:p>-0,01271</text:p>
          </table:table-cell>
          <table:table-cell table:number-columns-repeated="1017"/>
        </table:table-row>
        <table:table-row table:style-name="ro1">
          <table:table-cell office:value-type="float" office:value="212.601">
            <text:p>212,60100</text:p>
          </table:table-cell>
          <table:table-cell office:value-type="float" office:value="-5.235">
            <text:p>-5,23500</text:p>
          </table:table-cell>
          <table:table-cell office:value-type="float" office:value="1.623">
            <text:p>1,6230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1096]+3.19496)/([.D1096]-14.5476)" office:value-type="float" office:value="-0.012616015594079">
            <text:p>-0,01262</text:p>
          </table:table-cell>
          <table:table-cell table:number-columns-repeated="1017"/>
        </table:table-row>
        <table:table-row table:style-name="ro1">
          <table:table-cell office:value-type="float" office:value="212.701">
            <text:p>212,70100</text:p>
          </table:table-cell>
          <table:table-cell office:value-type="float" office:value="-5.235">
            <text:p>-5,23500</text:p>
          </table:table-cell>
          <table:table-cell office:value-type="float" office:value="1.623">
            <text:p>1,6230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1097]+3.19496)/([.D1097]-14.5476)" office:value-type="float" office:value="-0.012616015594079">
            <text:p>-0,01262</text:p>
          </table:table-cell>
          <table:table-cell table:number-columns-repeated="1017"/>
        </table:table-row>
        <table:table-row table:style-name="ro1">
          <table:table-cell office:value-type="float" office:value="212.801">
            <text:p>212,80100</text:p>
          </table:table-cell>
          <table:table-cell office:value-type="float" office:value="-5.235">
            <text:p>-5,23500</text:p>
          </table:table-cell>
          <table:table-cell office:value-type="float" office:value="1.623">
            <text:p>1,6230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1098]+3.19496)/([.D1098]-14.5476)" office:value-type="float" office:value="-0.012616015594079">
            <text:p>-0,01262</text:p>
          </table:table-cell>
          <table:table-cell table:number-columns-repeated="1017"/>
        </table:table-row>
        <table:table-row table:style-name="ro1">
          <table:table-cell office:value-type="float" office:value="212.901">
            <text:p>212,90100</text:p>
          </table:table-cell>
          <table:table-cell office:value-type="float" office:value="-5.235">
            <text:p>-5,23500</text:p>
          </table:table-cell>
          <table:table-cell office:value-type="float" office:value="1.6215">
            <text:p>1,6215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1099]+3.19496)/([.D1099]-14.5476)" office:value-type="float" office:value="-0.012616015594079">
            <text:p>-0,01262</text:p>
          </table:table-cell>
          <table:table-cell table:number-columns-repeated="1017"/>
        </table:table-row>
        <table:table-row table:style-name="ro1">
          <table:table-cell office:value-type="float" office:value="213.001">
            <text:p>213,00100</text:p>
          </table:table-cell>
          <table:table-cell office:value-type="float" office:value="-5.235">
            <text:p>-5,23500</text:p>
          </table:table-cell>
          <table:table-cell office:value-type="float" office:value="1.6215">
            <text:p>1,6215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1100]+3.19496)/([.D1100]-14.5476)" office:value-type="float" office:value="-0.012616015594079">
            <text:p>-0,01262</text:p>
          </table:table-cell>
          <table:table-cell table:number-columns-repeated="1017"/>
        </table:table-row>
        <table:table-row table:style-name="ro1">
          <table:table-cell office:value-type="float" office:value="213.101">
            <text:p>213,10100</text:p>
          </table:table-cell>
          <table:table-cell office:value-type="float" office:value="-5.235">
            <text:p>-5,23500</text:p>
          </table:table-cell>
          <table:table-cell office:value-type="float" office:value="1.6215">
            <text:p>1,6215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1101]+3.19496)/([.D1101]-14.5476)" office:value-type="float" office:value="-0.012616015594079">
            <text:p>-0,01262</text:p>
          </table:table-cell>
          <table:table-cell table:number-columns-repeated="1017"/>
        </table:table-row>
        <table:table-row table:style-name="ro1">
          <table:table-cell office:value-type="float" office:value="213.201">
            <text:p>213,20100</text:p>
          </table:table-cell>
          <table:table-cell office:value-type="float" office:value="-5.235">
            <text:p>-5,23500</text:p>
          </table:table-cell>
          <table:table-cell office:value-type="float" office:value="1.6215">
            <text:p>1,6215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1102]+3.19496)/([.D1102]-14.5476)" office:value-type="float" office:value="-0.012616015594079">
            <text:p>-0,01262</text:p>
          </table:table-cell>
          <table:table-cell table:number-columns-repeated="1017"/>
        </table:table-row>
        <table:table-row table:style-name="ro1">
          <table:table-cell office:value-type="float" office:value="213.301">
            <text:p>213,30100</text:p>
          </table:table-cell>
          <table:table-cell office:value-type="float" office:value="-5.235">
            <text:p>-5,23500</text:p>
          </table:table-cell>
          <table:table-cell office:value-type="float" office:value="1.6215">
            <text:p>1,6215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1103]+3.19496)/([.D1103]-14.5476)" office:value-type="float" office:value="-0.012616015594079">
            <text:p>-0,01262</text:p>
          </table:table-cell>
          <table:table-cell table:number-columns-repeated="1017"/>
        </table:table-row>
        <table:table-row table:style-name="ro1">
          <table:table-cell office:value-type="float" office:value="213.401">
            <text:p>213,40100</text:p>
          </table:table-cell>
          <table:table-cell office:value-type="float" office:value="-5.235">
            <text:p>-5,23500</text:p>
          </table:table-cell>
          <table:table-cell office:value-type="float" office:value="1.6215">
            <text:p>1,6215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1104]+3.19496)/([.D1104]-14.5476)" office:value-type="float" office:value="-0.012616015594079">
            <text:p>-0,01262</text:p>
          </table:table-cell>
          <table:table-cell table:number-columns-repeated="1017"/>
        </table:table-row>
        <table:table-row table:style-name="ro1">
          <table:table-cell office:value-type="float" office:value="213.501">
            <text:p>213,50100</text:p>
          </table:table-cell>
          <table:table-cell office:value-type="float" office:value="-5.235">
            <text:p>-5,23500</text:p>
          </table:table-cell>
          <table:table-cell office:value-type="float" office:value="1.6215">
            <text:p>1,6215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1105]+3.19496)/([.D1105]-14.5476)" office:value-type="float" office:value="-0.012616015594079">
            <text:p>-0,01262</text:p>
          </table:table-cell>
          <table:table-cell table:number-columns-repeated="1017"/>
        </table:table-row>
        <table:table-row table:style-name="ro1">
          <table:table-cell office:value-type="float" office:value="213.601">
            <text:p>213,60100</text:p>
          </table:table-cell>
          <table:table-cell office:value-type="float" office:value="-5.235">
            <text:p>-5,23500</text:p>
          </table:table-cell>
          <table:table-cell office:value-type="float" office:value="1.6215">
            <text:p>1,6215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1106]+3.19496)/([.D1106]-14.5476)" office:value-type="float" office:value="-0.012616015594079">
            <text:p>-0,01262</text:p>
          </table:table-cell>
          <table:table-cell table:number-columns-repeated="1017"/>
        </table:table-row>
        <table:table-row table:style-name="ro1">
          <table:table-cell office:value-type="float" office:value="213.701">
            <text:p>213,70100</text:p>
          </table:table-cell>
          <table:table-cell office:value-type="float" office:value="-5.235">
            <text:p>-5,23500</text:p>
          </table:table-cell>
          <table:table-cell office:value-type="float" office:value="1.6215">
            <text:p>1,6215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1107]+3.19496)/([.D1107]-14.5476)" office:value-type="float" office:value="-0.012616015594079">
            <text:p>-0,01262</text:p>
          </table:table-cell>
          <table:table-cell table:number-columns-repeated="1017"/>
        </table:table-row>
        <table:table-row table:style-name="ro1">
          <table:table-cell office:value-type="float" office:value="213.801">
            <text:p>213,80100</text:p>
          </table:table-cell>
          <table:table-cell office:value-type="float" office:value="-5.235">
            <text:p>-5,23500</text:p>
          </table:table-cell>
          <table:table-cell office:value-type="float" office:value="1.6215">
            <text:p>1,6215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1108]+3.19496)/([.D1108]-14.5476)" office:value-type="float" office:value="-0.012616015594079">
            <text:p>-0,01262</text:p>
          </table:table-cell>
          <table:table-cell table:number-columns-repeated="1017"/>
        </table:table-row>
        <table:table-row table:style-name="ro1">
          <table:table-cell office:value-type="float" office:value="213.901">
            <text:p>213,90100</text:p>
          </table:table-cell>
          <table:table-cell office:value-type="float" office:value="-5.235">
            <text:p>-5,23500</text:p>
          </table:table-cell>
          <table:table-cell office:value-type="float" office:value="1.6245">
            <text:p>1,6245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1109]+3.19496)/([.D1109]-14.5476)" office:value-type="float" office:value="-0.012616015594079">
            <text:p>-0,01262</text:p>
          </table:table-cell>
          <table:table-cell table:number-columns-repeated="1017"/>
        </table:table-row>
        <table:table-row table:style-name="ro1">
          <table:table-cell office:value-type="float" office:value="214.001">
            <text:p>214,00100</text:p>
          </table:table-cell>
          <table:table-cell office:value-type="float" office:value="-5.235">
            <text:p>-5,23500</text:p>
          </table:table-cell>
          <table:table-cell office:value-type="float" office:value="1.6245">
            <text:p>1,6245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1110]+3.19496)/([.D1110]-14.5476)" office:value-type="float" office:value="-0.012616015594079">
            <text:p>-0,01262</text:p>
          </table:table-cell>
          <table:table-cell table:number-columns-repeated="1017"/>
        </table:table-row>
        <table:table-row table:style-name="ro1">
          <table:table-cell office:value-type="float" office:value="214.101">
            <text:p>214,10100</text:p>
          </table:table-cell>
          <table:table-cell office:value-type="float" office:value="-5.235">
            <text:p>-5,23500</text:p>
          </table:table-cell>
          <table:table-cell office:value-type="float" office:value="1.6245">
            <text:p>1,6245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1111]+3.19496)/([.D1111]-14.5476)" office:value-type="float" office:value="-0.012616015594079">
            <text:p>-0,01262</text:p>
          </table:table-cell>
          <table:table-cell table:number-columns-repeated="1017"/>
        </table:table-row>
        <table:table-row table:style-name="ro1">
          <table:table-cell office:value-type="float" office:value="214.201">
            <text:p>214,20100</text:p>
          </table:table-cell>
          <table:table-cell office:value-type="float" office:value="-5.235">
            <text:p>-5,23500</text:p>
          </table:table-cell>
          <table:table-cell office:value-type="float" office:value="1.6245">
            <text:p>1,6245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1112]+3.19496)/([.D1112]-14.5476)" office:value-type="float" office:value="-0.012616015594079">
            <text:p>-0,01262</text:p>
          </table:table-cell>
          <table:table-cell table:number-columns-repeated="1017"/>
        </table:table-row>
        <table:table-row table:style-name="ro1">
          <table:table-cell office:value-type="float" office:value="214.301">
            <text:p>214,30100</text:p>
          </table:table-cell>
          <table:table-cell office:value-type="float" office:value="-5.235">
            <text:p>-5,23500</text:p>
          </table:table-cell>
          <table:table-cell office:value-type="float" office:value="1.6245">
            <text:p>1,6245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1113]+3.19496)/([.D1113]-14.5476)" office:value-type="float" office:value="-0.012616015594079">
            <text:p>-0,01262</text:p>
          </table:table-cell>
          <table:table-cell table:number-columns-repeated="1017"/>
        </table:table-row>
        <table:table-row table:style-name="ro1">
          <table:table-cell office:value-type="float" office:value="214.401">
            <text:p>214,40100</text:p>
          </table:table-cell>
          <table:table-cell office:value-type="float" office:value="-5.235">
            <text:p>-5,23500</text:p>
          </table:table-cell>
          <table:table-cell office:value-type="float" office:value="1.6245">
            <text:p>1,6245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1114]+3.19496)/([.D1114]-14.5476)" office:value-type="float" office:value="-0.012616015594079">
            <text:p>-0,01262</text:p>
          </table:table-cell>
          <table:table-cell table:number-columns-repeated="1017"/>
        </table:table-row>
        <table:table-row table:style-name="ro1">
          <table:table-cell office:value-type="float" office:value="214.501">
            <text:p>214,50100</text:p>
          </table:table-cell>
          <table:table-cell office:value-type="float" office:value="-5.235">
            <text:p>-5,23500</text:p>
          </table:table-cell>
          <table:table-cell office:value-type="float" office:value="1.6245">
            <text:p>1,6245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1115]+3.19496)/([.D1115]-14.5476)" office:value-type="float" office:value="-0.012616015594079">
            <text:p>-0,01262</text:p>
          </table:table-cell>
          <table:table-cell table:number-columns-repeated="1017"/>
        </table:table-row>
        <table:table-row table:style-name="ro1">
          <table:table-cell office:value-type="float" office:value="214.601">
            <text:p>214,60100</text:p>
          </table:table-cell>
          <table:table-cell office:value-type="float" office:value="-5.235">
            <text:p>-5,23500</text:p>
          </table:table-cell>
          <table:table-cell office:value-type="float" office:value="1.6245">
            <text:p>1,6245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1116]+3.19496)/([.D1116]-14.5476)" office:value-type="float" office:value="-0.012616015594079">
            <text:p>-0,01262</text:p>
          </table:table-cell>
          <table:table-cell table:number-columns-repeated="1017"/>
        </table:table-row>
        <table:table-row table:style-name="ro1">
          <table:table-cell office:value-type="float" office:value="214.701">
            <text:p>214,70100</text:p>
          </table:table-cell>
          <table:table-cell office:value-type="float" office:value="-5.235">
            <text:p>-5,23500</text:p>
          </table:table-cell>
          <table:table-cell office:value-type="float" office:value="1.6245">
            <text:p>1,6245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1117]+3.19496)/([.D1117]-14.5476)" office:value-type="float" office:value="-0.012616015594079">
            <text:p>-0,01262</text:p>
          </table:table-cell>
          <table:table-cell table:number-columns-repeated="1017"/>
        </table:table-row>
        <table:table-row table:style-name="ro1">
          <table:table-cell office:value-type="float" office:value="214.801">
            <text:p>214,80100</text:p>
          </table:table-cell>
          <table:table-cell office:value-type="float" office:value="-5.235">
            <text:p>-5,23500</text:p>
          </table:table-cell>
          <table:table-cell office:value-type="float" office:value="1.6245">
            <text:p>1,6245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1118]+3.19496)/([.D1118]-14.5476)" office:value-type="float" office:value="-0.012616015594079">
            <text:p>-0,01262</text:p>
          </table:table-cell>
          <table:table-cell table:number-columns-repeated="1017"/>
        </table:table-row>
        <table:table-row table:style-name="ro1">
          <table:table-cell office:value-type="float" office:value="214.901">
            <text:p>214,90100</text:p>
          </table:table-cell>
          <table:table-cell office:value-type="float" office:value="-5.235">
            <text:p>-5,23500</text:p>
          </table:table-cell>
          <table:table-cell office:value-type="float" office:value="1.6215">
            <text:p>1,6215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1119]+3.19496)/([.D1119]-14.5476)" office:value-type="float" office:value="-0.012616015594079">
            <text:p>-0,01262</text:p>
          </table:table-cell>
          <table:table-cell table:number-columns-repeated="1017"/>
        </table:table-row>
        <table:table-row table:style-name="ro1">
          <table:table-cell office:value-type="float" office:value="215.001">
            <text:p>215,00100</text:p>
          </table:table-cell>
          <table:table-cell office:value-type="float" office:value="-5.235">
            <text:p>-5,23500</text:p>
          </table:table-cell>
          <table:table-cell office:value-type="float" office:value="1.6215">
            <text:p>1,6215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1120]+3.19496)/([.D1120]-14.5476)" office:value-type="float" office:value="-0.012616015594079">
            <text:p>-0,01262</text:p>
          </table:table-cell>
          <table:table-cell table:number-columns-repeated="1017"/>
        </table:table-row>
        <table:table-row table:style-name="ro1">
          <table:table-cell office:value-type="float" office:value="215.101">
            <text:p>215,10100</text:p>
          </table:table-cell>
          <table:table-cell office:value-type="float" office:value="-5.235">
            <text:p>-5,23500</text:p>
          </table:table-cell>
          <table:table-cell office:value-type="float" office:value="1.6215">
            <text:p>1,6215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1121]+3.19496)/([.D1121]-14.5476)" office:value-type="float" office:value="-0.012616015594079">
            <text:p>-0,01262</text:p>
          </table:table-cell>
          <table:table-cell table:number-columns-repeated="1017"/>
        </table:table-row>
        <table:table-row table:style-name="ro1">
          <table:table-cell office:value-type="float" office:value="215.201">
            <text:p>215,20100</text:p>
          </table:table-cell>
          <table:table-cell office:value-type="float" office:value="-5.235">
            <text:p>-5,23500</text:p>
          </table:table-cell>
          <table:table-cell office:value-type="float" office:value="1.6215">
            <text:p>1,6215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1122]+3.19496)/([.D1122]-14.5476)" office:value-type="float" office:value="-0.012616015594079">
            <text:p>-0,01262</text:p>
          </table:table-cell>
          <table:table-cell table:number-columns-repeated="1017"/>
        </table:table-row>
        <table:table-row table:style-name="ro1">
          <table:table-cell office:value-type="float" office:value="215.301">
            <text:p>215,30100</text:p>
          </table:table-cell>
          <table:table-cell office:value-type="float" office:value="-5.235">
            <text:p>-5,23500</text:p>
          </table:table-cell>
          <table:table-cell office:value-type="float" office:value="1.6215">
            <text:p>1,6215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1123]+3.19496)/([.D1123]-14.5476)" office:value-type="float" office:value="-0.012616015594079">
            <text:p>-0,01262</text:p>
          </table:table-cell>
          <table:table-cell table:number-columns-repeated="1017"/>
        </table:table-row>
        <table:table-row table:style-name="ro1">
          <table:table-cell office:value-type="float" office:value="215.401">
            <text:p>215,40100</text:p>
          </table:table-cell>
          <table:table-cell office:value-type="float" office:value="-5.235">
            <text:p>-5,23500</text:p>
          </table:table-cell>
          <table:table-cell office:value-type="float" office:value="1.6215">
            <text:p>1,6215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1124]+3.19496)/([.D1124]-14.5476)" office:value-type="float" office:value="-0.012616015594079">
            <text:p>-0,01262</text:p>
          </table:table-cell>
          <table:table-cell table:number-columns-repeated="1017"/>
        </table:table-row>
        <table:table-row table:style-name="ro1">
          <table:table-cell office:value-type="float" office:value="215.501">
            <text:p>215,50100</text:p>
          </table:table-cell>
          <table:table-cell office:value-type="float" office:value="-5.235">
            <text:p>-5,23500</text:p>
          </table:table-cell>
          <table:table-cell office:value-type="float" office:value="1.6215">
            <text:p>1,6215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1125]+3.19496)/([.D1125]-14.5476)" office:value-type="float" office:value="-0.012616015594079">
            <text:p>-0,01262</text:p>
          </table:table-cell>
          <table:table-cell table:number-columns-repeated="1017"/>
        </table:table-row>
        <table:table-row table:style-name="ro1">
          <table:table-cell office:value-type="float" office:value="215.601">
            <text:p>215,60100</text:p>
          </table:table-cell>
          <table:table-cell office:value-type="float" office:value="-5.235">
            <text:p>-5,23500</text:p>
          </table:table-cell>
          <table:table-cell office:value-type="float" office:value="1.6215">
            <text:p>1,6215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1126]+3.19496)/([.D1126]-14.5476)" office:value-type="float" office:value="-0.012616015594079">
            <text:p>-0,01262</text:p>
          </table:table-cell>
          <table:table-cell table:number-columns-repeated="1017"/>
        </table:table-row>
        <table:table-row table:style-name="ro1">
          <table:table-cell office:value-type="float" office:value="215.701">
            <text:p>215,70100</text:p>
          </table:table-cell>
          <table:table-cell office:value-type="float" office:value="-5.235">
            <text:p>-5,23500</text:p>
          </table:table-cell>
          <table:table-cell office:value-type="float" office:value="1.6215">
            <text:p>1,6215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1127]+3.19496)/([.D1127]-14.5476)" office:value-type="float" office:value="-0.012616015594079">
            <text:p>-0,01262</text:p>
          </table:table-cell>
          <table:table-cell table:number-columns-repeated="1017"/>
        </table:table-row>
        <table:table-row table:style-name="ro1">
          <table:table-cell office:value-type="float" office:value="215.801">
            <text:p>215,80100</text:p>
          </table:table-cell>
          <table:table-cell office:value-type="float" office:value="-5.235">
            <text:p>-5,23500</text:p>
          </table:table-cell>
          <table:table-cell office:value-type="float" office:value="1.6215">
            <text:p>1,6215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1128]+3.19496)/([.D1128]-14.5476)" office:value-type="float" office:value="-0.012616015594079">
            <text:p>-0,01262</text:p>
          </table:table-cell>
          <table:table-cell table:number-columns-repeated="1017"/>
        </table:table-row>
        <table:table-row table:style-name="ro1">
          <table:table-cell office:value-type="float" office:value="215.901">
            <text:p>215,90100</text:p>
          </table:table-cell>
          <table:table-cell office:value-type="float" office:value="-5.235">
            <text:p>-5,23500</text:p>
          </table:table-cell>
          <table:table-cell office:value-type="float" office:value="1.6215">
            <text:p>1,6215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1129]+3.19496)/([.D1129]-14.5476)" office:value-type="float" office:value="-0.012616015594079">
            <text:p>-0,01262</text:p>
          </table:table-cell>
          <table:table-cell table:number-columns-repeated="1017"/>
        </table:table-row>
        <table:table-row table:style-name="ro1">
          <table:table-cell office:value-type="float" office:value="216.001">
            <text:p>216,00100</text:p>
          </table:table-cell>
          <table:table-cell office:value-type="float" office:value="-5.235">
            <text:p>-5,23500</text:p>
          </table:table-cell>
          <table:table-cell office:value-type="float" office:value="1.6215">
            <text:p>1,6215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1130]+3.19496)/([.D1130]-14.5476)" office:value-type="float" office:value="-0.012616015594079">
            <text:p>-0,01262</text:p>
          </table:table-cell>
          <table:table-cell table:number-columns-repeated="1017"/>
        </table:table-row>
        <table:table-row table:style-name="ro1">
          <table:table-cell office:value-type="float" office:value="216.101">
            <text:p>216,10100</text:p>
          </table:table-cell>
          <table:table-cell office:value-type="float" office:value="-5.235">
            <text:p>-5,23500</text:p>
          </table:table-cell>
          <table:table-cell office:value-type="float" office:value="1.6215">
            <text:p>1,6215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1131]+3.19496)/([.D1131]-14.5476)" office:value-type="float" office:value="-0.012616015594079">
            <text:p>-0,01262</text:p>
          </table:table-cell>
          <table:table-cell table:number-columns-repeated="1017"/>
        </table:table-row>
        <table:table-row table:style-name="ro1">
          <table:table-cell office:value-type="float" office:value="216.201">
            <text:p>216,20100</text:p>
          </table:table-cell>
          <table:table-cell office:value-type="float" office:value="-5.235">
            <text:p>-5,23500</text:p>
          </table:table-cell>
          <table:table-cell office:value-type="float" office:value="1.6215">
            <text:p>1,6215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1132]+3.19496)/([.D1132]-14.5476)" office:value-type="float" office:value="-0.012616015594079">
            <text:p>-0,01262</text:p>
          </table:table-cell>
          <table:table-cell table:number-columns-repeated="1017"/>
        </table:table-row>
        <table:table-row table:style-name="ro1">
          <table:table-cell office:value-type="float" office:value="216.301">
            <text:p>216,30100</text:p>
          </table:table-cell>
          <table:table-cell office:value-type="float" office:value="-5.235">
            <text:p>-5,23500</text:p>
          </table:table-cell>
          <table:table-cell office:value-type="float" office:value="1.6215">
            <text:p>1,6215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1133]+3.19496)/([.D1133]-14.5476)" office:value-type="float" office:value="-0.012616015594079">
            <text:p>-0,01262</text:p>
          </table:table-cell>
          <table:table-cell table:number-columns-repeated="1017"/>
        </table:table-row>
        <table:table-row table:style-name="ro1">
          <table:table-cell office:value-type="float" office:value="216.401">
            <text:p>216,40100</text:p>
          </table:table-cell>
          <table:table-cell office:value-type="float" office:value="-5.235">
            <text:p>-5,23500</text:p>
          </table:table-cell>
          <table:table-cell office:value-type="float" office:value="1.6215">
            <text:p>1,6215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1134]+3.19496)/([.D1134]-14.5476)" office:value-type="float" office:value="-0.012616015594079">
            <text:p>-0,01262</text:p>
          </table:table-cell>
          <table:table-cell table:number-columns-repeated="1017"/>
        </table:table-row>
        <table:table-row table:style-name="ro1">
          <table:table-cell office:value-type="float" office:value="216.501">
            <text:p>216,50100</text:p>
          </table:table-cell>
          <table:table-cell office:value-type="float" office:value="-5.235">
            <text:p>-5,23500</text:p>
          </table:table-cell>
          <table:table-cell office:value-type="float" office:value="1.6215">
            <text:p>1,6215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1135]+3.19496)/([.D1135]-14.5476)" office:value-type="float" office:value="-0.012616015594079">
            <text:p>-0,01262</text:p>
          </table:table-cell>
          <table:table-cell table:number-columns-repeated="1017"/>
        </table:table-row>
        <table:table-row table:style-name="ro1">
          <table:table-cell office:value-type="float" office:value="216.601">
            <text:p>216,60100</text:p>
          </table:table-cell>
          <table:table-cell office:value-type="float" office:value="-5.235">
            <text:p>-5,23500</text:p>
          </table:table-cell>
          <table:table-cell office:value-type="float" office:value="1.6215">
            <text:p>1,6215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1136]+3.19496)/([.D1136]-14.5476)" office:value-type="float" office:value="-0.012616015594079">
            <text:p>-0,01262</text:p>
          </table:table-cell>
          <table:table-cell table:number-columns-repeated="1017"/>
        </table:table-row>
        <table:table-row table:style-name="ro1">
          <table:table-cell office:value-type="float" office:value="216.701">
            <text:p>216,70100</text:p>
          </table:table-cell>
          <table:table-cell office:value-type="float" office:value="-5.235">
            <text:p>-5,23500</text:p>
          </table:table-cell>
          <table:table-cell office:value-type="float" office:value="1.6215">
            <text:p>1,6215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1137]+3.19496)/([.D1137]-14.5476)" office:value-type="float" office:value="-0.012616015594079">
            <text:p>-0,01262</text:p>
          </table:table-cell>
          <table:table-cell table:number-columns-repeated="1017"/>
        </table:table-row>
        <table:table-row table:style-name="ro1">
          <table:table-cell office:value-type="float" office:value="216.801">
            <text:p>216,80100</text:p>
          </table:table-cell>
          <table:table-cell office:value-type="float" office:value="-5.235">
            <text:p>-5,23500</text:p>
          </table:table-cell>
          <table:table-cell office:value-type="float" office:value="1.6215">
            <text:p>1,6215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1138]+3.19496)/([.D1138]-14.5476)" office:value-type="float" office:value="-0.012616015594079">
            <text:p>-0,01262</text:p>
          </table:table-cell>
          <table:table-cell table:number-columns-repeated="1017"/>
        </table:table-row>
        <table:table-row table:style-name="ro1">
          <table:table-cell office:value-type="float" office:value="216.901">
            <text:p>216,90100</text:p>
          </table:table-cell>
          <table:table-cell office:value-type="float" office:value="-5.235">
            <text:p>-5,23500</text:p>
          </table:table-cell>
          <table:table-cell office:value-type="float" office:value="1.623">
            <text:p>1,6230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1139]+3.19496)/([.D1139]-14.5476)" office:value-type="float" office:value="-0.012616015594079">
            <text:p>-0,01262</text:p>
          </table:table-cell>
          <table:table-cell table:number-columns-repeated="1017"/>
        </table:table-row>
        <table:table-row table:style-name="ro1">
          <table:table-cell office:value-type="float" office:value="217.001">
            <text:p>217,00100</text:p>
          </table:table-cell>
          <table:table-cell office:value-type="float" office:value="-5.235">
            <text:p>-5,23500</text:p>
          </table:table-cell>
          <table:table-cell office:value-type="float" office:value="1.623">
            <text:p>1,6230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1140]+3.19496)/([.D1140]-14.5476)" office:value-type="float" office:value="-0.012616015594079">
            <text:p>-0,01262</text:p>
          </table:table-cell>
          <table:table-cell table:number-columns-repeated="1017"/>
        </table:table-row>
        <table:table-row table:style-name="ro1">
          <table:table-cell office:value-type="float" office:value="217.101">
            <text:p>217,10100</text:p>
          </table:table-cell>
          <table:table-cell office:value-type="float" office:value="-5.235">
            <text:p>-5,23500</text:p>
          </table:table-cell>
          <table:table-cell office:value-type="float" office:value="1.623">
            <text:p>1,6230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1141]+3.19496)/([.D1141]-14.5476)" office:value-type="float" office:value="-0.012616015594079">
            <text:p>-0,01262</text:p>
          </table:table-cell>
          <table:table-cell table:number-columns-repeated="1017"/>
        </table:table-row>
        <table:table-row table:style-name="ro1">
          <table:table-cell office:value-type="float" office:value="217.201">
            <text:p>217,20100</text:p>
          </table:table-cell>
          <table:table-cell office:value-type="float" office:value="-5.235">
            <text:p>-5,23500</text:p>
          </table:table-cell>
          <table:table-cell office:value-type="float" office:value="1.623">
            <text:p>1,6230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1142]+3.19496)/([.D1142]-14.5476)" office:value-type="float" office:value="-0.012616015594079">
            <text:p>-0,01262</text:p>
          </table:table-cell>
          <table:table-cell table:number-columns-repeated="1017"/>
        </table:table-row>
        <table:table-row table:style-name="ro1">
          <table:table-cell office:value-type="float" office:value="217.301">
            <text:p>217,30100</text:p>
          </table:table-cell>
          <table:table-cell office:value-type="float" office:value="-5.235">
            <text:p>-5,23500</text:p>
          </table:table-cell>
          <table:table-cell office:value-type="float" office:value="1.623">
            <text:p>1,6230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1143]+3.19496)/([.D1143]-14.5476)" office:value-type="float" office:value="-0.012616015594079">
            <text:p>-0,01262</text:p>
          </table:table-cell>
          <table:table-cell table:number-columns-repeated="1017"/>
        </table:table-row>
        <table:table-row table:style-name="ro1">
          <table:table-cell office:value-type="float" office:value="217.401">
            <text:p>217,40100</text:p>
          </table:table-cell>
          <table:table-cell office:value-type="float" office:value="-5.235">
            <text:p>-5,23500</text:p>
          </table:table-cell>
          <table:table-cell office:value-type="float" office:value="1.623">
            <text:p>1,6230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1144]+3.19496)/([.D1144]-14.5476)" office:value-type="float" office:value="-0.012616015594079">
            <text:p>-0,01262</text:p>
          </table:table-cell>
          <table:table-cell table:number-columns-repeated="1017"/>
        </table:table-row>
        <table:table-row table:style-name="ro1">
          <table:table-cell office:value-type="float" office:value="217.501">
            <text:p>217,50100</text:p>
          </table:table-cell>
          <table:table-cell office:value-type="float" office:value="-5.235">
            <text:p>-5,23500</text:p>
          </table:table-cell>
          <table:table-cell office:value-type="float" office:value="1.623">
            <text:p>1,6230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1145]+3.19496)/([.D1145]-14.5476)" office:value-type="float" office:value="-0.012616015594079">
            <text:p>-0,01262</text:p>
          </table:table-cell>
          <table:table-cell table:number-columns-repeated="1017"/>
        </table:table-row>
        <table:table-row table:style-name="ro1">
          <table:table-cell office:value-type="float" office:value="217.601">
            <text:p>217,60100</text:p>
          </table:table-cell>
          <table:table-cell office:value-type="float" office:value="-5.22">
            <text:p>-5,22000</text:p>
          </table:table-cell>
          <table:table-cell office:value-type="float" office:value="1.623">
            <text:p>1,6230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1146]+3.19496)/([.D1146]-14.5476)" office:value-type="float" office:value="-0.0125232525924167">
            <text:p>-0,01252</text:p>
          </table:table-cell>
          <table:table-cell table:number-columns-repeated="1017"/>
        </table:table-row>
        <table:table-row table:style-name="ro1">
          <table:table-cell office:value-type="float" office:value="217.701">
            <text:p>217,70100</text:p>
          </table:table-cell>
          <table:table-cell office:value-type="float" office:value="-5.22">
            <text:p>-5,22000</text:p>
          </table:table-cell>
          <table:table-cell office:value-type="float" office:value="1.623">
            <text:p>1,6230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1147]+3.19496)/([.D1147]-14.5476)" office:value-type="float" office:value="-0.0125232525924167">
            <text:p>-0,01252</text:p>
          </table:table-cell>
          <table:table-cell table:number-columns-repeated="1017"/>
        </table:table-row>
        <table:table-row table:style-name="ro1">
          <table:table-cell office:value-type="float" office:value="217.801">
            <text:p>217,80100</text:p>
          </table:table-cell>
          <table:table-cell office:value-type="float" office:value="-5.22">
            <text:p>-5,22000</text:p>
          </table:table-cell>
          <table:table-cell office:value-type="float" office:value="1.623">
            <text:p>1,6230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1148]+3.19496)/([.D1148]-14.5476)" office:value-type="float" office:value="-0.0125232525924167">
            <text:p>-0,01252</text:p>
          </table:table-cell>
          <table:table-cell table:number-columns-repeated="1017"/>
        </table:table-row>
        <table:table-row table:style-name="ro1">
          <table:table-cell office:value-type="float" office:value="217.901">
            <text:p>217,90100</text:p>
          </table:table-cell>
          <table:table-cell office:value-type="float" office:value="-5.22">
            <text:p>-5,22000</text:p>
          </table:table-cell>
          <table:table-cell office:value-type="float" office:value="1.6215">
            <text:p>1,6215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1149]+3.19496)/([.D1149]-14.5476)" office:value-type="float" office:value="-0.0125232525924167">
            <text:p>-0,01252</text:p>
          </table:table-cell>
          <table:table-cell table:number-columns-repeated="1017"/>
        </table:table-row>
        <table:table-row table:style-name="ro1">
          <table:table-cell office:value-type="float" office:value="218.001">
            <text:p>218,00100</text:p>
          </table:table-cell>
          <table:table-cell office:value-type="float" office:value="-5.22">
            <text:p>-5,22000</text:p>
          </table:table-cell>
          <table:table-cell office:value-type="float" office:value="1.6215">
            <text:p>1,6215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1150]+3.19496)/([.D1150]-14.5476)" office:value-type="float" office:value="-0.0125232525924167">
            <text:p>-0,01252</text:p>
          </table:table-cell>
          <table:table-cell table:number-columns-repeated="1017"/>
        </table:table-row>
        <table:table-row table:style-name="ro1">
          <table:table-cell office:value-type="float" office:value="218.101">
            <text:p>218,10100</text:p>
          </table:table-cell>
          <table:table-cell office:value-type="float" office:value="-5.22">
            <text:p>-5,22000</text:p>
          </table:table-cell>
          <table:table-cell office:value-type="float" office:value="1.6215">
            <text:p>1,6215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1151]+3.19496)/([.D1151]-14.5476)" office:value-type="float" office:value="-0.0125232525924167">
            <text:p>-0,01252</text:p>
          </table:table-cell>
          <table:table-cell table:number-columns-repeated="1017"/>
        </table:table-row>
        <table:table-row table:style-name="ro1">
          <table:table-cell office:value-type="float" office:value="218.201">
            <text:p>218,20100</text:p>
          </table:table-cell>
          <table:table-cell office:value-type="float" office:value="-5.22">
            <text:p>-5,22000</text:p>
          </table:table-cell>
          <table:table-cell office:value-type="float" office:value="1.6215">
            <text:p>1,6215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1152]+3.19496)/([.D1152]-14.5476)" office:value-type="float" office:value="-0.0125232525924167">
            <text:p>-0,01252</text:p>
          </table:table-cell>
          <table:table-cell table:number-columns-repeated="1017"/>
        </table:table-row>
        <table:table-row table:style-name="ro1">
          <table:table-cell office:value-type="float" office:value="218.301">
            <text:p>218,30100</text:p>
          </table:table-cell>
          <table:table-cell office:value-type="float" office:value="-5.22">
            <text:p>-5,22000</text:p>
          </table:table-cell>
          <table:table-cell office:value-type="float" office:value="1.6215">
            <text:p>1,6215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1153]+3.19496)/([.D1153]-14.5476)" office:value-type="float" office:value="-0.0125232525924167">
            <text:p>-0,01252</text:p>
          </table:table-cell>
          <table:table-cell table:number-columns-repeated="1017"/>
        </table:table-row>
        <table:table-row table:style-name="ro1">
          <table:table-cell office:value-type="float" office:value="218.401">
            <text:p>218,40100</text:p>
          </table:table-cell>
          <table:table-cell office:value-type="float" office:value="-5.22">
            <text:p>-5,22000</text:p>
          </table:table-cell>
          <table:table-cell office:value-type="float" office:value="1.6215">
            <text:p>1,6215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1154]+3.19496)/([.D1154]-14.5476)" office:value-type="float" office:value="-0.0125232525924167">
            <text:p>-0,01252</text:p>
          </table:table-cell>
          <table:table-cell table:number-columns-repeated="1017"/>
        </table:table-row>
        <table:table-row table:style-name="ro1">
          <table:table-cell office:value-type="float" office:value="218.501">
            <text:p>218,50100</text:p>
          </table:table-cell>
          <table:table-cell office:value-type="float" office:value="-5.22">
            <text:p>-5,22000</text:p>
          </table:table-cell>
          <table:table-cell office:value-type="float" office:value="1.6215">
            <text:p>1,6215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1155]+3.19496)/([.D1155]-14.5476)" office:value-type="float" office:value="-0.0125232525924167">
            <text:p>-0,01252</text:p>
          </table:table-cell>
          <table:table-cell table:number-columns-repeated="1017"/>
        </table:table-row>
        <table:table-row table:style-name="ro1">
          <table:table-cell office:value-type="float" office:value="218.601">
            <text:p>218,60100</text:p>
          </table:table-cell>
          <table:table-cell office:value-type="float" office:value="-5.235">
            <text:p>-5,23500</text:p>
          </table:table-cell>
          <table:table-cell office:value-type="float" office:value="1.6215">
            <text:p>1,6215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1156]+3.19496)/([.D1156]-14.5476)" office:value-type="float" office:value="-0.012616015594079">
            <text:p>-0,01262</text:p>
          </table:table-cell>
          <table:table-cell table:number-columns-repeated="1017"/>
        </table:table-row>
        <table:table-row table:style-name="ro1">
          <table:table-cell office:value-type="float" office:value="218.701">
            <text:p>218,70100</text:p>
          </table:table-cell>
          <table:table-cell office:value-type="float" office:value="-5.235">
            <text:p>-5,23500</text:p>
          </table:table-cell>
          <table:table-cell office:value-type="float" office:value="1.6215">
            <text:p>1,6215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1157]+3.19496)/([.D1157]-14.5476)" office:value-type="float" office:value="-0.012616015594079">
            <text:p>-0,01262</text:p>
          </table:table-cell>
          <table:table-cell table:number-columns-repeated="1017"/>
        </table:table-row>
        <table:table-row table:style-name="ro1">
          <table:table-cell office:value-type="float" office:value="218.801">
            <text:p>218,80100</text:p>
          </table:table-cell>
          <table:table-cell office:value-type="float" office:value="-5.235">
            <text:p>-5,23500</text:p>
          </table:table-cell>
          <table:table-cell office:value-type="float" office:value="1.6215">
            <text:p>1,6215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1158]+3.19496)/([.D1158]-14.5476)" office:value-type="float" office:value="-0.012616015594079">
            <text:p>-0,01262</text:p>
          </table:table-cell>
          <table:table-cell table:number-columns-repeated="1017"/>
        </table:table-row>
        <table:table-row table:style-name="ro1">
          <table:table-cell office:value-type="float" office:value="218.901">
            <text:p>218,90100</text:p>
          </table:table-cell>
          <table:table-cell office:value-type="float" office:value="-5.235">
            <text:p>-5,23500</text:p>
          </table:table-cell>
          <table:table-cell office:value-type="float" office:value="1.6215">
            <text:p>1,6215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1159]+3.19496)/([.D1159]-14.5476)" office:value-type="float" office:value="-0.012616015594079">
            <text:p>-0,01262</text:p>
          </table:table-cell>
          <table:table-cell table:number-columns-repeated="1017"/>
        </table:table-row>
        <table:table-row table:style-name="ro1">
          <table:table-cell office:value-type="float" office:value="219.001">
            <text:p>219,00100</text:p>
          </table:table-cell>
          <table:table-cell office:value-type="float" office:value="-5.235">
            <text:p>-5,23500</text:p>
          </table:table-cell>
          <table:table-cell office:value-type="float" office:value="1.6215">
            <text:p>1,6215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1160]+3.19496)/([.D1160]-14.5476)" office:value-type="float" office:value="-0.012616015594079">
            <text:p>-0,01262</text:p>
          </table:table-cell>
          <table:table-cell table:number-columns-repeated="1017"/>
        </table:table-row>
        <table:table-row table:style-name="ro1">
          <table:table-cell office:value-type="float" office:value="219.101">
            <text:p>219,10100</text:p>
          </table:table-cell>
          <table:table-cell office:value-type="float" office:value="-5.235">
            <text:p>-5,23500</text:p>
          </table:table-cell>
          <table:table-cell office:value-type="float" office:value="1.6215">
            <text:p>1,6215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1161]+3.19496)/([.D1161]-14.5476)" office:value-type="float" office:value="-0.012616015594079">
            <text:p>-0,01262</text:p>
          </table:table-cell>
          <table:table-cell table:number-columns-repeated="1017"/>
        </table:table-row>
        <table:table-row table:style-name="ro1">
          <table:table-cell office:value-type="float" office:value="219.201">
            <text:p>219,20100</text:p>
          </table:table-cell>
          <table:table-cell office:value-type="float" office:value="-5.235">
            <text:p>-5,23500</text:p>
          </table:table-cell>
          <table:table-cell office:value-type="float" office:value="1.6215">
            <text:p>1,6215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1162]+3.19496)/([.D1162]-14.5476)" office:value-type="float" office:value="-0.012616015594079">
            <text:p>-0,01262</text:p>
          </table:table-cell>
          <table:table-cell table:number-columns-repeated="1017"/>
        </table:table-row>
        <table:table-row table:style-name="ro1">
          <table:table-cell office:value-type="float" office:value="219.301">
            <text:p>219,30100</text:p>
          </table:table-cell>
          <table:table-cell office:value-type="float" office:value="-5.235">
            <text:p>-5,23500</text:p>
          </table:table-cell>
          <table:table-cell office:value-type="float" office:value="1.6215">
            <text:p>1,6215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1163]+3.19496)/([.D1163]-14.5476)" office:value-type="float" office:value="-0.012616015594079">
            <text:p>-0,01262</text:p>
          </table:table-cell>
          <table:table-cell table:number-columns-repeated="1017"/>
        </table:table-row>
        <table:table-row table:style-name="ro1">
          <table:table-cell office:value-type="float" office:value="219.401">
            <text:p>219,40100</text:p>
          </table:table-cell>
          <table:table-cell office:value-type="float" office:value="-5.235">
            <text:p>-5,23500</text:p>
          </table:table-cell>
          <table:table-cell office:value-type="float" office:value="1.6215">
            <text:p>1,6215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1164]+3.19496)/([.D1164]-14.5476)" office:value-type="float" office:value="-0.012616015594079">
            <text:p>-0,01262</text:p>
          </table:table-cell>
          <table:table-cell table:number-columns-repeated="1017"/>
        </table:table-row>
        <table:table-row table:style-name="ro1">
          <table:table-cell office:value-type="float" office:value="219.501">
            <text:p>219,50100</text:p>
          </table:table-cell>
          <table:table-cell office:value-type="float" office:value="-5.235">
            <text:p>-5,23500</text:p>
          </table:table-cell>
          <table:table-cell office:value-type="float" office:value="1.6215">
            <text:p>1,6215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1165]+3.19496)/([.D1165]-14.5476)" office:value-type="float" office:value="-0.012616015594079">
            <text:p>-0,01262</text:p>
          </table:table-cell>
          <table:table-cell table:number-columns-repeated="1017"/>
        </table:table-row>
        <table:table-row table:style-name="ro1">
          <table:table-cell office:value-type="float" office:value="219.601">
            <text:p>219,60100</text:p>
          </table:table-cell>
          <table:table-cell office:value-type="float" office:value="-5.235">
            <text:p>-5,23500</text:p>
          </table:table-cell>
          <table:table-cell office:value-type="float" office:value="1.6215">
            <text:p>1,6215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1166]+3.19496)/([.D1166]-14.5476)" office:value-type="float" office:value="-0.012616015594079">
            <text:p>-0,01262</text:p>
          </table:table-cell>
          <table:table-cell table:number-columns-repeated="1017"/>
        </table:table-row>
        <table:table-row table:style-name="ro1">
          <table:table-cell office:value-type="float" office:value="219.701">
            <text:p>219,70100</text:p>
          </table:table-cell>
          <table:table-cell office:value-type="float" office:value="-5.235">
            <text:p>-5,23500</text:p>
          </table:table-cell>
          <table:table-cell office:value-type="float" office:value="1.6215">
            <text:p>1,6215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1167]+3.19496)/([.D1167]-14.5476)" office:value-type="float" office:value="-0.012616015594079">
            <text:p>-0,01262</text:p>
          </table:table-cell>
          <table:table-cell table:number-columns-repeated="1017"/>
        </table:table-row>
        <table:table-row table:style-name="ro1">
          <table:table-cell office:value-type="float" office:value="219.801">
            <text:p>219,80100</text:p>
          </table:table-cell>
          <table:table-cell office:value-type="float" office:value="-5.235">
            <text:p>-5,23500</text:p>
          </table:table-cell>
          <table:table-cell office:value-type="float" office:value="1.6215">
            <text:p>1,6215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1168]+3.19496)/([.D1168]-14.5476)" office:value-type="float" office:value="-0.012616015594079">
            <text:p>-0,01262</text:p>
          </table:table-cell>
          <table:table-cell table:number-columns-repeated="1017"/>
        </table:table-row>
        <table:table-row table:style-name="ro1">
          <table:table-cell office:value-type="float" office:value="219.901">
            <text:p>219,90100</text:p>
          </table:table-cell>
          <table:table-cell office:value-type="float" office:value="-5.235">
            <text:p>-5,23500</text:p>
          </table:table-cell>
          <table:table-cell office:value-type="float" office:value="1.6215">
            <text:p>1,62150</text:p>
          </table:table-cell>
          <table:table-cell office:value-type="float" office:value="176.1">
            <text:p>176,10000</text:p>
          </table:table-cell>
          <table:table-cell office:value-type="string">
            <text:p>NAN</text:p>
          </table:table-cell>
          <table:table-cell/>
          <table:table-cell table:formula="of:=([.B1169]+3.19496)/([.D1169]-14.5476)" office:value-type="float" office:value="-0.0126277294549632">
            <text:p>-0,01263</text:p>
          </table:table-cell>
          <table:table-cell table:number-columns-repeated="1017"/>
        </table:table-row>
        <table:table-row table:style-name="ro1">
          <table:table-cell office:value-type="float" office:value="220.001">
            <text:p>220,00100</text:p>
          </table:table-cell>
          <table:table-cell office:value-type="float" office:value="-5.235">
            <text:p>-5,23500</text:p>
          </table:table-cell>
          <table:table-cell office:value-type="float" office:value="1.6215">
            <text:p>1,62150</text:p>
          </table:table-cell>
          <table:table-cell office:value-type="float" office:value="176.1">
            <text:p>176,10000</text:p>
          </table:table-cell>
          <table:table-cell office:value-type="string">
            <text:p>NAN</text:p>
          </table:table-cell>
          <table:table-cell/>
          <table:table-cell table:formula="of:=([.B1170]+3.19496)/([.D1170]-14.5476)" office:value-type="float" office:value="-0.0126277294549632">
            <text:p>-0,01263</text:p>
          </table:table-cell>
          <table:table-cell table:number-columns-repeated="1017"/>
        </table:table-row>
        <table:table-row table:style-name="ro1">
          <table:table-cell office:value-type="float" office:value="220.101">
            <text:p>220,10100</text:p>
          </table:table-cell>
          <table:table-cell office:value-type="float" office:value="-5.235">
            <text:p>-5,23500</text:p>
          </table:table-cell>
          <table:table-cell office:value-type="float" office:value="1.6215">
            <text:p>1,62150</text:p>
          </table:table-cell>
          <table:table-cell office:value-type="float" office:value="176.1">
            <text:p>176,10000</text:p>
          </table:table-cell>
          <table:table-cell office:value-type="string">
            <text:p>NAN</text:p>
          </table:table-cell>
          <table:table-cell/>
          <table:table-cell table:formula="of:=([.B1171]+3.19496)/([.D1171]-14.5476)" office:value-type="float" office:value="-0.0126277294549632">
            <text:p>-0,01263</text:p>
          </table:table-cell>
          <table:table-cell table:number-columns-repeated="1017"/>
        </table:table-row>
        <table:table-row table:style-name="ro1">
          <table:table-cell office:value-type="float" office:value="220.201">
            <text:p>220,20100</text:p>
          </table:table-cell>
          <table:table-cell office:value-type="float" office:value="-5.235">
            <text:p>-5,23500</text:p>
          </table:table-cell>
          <table:table-cell office:value-type="float" office:value="1.6215">
            <text:p>1,62150</text:p>
          </table:table-cell>
          <table:table-cell office:value-type="float" office:value="176.1">
            <text:p>176,10000</text:p>
          </table:table-cell>
          <table:table-cell office:value-type="string">
            <text:p>NAN</text:p>
          </table:table-cell>
          <table:table-cell/>
          <table:table-cell table:formula="of:=([.B1172]+3.19496)/([.D1172]-14.5476)" office:value-type="float" office:value="-0.0126277294549632">
            <text:p>-0,01263</text:p>
          </table:table-cell>
          <table:table-cell table:number-columns-repeated="1017"/>
        </table:table-row>
        <table:table-row table:style-name="ro1">
          <table:table-cell office:value-type="float" office:value="220.301">
            <text:p>220,30100</text:p>
          </table:table-cell>
          <table:table-cell office:value-type="float" office:value="-5.235">
            <text:p>-5,23500</text:p>
          </table:table-cell>
          <table:table-cell office:value-type="float" office:value="1.6215">
            <text:p>1,62150</text:p>
          </table:table-cell>
          <table:table-cell office:value-type="float" office:value="176.1">
            <text:p>176,10000</text:p>
          </table:table-cell>
          <table:table-cell office:value-type="string">
            <text:p>NAN</text:p>
          </table:table-cell>
          <table:table-cell/>
          <table:table-cell table:formula="of:=([.B1173]+3.19496)/([.D1173]-14.5476)" office:value-type="float" office:value="-0.0126277294549632">
            <text:p>-0,01263</text:p>
          </table:table-cell>
          <table:table-cell table:number-columns-repeated="1017"/>
        </table:table-row>
        <table:table-row table:style-name="ro1">
          <table:table-cell office:value-type="float" office:value="220.401">
            <text:p>220,40100</text:p>
          </table:table-cell>
          <table:table-cell office:value-type="float" office:value="-5.235">
            <text:p>-5,23500</text:p>
          </table:table-cell>
          <table:table-cell office:value-type="float" office:value="1.6215">
            <text:p>1,62150</text:p>
          </table:table-cell>
          <table:table-cell office:value-type="float" office:value="176.1">
            <text:p>176,10000</text:p>
          </table:table-cell>
          <table:table-cell office:value-type="string">
            <text:p>NAN</text:p>
          </table:table-cell>
          <table:table-cell/>
          <table:table-cell table:formula="of:=([.B1174]+3.19496)/([.D1174]-14.5476)" office:value-type="float" office:value="-0.0126277294549632">
            <text:p>-0,01263</text:p>
          </table:table-cell>
          <table:table-cell table:number-columns-repeated="1017"/>
        </table:table-row>
        <table:table-row table:style-name="ro1">
          <table:table-cell office:value-type="float" office:value="220.501">
            <text:p>220,50100</text:p>
          </table:table-cell>
          <table:table-cell office:value-type="float" office:value="-5.235">
            <text:p>-5,23500</text:p>
          </table:table-cell>
          <table:table-cell office:value-type="float" office:value="1.6215">
            <text:p>1,62150</text:p>
          </table:table-cell>
          <table:table-cell office:value-type="float" office:value="176.1">
            <text:p>176,10000</text:p>
          </table:table-cell>
          <table:table-cell office:value-type="string">
            <text:p>NAN</text:p>
          </table:table-cell>
          <table:table-cell/>
          <table:table-cell table:formula="of:=([.B1175]+3.19496)/([.D1175]-14.5476)" office:value-type="float" office:value="-0.0126277294549632">
            <text:p>-0,01263</text:p>
          </table:table-cell>
          <table:table-cell table:number-columns-repeated="1017"/>
        </table:table-row>
        <table:table-row table:style-name="ro1">
          <table:table-cell office:value-type="float" office:value="220.601">
            <text:p>220,60100</text:p>
          </table:table-cell>
          <table:table-cell office:value-type="float" office:value="-5.235">
            <text:p>-5,23500</text:p>
          </table:table-cell>
          <table:table-cell office:value-type="float" office:value="1.6215">
            <text:p>1,62150</text:p>
          </table:table-cell>
          <table:table-cell office:value-type="float" office:value="176.1">
            <text:p>176,10000</text:p>
          </table:table-cell>
          <table:table-cell office:value-type="string">
            <text:p>NAN</text:p>
          </table:table-cell>
          <table:table-cell/>
          <table:table-cell table:formula="of:=([.B1176]+3.19496)/([.D1176]-14.5476)" office:value-type="float" office:value="-0.0126277294549632">
            <text:p>-0,01263</text:p>
          </table:table-cell>
          <table:table-cell table:number-columns-repeated="1017"/>
        </table:table-row>
        <table:table-row table:style-name="ro1">
          <table:table-cell office:value-type="float" office:value="220.701">
            <text:p>220,70100</text:p>
          </table:table-cell>
          <table:table-cell office:value-type="float" office:value="-5.235">
            <text:p>-5,23500</text:p>
          </table:table-cell>
          <table:table-cell office:value-type="float" office:value="1.6215">
            <text:p>1,62150</text:p>
          </table:table-cell>
          <table:table-cell office:value-type="float" office:value="176.1">
            <text:p>176,10000</text:p>
          </table:table-cell>
          <table:table-cell office:value-type="string">
            <text:p>NAN</text:p>
          </table:table-cell>
          <table:table-cell/>
          <table:table-cell table:formula="of:=([.B1177]+3.19496)/([.D1177]-14.5476)" office:value-type="float" office:value="-0.0126277294549632">
            <text:p>-0,01263</text:p>
          </table:table-cell>
          <table:table-cell table:number-columns-repeated="1017"/>
        </table:table-row>
        <table:table-row table:style-name="ro1">
          <table:table-cell office:value-type="float" office:value="220.801">
            <text:p>220,80100</text:p>
          </table:table-cell>
          <table:table-cell office:value-type="float" office:value="-5.235">
            <text:p>-5,23500</text:p>
          </table:table-cell>
          <table:table-cell office:value-type="float" office:value="1.6215">
            <text:p>1,62150</text:p>
          </table:table-cell>
          <table:table-cell office:value-type="float" office:value="176.1">
            <text:p>176,10000</text:p>
          </table:table-cell>
          <table:table-cell office:value-type="string">
            <text:p>NAN</text:p>
          </table:table-cell>
          <table:table-cell/>
          <table:table-cell table:formula="of:=([.B1178]+3.19496)/([.D1178]-14.5476)" office:value-type="float" office:value="-0.0126277294549632">
            <text:p>-0,01263</text:p>
          </table:table-cell>
          <table:table-cell table:number-columns-repeated="1017"/>
        </table:table-row>
        <table:table-row table:style-name="ro1">
          <table:table-cell office:value-type="float" office:value="220.901">
            <text:p>220,90100</text:p>
          </table:table-cell>
          <table:table-cell office:value-type="float" office:value="-5.235">
            <text:p>-5,23500</text:p>
          </table:table-cell>
          <table:table-cell office:value-type="float" office:value="1.6215">
            <text:p>1,62150</text:p>
          </table:table-cell>
          <table:table-cell office:value-type="float" office:value="176.1">
            <text:p>176,10000</text:p>
          </table:table-cell>
          <table:table-cell office:value-type="string">
            <text:p>NAN</text:p>
          </table:table-cell>
          <table:table-cell/>
          <table:table-cell table:formula="of:=([.B1179]+3.19496)/([.D1179]-14.5476)" office:value-type="float" office:value="-0.0126277294549632">
            <text:p>-0,01263</text:p>
          </table:table-cell>
          <table:table-cell table:number-columns-repeated="1017"/>
        </table:table-row>
        <table:table-row table:style-name="ro1">
          <table:table-cell office:value-type="float" office:value="221.001">
            <text:p>221,00100</text:p>
          </table:table-cell>
          <table:table-cell office:value-type="float" office:value="-5.235">
            <text:p>-5,23500</text:p>
          </table:table-cell>
          <table:table-cell office:value-type="float" office:value="1.62">
            <text:p>1,62000</text:p>
          </table:table-cell>
          <table:table-cell office:value-type="float" office:value="176.1">
            <text:p>176,10000</text:p>
          </table:table-cell>
          <table:table-cell office:value-type="string">
            <text:p>NAN</text:p>
          </table:table-cell>
          <table:table-cell/>
          <table:table-cell table:formula="of:=([.B1180]+3.19496)/([.D1180]-14.5476)" office:value-type="float" office:value="-0.0126277294549632">
            <text:p>-0,01263</text:p>
          </table:table-cell>
          <table:table-cell table:number-columns-repeated="1017"/>
        </table:table-row>
        <table:table-row table:style-name="ro1">
          <table:table-cell office:value-type="float" office:value="221.101">
            <text:p>221,10100</text:p>
          </table:table-cell>
          <table:table-cell office:value-type="float" office:value="-5.235">
            <text:p>-5,23500</text:p>
          </table:table-cell>
          <table:table-cell office:value-type="float" office:value="1.62">
            <text:p>1,62000</text:p>
          </table:table-cell>
          <table:table-cell office:value-type="float" office:value="176.1">
            <text:p>176,10000</text:p>
          </table:table-cell>
          <table:table-cell office:value-type="string">
            <text:p>NAN</text:p>
          </table:table-cell>
          <table:table-cell/>
          <table:table-cell table:formula="of:=([.B1181]+3.19496)/([.D1181]-14.5476)" office:value-type="float" office:value="-0.0126277294549632">
            <text:p>-0,01263</text:p>
          </table:table-cell>
          <table:table-cell table:number-columns-repeated="1017"/>
        </table:table-row>
        <table:table-row table:style-name="ro1">
          <table:table-cell office:value-type="float" office:value="221.201">
            <text:p>221,20100</text:p>
          </table:table-cell>
          <table:table-cell office:value-type="float" office:value="-5.235">
            <text:p>-5,23500</text:p>
          </table:table-cell>
          <table:table-cell office:value-type="float" office:value="1.62">
            <text:p>1,62000</text:p>
          </table:table-cell>
          <table:table-cell office:value-type="float" office:value="176.1">
            <text:p>176,10000</text:p>
          </table:table-cell>
          <table:table-cell office:value-type="string">
            <text:p>NAN</text:p>
          </table:table-cell>
          <table:table-cell/>
          <table:table-cell table:formula="of:=([.B1182]+3.19496)/([.D1182]-14.5476)" office:value-type="float" office:value="-0.0126277294549632">
            <text:p>-0,01263</text:p>
          </table:table-cell>
          <table:table-cell table:number-columns-repeated="1017"/>
        </table:table-row>
        <table:table-row table:style-name="ro1">
          <table:table-cell office:value-type="float" office:value="221.301">
            <text:p>221,30100</text:p>
          </table:table-cell>
          <table:table-cell office:value-type="float" office:value="-5.235">
            <text:p>-5,23500</text:p>
          </table:table-cell>
          <table:table-cell office:value-type="float" office:value="1.62">
            <text:p>1,62000</text:p>
          </table:table-cell>
          <table:table-cell office:value-type="float" office:value="176.1">
            <text:p>176,10000</text:p>
          </table:table-cell>
          <table:table-cell office:value-type="string">
            <text:p>NAN</text:p>
          </table:table-cell>
          <table:table-cell/>
          <table:table-cell table:formula="of:=([.B1183]+3.19496)/([.D1183]-14.5476)" office:value-type="float" office:value="-0.0126277294549632">
            <text:p>-0,01263</text:p>
          </table:table-cell>
          <table:table-cell table:number-columns-repeated="1017"/>
        </table:table-row>
        <table:table-row table:style-name="ro1">
          <table:table-cell office:value-type="float" office:value="221.401">
            <text:p>221,40100</text:p>
          </table:table-cell>
          <table:table-cell office:value-type="float" office:value="-5.235">
            <text:p>-5,23500</text:p>
          </table:table-cell>
          <table:table-cell office:value-type="float" office:value="1.62">
            <text:p>1,62000</text:p>
          </table:table-cell>
          <table:table-cell office:value-type="float" office:value="176.1">
            <text:p>176,10000</text:p>
          </table:table-cell>
          <table:table-cell office:value-type="string">
            <text:p>NAN</text:p>
          </table:table-cell>
          <table:table-cell/>
          <table:table-cell table:formula="of:=([.B1184]+3.19496)/([.D1184]-14.5476)" office:value-type="float" office:value="-0.0126277294549632">
            <text:p>-0,01263</text:p>
          </table:table-cell>
          <table:table-cell table:number-columns-repeated="1017"/>
        </table:table-row>
        <table:table-row table:style-name="ro1">
          <table:table-cell office:value-type="float" office:value="221.501">
            <text:p>221,50100</text:p>
          </table:table-cell>
          <table:table-cell office:value-type="float" office:value="-5.235">
            <text:p>-5,23500</text:p>
          </table:table-cell>
          <table:table-cell office:value-type="float" office:value="1.62">
            <text:p>1,62000</text:p>
          </table:table-cell>
          <table:table-cell office:value-type="float" office:value="176.1">
            <text:p>176,10000</text:p>
          </table:table-cell>
          <table:table-cell office:value-type="string">
            <text:p>NAN</text:p>
          </table:table-cell>
          <table:table-cell/>
          <table:table-cell table:formula="of:=([.B1185]+3.19496)/([.D1185]-14.5476)" office:value-type="float" office:value="-0.0126277294549632">
            <text:p>-0,01263</text:p>
          </table:table-cell>
          <table:table-cell table:number-columns-repeated="1017"/>
        </table:table-row>
        <table:table-row table:style-name="ro1">
          <table:table-cell office:value-type="float" office:value="221.601">
            <text:p>221,60100</text:p>
          </table:table-cell>
          <table:table-cell office:value-type="float" office:value="-5.235">
            <text:p>-5,23500</text:p>
          </table:table-cell>
          <table:table-cell office:value-type="float" office:value="1.62">
            <text:p>1,62000</text:p>
          </table:table-cell>
          <table:table-cell office:value-type="float" office:value="176.1">
            <text:p>176,10000</text:p>
          </table:table-cell>
          <table:table-cell office:value-type="string">
            <text:p>NAN</text:p>
          </table:table-cell>
          <table:table-cell/>
          <table:table-cell table:formula="of:=([.B1186]+3.19496)/([.D1186]-14.5476)" office:value-type="float" office:value="-0.0126277294549632">
            <text:p>-0,01263</text:p>
          </table:table-cell>
          <table:table-cell table:number-columns-repeated="1017"/>
        </table:table-row>
        <table:table-row table:style-name="ro1">
          <table:table-cell office:value-type="float" office:value="221.701">
            <text:p>221,70100</text:p>
          </table:table-cell>
          <table:table-cell office:value-type="float" office:value="-5.235">
            <text:p>-5,23500</text:p>
          </table:table-cell>
          <table:table-cell office:value-type="float" office:value="1.62">
            <text:p>1,62000</text:p>
          </table:table-cell>
          <table:table-cell office:value-type="float" office:value="176.1">
            <text:p>176,10000</text:p>
          </table:table-cell>
          <table:table-cell office:value-type="string">
            <text:p>NAN</text:p>
          </table:table-cell>
          <table:table-cell/>
          <table:table-cell table:formula="of:=([.B1187]+3.19496)/([.D1187]-14.5476)" office:value-type="float" office:value="-0.0126277294549632">
            <text:p>-0,01263</text:p>
          </table:table-cell>
          <table:table-cell table:number-columns-repeated="1017"/>
        </table:table-row>
        <table:table-row table:style-name="ro1">
          <table:table-cell office:value-type="float" office:value="221.801">
            <text:p>221,80100</text:p>
          </table:table-cell>
          <table:table-cell office:value-type="float" office:value="-5.235">
            <text:p>-5,23500</text:p>
          </table:table-cell>
          <table:table-cell office:value-type="float" office:value="1.62">
            <text:p>1,62000</text:p>
          </table:table-cell>
          <table:table-cell office:value-type="float" office:value="176.1">
            <text:p>176,10000</text:p>
          </table:table-cell>
          <table:table-cell office:value-type="string">
            <text:p>NAN</text:p>
          </table:table-cell>
          <table:table-cell/>
          <table:table-cell table:formula="of:=([.B1188]+3.19496)/([.D1188]-14.5476)" office:value-type="float" office:value="-0.0126277294549632">
            <text:p>-0,01263</text:p>
          </table:table-cell>
          <table:table-cell table:number-columns-repeated="1017"/>
        </table:table-row>
        <table:table-row table:style-name="ro1">
          <table:table-cell office:value-type="float" office:value="221.901">
            <text:p>221,90100</text:p>
          </table:table-cell>
          <table:table-cell office:value-type="float" office:value="-5.235">
            <text:p>-5,23500</text:p>
          </table:table-cell>
          <table:table-cell office:value-type="float" office:value="1.62">
            <text:p>1,62000</text:p>
          </table:table-cell>
          <table:table-cell office:value-type="float" office:value="176.1">
            <text:p>176,10000</text:p>
          </table:table-cell>
          <table:table-cell office:value-type="string">
            <text:p>NAN</text:p>
          </table:table-cell>
          <table:table-cell/>
          <table:table-cell table:formula="of:=([.B1189]+3.19496)/([.D1189]-14.5476)" office:value-type="float" office:value="-0.0126277294549632">
            <text:p>-0,01263</text:p>
          </table:table-cell>
          <table:table-cell table:number-columns-repeated="1017"/>
        </table:table-row>
        <table:table-row table:style-name="ro1">
          <table:table-cell office:value-type="float" office:value="222.001">
            <text:p>222,00100</text:p>
          </table:table-cell>
          <table:table-cell office:value-type="float" office:value="-5.235">
            <text:p>-5,23500</text:p>
          </table:table-cell>
          <table:table-cell office:value-type="float" office:value="1.62">
            <text:p>1,62000</text:p>
          </table:table-cell>
          <table:table-cell office:value-type="float" office:value="176.1">
            <text:p>176,10000</text:p>
          </table:table-cell>
          <table:table-cell office:value-type="string">
            <text:p>NAN</text:p>
          </table:table-cell>
          <table:table-cell/>
          <table:table-cell table:formula="of:=([.B1190]+3.19496)/([.D1190]-14.5476)" office:value-type="float" office:value="-0.0126277294549632">
            <text:p>-0,01263</text:p>
          </table:table-cell>
          <table:table-cell table:number-columns-repeated="1017"/>
        </table:table-row>
        <table:table-row table:style-name="ro1">
          <table:table-cell office:value-type="float" office:value="222.101">
            <text:p>222,10100</text:p>
          </table:table-cell>
          <table:table-cell office:value-type="float" office:value="-5.235">
            <text:p>-5,23500</text:p>
          </table:table-cell>
          <table:table-cell office:value-type="float" office:value="1.62">
            <text:p>1,62000</text:p>
          </table:table-cell>
          <table:table-cell office:value-type="float" office:value="176.1">
            <text:p>176,10000</text:p>
          </table:table-cell>
          <table:table-cell office:value-type="string">
            <text:p>NAN</text:p>
          </table:table-cell>
          <table:table-cell/>
          <table:table-cell table:formula="of:=([.B1191]+3.19496)/([.D1191]-14.5476)" office:value-type="float" office:value="-0.0126277294549632">
            <text:p>-0,01263</text:p>
          </table:table-cell>
          <table:table-cell table:number-columns-repeated="1017"/>
        </table:table-row>
        <table:table-row table:style-name="ro1">
          <table:table-cell office:value-type="float" office:value="222.201">
            <text:p>222,20100</text:p>
          </table:table-cell>
          <table:table-cell office:value-type="float" office:value="-5.235">
            <text:p>-5,23500</text:p>
          </table:table-cell>
          <table:table-cell office:value-type="float" office:value="1.62">
            <text:p>1,62000</text:p>
          </table:table-cell>
          <table:table-cell office:value-type="float" office:value="176.1">
            <text:p>176,10000</text:p>
          </table:table-cell>
          <table:table-cell office:value-type="string">
            <text:p>NAN</text:p>
          </table:table-cell>
          <table:table-cell/>
          <table:table-cell table:formula="of:=([.B1192]+3.19496)/([.D1192]-14.5476)" office:value-type="float" office:value="-0.0126277294549632">
            <text:p>-0,01263</text:p>
          </table:table-cell>
          <table:table-cell table:number-columns-repeated="1017"/>
        </table:table-row>
        <table:table-row table:style-name="ro1">
          <table:table-cell office:value-type="float" office:value="222.301">
            <text:p>222,30100</text:p>
          </table:table-cell>
          <table:table-cell office:value-type="float" office:value="-5.235">
            <text:p>-5,23500</text:p>
          </table:table-cell>
          <table:table-cell office:value-type="float" office:value="1.62">
            <text:p>1,62000</text:p>
          </table:table-cell>
          <table:table-cell office:value-type="float" office:value="176.1">
            <text:p>176,10000</text:p>
          </table:table-cell>
          <table:table-cell office:value-type="string">
            <text:p>NAN</text:p>
          </table:table-cell>
          <table:table-cell/>
          <table:table-cell table:formula="of:=([.B1193]+3.19496)/([.D1193]-14.5476)" office:value-type="float" office:value="-0.0126277294549632">
            <text:p>-0,01263</text:p>
          </table:table-cell>
          <table:table-cell table:number-columns-repeated="1017"/>
        </table:table-row>
        <table:table-row table:style-name="ro1">
          <table:table-cell office:value-type="float" office:value="222.401">
            <text:p>222,40100</text:p>
          </table:table-cell>
          <table:table-cell office:value-type="float" office:value="-5.235">
            <text:p>-5,23500</text:p>
          </table:table-cell>
          <table:table-cell office:value-type="float" office:value="1.62">
            <text:p>1,62000</text:p>
          </table:table-cell>
          <table:table-cell office:value-type="float" office:value="176.1">
            <text:p>176,10000</text:p>
          </table:table-cell>
          <table:table-cell office:value-type="string">
            <text:p>NAN</text:p>
          </table:table-cell>
          <table:table-cell/>
          <table:table-cell table:formula="of:=([.B1194]+3.19496)/([.D1194]-14.5476)" office:value-type="float" office:value="-0.0126277294549632">
            <text:p>-0,01263</text:p>
          </table:table-cell>
          <table:table-cell table:number-columns-repeated="1017"/>
        </table:table-row>
        <table:table-row table:style-name="ro1">
          <table:table-cell office:value-type="float" office:value="222.501">
            <text:p>222,50100</text:p>
          </table:table-cell>
          <table:table-cell office:value-type="float" office:value="-5.235">
            <text:p>-5,23500</text:p>
          </table:table-cell>
          <table:table-cell office:value-type="float" office:value="1.62">
            <text:p>1,62000</text:p>
          </table:table-cell>
          <table:table-cell office:value-type="float" office:value="176.1">
            <text:p>176,10000</text:p>
          </table:table-cell>
          <table:table-cell office:value-type="string">
            <text:p>NAN</text:p>
          </table:table-cell>
          <table:table-cell/>
          <table:table-cell table:formula="of:=([.B1195]+3.19496)/([.D1195]-14.5476)" office:value-type="float" office:value="-0.0126277294549632">
            <text:p>-0,01263</text:p>
          </table:table-cell>
          <table:table-cell table:number-columns-repeated="1017"/>
        </table:table-row>
        <table:table-row table:style-name="ro1">
          <table:table-cell office:value-type="float" office:value="222.601">
            <text:p>222,60100</text:p>
          </table:table-cell>
          <table:table-cell office:value-type="float" office:value="-5.25">
            <text:p>-5,25000</text:p>
          </table:table-cell>
          <table:table-cell office:value-type="float" office:value="1.62">
            <text:p>1,62000</text:p>
          </table:table-cell>
          <table:table-cell office:value-type="float" office:value="176.1">
            <text:p>176,10000</text:p>
          </table:table-cell>
          <table:table-cell office:value-type="string">
            <text:p>NAN</text:p>
          </table:table-cell>
          <table:table-cell/>
          <table:table-cell table:formula="of:=([.B1196]+3.19496)/([.D1196]-14.5476)" office:value-type="float" office:value="-0.0127205785862667">
            <text:p>-0,01272</text:p>
          </table:table-cell>
          <table:table-cell table:number-columns-repeated="1017"/>
        </table:table-row>
        <table:table-row table:style-name="ro1">
          <table:table-cell office:value-type="float" office:value="222.701">
            <text:p>222,70100</text:p>
          </table:table-cell>
          <table:table-cell office:value-type="float" office:value="-5.25">
            <text:p>-5,25000</text:p>
          </table:table-cell>
          <table:table-cell office:value-type="float" office:value="1.62">
            <text:p>1,62000</text:p>
          </table:table-cell>
          <table:table-cell office:value-type="float" office:value="176.1">
            <text:p>176,10000</text:p>
          </table:table-cell>
          <table:table-cell office:value-type="string">
            <text:p>NAN</text:p>
          </table:table-cell>
          <table:table-cell/>
          <table:table-cell table:formula="of:=([.B1197]+3.19496)/([.D1197]-14.5476)" office:value-type="float" office:value="-0.0127205785862667">
            <text:p>-0,01272</text:p>
          </table:table-cell>
          <table:table-cell table:number-columns-repeated="1017"/>
        </table:table-row>
        <table:table-row table:style-name="ro1">
          <table:table-cell office:value-type="float" office:value="222.801">
            <text:p>222,80100</text:p>
          </table:table-cell>
          <table:table-cell office:value-type="float" office:value="-5.25">
            <text:p>-5,25000</text:p>
          </table:table-cell>
          <table:table-cell office:value-type="float" office:value="1.62">
            <text:p>1,62000</text:p>
          </table:table-cell>
          <table:table-cell office:value-type="float" office:value="176.1">
            <text:p>176,10000</text:p>
          </table:table-cell>
          <table:table-cell office:value-type="string">
            <text:p>NAN</text:p>
          </table:table-cell>
          <table:table-cell/>
          <table:table-cell table:formula="of:=([.B1198]+3.19496)/([.D1198]-14.5476)" office:value-type="float" office:value="-0.0127205785862667">
            <text:p>-0,01272</text:p>
          </table:table-cell>
          <table:table-cell table:number-columns-repeated="1017"/>
        </table:table-row>
        <table:table-row table:style-name="ro1">
          <table:table-cell office:value-type="float" office:value="222.901">
            <text:p>222,90100</text:p>
          </table:table-cell>
          <table:table-cell office:value-type="float" office:value="-5.25">
            <text:p>-5,25000</text:p>
          </table:table-cell>
          <table:table-cell office:value-type="float" office:value="1.62">
            <text:p>1,62000</text:p>
          </table:table-cell>
          <table:table-cell office:value-type="float" office:value="176.1">
            <text:p>176,10000</text:p>
          </table:table-cell>
          <table:table-cell office:value-type="string">
            <text:p>NAN</text:p>
          </table:table-cell>
          <table:table-cell/>
          <table:table-cell table:formula="of:=([.B1199]+3.19496)/([.D1199]-14.5476)" office:value-type="float" office:value="-0.0127205785862667">
            <text:p>-0,01272</text:p>
          </table:table-cell>
          <table:table-cell table:number-columns-repeated="1017"/>
        </table:table-row>
        <table:table-row table:style-name="ro1">
          <table:table-cell office:value-type="float" office:value="223.001">
            <text:p>223,00100</text:p>
          </table:table-cell>
          <table:table-cell office:value-type="float" office:value="-5.25">
            <text:p>-5,25000</text:p>
          </table:table-cell>
          <table:table-cell office:value-type="float" office:value="1.62">
            <text:p>1,62000</text:p>
          </table:table-cell>
          <table:table-cell office:value-type="float" office:value="176.1">
            <text:p>176,10000</text:p>
          </table:table-cell>
          <table:table-cell office:value-type="string">
            <text:p>NAN</text:p>
          </table:table-cell>
          <table:table-cell/>
          <table:table-cell table:formula="of:=([.B1200]+3.19496)/([.D1200]-14.5476)" office:value-type="float" office:value="-0.0127205785862667">
            <text:p>-0,01272</text:p>
          </table:table-cell>
          <table:table-cell table:number-columns-repeated="1017"/>
        </table:table-row>
        <table:table-row table:style-name="ro1">
          <table:table-cell office:value-type="float" office:value="223.101">
            <text:p>223,10100</text:p>
          </table:table-cell>
          <table:table-cell office:value-type="float" office:value="-5.25">
            <text:p>-5,25000</text:p>
          </table:table-cell>
          <table:table-cell office:value-type="float" office:value="1.62">
            <text:p>1,62000</text:p>
          </table:table-cell>
          <table:table-cell office:value-type="float" office:value="176.1">
            <text:p>176,10000</text:p>
          </table:table-cell>
          <table:table-cell office:value-type="string">
            <text:p>NAN</text:p>
          </table:table-cell>
          <table:table-cell/>
          <table:table-cell table:formula="of:=([.B1201]+3.19496)/([.D1201]-14.5476)" office:value-type="float" office:value="-0.0127205785862667">
            <text:p>-0,01272</text:p>
          </table:table-cell>
          <table:table-cell table:number-columns-repeated="1017"/>
        </table:table-row>
        <table:table-row table:style-name="ro1">
          <table:table-cell office:value-type="float" office:value="223.201">
            <text:p>223,20100</text:p>
          </table:table-cell>
          <table:table-cell office:value-type="float" office:value="-5.25">
            <text:p>-5,25000</text:p>
          </table:table-cell>
          <table:table-cell office:value-type="float" office:value="1.62">
            <text:p>1,62000</text:p>
          </table:table-cell>
          <table:table-cell office:value-type="float" office:value="176.1">
            <text:p>176,10000</text:p>
          </table:table-cell>
          <table:table-cell office:value-type="string">
            <text:p>NAN</text:p>
          </table:table-cell>
          <table:table-cell/>
          <table:table-cell table:formula="of:=([.B1202]+3.19496)/([.D1202]-14.5476)" office:value-type="float" office:value="-0.0127205785862667">
            <text:p>-0,01272</text:p>
          </table:table-cell>
          <table:table-cell table:number-columns-repeated="1017"/>
        </table:table-row>
        <table:table-row table:style-name="ro1">
          <table:table-cell office:value-type="float" office:value="223.301">
            <text:p>223,30100</text:p>
          </table:table-cell>
          <table:table-cell office:value-type="float" office:value="-5.25">
            <text:p>-5,25000</text:p>
          </table:table-cell>
          <table:table-cell office:value-type="float" office:value="1.62">
            <text:p>1,62000</text:p>
          </table:table-cell>
          <table:table-cell office:value-type="float" office:value="176.1">
            <text:p>176,10000</text:p>
          </table:table-cell>
          <table:table-cell office:value-type="string">
            <text:p>NAN</text:p>
          </table:table-cell>
          <table:table-cell/>
          <table:table-cell table:formula="of:=([.B1203]+3.19496)/([.D1203]-14.5476)" office:value-type="float" office:value="-0.0127205785862667">
            <text:p>-0,01272</text:p>
          </table:table-cell>
          <table:table-cell table:number-columns-repeated="1017"/>
        </table:table-row>
        <table:table-row table:style-name="ro1">
          <table:table-cell office:value-type="float" office:value="223.401">
            <text:p>223,40100</text:p>
          </table:table-cell>
          <table:table-cell office:value-type="float" office:value="-5.25">
            <text:p>-5,25000</text:p>
          </table:table-cell>
          <table:table-cell office:value-type="float" office:value="1.62">
            <text:p>1,62000</text:p>
          </table:table-cell>
          <table:table-cell office:value-type="float" office:value="176.1">
            <text:p>176,10000</text:p>
          </table:table-cell>
          <table:table-cell office:value-type="string">
            <text:p>NAN</text:p>
          </table:table-cell>
          <table:table-cell/>
          <table:table-cell table:formula="of:=([.B1204]+3.19496)/([.D1204]-14.5476)" office:value-type="float" office:value="-0.0127205785862667">
            <text:p>-0,01272</text:p>
          </table:table-cell>
          <table:table-cell table:number-columns-repeated="1017"/>
        </table:table-row>
        <table:table-row table:style-name="ro1">
          <table:table-cell office:value-type="float" office:value="223.501">
            <text:p>223,50100</text:p>
          </table:table-cell>
          <table:table-cell office:value-type="float" office:value="-5.25">
            <text:p>-5,25000</text:p>
          </table:table-cell>
          <table:table-cell office:value-type="float" office:value="1.62">
            <text:p>1,62000</text:p>
          </table:table-cell>
          <table:table-cell office:value-type="float" office:value="176.1">
            <text:p>176,10000</text:p>
          </table:table-cell>
          <table:table-cell office:value-type="string">
            <text:p>NAN</text:p>
          </table:table-cell>
          <table:table-cell/>
          <table:table-cell table:formula="of:=([.B1205]+3.19496)/([.D1205]-14.5476)" office:value-type="float" office:value="-0.0127205785862667">
            <text:p>-0,01272</text:p>
          </table:table-cell>
          <table:table-cell table:number-columns-repeated="1017"/>
        </table:table-row>
        <table:table-row table:style-name="ro1">
          <table:table-cell office:value-type="float" office:value="223.601">
            <text:p>223,60100</text:p>
          </table:table-cell>
          <table:table-cell office:value-type="float" office:value="-5.235">
            <text:p>-5,23500</text:p>
          </table:table-cell>
          <table:table-cell office:value-type="float" office:value="1.62">
            <text:p>1,62000</text:p>
          </table:table-cell>
          <table:table-cell office:value-type="float" office:value="176.1">
            <text:p>176,10000</text:p>
          </table:table-cell>
          <table:table-cell office:value-type="string">
            <text:p>NAN</text:p>
          </table:table-cell>
          <table:table-cell/>
          <table:table-cell table:formula="of:=([.B1206]+3.19496)/([.D1206]-14.5476)" office:value-type="float" office:value="-0.0126277294549632">
            <text:p>-0,01263</text:p>
          </table:table-cell>
          <table:table-cell table:number-columns-repeated="1017"/>
        </table:table-row>
        <table:table-row table:style-name="ro1">
          <table:table-cell office:value-type="float" office:value="223.701">
            <text:p>223,70100</text:p>
          </table:table-cell>
          <table:table-cell office:value-type="float" office:value="-5.235">
            <text:p>-5,23500</text:p>
          </table:table-cell>
          <table:table-cell office:value-type="float" office:value="1.62">
            <text:p>1,62000</text:p>
          </table:table-cell>
          <table:table-cell office:value-type="float" office:value="176.1">
            <text:p>176,10000</text:p>
          </table:table-cell>
          <table:table-cell office:value-type="string">
            <text:p>NAN</text:p>
          </table:table-cell>
          <table:table-cell/>
          <table:table-cell table:formula="of:=([.B1207]+3.19496)/([.D1207]-14.5476)" office:value-type="float" office:value="-0.0126277294549632">
            <text:p>-0,01263</text:p>
          </table:table-cell>
          <table:table-cell table:number-columns-repeated="1017"/>
        </table:table-row>
        <table:table-row table:style-name="ro1">
          <table:table-cell office:value-type="float" office:value="223.801">
            <text:p>223,80100</text:p>
          </table:table-cell>
          <table:table-cell office:value-type="float" office:value="-5.235">
            <text:p>-5,23500</text:p>
          </table:table-cell>
          <table:table-cell office:value-type="float" office:value="1.62">
            <text:p>1,62000</text:p>
          </table:table-cell>
          <table:table-cell office:value-type="float" office:value="176.1">
            <text:p>176,10000</text:p>
          </table:table-cell>
          <table:table-cell office:value-type="string">
            <text:p>NAN</text:p>
          </table:table-cell>
          <table:table-cell/>
          <table:table-cell table:formula="of:=([.B1208]+3.19496)/([.D1208]-14.5476)" office:value-type="float" office:value="-0.0126277294549632">
            <text:p>-0,01263</text:p>
          </table:table-cell>
          <table:table-cell table:number-columns-repeated="1017"/>
        </table:table-row>
        <table:table-row table:style-name="ro1">
          <table:table-cell office:value-type="float" office:value="223.901">
            <text:p>223,90100</text:p>
          </table:table-cell>
          <table:table-cell office:value-type="float" office:value="-5.235">
            <text:p>-5,23500</text:p>
          </table:table-cell>
          <table:table-cell office:value-type="float" office:value="1.62">
            <text:p>1,62000</text:p>
          </table:table-cell>
          <table:table-cell office:value-type="float" office:value="176.1">
            <text:p>176,10000</text:p>
          </table:table-cell>
          <table:table-cell office:value-type="string">
            <text:p>NAN</text:p>
          </table:table-cell>
          <table:table-cell/>
          <table:table-cell table:formula="of:=([.B1209]+3.19496)/([.D1209]-14.5476)" office:value-type="float" office:value="-0.0126277294549632">
            <text:p>-0,01263</text:p>
          </table:table-cell>
          <table:table-cell table:number-columns-repeated="1017"/>
        </table:table-row>
        <table:table-row table:style-name="ro1">
          <table:table-cell office:value-type="float" office:value="224.001">
            <text:p>224,00100</text:p>
          </table:table-cell>
          <table:table-cell office:value-type="float" office:value="-5.235">
            <text:p>-5,23500</text:p>
          </table:table-cell>
          <table:table-cell office:value-type="float" office:value="1.62">
            <text:p>1,62000</text:p>
          </table:table-cell>
          <table:table-cell office:value-type="float" office:value="176.1">
            <text:p>176,10000</text:p>
          </table:table-cell>
          <table:table-cell office:value-type="string">
            <text:p>NAN</text:p>
          </table:table-cell>
          <table:table-cell/>
          <table:table-cell table:formula="of:=([.B1210]+3.19496)/([.D1210]-14.5476)" office:value-type="float" office:value="-0.0126277294549632">
            <text:p>-0,01263</text:p>
          </table:table-cell>
          <table:table-cell table:number-columns-repeated="1017"/>
        </table:table-row>
        <table:table-row table:style-name="ro1">
          <table:table-cell office:value-type="float" office:value="224.101">
            <text:p>224,10100</text:p>
          </table:table-cell>
          <table:table-cell office:value-type="float" office:value="-5.235">
            <text:p>-5,23500</text:p>
          </table:table-cell>
          <table:table-cell office:value-type="float" office:value="1.62">
            <text:p>1,62000</text:p>
          </table:table-cell>
          <table:table-cell office:value-type="float" office:value="176.1">
            <text:p>176,10000</text:p>
          </table:table-cell>
          <table:table-cell office:value-type="string">
            <text:p>NAN</text:p>
          </table:table-cell>
          <table:table-cell/>
          <table:table-cell table:formula="of:=([.B1211]+3.19496)/([.D1211]-14.5476)" office:value-type="float" office:value="-0.0126277294549632">
            <text:p>-0,01263</text:p>
          </table:table-cell>
          <table:table-cell table:number-columns-repeated="1017"/>
        </table:table-row>
        <table:table-row table:style-name="ro1">
          <table:table-cell office:value-type="float" office:value="224.201">
            <text:p>224,20100</text:p>
          </table:table-cell>
          <table:table-cell office:value-type="float" office:value="-5.235">
            <text:p>-5,23500</text:p>
          </table:table-cell>
          <table:table-cell office:value-type="float" office:value="1.62">
            <text:p>1,62000</text:p>
          </table:table-cell>
          <table:table-cell office:value-type="float" office:value="176.1">
            <text:p>176,10000</text:p>
          </table:table-cell>
          <table:table-cell office:value-type="string">
            <text:p>NAN</text:p>
          </table:table-cell>
          <table:table-cell/>
          <table:table-cell table:formula="of:=([.B1212]+3.19496)/([.D1212]-14.5476)" office:value-type="float" office:value="-0.0126277294549632">
            <text:p>-0,01263</text:p>
          </table:table-cell>
          <table:table-cell table:number-columns-repeated="1017"/>
        </table:table-row>
        <table:table-row table:style-name="ro1">
          <table:table-cell office:value-type="float" office:value="224.301">
            <text:p>224,30100</text:p>
          </table:table-cell>
          <table:table-cell office:value-type="float" office:value="-5.235">
            <text:p>-5,23500</text:p>
          </table:table-cell>
          <table:table-cell office:value-type="float" office:value="1.62">
            <text:p>1,62000</text:p>
          </table:table-cell>
          <table:table-cell office:value-type="float" office:value="176.1">
            <text:p>176,10000</text:p>
          </table:table-cell>
          <table:table-cell office:value-type="string">
            <text:p>NAN</text:p>
          </table:table-cell>
          <table:table-cell/>
          <table:table-cell table:formula="of:=([.B1213]+3.19496)/([.D1213]-14.5476)" office:value-type="float" office:value="-0.0126277294549632">
            <text:p>-0,01263</text:p>
          </table:table-cell>
          <table:table-cell table:number-columns-repeated="1017"/>
        </table:table-row>
        <table:table-row table:style-name="ro1">
          <table:table-cell office:value-type="float" office:value="224.401">
            <text:p>224,40100</text:p>
          </table:table-cell>
          <table:table-cell office:value-type="float" office:value="-5.235">
            <text:p>-5,23500</text:p>
          </table:table-cell>
          <table:table-cell office:value-type="float" office:value="1.62">
            <text:p>1,62000</text:p>
          </table:table-cell>
          <table:table-cell office:value-type="float" office:value="176.1">
            <text:p>176,10000</text:p>
          </table:table-cell>
          <table:table-cell office:value-type="string">
            <text:p>NAN</text:p>
          </table:table-cell>
          <table:table-cell/>
          <table:table-cell table:formula="of:=([.B1214]+3.19496)/([.D1214]-14.5476)" office:value-type="float" office:value="-0.0126277294549632">
            <text:p>-0,01263</text:p>
          </table:table-cell>
          <table:table-cell table:number-columns-repeated="1017"/>
        </table:table-row>
        <table:table-row table:style-name="ro1">
          <table:table-cell office:value-type="float" office:value="224.501">
            <text:p>224,50100</text:p>
          </table:table-cell>
          <table:table-cell office:value-type="float" office:value="-5.235">
            <text:p>-5,23500</text:p>
          </table:table-cell>
          <table:table-cell office:value-type="float" office:value="1.62">
            <text:p>1,62000</text:p>
          </table:table-cell>
          <table:table-cell office:value-type="float" office:value="176.1">
            <text:p>176,10000</text:p>
          </table:table-cell>
          <table:table-cell office:value-type="string">
            <text:p>NAN</text:p>
          </table:table-cell>
          <table:table-cell/>
          <table:table-cell table:formula="of:=([.B1215]+3.19496)/([.D1215]-14.5476)" office:value-type="float" office:value="-0.0126277294549632">
            <text:p>-0,01263</text:p>
          </table:table-cell>
          <table:table-cell table:number-columns-repeated="1017"/>
        </table:table-row>
        <table:table-row table:style-name="ro1">
          <table:table-cell office:value-type="float" office:value="224.601">
            <text:p>224,60100</text:p>
          </table:table-cell>
          <table:table-cell office:value-type="float" office:value="-5.235">
            <text:p>-5,23500</text:p>
          </table:table-cell>
          <table:table-cell office:value-type="float" office:value="1.62">
            <text:p>1,62000</text:p>
          </table:table-cell>
          <table:table-cell office:value-type="float" office:value="176.1">
            <text:p>176,10000</text:p>
          </table:table-cell>
          <table:table-cell office:value-type="string">
            <text:p>NAN</text:p>
          </table:table-cell>
          <table:table-cell/>
          <table:table-cell table:formula="of:=([.B1216]+3.19496)/([.D1216]-14.5476)" office:value-type="float" office:value="-0.0126277294549632">
            <text:p>-0,01263</text:p>
          </table:table-cell>
          <table:table-cell table:number-columns-repeated="1017"/>
        </table:table-row>
        <table:table-row table:style-name="ro1">
          <table:table-cell office:value-type="float" office:value="224.701">
            <text:p>224,70100</text:p>
          </table:table-cell>
          <table:table-cell office:value-type="float" office:value="-5.235">
            <text:p>-5,23500</text:p>
          </table:table-cell>
          <table:table-cell office:value-type="float" office:value="1.62">
            <text:p>1,62000</text:p>
          </table:table-cell>
          <table:table-cell office:value-type="float" office:value="176.1">
            <text:p>176,10000</text:p>
          </table:table-cell>
          <table:table-cell office:value-type="string">
            <text:p>NAN</text:p>
          </table:table-cell>
          <table:table-cell/>
          <table:table-cell table:formula="of:=([.B1217]+3.19496)/([.D1217]-14.5476)" office:value-type="float" office:value="-0.0126277294549632">
            <text:p>-0,01263</text:p>
          </table:table-cell>
          <table:table-cell table:number-columns-repeated="1017"/>
        </table:table-row>
        <table:table-row table:style-name="ro1">
          <table:table-cell office:value-type="float" office:value="224.801">
            <text:p>224,80100</text:p>
          </table:table-cell>
          <table:table-cell office:value-type="float" office:value="-5.235">
            <text:p>-5,23500</text:p>
          </table:table-cell>
          <table:table-cell office:value-type="float" office:value="1.62">
            <text:p>1,62000</text:p>
          </table:table-cell>
          <table:table-cell office:value-type="float" office:value="176.1">
            <text:p>176,10000</text:p>
          </table:table-cell>
          <table:table-cell office:value-type="string">
            <text:p>NAN</text:p>
          </table:table-cell>
          <table:table-cell/>
          <table:table-cell table:formula="of:=([.B1218]+3.19496)/([.D1218]-14.5476)" office:value-type="float" office:value="-0.0126277294549632">
            <text:p>-0,01263</text:p>
          </table:table-cell>
          <table:table-cell table:number-columns-repeated="1017"/>
        </table:table-row>
        <table:table-row table:style-name="ro1">
          <table:table-cell office:value-type="float" office:value="224.901">
            <text:p>224,90100</text:p>
          </table:table-cell>
          <table:table-cell office:value-type="float" office:value="-5.235">
            <text:p>-5,23500</text:p>
          </table:table-cell>
          <table:table-cell office:value-type="float" office:value="1.62">
            <text:p>1,62000</text:p>
          </table:table-cell>
          <table:table-cell office:value-type="float" office:value="176.1">
            <text:p>176,10000</text:p>
          </table:table-cell>
          <table:table-cell office:value-type="string">
            <text:p>NAN</text:p>
          </table:table-cell>
          <table:table-cell/>
          <table:table-cell table:formula="of:=([.B1219]+3.19496)/([.D1219]-14.5476)" office:value-type="float" office:value="-0.0126277294549632">
            <text:p>-0,01263</text:p>
          </table:table-cell>
          <table:table-cell table:number-columns-repeated="1017"/>
        </table:table-row>
        <table:table-row table:style-name="ro1">
          <table:table-cell office:value-type="float" office:value="225.001">
            <text:p>225,00100</text:p>
          </table:table-cell>
          <table:table-cell office:value-type="float" office:value="-5.235">
            <text:p>-5,23500</text:p>
          </table:table-cell>
          <table:table-cell office:value-type="float" office:value="1.6185">
            <text:p>1,61850</text:p>
          </table:table-cell>
          <table:table-cell office:value-type="float" office:value="176.1">
            <text:p>176,10000</text:p>
          </table:table-cell>
          <table:table-cell office:value-type="string">
            <text:p>NAN</text:p>
          </table:table-cell>
          <table:table-cell/>
          <table:table-cell table:formula="of:=([.B1220]+3.19496)/([.D1220]-14.5476)" office:value-type="float" office:value="-0.0126277294549632">
            <text:p>-0,01263</text:p>
          </table:table-cell>
          <table:table-cell table:number-columns-repeated="1017"/>
        </table:table-row>
        <table:table-row table:style-name="ro1">
          <table:table-cell office:value-type="float" office:value="225.101">
            <text:p>225,10100</text:p>
          </table:table-cell>
          <table:table-cell office:value-type="float" office:value="-5.235">
            <text:p>-5,23500</text:p>
          </table:table-cell>
          <table:table-cell office:value-type="float" office:value="1.6185">
            <text:p>1,61850</text:p>
          </table:table-cell>
          <table:table-cell office:value-type="float" office:value="176.1">
            <text:p>176,10000</text:p>
          </table:table-cell>
          <table:table-cell office:value-type="string">
            <text:p>NAN</text:p>
          </table:table-cell>
          <table:table-cell/>
          <table:table-cell table:formula="of:=([.B1221]+3.19496)/([.D1221]-14.5476)" office:value-type="float" office:value="-0.0126277294549632">
            <text:p>-0,01263</text:p>
          </table:table-cell>
          <table:table-cell table:number-columns-repeated="1017"/>
        </table:table-row>
        <table:table-row table:style-name="ro1">
          <table:table-cell office:value-type="float" office:value="225.201">
            <text:p>225,20100</text:p>
          </table:table-cell>
          <table:table-cell office:value-type="float" office:value="-5.235">
            <text:p>-5,23500</text:p>
          </table:table-cell>
          <table:table-cell office:value-type="float" office:value="1.6185">
            <text:p>1,61850</text:p>
          </table:table-cell>
          <table:table-cell office:value-type="float" office:value="176.1">
            <text:p>176,10000</text:p>
          </table:table-cell>
          <table:table-cell office:value-type="string">
            <text:p>NAN</text:p>
          </table:table-cell>
          <table:table-cell/>
          <table:table-cell table:formula="of:=([.B1222]+3.19496)/([.D1222]-14.5476)" office:value-type="float" office:value="-0.0126277294549632">
            <text:p>-0,01263</text:p>
          </table:table-cell>
          <table:table-cell table:number-columns-repeated="1017"/>
        </table:table-row>
        <table:table-row table:style-name="ro1">
          <table:table-cell office:value-type="float" office:value="225.301">
            <text:p>225,30100</text:p>
          </table:table-cell>
          <table:table-cell office:value-type="float" office:value="-5.235">
            <text:p>-5,23500</text:p>
          </table:table-cell>
          <table:table-cell office:value-type="float" office:value="1.6185">
            <text:p>1,61850</text:p>
          </table:table-cell>
          <table:table-cell office:value-type="float" office:value="176.1">
            <text:p>176,10000</text:p>
          </table:table-cell>
          <table:table-cell office:value-type="string">
            <text:p>NAN</text:p>
          </table:table-cell>
          <table:table-cell/>
          <table:table-cell table:formula="of:=([.B1223]+3.19496)/([.D1223]-14.5476)" office:value-type="float" office:value="-0.0126277294549632">
            <text:p>-0,01263</text:p>
          </table:table-cell>
          <table:table-cell table:number-columns-repeated="1017"/>
        </table:table-row>
        <table:table-row table:style-name="ro1">
          <table:table-cell office:value-type="float" office:value="225.401">
            <text:p>225,40100</text:p>
          </table:table-cell>
          <table:table-cell office:value-type="float" office:value="-5.235">
            <text:p>-5,23500</text:p>
          </table:table-cell>
          <table:table-cell office:value-type="float" office:value="1.6185">
            <text:p>1,61850</text:p>
          </table:table-cell>
          <table:table-cell office:value-type="float" office:value="176.1">
            <text:p>176,10000</text:p>
          </table:table-cell>
          <table:table-cell office:value-type="string">
            <text:p>NAN</text:p>
          </table:table-cell>
          <table:table-cell/>
          <table:table-cell table:formula="of:=([.B1224]+3.19496)/([.D1224]-14.5476)" office:value-type="float" office:value="-0.0126277294549632">
            <text:p>-0,01263</text:p>
          </table:table-cell>
          <table:table-cell table:number-columns-repeated="1017"/>
        </table:table-row>
        <table:table-row table:style-name="ro1">
          <table:table-cell office:value-type="float" office:value="225.501">
            <text:p>225,50100</text:p>
          </table:table-cell>
          <table:table-cell office:value-type="float" office:value="-5.235">
            <text:p>-5,23500</text:p>
          </table:table-cell>
          <table:table-cell office:value-type="float" office:value="1.6185">
            <text:p>1,61850</text:p>
          </table:table-cell>
          <table:table-cell office:value-type="float" office:value="176.1">
            <text:p>176,10000</text:p>
          </table:table-cell>
          <table:table-cell office:value-type="string">
            <text:p>NAN</text:p>
          </table:table-cell>
          <table:table-cell/>
          <table:table-cell table:formula="of:=([.B1225]+3.19496)/([.D1225]-14.5476)" office:value-type="float" office:value="-0.0126277294549632">
            <text:p>-0,01263</text:p>
          </table:table-cell>
          <table:table-cell table:number-columns-repeated="1017"/>
        </table:table-row>
        <table:table-row table:style-name="ro1">
          <table:table-cell office:value-type="float" office:value="225.601">
            <text:p>225,60100</text:p>
          </table:table-cell>
          <table:table-cell office:value-type="float" office:value="-5.25">
            <text:p>-5,25000</text:p>
          </table:table-cell>
          <table:table-cell office:value-type="float" office:value="1.6185">
            <text:p>1,61850</text:p>
          </table:table-cell>
          <table:table-cell office:value-type="float" office:value="176.1">
            <text:p>176,10000</text:p>
          </table:table-cell>
          <table:table-cell office:value-type="string">
            <text:p>NAN</text:p>
          </table:table-cell>
          <table:table-cell/>
          <table:table-cell table:formula="of:=([.B1226]+3.19496)/([.D1226]-14.5476)" office:value-type="float" office:value="-0.0127205785862667">
            <text:p>-0,01272</text:p>
          </table:table-cell>
          <table:table-cell table:number-columns-repeated="1017"/>
        </table:table-row>
        <table:table-row table:style-name="ro1">
          <table:table-cell office:value-type="float" office:value="225.701">
            <text:p>225,70100</text:p>
          </table:table-cell>
          <table:table-cell office:value-type="float" office:value="-5.25">
            <text:p>-5,25000</text:p>
          </table:table-cell>
          <table:table-cell office:value-type="float" office:value="1.6185">
            <text:p>1,61850</text:p>
          </table:table-cell>
          <table:table-cell office:value-type="float" office:value="176.1">
            <text:p>176,10000</text:p>
          </table:table-cell>
          <table:table-cell office:value-type="string">
            <text:p>NAN</text:p>
          </table:table-cell>
          <table:table-cell/>
          <table:table-cell table:formula="of:=([.B1227]+3.19496)/([.D1227]-14.5476)" office:value-type="float" office:value="-0.0127205785862667">
            <text:p>-0,01272</text:p>
          </table:table-cell>
          <table:table-cell table:number-columns-repeated="1017"/>
        </table:table-row>
        <table:table-row table:style-name="ro1">
          <table:table-cell office:value-type="float" office:value="225.801">
            <text:p>225,80100</text:p>
          </table:table-cell>
          <table:table-cell office:value-type="float" office:value="-5.25">
            <text:p>-5,25000</text:p>
          </table:table-cell>
          <table:table-cell office:value-type="float" office:value="1.6185">
            <text:p>1,61850</text:p>
          </table:table-cell>
          <table:table-cell office:value-type="float" office:value="176.1">
            <text:p>176,10000</text:p>
          </table:table-cell>
          <table:table-cell office:value-type="string">
            <text:p>NAN</text:p>
          </table:table-cell>
          <table:table-cell/>
          <table:table-cell table:formula="of:=([.B1228]+3.19496)/([.D1228]-14.5476)" office:value-type="float" office:value="-0.0127205785862667">
            <text:p>-0,01272</text:p>
          </table:table-cell>
          <table:table-cell table:number-columns-repeated="1017"/>
        </table:table-row>
        <table:table-row table:style-name="ro1">
          <table:table-cell office:value-type="float" office:value="225.901">
            <text:p>225,90100</text:p>
          </table:table-cell>
          <table:table-cell office:value-type="float" office:value="-5.25">
            <text:p>-5,25000</text:p>
          </table:table-cell>
          <table:table-cell office:value-type="float" office:value="1.6185">
            <text:p>1,61850</text:p>
          </table:table-cell>
          <table:table-cell office:value-type="float" office:value="176.1">
            <text:p>176,10000</text:p>
          </table:table-cell>
          <table:table-cell office:value-type="string">
            <text:p>NAN</text:p>
          </table:table-cell>
          <table:table-cell/>
          <table:table-cell table:formula="of:=([.B1229]+3.19496)/([.D1229]-14.5476)" office:value-type="float" office:value="-0.0127205785862667">
            <text:p>-0,01272</text:p>
          </table:table-cell>
          <table:table-cell table:number-columns-repeated="1017"/>
        </table:table-row>
        <table:table-row table:style-name="ro1">
          <table:table-cell office:value-type="float" office:value="226.001">
            <text:p>226,00100</text:p>
          </table:table-cell>
          <table:table-cell office:value-type="float" office:value="-5.25">
            <text:p>-5,25000</text:p>
          </table:table-cell>
          <table:table-cell office:value-type="float" office:value="1.62">
            <text:p>1,62000</text:p>
          </table:table-cell>
          <table:table-cell office:value-type="float" office:value="176.1">
            <text:p>176,10000</text:p>
          </table:table-cell>
          <table:table-cell office:value-type="string">
            <text:p>NAN</text:p>
          </table:table-cell>
          <table:table-cell/>
          <table:table-cell table:formula="of:=([.B1230]+3.19496)/([.D1230]-14.5476)" office:value-type="float" office:value="-0.0127205785862667">
            <text:p>-0,01272</text:p>
          </table:table-cell>
          <table:table-cell table:number-columns-repeated="1017"/>
        </table:table-row>
        <table:table-row table:style-name="ro1">
          <table:table-cell office:value-type="float" office:value="226.101">
            <text:p>226,10100</text:p>
          </table:table-cell>
          <table:table-cell office:value-type="float" office:value="-5.25">
            <text:p>-5,25000</text:p>
          </table:table-cell>
          <table:table-cell office:value-type="float" office:value="1.62">
            <text:p>1,62000</text:p>
          </table:table-cell>
          <table:table-cell office:value-type="float" office:value="176.1">
            <text:p>176,10000</text:p>
          </table:table-cell>
          <table:table-cell office:value-type="string">
            <text:p>NAN</text:p>
          </table:table-cell>
          <table:table-cell/>
          <table:table-cell table:formula="of:=([.B1231]+3.19496)/([.D1231]-14.5476)" office:value-type="float" office:value="-0.0127205785862667">
            <text:p>-0,01272</text:p>
          </table:table-cell>
          <table:table-cell table:number-columns-repeated="1017"/>
        </table:table-row>
        <table:table-row table:style-name="ro1">
          <table:table-cell office:value-type="float" office:value="226.201">
            <text:p>226,20100</text:p>
          </table:table-cell>
          <table:table-cell office:value-type="float" office:value="-5.25">
            <text:p>-5,25000</text:p>
          </table:table-cell>
          <table:table-cell office:value-type="float" office:value="1.62">
            <text:p>1,62000</text:p>
          </table:table-cell>
          <table:table-cell office:value-type="float" office:value="176.1">
            <text:p>176,10000</text:p>
          </table:table-cell>
          <table:table-cell office:value-type="string">
            <text:p>NAN</text:p>
          </table:table-cell>
          <table:table-cell/>
          <table:table-cell table:formula="of:=([.B1232]+3.19496)/([.D1232]-14.5476)" office:value-type="float" office:value="-0.0127205785862667">
            <text:p>-0,01272</text:p>
          </table:table-cell>
          <table:table-cell table:number-columns-repeated="1017"/>
        </table:table-row>
        <table:table-row table:style-name="ro1">
          <table:table-cell office:value-type="float" office:value="226.301">
            <text:p>226,30100</text:p>
          </table:table-cell>
          <table:table-cell office:value-type="float" office:value="-5.25">
            <text:p>-5,25000</text:p>
          </table:table-cell>
          <table:table-cell office:value-type="float" office:value="1.62">
            <text:p>1,62000</text:p>
          </table:table-cell>
          <table:table-cell office:value-type="float" office:value="176.1">
            <text:p>176,10000</text:p>
          </table:table-cell>
          <table:table-cell office:value-type="string">
            <text:p>NAN</text:p>
          </table:table-cell>
          <table:table-cell/>
          <table:table-cell table:formula="of:=([.B1233]+3.19496)/([.D1233]-14.5476)" office:value-type="float" office:value="-0.0127205785862667">
            <text:p>-0,01272</text:p>
          </table:table-cell>
          <table:table-cell table:number-columns-repeated="1017"/>
        </table:table-row>
        <table:table-row table:style-name="ro1">
          <table:table-cell office:value-type="float" office:value="226.401">
            <text:p>226,40100</text:p>
          </table:table-cell>
          <table:table-cell office:value-type="float" office:value="-5.25">
            <text:p>-5,25000</text:p>
          </table:table-cell>
          <table:table-cell office:value-type="float" office:value="1.62">
            <text:p>1,62000</text:p>
          </table:table-cell>
          <table:table-cell office:value-type="float" office:value="176.1">
            <text:p>176,10000</text:p>
          </table:table-cell>
          <table:table-cell office:value-type="string">
            <text:p>NAN</text:p>
          </table:table-cell>
          <table:table-cell/>
          <table:table-cell table:formula="of:=([.B1234]+3.19496)/([.D1234]-14.5476)" office:value-type="float" office:value="-0.0127205785862667">
            <text:p>-0,01272</text:p>
          </table:table-cell>
          <table:table-cell table:number-columns-repeated="1017"/>
        </table:table-row>
        <table:table-row table:style-name="ro1">
          <table:table-cell office:value-type="float" office:value="226.501">
            <text:p>226,50100</text:p>
          </table:table-cell>
          <table:table-cell office:value-type="float" office:value="-5.25">
            <text:p>-5,25000</text:p>
          </table:table-cell>
          <table:table-cell office:value-type="float" office:value="1.62">
            <text:p>1,62000</text:p>
          </table:table-cell>
          <table:table-cell office:value-type="float" office:value="176.1">
            <text:p>176,10000</text:p>
          </table:table-cell>
          <table:table-cell office:value-type="string">
            <text:p>NAN</text:p>
          </table:table-cell>
          <table:table-cell/>
          <table:table-cell table:formula="of:=([.B1235]+3.19496)/([.D1235]-14.5476)" office:value-type="float" office:value="-0.0127205785862667">
            <text:p>-0,01272</text:p>
          </table:table-cell>
          <table:table-cell table:number-columns-repeated="1017"/>
        </table:table-row>
        <table:table-row table:style-name="ro1">
          <table:table-cell office:value-type="float" office:value="226.601">
            <text:p>226,60100</text:p>
          </table:table-cell>
          <table:table-cell office:value-type="float" office:value="-5.25">
            <text:p>-5,25000</text:p>
          </table:table-cell>
          <table:table-cell office:value-type="float" office:value="1.62">
            <text:p>1,62000</text:p>
          </table:table-cell>
          <table:table-cell office:value-type="float" office:value="176.1">
            <text:p>176,10000</text:p>
          </table:table-cell>
          <table:table-cell office:value-type="string">
            <text:p>NAN</text:p>
          </table:table-cell>
          <table:table-cell/>
          <table:table-cell table:formula="of:=([.B1236]+3.19496)/([.D1236]-14.5476)" office:value-type="float" office:value="-0.0127205785862667">
            <text:p>-0,01272</text:p>
          </table:table-cell>
          <table:table-cell table:number-columns-repeated="1017"/>
        </table:table-row>
        <table:table-row table:style-name="ro1">
          <table:table-cell office:value-type="float" office:value="226.701">
            <text:p>226,70100</text:p>
          </table:table-cell>
          <table:table-cell office:value-type="float" office:value="-5.25">
            <text:p>-5,25000</text:p>
          </table:table-cell>
          <table:table-cell office:value-type="float" office:value="1.62">
            <text:p>1,62000</text:p>
          </table:table-cell>
          <table:table-cell office:value-type="float" office:value="176.1">
            <text:p>176,10000</text:p>
          </table:table-cell>
          <table:table-cell office:value-type="string">
            <text:p>NAN</text:p>
          </table:table-cell>
          <table:table-cell/>
          <table:table-cell table:formula="of:=([.B1237]+3.19496)/([.D1237]-14.5476)" office:value-type="float" office:value="-0.0127205785862667">
            <text:p>-0,01272</text:p>
          </table:table-cell>
          <table:table-cell table:number-columns-repeated="1017"/>
        </table:table-row>
        <table:table-row table:style-name="ro1">
          <table:table-cell office:value-type="float" office:value="226.801">
            <text:p>226,80100</text:p>
          </table:table-cell>
          <table:table-cell office:value-type="float" office:value="-5.25">
            <text:p>-5,25000</text:p>
          </table:table-cell>
          <table:table-cell office:value-type="float" office:value="1.62">
            <text:p>1,62000</text:p>
          </table:table-cell>
          <table:table-cell office:value-type="float" office:value="176.1">
            <text:p>176,10000</text:p>
          </table:table-cell>
          <table:table-cell office:value-type="string">
            <text:p>NAN</text:p>
          </table:table-cell>
          <table:table-cell/>
          <table:table-cell table:formula="of:=([.B1238]+3.19496)/([.D1238]-14.5476)" office:value-type="float" office:value="-0.0127205785862667">
            <text:p>-0,01272</text:p>
          </table:table-cell>
          <table:table-cell table:number-columns-repeated="1017"/>
        </table:table-row>
        <table:table-row table:style-name="ro1">
          <table:table-cell office:value-type="float" office:value="226.901">
            <text:p>226,90100</text:p>
          </table:table-cell>
          <table:table-cell office:value-type="float" office:value="-5.25">
            <text:p>-5,25000</text:p>
          </table:table-cell>
          <table:table-cell office:value-type="float" office:value="1.62">
            <text:p>1,62000</text:p>
          </table:table-cell>
          <table:table-cell office:value-type="float" office:value="176.1">
            <text:p>176,10000</text:p>
          </table:table-cell>
          <table:table-cell office:value-type="string">
            <text:p>NAN</text:p>
          </table:table-cell>
          <table:table-cell/>
          <table:table-cell table:formula="of:=([.B1239]+3.19496)/([.D1239]-14.5476)" office:value-type="float" office:value="-0.0127205785862667">
            <text:p>-0,01272</text:p>
          </table:table-cell>
          <table:table-cell table:number-columns-repeated="1017"/>
        </table:table-row>
        <table:table-row table:style-name="ro1">
          <table:table-cell office:value-type="float" office:value="227.001">
            <text:p>227,00100</text:p>
          </table:table-cell>
          <table:table-cell office:value-type="float" office:value="-5.25">
            <text:p>-5,25000</text:p>
          </table:table-cell>
          <table:table-cell office:value-type="float" office:value="1.6185">
            <text:p>1,61850</text:p>
          </table:table-cell>
          <table:table-cell office:value-type="float" office:value="176.1">
            <text:p>176,10000</text:p>
          </table:table-cell>
          <table:table-cell office:value-type="string">
            <text:p>NAN</text:p>
          </table:table-cell>
          <table:table-cell/>
          <table:table-cell table:formula="of:=([.B1240]+3.19496)/([.D1240]-14.5476)" office:value-type="float" office:value="-0.0127205785862667">
            <text:p>-0,01272</text:p>
          </table:table-cell>
          <table:table-cell table:number-columns-repeated="1017"/>
        </table:table-row>
        <table:table-row table:style-name="ro1">
          <table:table-cell office:value-type="float" office:value="227.101">
            <text:p>227,10100</text:p>
          </table:table-cell>
          <table:table-cell office:value-type="float" office:value="-5.25">
            <text:p>-5,25000</text:p>
          </table:table-cell>
          <table:table-cell office:value-type="float" office:value="1.6185">
            <text:p>1,61850</text:p>
          </table:table-cell>
          <table:table-cell office:value-type="float" office:value="176.1">
            <text:p>176,10000</text:p>
          </table:table-cell>
          <table:table-cell office:value-type="string">
            <text:p>NAN</text:p>
          </table:table-cell>
          <table:table-cell/>
          <table:table-cell table:formula="of:=([.B1241]+3.19496)/([.D1241]-14.5476)" office:value-type="float" office:value="-0.0127205785862667">
            <text:p>-0,01272</text:p>
          </table:table-cell>
          <table:table-cell table:number-columns-repeated="1017"/>
        </table:table-row>
        <table:table-row table:style-name="ro1">
          <table:table-cell office:value-type="float" office:value="227.201">
            <text:p>227,20100</text:p>
          </table:table-cell>
          <table:table-cell office:value-type="float" office:value="-5.25">
            <text:p>-5,25000</text:p>
          </table:table-cell>
          <table:table-cell office:value-type="float" office:value="1.6185">
            <text:p>1,61850</text:p>
          </table:table-cell>
          <table:table-cell office:value-type="float" office:value="176.1">
            <text:p>176,10000</text:p>
          </table:table-cell>
          <table:table-cell office:value-type="string">
            <text:p>NAN</text:p>
          </table:table-cell>
          <table:table-cell/>
          <table:table-cell table:formula="of:=([.B1242]+3.19496)/([.D1242]-14.5476)" office:value-type="float" office:value="-0.0127205785862667">
            <text:p>-0,01272</text:p>
          </table:table-cell>
          <table:table-cell table:number-columns-repeated="1017"/>
        </table:table-row>
        <table:table-row table:style-name="ro1">
          <table:table-cell office:value-type="float" office:value="227.301">
            <text:p>227,30100</text:p>
          </table:table-cell>
          <table:table-cell office:value-type="float" office:value="-5.25">
            <text:p>-5,25000</text:p>
          </table:table-cell>
          <table:table-cell office:value-type="float" office:value="1.6185">
            <text:p>1,61850</text:p>
          </table:table-cell>
          <table:table-cell office:value-type="float" office:value="176.1">
            <text:p>176,10000</text:p>
          </table:table-cell>
          <table:table-cell office:value-type="string">
            <text:p>NAN</text:p>
          </table:table-cell>
          <table:table-cell/>
          <table:table-cell table:formula="of:=([.B1243]+3.19496)/([.D1243]-14.5476)" office:value-type="float" office:value="-0.0127205785862667">
            <text:p>-0,01272</text:p>
          </table:table-cell>
          <table:table-cell table:number-columns-repeated="1017"/>
        </table:table-row>
        <table:table-row table:style-name="ro1">
          <table:table-cell office:value-type="float" office:value="227.401">
            <text:p>227,40100</text:p>
          </table:table-cell>
          <table:table-cell office:value-type="float" office:value="-5.25">
            <text:p>-5,25000</text:p>
          </table:table-cell>
          <table:table-cell office:value-type="float" office:value="1.6185">
            <text:p>1,61850</text:p>
          </table:table-cell>
          <table:table-cell office:value-type="float" office:value="176.1">
            <text:p>176,10000</text:p>
          </table:table-cell>
          <table:table-cell office:value-type="string">
            <text:p>NAN</text:p>
          </table:table-cell>
          <table:table-cell/>
          <table:table-cell table:formula="of:=([.B1244]+3.19496)/([.D1244]-14.5476)" office:value-type="float" office:value="-0.0127205785862667">
            <text:p>-0,01272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>
            <text:p>Summe:</text:p>
          </table:table-cell>
          <table:table-cell table:formula="of:=SUM([.G6:.G1245])" office:value-type="float" office:value="-16.0628399125937">
            <text:p>-16,06284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>
            <text:p>Durchschn.:</text:p>
          </table:table-cell>
          <table:table-cell table:formula="of:=[.G1246]/1239" office:value-type="float" office:value="-0.0129643582829651">
            <text:p>-0,01296</text:p>
          </table:table-cell>
          <table:table-cell table:number-columns-repeated="1017"/>
        </table:table-row>
        <table:table-row table:style-name="ro1" table:number-rows-repeated="6428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de" fo:country="DE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108">
      <number:number number:decimal-places="5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29">29.11.2009</text:date>, <text:time>15:13:1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1-26T23:58:35</meta:creation-date>
    <dc:date>2009-11-29T15:13:12</dc:date>
    <meta:editing-duration>PT00H26M43S</meta:editing-duration>
    <meta:editing-cycles>3</meta:editing-cycles>
    <meta:generator>OpenOffice.org/3.0$Linux OpenOffice.org_project/300m15$Build-9379</meta:generator>
    <meta:document-statistic meta:table-count="3" meta:cell-count="7445" meta:object-count="0"/>
  </office:meta>
</office:document-meta>
</file>